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.522in"/>
    </style:style>
    <style:style style:name="co2" style:family="table-column">
      <style:table-column-properties fo:break-before="auto" style:column-width="0.7346in"/>
    </style:style>
    <style:style style:name="co3" style:family="table-column">
      <style:table-column-properties fo:break-before="auto" style:column-width="0.7437in"/>
    </style:style>
    <style:style style:name="co4" style:family="table-column">
      <style:table-column-properties fo:break-before="auto" style:column-width="0.5in"/>
    </style:style>
    <style:style style:name="co5" style:family="table-column">
      <style:table-column-properties fo:break-before="auto" style:column-width="0.9783in"/>
    </style:style>
    <style:style style:name="co6" style:family="table-column">
      <style:table-column-properties fo:break-before="auto" style:column-width="0.8437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6437in"/>
    </style:style>
    <style:style style:name="co9" style:family="table-column">
      <style:table-column-properties fo:break-before="auto" style:column-width="0.6409in"/>
    </style:style>
    <style:style style:name="co10" style:family="table-column">
      <style:table-column-properties fo:break-before="auto" style:column-width="0.5937in"/>
    </style:style>
    <style:style style:name="co11" style:family="table-column">
      <style:table-column-properties fo:break-before="auto" style:column-width="0.6035in"/>
    </style:style>
    <style:style style:name="co12" style:family="table-column">
      <style:table-column-properties fo:break-before="auto" style:column-width="0.8563in"/>
    </style:style>
    <style:style style:name="co13" style:family="table-column">
      <style:table-column-properties fo:break-before="auto" style:column-width="0.7161in"/>
    </style:style>
    <style:style style:name="co14" style:family="table-column">
      <style:table-column-properties fo:break-before="auto" style:column-width="1.1283in"/>
    </style:style>
    <style:style style:name="co15" style:family="table-column">
      <style:table-column-properties fo:break-before="auto" style:column-width="0.7252in"/>
    </style:style>
    <style:style style:name="co16" style:family="table-column">
      <style:table-column-properties fo:break-before="auto" style:column-width="0.7063in"/>
    </style:style>
    <style:style style:name="co17" style:family="table-column">
      <style:table-column-properties fo:break-before="auto" style:column-width="0.3783in"/>
    </style:style>
    <style:style style:name="co18" style:family="table-column">
      <style:table-column-properties fo:break-before="auto" style:column-width="0.4437in"/>
    </style:style>
    <style:style style:name="co19" style:family="table-column">
      <style:table-column-properties fo:break-before="auto" style:column-width="0.5189in"/>
    </style:style>
    <style:style style:name="co20" style:family="table-column">
      <style:table-column-properties fo:break-before="auto" style:column-width="1.8134in"/>
    </style:style>
    <style:style style:name="co21" style:family="table-column">
      <style:table-column-properties fo:break-before="auto" style:column-width="1.8035in"/>
    </style:style>
    <style:style style:name="co22" style:family="table-column">
      <style:table-column-properties fo:break-before="auto" style:column-width="1.822in"/>
    </style:style>
    <style:style style:name="co23" style:family="table-column">
      <style:table-column-properties fo:break-before="auto" style:column-width="1.8319in"/>
    </style:style>
    <style:style style:name="co24" style:family="table-column">
      <style:table-column-properties fo:break-before="auto" style:column-width="1.7661in"/>
    </style:style>
    <style:style style:name="co25" style:family="table-column">
      <style:table-column-properties fo:break-before="auto" style:column-width="1.7571in"/>
    </style:style>
    <style:style style:name="co26" style:family="table-column">
      <style:table-column-properties fo:break-before="auto" style:column-width="1.7756in"/>
    </style:style>
    <style:style style:name="co27" style:family="table-column">
      <style:table-column-properties fo:break-before="auto" style:column-width="1.7193in"/>
    </style:style>
    <style:style style:name="co28" style:family="table-column">
      <style:table-column-properties fo:break-before="auto" style:column-width="1.7098in"/>
    </style:style>
    <style:style style:name="co29" style:family="table-column">
      <style:table-column-properties fo:break-before="auto" style:column-width="1.7283in"/>
    </style:style>
    <style:style style:name="co30" style:family="table-column">
      <style:table-column-properties fo:break-before="auto" style:column-width="1.8409in"/>
    </style:style>
    <style:style style:name="co31" style:family="table-column">
      <style:table-column-properties fo:break-before="auto" style:column-width="1.7in"/>
    </style:style>
    <style:style style:name="co32" style:family="table-column">
      <style:table-column-properties fo:break-before="auto" style:column-width="1.6909in"/>
    </style:style>
    <style:style style:name="co33" style:family="table-column">
      <style:table-column-properties fo:break-before="auto" style:column-width="1.6535in"/>
    </style:style>
    <style:style style:name="co34" style:family="table-column">
      <style:table-column-properties fo:break-before="auto" style:column-width="1.6626in"/>
    </style:style>
    <style:style style:name="co35" style:family="table-column">
      <style:table-column-properties fo:break-before="auto" style:column-width="1.6063in"/>
    </style:style>
    <style:style style:name="co36" style:family="table-column">
      <style:table-column-properties fo:break-before="auto" style:column-width="1.5972in"/>
    </style:style>
    <style:style style:name="co37" style:family="table-column">
      <style:table-column-properties fo:break-before="auto" style:column-width="1.6161in"/>
    </style:style>
    <style:style style:name="co38" style:family="table-column">
      <style:table-column-properties fo:break-before="auto" style:column-width="1.672in"/>
    </style:style>
    <style:style style:name="co39" style:family="table-column">
      <style:table-column-properties fo:break-before="auto" style:column-width="1.6252in"/>
    </style:style>
    <style:style style:name="co40" style:family="table-column">
      <style:table-column-properties fo:break-before="auto" style:column-width="1.7382in"/>
    </style:style>
    <style:style style:name="co41" style:family="table-column">
      <style:table-column-properties fo:break-before="auto" style:column-width="1.2783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fo:border="none"/>
    </style:style>
    <style:style style:name="ce10" style:family="table-cell" style:parent-style-name="Default">
      <style:table-cell-properties fo:border="none"/>
      <style:text-properties style:font-name="Arial Narrow" fo:font-weight="bold" style:font-weight-asian="bold" style:font-weight-complex="bold"/>
    </style:style>
    <style:style style:name="ce1" style:family="table-cell" style:parent-style-name="Default">
      <style:table-cell-properties fo:border-bottom="none" fo:border-left="0.74pt solid #000000" fo:border-right="none" fo:border-top="0.74pt solid #000000"/>
    </style:style>
    <style:style style:name="ce5" style:family="table-cell" style:parent-style-name="Default">
      <style:table-cell-properties fo:border-bottom="none" fo:border-left="0.74pt solid #000000" fo:border-right="none" fo:border-top="none"/>
    </style:style>
    <style:style style:name="ce11" style:family="table-cell" style:parent-style-name="Default">
      <style:table-cell-properties fo:border-bottom="0.74pt solid #000000" fo:border-left="0.74pt solid #000000" fo:border-right="none" fo:border-top="none"/>
    </style:style>
    <style:style style:name="ce20" style:family="table-cell" style:parent-style-name="Default">
      <style:table-cell-properties style:text-align-source="fix" style:repeat-content="false" fo:border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1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</style:style>
    <style:style style:name="ce27" style:family="table-cell" style:parent-style-name="Default">
      <style:table-cell-properties style:text-align-source="fix" style:repeat-content="false" fo:border="none"/>
      <style:paragraph-properties fo:text-align="center" fo:margin-left="0in"/>
    </style:style>
    <style:style style:name="ce34" style:family="table-cell" style:parent-style-name="Default" style:data-style-name="N121">
      <style:table-cell-properties fo:border-bottom="none" fo:background-color="#ccccc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35" style:family="table-cell" style:parent-style-name="Default" style:data-style-name="N121">
      <style:table-cell-properties fo:border-bottom="none" fo:background-color="#cccccc" style:text-align-source="fix" style:repeat-content="false" fo:border-left="0.74pt solid #000000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43" style:family="table-cell" style:parent-style-name="Red" style:data-style-name="N121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15" style:family="table-cell" style:parent-style-name="Blue" style:data-style-name="N12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7" style:family="table-cell" style:parent-style-name="Blue" style:data-style-name="N121">
      <style:table-cell-properties fo:border-bottom="0.74pt solid #000000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21">
      <style:text-properties fo:font-weight="normal" style:font-weight-asian="normal" style:font-weight-complex="normal"/>
    </style:style>
    <style:style style:name="ce46" style:family="table-cell" style:parent-style-name="Default" style:data-style-name="N121">
      <style:table-cell-properties fo:border-bottom="none" fo:background-color="#cccccc" style:text-align-source="fix" style:repeat-content="false" fo:border-left="none" fo:border-right="none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47" style:family="table-cell" style:parent-style-name="Default" style:data-style-name="N121">
      <style:table-cell-properties fo:background-color="#cccccc" style:text-align-source="fix" style:repeat-content="false" fo:border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60" style:family="table-cell" style:parent-style-name="Green" style:data-style-name="N12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Blue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3" style:family="table-cell" style:parent-style-name="Blue" style:data-style-name="N12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61" style:family="table-cell" style:parent-style-name="Blue" style:data-style-name="N121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54" style:family="table-cell" style:parent-style-name="Red" style:data-style-name="N12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59" style:family="table-cell" style:parent-style-name="Default">
      <style:table-cell-properties fo:border-bottom="none" fo:border-left="none" fo:border-right="none" fo:border-top="0.74pt solid #000000"/>
    </style:style>
    <style:style style:name="ce64" style:family="table-cell" style:parent-style-name="Default">
      <style:table-cell-properties fo:border-bottom="none" fo:border-left="none" fo:border-right="0.74pt solid #000000" fo:border-top="0.74pt solid #000000"/>
    </style:style>
    <style:style style:name="ce65" style:family="table-cell" style:parent-style-name="Default" style:data-style-name="N121">
      <style:table-cell-properties fo:border-bottom="none" fo:background-color="#cccccc" style:text-align-source="fix" style:repeat-content="false" fo:border-left="none" fo:border-right="0.74pt solid #000000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99" style:family="table-cell" style:parent-style-name="Green" style:data-style-name="N12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29" style:family="table-cell" style:parent-style-name="Blue" style:data-style-name="N121">
      <style:table-cell-properties fo:border-bottom="none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32" style:family="table-cell" style:parent-style-name="Blue" style:data-style-name="N121">
      <style:table-cell-properties fo:border-bottom="0.74pt solid #000000" style:text-align-source="fix" style:repeat-content="false" fo:border-left="none" fo:border-right="0.74pt solid #000000" fo:border-top="non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 style:data-style-name="N121">
      <style:table-cell-properties fo:border-bottom="none" fo:background-color="#ffb66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76" style:family="table-cell" style:parent-style-name="Default" style:data-style-name="N121">
      <style:table-cell-properties fo:border-bottom="none" fo:background-color="#ffb66c" style:text-align-source="fix" style:repeat-content="false" fo:border-left="0.74pt solid #000000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83" style:family="table-cell" style:parent-style-name="Green" style:data-style-name="N121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78" style:family="table-cell" style:parent-style-name="Default" style:data-style-name="N121">
      <style:table-cell-properties fo:border-bottom="none" fo:background-color="#ffb66c" style:text-align-source="fix" style:repeat-content="false" fo:border-left="none" fo:border-right="none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80" style:family="table-cell" style:parent-style-name="Default" style:data-style-name="N121">
      <style:table-cell-properties fo:background-color="#ffb66c" style:text-align-source="fix" style:repeat-content="false" fo:border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91" style:family="table-cell" style:parent-style-name="Blue" style:data-style-name="N121">
      <style:table-cell-properties fo:border-bottom="none" style:text-align-source="fix" style:repeat-content="false" fo:border-left="none" fo:border-right="none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62" style:family="table-cell" style:parent-style-name="Red" style:data-style-name="N121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87" style:family="table-cell" style:parent-style-name="Red" style:data-style-name="N121">
      <style:table-cell-properties fo:border-bottom="0.74pt solid #000000" style:text-align-source="fix" style:repeat-content="false" fo:border-left="none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88" style:family="table-cell" style:parent-style-name="Default">
      <style:table-cell-properties fo:border-bottom="none" fo:background-color="#ffb66c" fo:border-left="none" fo:border-right="none" fo:border-top="0.74pt solid #000000"/>
    </style:style>
    <style:style style:name="ce7" style:family="table-cell" style:parent-style-name="Green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2" style:family="table-cell" style:parent-style-name="Green" style:data-style-name="N121">
      <style:table-cell-properties style:text-align-source="fix" style:repeat-content="false" fo:border="none"/>
      <style:paragraph-properties fo:text-align="center" fo:margin-left="0in"/>
      <style:text-properties fo:font-weight="bold" style:font-weight-asian="bold" style:font-weight-complex="bold"/>
    </style:style>
    <style:style style:name="ce93" style:family="table-cell" style:parent-style-name="Default" style:data-style-name="N121">
      <style:table-cell-properties fo:border-bottom="none" fo:background-color="#ffb66c" style:text-align-source="fix" style:repeat-content="false" fo:border-left="none" fo:border-right="0.74pt solid #000000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101" style:family="table-cell" style:parent-style-name="Blue" style:data-style-name="N121">
      <style:table-cell-properties fo:border-bottom="none" style:text-align-source="fix" style:repeat-content="false" fo:border-left="none" fo:border-right="0.7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95" style:family="table-cell" style:parent-style-name="Default" style:data-style-name="N121">
      <style:table-cell-properties fo:border-bottom="none" fo:background-color="#b4c7dc" style:text-align-source="fix" style:repeat-content="false" fo:border-left="0.74pt solid #000000" fo:border-right="0.74pt solid #000000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96" style:family="table-cell" style:parent-style-name="Default" style:data-style-name="N121">
      <style:table-cell-properties fo:border-bottom="none" fo:background-color="#b4c7dc" style:text-align-source="fix" style:repeat-content="false" fo:border-left="0.74pt solid #000000" fo:border-right="none" fo:border-top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16" style:family="table-cell" style:parent-style-name="Green" style:data-style-name="N121">
      <style:table-cell-properties fo:border-bottom="none" style:text-align-source="fix" style:repeat-content="false" fo:border-left="0.74pt solid #000000" fo:border-right="none" fo:border-top="none"/>
      <style:paragraph-properties fo:text-align="center" fo:margin-left="0in"/>
      <style:text-properties fo:font-weight="bold" style:font-weight-asian="bold" style:font-weight-complex="bold"/>
    </style:style>
    <style:style style:name="ce100" style:family="table-cell" style:parent-style-name="Default" style:data-style-name="N121">
      <style:table-cell-properties fo:border-bottom="none" fo:background-color="#b4c7dc" style:text-align-source="fix" style:repeat-content="false" fo:border-left="none" fo:border-right="none" fo:border-top="0.74pt solid #000000"/>
      <style:paragraph-properties fo:text-align="center" fo:margin-left="0in"/>
      <style:text-properties style:font-name="Arial" fo:font-weight="bold" style:font-weight-asian="bold" style:font-weight-complex="bold"/>
    </style:style>
    <style:style style:name="ce102" style:family="table-cell" style:parent-style-name="Default" style:data-style-name="N121">
      <style:table-cell-properties fo:background-color="#b4c7dc" style:text-align-source="fix" style:repeat-content="false" fo:border="none"/>
      <style:paragraph-properties fo:text-align="center" fo:margin-left="0in"/>
      <style:text-properties style:font-name="Arial Narrow" fo:font-weight="bold" style:font-weight-asian="bold" style:font-weight-complex="bold"/>
    </style:style>
    <style:style style:name="ce9" style:family="table-cell" style:parent-style-name="Red" style:data-style-name="N121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05" style:family="table-cell" style:parent-style-name="Default">
      <style:table-cell-properties fo:border-bottom="none" fo:background-color="#b4c7dc" fo:border-left="none" fo:border-right="none" fo:border-top="0.74pt solid #000000"/>
    </style:style>
    <style:style style:name="ce107" style:family="table-cell" style:parent-style-name="Default" style:data-style-name="N121">
      <style:table-cell-properties fo:border-bottom="none" fo:background-color="#b4c7dc" style:text-align-source="fix" style:repeat-content="false" fo:border-left="none" fo:border-right="0.74pt solid #000000" fo:border-top="none"/>
      <style:paragraph-properties fo:text-align="center" fo:margin-left="0in"/>
      <style:text-properties style:font-name="Arial Narrow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rmatted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12" table:default-cell-style-name="ce8"/>
        <table:table-column table:style-name="co7" table:number-columns-repeated="7" table:default-cell-style-name="Default"/>
        <table:table-row table:style-name="ro1">
          <table:table-cell table:style-name="ce3" table:number-columns-repeated="2"/>
          <table:table-cell table:style-name="ce27" table:number-columns-repeated="4"/>
          <table:table-cell table:style-name="ce34" office:value-type="string" calcext:value-type="string" table:number-columns-spanned="6" table:number-rows-spanned="1">
            <text:p>BothSides</text:p>
          </table:table-cell>
          <table:covered-table-cell table:number-columns-repeated="3" table:style-name="ce46"/>
          <table:covered-table-cell table:style-name="ce59"/>
          <table:covered-table-cell table:style-name="ce64"/>
          <table:table-cell table:style-name="ce73" office:value-type="string" calcext:value-type="string" table:number-columns-spanned="6" table:number-rows-spanned="1">
            <text:p>PosSide</text:p>
          </table:table-cell>
          <table:covered-table-cell table:number-columns-repeated="2" table:style-name="ce78"/>
          <table:covered-table-cell table:style-name="ce88"/>
          <table:covered-table-cell table:style-name="ce59"/>
          <table:covered-table-cell table:style-name="ce64"/>
          <table:table-cell table:style-name="ce95" office:value-type="string" calcext:value-type="string" table:number-columns-spanned="6" table:number-rows-spanned="1">
            <text:p>NegSide</text:p>
          </table:table-cell>
          <table:covered-table-cell table:number-columns-repeated="2" table:style-name="ce100"/>
          <table:covered-table-cell table:style-name="ce105"/>
          <table:covered-table-cell table:style-name="ce59"/>
          <table:covered-table-cell table:style-name="ce64"/>
          <table:table-cell/>
        </table:table-row>
        <table:table-row table:style-name="ro1">
          <table:table-cell table:style-name="ce10" office:value-type="string" calcext:value-type="string">
            <text:p>Scenario</text:p>
          </table:table-cell>
          <table:table-cell table:style-name="ce20" office:value-type="string" calcext:value-type="string">
            <text:p>Scenario #</text:p>
          </table:table-cell>
          <table:table-cell table:style-name="ce20" office:value-type="string" calcext:value-type="string">
            <text:p>fracPos</text:p>
          </table:table-cell>
          <table:table-cell table:style-name="ce20" office:value-type="string" calcext:value-type="string">
            <text:p>fracNeg</text:p>
          </table:table-cell>
          <table:table-cell table:style-name="ce20" office:value-type="string" calcext:value-type="string">
            <text:p>rho</text:p>
          </table:table-cell>
          <table:table-cell table:style-name="ce20" office:value-type="string" calcext:value-type="string">
            <text:p>FDRmethod</text:p>
          </table:table-cell>
          <table:table-cell table:style-name="ce35" office:value-type="string" calcext:value-type="string">
            <text:p>canonical</text:p>
          </table:table-cell>
          <table:table-cell table:style-name="ce47" office:value-type="string" calcext:value-type="string">
            <text:p>combined</text:p>
          </table:table-cell>
          <table:table-cell table:style-name="ce47" office:value-type="string" calcext:value-type="string">
            <text:p>twotailed</text:p>
          </table:table-cell>
          <table:table-cell table:style-name="ce47" office:value-type="string" calcext:value-type="string">
            <text:p>split</text:p>
          </table:table-cell>
          <table:table-cell table:style-name="ce47" office:value-type="string" calcext:value-type="string">
            <text:p>reviewer1</text:p>
          </table:table-cell>
          <table:table-cell table:style-name="ce65" office:value-type="string" calcext:value-type="string">
            <text:p>reviewer2</text:p>
          </table:table-cell>
          <table:table-cell table:style-name="ce76" office:value-type="string" calcext:value-type="string">
            <text:p>canonical</text:p>
          </table:table-cell>
          <table:table-cell table:style-name="ce80" office:value-type="string" calcext:value-type="string">
            <text:p>combined</text:p>
          </table:table-cell>
          <table:table-cell table:style-name="ce80" office:value-type="string" calcext:value-type="string">
            <text:p>twotailed</text:p>
          </table:table-cell>
          <table:table-cell table:style-name="ce80" office:value-type="string" calcext:value-type="string">
            <text:p>split</text:p>
          </table:table-cell>
          <table:table-cell table:style-name="ce80" office:value-type="string" calcext:value-type="string">
            <text:p>reviewer1</text:p>
          </table:table-cell>
          <table:table-cell table:style-name="ce93" office:value-type="string" calcext:value-type="string">
            <text:p>reviewer2</text:p>
          </table:table-cell>
          <table:table-cell table:style-name="ce96" office:value-type="string" calcext:value-type="string">
            <text:p>canonical</text:p>
          </table:table-cell>
          <table:table-cell table:style-name="ce102" office:value-type="string" calcext:value-type="string">
            <text:p>combined</text:p>
          </table:table-cell>
          <table:table-cell table:style-name="ce102" office:value-type="string" calcext:value-type="string">
            <text:p>twotailed</text:p>
          </table:table-cell>
          <table:table-cell table:style-name="ce102" office:value-type="string" calcext:value-type="string">
            <text:p>split</text:p>
          </table:table-cell>
          <table:table-cell table:style-name="ce102" office:value-type="string" calcext:value-type="string">
            <text:p>reviewer1</text:p>
          </table:table-cell>
          <table:table-cell table:style-name="ce107" office:value-type="string" calcext:value-type="string">
            <text:p>reviewer2</text:p>
          </table:table-cell>
          <table:table-cell/>
        </table:table-row>
        <table:table-row table:style-name="ro1">
          <table:table-cell table:style-name="ce1" table:formula="of:=[$raw.A2]" office:value-type="string" office:string-value="bh_indep_null" calcext:value-type="string">
            <text:p>bh_indep_null</text:p>
          </table:table-cell>
          <table:table-cell table:style-name="ce22" table:formula="of:=[$raw.B2]" office:value-type="float" office:value="1" calcext:value-type="float">
            <text:p>1</text:p>
          </table:table-cell>
          <table:table-cell table:style-name="ce22" table:formula="of:=[$raw.C2]" office:value-type="float" office:value="0" calcext:value-type="float">
            <text:p>0</text:p>
          </table:table-cell>
          <table:table-cell table:style-name="ce22" table:formula="of:=[$raw.D2]" office:value-type="float" office:value="0" calcext:value-type="float">
            <text:p>0</text:p>
          </table:table-cell>
          <table:table-cell table:style-name="ce22" table:formula="of:=[$raw.E2]" office:value-type="float" office:value="0" calcext:value-type="float">
            <text:p>0</text:p>
          </table:table-cell>
          <table:table-cell table:style-name="ce22" table:formula="of:=[$raw.F2]" office:value-type="string" office:string-value="BH1995" calcext:value-type="string">
            <text:p>BH1995</text:p>
          </table:table-cell>
          <table:table-cell table:style-name="ce43" table:formula="of:=[raw.N2]+ORG.OPENOFFICE.STYLE(IF([raw.K2]&lt;[raw.O2];&quot;Red&quot;;IF([raw.K2]&gt;[raw.P2];&quot;Blue&quot;;&quot;Green&quot;)))" office:value-type="float" office:value="0.1015" calcext:value-type="float">
            <text:p>0.1015</text:p>
          </table:table-cell>
          <table:table-cell table:style-name="ce60" table:formula="of:=[raw.Q2]+ORG.OPENOFFICE.STYLE(IF([raw.K2]&lt;[raw.R2];&quot;Red&quot;;IF([raw.K2]&gt;[raw.S2];&quot;Blue&quot;;&quot;Green&quot;)))" office:value-type="float" office:value="0.0475" calcext:value-type="float">
            <text:p>0.0475</text:p>
          </table:table-cell>
          <table:table-cell table:style-name="ce60" table:formula="of:=[raw.T2]+ORG.OPENOFFICE.STYLE(IF([raw.K2]&lt;[raw.U2];&quot;Red&quot;;IF([raw.K2]&gt;[raw.V2];&quot;Blue&quot;;&quot;Green&quot;)))" office:value-type="float" office:value="0.0475" calcext:value-type="float">
            <text:p>0.0475</text:p>
          </table:table-cell>
          <table:table-cell table:style-name="ce54" table:formula="of:=[raw.W2]+ORG.OPENOFFICE.STYLE(IF([raw.K2]&lt;[raw.X2];&quot;Red&quot;;IF([raw.K2]&gt;[raw.Y2];&quot;Blue&quot;;&quot;Green&quot;)))" office:value-type="float" office:value="0.101" calcext:value-type="float">
            <text:p>0.1010</text:p>
          </table:table-cell>
          <table:table-cell table:style-name="ce60" table:formula="of:=[raw.Z2]+ORG.OPENOFFICE.STYLE(IF([raw.K2]&lt;[raw.AA2];&quot;Red&quot;;IF([raw.K2]&gt;[raw.AB2];&quot;Blue&quot;;&quot;Green&quot;)))" office:value-type="float" office:value="0.0485" calcext:value-type="float">
            <text:p>0.0485</text:p>
          </table:table-cell>
          <table:table-cell table:style-name="ce99" table:formula="of:=[raw.AC2]+ORG.OPENOFFICE.STYLE(IF([raw.K2]&lt;[raw.AD2];&quot;Red&quot;;IF([raw.K2]&gt;[raw.AE2];&quot;Blue&quot;;&quot;Green&quot;)))" office:value-type="float" office:value="0.047" calcext:value-type="float">
            <text:p>0.0470</text:p>
          </table:table-cell>
          <table:table-cell table:style-name="ce83" table:formula="of:=[raw.AF2]+ORG.OPENOFFICE.STYLE(IF([raw.K2]&lt;[raw.AG2];&quot;Red&quot;;IF([raw.K2]&gt;[raw.AH2];&quot;Blue&quot;;&quot;Green&quot;)))" office:value-type="float" office:value="0.044" calcext:value-type="float">
            <text:p>0.0440</text:p>
          </table:table-cell>
          <table:table-cell table:style-name="ce91" table:formula="of:=[raw.AI2]+ORG.OPENOFFICE.STYLE(IF([raw.K2]&lt;[raw.AJ2];&quot;Red&quot;;IF([raw.K2]&gt;[raw.AK2];&quot;Blue&quot;;&quot;Green&quot;)))" office:value-type="float" office:value="0.023" calcext:value-type="float">
            <text:p>0.0230</text:p>
          </table:table-cell>
          <table:table-cell table:style-name="ce91" table:formula="of:=[raw.AL2]+ORG.OPENOFFICE.STYLE(IF([raw.K2]&lt;[raw.AM2];&quot;Red&quot;;IF([raw.K2]&gt;[raw.AN2];&quot;Blue&quot;;&quot;Green&quot;)))" office:value-type="float" office:value="0.023" calcext:value-type="float">
            <text:p>0.0230</text:p>
          </table:table-cell>
          <table:table-cell table:style-name="ce60" table:formula="of:=[raw.AO2]+ORG.OPENOFFICE.STYLE(IF([raw.K2]&lt;[raw.AP2];&quot;Red&quot;;IF([raw.K2]&gt;[raw.AQ2];&quot;Blue&quot;;&quot;Green&quot;)))" office:value-type="float" office:value="0.0445" calcext:value-type="float">
            <text:p>0.0445</text:p>
          </table:table-cell>
          <table:table-cell table:style-name="ce91" table:formula="of:=[raw.AR2]+ORG.OPENOFFICE.STYLE(IF([raw.K2]&lt;[raw.AS2];&quot;Red&quot;;IF([raw.K2]&gt;[raw.AT2];&quot;Blue&quot;;&quot;Green&quot;)))" office:value-type="float" office:value="0.0225" calcext:value-type="float">
            <text:p>0.0225</text:p>
          </table:table-cell>
          <table:table-cell table:style-name="ce101" table:formula="of:=[raw.AU2]+ORG.OPENOFFICE.STYLE(IF([raw.K2]&lt;[raw.AV2];&quot;Red&quot;;IF([raw.K2]&gt;[raw.AW2];&quot;Blue&quot;;&quot;Green&quot;)))" office:value-type="float" office:value="0.022" calcext:value-type="float">
            <text:p>0.0220</text:p>
          </table:table-cell>
          <table:table-cell table:style-name="ce83" table:formula="of:=[raw.AX2]+ORG.OPENOFFICE.STYLE(IF([raw.K2]&lt;[raw.AY2];&quot;Red&quot;;IF([raw.K2]&gt;[raw.AZ2];&quot;Blue&quot;;&quot;Green&quot;)))" office:value-type="float" office:value="0.0595" calcext:value-type="float">
            <text:p>0.0595</text:p>
          </table:table-cell>
          <table:table-cell table:style-name="ce91" table:formula="of:=[raw.BA2]+ORG.OPENOFFICE.STYLE(IF([raw.K2]&lt;[raw.BB2];&quot;Red&quot;;IF([raw.K2]&gt;[raw.BC2];&quot;Blue&quot;;&quot;Green&quot;)))" office:value-type="float" office:value="0.027" calcext:value-type="float">
            <text:p>0.0270</text:p>
          </table:table-cell>
          <table:table-cell table:style-name="ce91" table:formula="of:=[raw.BD2]+ORG.OPENOFFICE.STYLE(IF([raw.K2]&lt;[raw.BE2];&quot;Red&quot;;IF([raw.K2]&gt;[raw.BF2];&quot;Blue&quot;;&quot;Green&quot;)))" office:value-type="float" office:value="0.027" calcext:value-type="float">
            <text:p>0.0270</text:p>
          </table:table-cell>
          <table:table-cell table:style-name="ce60" table:formula="of:=[raw.BG2]+ORG.OPENOFFICE.STYLE(IF([raw.K2]&lt;[raw.BH2];&quot;Red&quot;;IF([raw.K2]&gt;[raw.BI2];&quot;Blue&quot;;&quot;Green&quot;)))" office:value-type="float" office:value="0.0585" calcext:value-type="float">
            <text:p>0.0585</text:p>
          </table:table-cell>
          <table:table-cell table:style-name="ce91" table:formula="of:=[raw.BJ2]+ORG.OPENOFFICE.STYLE(IF([raw.K2]&lt;[raw.BK2];&quot;Red&quot;;IF([raw.K2]&gt;[raw.BL2];&quot;Blue&quot;;&quot;Green&quot;)))" office:value-type="float" office:value="0.0265" calcext:value-type="float">
            <text:p>0.0265</text:p>
          </table:table-cell>
          <table:table-cell table:style-name="ce101" table:formula="of:=[raw.BM2]+ORG.OPENOFFICE.STYLE(IF([raw.K2]&lt;[raw.BN2];&quot;Red&quot;;IF([raw.K2]&gt;[raw.BO2];&quot;Blue&quot;;&quot;Green&quot;)))" office:value-type="float" office:value="0.0255" calcext:value-type="float">
            <text:p>0.0255</text:p>
          </table:table-cell>
          <table:table-cell table:style-name="Blue"/>
        </table:table-row>
        <table:table-row table:style-name="ro1">
          <table:table-cell table:style-name="ce5" table:formula="of:=[$raw.A3]" office:value-type="string" office:string-value="bh_indep_posonly" calcext:value-type="string">
            <text:p>bh_indep_posonly</text:p>
          </table:table-cell>
          <table:table-cell table:style-name="ce2" table:formula="of:=[$raw.B3]" office:value-type="float" office:value="2" calcext:value-type="float">
            <text:p>2</text:p>
          </table:table-cell>
          <table:table-cell table:formula="of:=[$raw.C3]" office:value-type="float" office:value="0.25" calcext:value-type="float">
            <text:p>0.25</text:p>
          </table:table-cell>
          <table:table-cell table:formula="of:=[$raw.D3]" office:value-type="float" office:value="0" calcext:value-type="float">
            <text:p>0</text:p>
          </table:table-cell>
          <table:table-cell table:formula="of:=[$raw.E3]" office:value-type="float" office:value="0" calcext:value-type="float">
            <text:p>0</text:p>
          </table:table-cell>
          <table:table-cell table:style-name="ce27" table:formula="of:=[$raw.F3]" office:value-type="string" office:string-value="BH1995" calcext:value-type="string">
            <text:p>BH1995</text:p>
          </table:table-cell>
          <table:table-cell table:style-name="ce15" table:formula="of:=[raw.N3]+ORG.OPENOFFICE.STYLE(IF([raw.K3]&lt;[raw.O3];&quot;Red&quot;;IF([raw.K3]&gt;[raw.P3];&quot;Blue&quot;;&quot;Green&quot;)))" office:value-type="float" office:value="0.0373725867677836" calcext:value-type="float">
            <text:p>0.0374</text:p>
          </table:table-cell>
          <table:table-cell table:style-name="ce6" table:formula="of:=[raw.Q3]+ORG.OPENOFFICE.STYLE(IF([raw.K3]&lt;[raw.R3];&quot;Red&quot;;IF([raw.K3]&gt;[raw.S3];&quot;Blue&quot;;&quot;Green&quot;)))" office:value-type="float" office:value="0.0374575010248205" calcext:value-type="float">
            <text:p>0.0375</text:p>
          </table:table-cell>
          <table:table-cell table:style-name="ce6" table:formula="of:=[raw.T3]+ORG.OPENOFFICE.STYLE(IF([raw.K3]&lt;[raw.U3];&quot;Red&quot;;IF([raw.K3]&gt;[raw.V3];&quot;Blue&quot;;&quot;Green&quot;)))" office:value-type="float" office:value="0.0374575010248205" calcext:value-type="float">
            <text:p>0.0375</text:p>
          </table:table-cell>
          <table:table-cell table:style-name="ce61" table:formula="of:=[raw.W3]+ORG.OPENOFFICE.STYLE(IF([raw.K3]&lt;[raw.X3];&quot;Red&quot;;IF([raw.K3]&gt;[raw.Y3];&quot;Blue&quot;;&quot;Green&quot;)))" office:value-type="float" office:value="0.0300014758182851" calcext:value-type="float">
            <text:p>0.0300</text:p>
          </table:table-cell>
          <table:table-cell table:style-name="ce61" table:formula="of:=[raw.Z3]+ORG.OPENOFFICE.STYLE(IF([raw.K3]&lt;[raw.AA3];&quot;Red&quot;;IF([raw.K3]&gt;[raw.AB3];&quot;Blue&quot;;&quot;Green&quot;)))" office:value-type="float" office:value="0.0150812269551935" calcext:value-type="float">
            <text:p>0.0151</text:p>
          </table:table-cell>
          <table:table-cell table:style-name="ce29" table:formula="of:=[raw.AC3]+ORG.OPENOFFICE.STYLE(IF([raw.K3]&lt;[raw.AD3];&quot;Red&quot;;IF([raw.K3]&gt;[raw.AE3];&quot;Blue&quot;;&quot;Green&quot;)))" office:value-type="float" office:value="0.0188651079948395" calcext:value-type="float">
            <text:p>0.0189</text:p>
          </table:table-cell>
          <table:table-cell table:style-name="ce15" table:formula="of:=[raw.AF3]+ORG.OPENOFFICE.STYLE(IF([raw.K3]&lt;[raw.AG3];&quot;Red&quot;;IF([raw.K3]&gt;[raw.AH3];&quot;Blue&quot;;&quot;Green&quot;)))" office:value-type="float" office:value="0.0372794972656195" calcext:value-type="float">
            <text:p>0.0373</text:p>
          </table:table-cell>
          <table:table-cell table:style-name="ce61" table:formula="of:=[raw.AI3]+ORG.OPENOFFICE.STYLE(IF([raw.K3]&lt;[raw.AJ3];&quot;Red&quot;;IF([raw.K3]&gt;[raw.AK3];&quot;Blue&quot;;&quot;Green&quot;)))" office:value-type="float" office:value="0.0189264571887319" calcext:value-type="float">
            <text:p>0.0189</text:p>
          </table:table-cell>
          <table:table-cell table:style-name="ce61" table:formula="of:=[raw.AL3]+ORG.OPENOFFICE.STYLE(IF([raw.K3]&lt;[raw.AM3];&quot;Red&quot;;IF([raw.K3]&gt;[raw.AN3];&quot;Blue&quot;;&quot;Green&quot;)))" office:value-type="float" office:value="0.0189264571887319" calcext:value-type="float">
            <text:p>0.0189</text:p>
          </table:table-cell>
          <table:table-cell table:style-name="ce6" table:formula="of:=[raw.AO3]+ORG.OPENOFFICE.STYLE(IF([raw.K3]&lt;[raw.AP3];&quot;Red&quot;;IF([raw.K3]&gt;[raw.AQ3];&quot;Blue&quot;;&quot;Green&quot;)))" office:value-type="float" office:value="0.0298500870078723" calcext:value-type="float">
            <text:p>0.0299</text:p>
          </table:table-cell>
          <table:table-cell table:style-name="ce6" table:formula="of:=[raw.AR3]+ORG.OPENOFFICE.STYLE(IF([raw.K3]&lt;[raw.AS3];&quot;Red&quot;;IF([raw.K3]&gt;[raw.AT3];&quot;Blue&quot;;&quot;Green&quot;)))" office:value-type="float" office:value="0.0150066851693242" calcext:value-type="float">
            <text:p>0.0150</text:p>
          </table:table-cell>
          <table:table-cell table:style-name="ce29" table:formula="of:=[raw.AU3]+ORG.OPENOFFICE.STYLE(IF([raw.K3]&lt;[raw.AV3];&quot;Red&quot;;IF([raw.K3]&gt;[raw.AW3];&quot;Blue&quot;;&quot;Green&quot;)))" office:value-type="float" office:value="0.0188119237855779" calcext:value-type="float">
            <text:p>0.0188</text:p>
          </table:table-cell>
          <table:table-cell table:style-name="ce15" table:formula="of:=[raw.AX3]+ORG.OPENOFFICE.STYLE(IF([raw.K3]&lt;[raw.AY3];&quot;Red&quot;;IF([raw.K3]&gt;[raw.AZ3];&quot;Blue&quot;;&quot;Green&quot;)))" office:value-type="float" office:value="0.0335" calcext:value-type="float">
            <text:p>0.0335</text:p>
          </table:table-cell>
          <table:table-cell table:style-name="ce9" table:formula="of:=[raw.BA3]+ORG.OPENOFFICE.STYLE(IF([raw.K3]&lt;[raw.BB3];&quot;Red&quot;;IF([raw.K3]&gt;[raw.BC3];&quot;Blue&quot;;&quot;Green&quot;)))" office:value-type="float" office:value="0.997" calcext:value-type="float">
            <text:p>0.9970</text:p>
          </table:table-cell>
          <table:table-cell table:style-name="ce9" table:formula="of:=[raw.BD3]+ORG.OPENOFFICE.STYLE(IF([raw.K3]&lt;[raw.BE3];&quot;Red&quot;;IF([raw.K3]&gt;[raw.BF3];&quot;Blue&quot;;&quot;Green&quot;)))" office:value-type="float" office:value="0.997" calcext:value-type="float">
            <text:p>0.9970</text:p>
          </table:table-cell>
          <table:table-cell table:style-name="ce7" table:formula="of:=[raw.BG3]+ORG.OPENOFFICE.STYLE(IF([raw.K3]&lt;[raw.BH3];&quot;Red&quot;;IF([raw.K3]&gt;[raw.BI3];&quot;Blue&quot;;&quot;Green&quot;)))" office:value-type="float" office:value="0.0495" calcext:value-type="float">
            <text:p>0.0495</text:p>
          </table:table-cell>
          <table:table-cell table:style-name="ce6" table:formula="of:=[raw.BJ3]+ORG.OPENOFFICE.STYLE(IF([raw.K3]&lt;[raw.BK3];&quot;Red&quot;;IF([raw.K3]&gt;[raw.BL3];&quot;Blue&quot;;&quot;Green&quot;)))" office:value-type="float" office:value="0.022" calcext:value-type="float">
            <text:p>0.0220</text:p>
          </table:table-cell>
          <table:table-cell table:style-name="ce29" table:formula="of:=[raw.BM3]+ORG.OPENOFFICE.STYLE(IF([raw.K3]&lt;[raw.BN3];&quot;Red&quot;;IF([raw.K3]&gt;[raw.BO3];&quot;Blue&quot;;&quot;Green&quot;)))" office:value-type="float" office:value="0.0165" calcext:value-type="float">
            <text:p>0.0165</text:p>
          </table:table-cell>
          <table:table-cell/>
        </table:table-row>
        <table:table-row table:style-name="ro1">
          <table:table-cell table:style-name="ce5" table:formula="of:=[$raw.A4]" office:value-type="string" office:string-value="bh_indep_negonly" calcext:value-type="string">
            <text:p>bh_indep_negonly</text:p>
          </table:table-cell>
          <table:table-cell table:style-name="ce2" table:formula="of:=[$raw.B4]" office:value-type="float" office:value="3" calcext:value-type="float">
            <text:p>3</text:p>
          </table:table-cell>
          <table:table-cell table:formula="of:=[$raw.C4]" office:value-type="float" office:value="0" calcext:value-type="float">
            <text:p>0</text:p>
          </table:table-cell>
          <table:table-cell table:formula="of:=[$raw.D4]" office:value-type="float" office:value="0.25" calcext:value-type="float">
            <text:p>0.25</text:p>
          </table:table-cell>
          <table:table-cell table:formula="of:=[$raw.E4]" office:value-type="float" office:value="0" calcext:value-type="float">
            <text:p>0</text:p>
          </table:table-cell>
          <table:table-cell table:style-name="ce27" table:formula="of:=[$raw.F4]" office:value-type="string" office:string-value="BH1995" calcext:value-type="string">
            <text:p>BH1995</text:p>
          </table:table-cell>
          <table:table-cell table:style-name="ce15" table:formula="of:=[raw.N4]+ORG.OPENOFFICE.STYLE(IF([raw.K4]&lt;[raw.O4];&quot;Red&quot;;IF([raw.K4]&gt;[raw.P4];&quot;Blue&quot;;&quot;Green&quot;)))" office:value-type="float" office:value="0.0396859236482337" calcext:value-type="float">
            <text:p>0.0397</text:p>
          </table:table-cell>
          <table:table-cell table:style-name="ce6" table:formula="of:=[raw.Q4]+ORG.OPENOFFICE.STYLE(IF([raw.K4]&lt;[raw.R4];&quot;Red&quot;;IF([raw.K4]&gt;[raw.S4];&quot;Blue&quot;;&quot;Green&quot;)))" office:value-type="float" office:value="0.0395535055299964" calcext:value-type="float">
            <text:p>0.0396</text:p>
          </table:table-cell>
          <table:table-cell table:style-name="ce6" table:formula="of:=[raw.T4]+ORG.OPENOFFICE.STYLE(IF([raw.K4]&lt;[raw.U4];&quot;Red&quot;;IF([raw.K4]&gt;[raw.V4];&quot;Blue&quot;;&quot;Green&quot;)))" office:value-type="float" office:value="0.0395535055299964" calcext:value-type="float">
            <text:p>0.0396</text:p>
          </table:table-cell>
          <table:table-cell table:style-name="ce61" table:formula="of:=[raw.W4]+ORG.OPENOFFICE.STYLE(IF([raw.K4]&lt;[raw.X4];&quot;Red&quot;;IF([raw.K4]&gt;[raw.Y4];&quot;Blue&quot;;&quot;Green&quot;)))" office:value-type="float" office:value="0.0320734223054941" calcext:value-type="float">
            <text:p>0.0321</text:p>
          </table:table-cell>
          <table:table-cell table:style-name="ce61" table:formula="of:=[raw.Z4]+ORG.OPENOFFICE.STYLE(IF([raw.K4]&lt;[raw.AA4];&quot;Red&quot;;IF([raw.K4]&gt;[raw.AB4];&quot;Blue&quot;;&quot;Green&quot;)))" office:value-type="float" office:value="0.0173657179291126" calcext:value-type="float">
            <text:p>0.0174</text:p>
          </table:table-cell>
          <table:table-cell table:style-name="ce29" table:formula="of:=[raw.AC4]+ORG.OPENOFFICE.STYLE(IF([raw.K4]&lt;[raw.AD4];&quot;Red&quot;;IF([raw.K4]&gt;[raw.AE4];&quot;Blue&quot;;&quot;Green&quot;)))" office:value-type="float" office:value="0.0212449144158282" calcext:value-type="float">
            <text:p>0.0212</text:p>
          </table:table-cell>
          <table:table-cell table:style-name="ce15" table:formula="of:=[raw.AF4]+ORG.OPENOFFICE.STYLE(IF([raw.K4]&lt;[raw.AG4];&quot;Red&quot;;IF([raw.K4]&gt;[raw.AH4];&quot;Blue&quot;;&quot;Green&quot;)))" office:value-type="float" office:value="0.039" calcext:value-type="float">
            <text:p>0.0390</text:p>
          </table:table-cell>
          <table:table-cell table:style-name="ce62" table:formula="of:=[raw.AI4]+ORG.OPENOFFICE.STYLE(IF([raw.K4]&lt;[raw.AJ4];&quot;Red&quot;;IF([raw.K4]&gt;[raw.AK4];&quot;Blue&quot;;&quot;Green&quot;)))" office:value-type="float" office:value="0.998" calcext:value-type="float">
            <text:p>0.9980</text:p>
          </table:table-cell>
          <table:table-cell table:style-name="ce62" table:formula="of:=[raw.AL4]+ORG.OPENOFFICE.STYLE(IF([raw.K4]&lt;[raw.AM4];&quot;Red&quot;;IF([raw.K4]&gt;[raw.AN4];&quot;Blue&quot;;&quot;Green&quot;)))" office:value-type="float" office:value="0.998" calcext:value-type="float">
            <text:p>0.9980</text:p>
          </table:table-cell>
          <table:table-cell table:style-name="ce7" table:formula="of:=[raw.AO4]+ORG.OPENOFFICE.STYLE(IF([raw.K4]&lt;[raw.AP4];&quot;Red&quot;;IF([raw.K4]&gt;[raw.AQ4];&quot;Blue&quot;;&quot;Green&quot;)))" office:value-type="float" office:value="0.0535" calcext:value-type="float">
            <text:p>0.0535</text:p>
          </table:table-cell>
          <table:table-cell table:style-name="ce6" table:formula="of:=[raw.AR4]+ORG.OPENOFFICE.STYLE(IF([raw.K4]&lt;[raw.AS4];&quot;Red&quot;;IF([raw.K4]&gt;[raw.AT4];&quot;Blue&quot;;&quot;Green&quot;)))" office:value-type="float" office:value="0.0265" calcext:value-type="float">
            <text:p>0.0265</text:p>
          </table:table-cell>
          <table:table-cell table:style-name="ce29" table:formula="of:=[raw.AU4]+ORG.OPENOFFICE.STYLE(IF([raw.K4]&lt;[raw.AV4];&quot;Red&quot;;IF([raw.K4]&gt;[raw.AW4];&quot;Blue&quot;;&quot;Green&quot;)))" office:value-type="float" office:value="0.0195" calcext:value-type="float">
            <text:p>0.0195</text:p>
          </table:table-cell>
          <table:table-cell table:style-name="ce15" table:formula="of:=[raw.AX4]+ORG.OPENOFFICE.STYLE(IF([raw.K4]&lt;[raw.AY4];&quot;Red&quot;;IF([raw.K4]&gt;[raw.AZ4];&quot;Blue&quot;;&quot;Green&quot;)))" office:value-type="float" office:value="0.0395812607919466" calcext:value-type="float">
            <text:p>0.0396</text:p>
          </table:table-cell>
          <table:table-cell table:style-name="ce6" table:formula="of:=[raw.BA4]+ORG.OPENOFFICE.STYLE(IF([raw.K4]&lt;[raw.BB4];&quot;Red&quot;;IF([raw.K4]&gt;[raw.BC4];&quot;Blue&quot;;&quot;Green&quot;)))" office:value-type="float" office:value="0.0213195763415163" calcext:value-type="float">
            <text:p>0.0213</text:p>
          </table:table-cell>
          <table:table-cell table:style-name="ce6" table:formula="of:=[raw.BD4]+ORG.OPENOFFICE.STYLE(IF([raw.K4]&lt;[raw.BE4];&quot;Red&quot;;IF([raw.K4]&gt;[raw.BF4];&quot;Blue&quot;;&quot;Green&quot;)))" office:value-type="float" office:value="0.0213195763415163" calcext:value-type="float">
            <text:p>0.0213</text:p>
          </table:table-cell>
          <table:table-cell table:style-name="ce6" table:formula="of:=[raw.BG4]+ORG.OPENOFFICE.STYLE(IF([raw.K4]&lt;[raw.BH4];&quot;Red&quot;;IF([raw.K4]&gt;[raw.BI4];&quot;Blue&quot;;&quot;Green&quot;)))" office:value-type="float" office:value="0.0319147948441622" calcext:value-type="float">
            <text:p>0.0319</text:p>
          </table:table-cell>
          <table:table-cell table:style-name="ce6" table:formula="of:=[raw.BJ4]+ORG.OPENOFFICE.STYLE(IF([raw.K4]&lt;[raw.BK4];&quot;Red&quot;;IF([raw.K4]&gt;[raw.BL4];&quot;Blue&quot;;&quot;Green&quot;)))" office:value-type="float" office:value="0.017275161630165" calcext:value-type="float">
            <text:p>0.0173</text:p>
          </table:table-cell>
          <table:table-cell table:style-name="ce29" table:formula="of:=[raw.BM4]+ORG.OPENOFFICE.STYLE(IF([raw.K4]&lt;[raw.BN4];&quot;Red&quot;;IF([raw.K4]&gt;[raw.BO4];&quot;Blue&quot;;&quot;Green&quot;)))" office:value-type="float" office:value="0.021182808629234" calcext:value-type="float">
            <text:p>0.0212</text:p>
          </table:table-cell>
          <table:table-cell/>
        </table:table-row>
        <table:table-row table:style-name="ro1">
          <table:table-cell table:style-name="ce5" table:formula="of:=[$raw.A5]" office:value-type="string" office:string-value="bh_indep_balanced" calcext:value-type="string">
            <text:p>bh_indep_balanced</text:p>
          </table:table-cell>
          <table:table-cell table:style-name="ce2" table:formula="of:=[$raw.B5]" office:value-type="float" office:value="4" calcext:value-type="float">
            <text:p>4</text:p>
          </table:table-cell>
          <table:table-cell table:formula="of:=[$raw.C5]" office:value-type="float" office:value="0.25" calcext:value-type="float">
            <text:p>0.25</text:p>
          </table:table-cell>
          <table:table-cell table:formula="of:=[$raw.D5]" office:value-type="float" office:value="0.25" calcext:value-type="float">
            <text:p>0.25</text:p>
          </table:table-cell>
          <table:table-cell table:formula="of:=[$raw.E5]" office:value-type="float" office:value="0" calcext:value-type="float">
            <text:p>0</text:p>
          </table:table-cell>
          <table:table-cell table:style-name="ce27" table:formula="of:=[$raw.F5]" office:value-type="string" office:string-value="BH1995" calcext:value-type="string">
            <text:p>BH1995</text:p>
          </table:table-cell>
          <table:table-cell table:style-name="ce15" table:formula="of:=[raw.N5]+ORG.OPENOFFICE.STYLE(IF([raw.K5]&lt;[raw.O5];&quot;Red&quot;;IF([raw.K5]&gt;[raw.P5];&quot;Blue&quot;;&quot;Green&quot;)))" office:value-type="float" office:value="0.0261950537221939" calcext:value-type="float">
            <text:p>0.0262</text:p>
          </table:table-cell>
          <table:table-cell table:style-name="ce6" table:formula="of:=[raw.Q5]+ORG.OPENOFFICE.STYLE(IF([raw.K5]&lt;[raw.R5];&quot;Red&quot;;IF([raw.K5]&gt;[raw.S5];&quot;Blue&quot;;&quot;Green&quot;)))" office:value-type="float" office:value="0.0261370328093233" calcext:value-type="float">
            <text:p>0.0261</text:p>
          </table:table-cell>
          <table:table-cell table:style-name="ce6" table:formula="of:=[raw.T5]+ORG.OPENOFFICE.STYLE(IF([raw.K5]&lt;[raw.U5];&quot;Red&quot;;IF([raw.K5]&gt;[raw.V5];&quot;Blue&quot;;&quot;Green&quot;)))" office:value-type="float" office:value="0.0261370328093233" calcext:value-type="float">
            <text:p>0.0261</text:p>
          </table:table-cell>
          <table:table-cell table:style-name="ce61" table:formula="of:=[raw.W5]+ORG.OPENOFFICE.STYLE(IF([raw.K5]&lt;[raw.X5];&quot;Red&quot;;IF([raw.K5]&gt;[raw.Y5];&quot;Blue&quot;;&quot;Green&quot;)))" office:value-type="float" office:value="0.0261865210905869" calcext:value-type="float">
            <text:p>0.0262</text:p>
          </table:table-cell>
          <table:table-cell table:style-name="ce61" table:formula="of:=[raw.Z5]+ORG.OPENOFFICE.STYLE(IF([raw.K5]&lt;[raw.AA5];&quot;Red&quot;;IF([raw.K5]&gt;[raw.AB5];&quot;Blue&quot;;&quot;Green&quot;)))" office:value-type="float" office:value="0.0135936739786181" calcext:value-type="float">
            <text:p>0.0136</text:p>
          </table:table-cell>
          <table:table-cell table:style-name="ce29" table:formula="of:=[raw.AC5]+ORG.OPENOFFICE.STYLE(IF([raw.K5]&lt;[raw.AD5];&quot;Red&quot;;IF([raw.K5]&gt;[raw.AE5];&quot;Blue&quot;;&quot;Green&quot;)))" office:value-type="float" office:value="0.0136179071501718" calcext:value-type="float">
            <text:p>0.0136</text:p>
          </table:table-cell>
          <table:table-cell table:style-name="ce15" table:formula="of:=[raw.AF5]+ORG.OPENOFFICE.STYLE(IF([raw.K5]&lt;[raw.AG5];&quot;Red&quot;;IF([raw.K5]&gt;[raw.AH5];&quot;Blue&quot;;&quot;Green&quot;)))" office:value-type="float" office:value="0.0250733790287259" calcext:value-type="float">
            <text:p>0.0251</text:p>
          </table:table-cell>
          <table:table-cell table:style-name="ce61" table:formula="of:=[raw.AI5]+ORG.OPENOFFICE.STYLE(IF([raw.K5]&lt;[raw.AJ5];&quot;Red&quot;;IF([raw.K5]&gt;[raw.AK5];&quot;Blue&quot;;&quot;Green&quot;)))" office:value-type="float" office:value="0.0250429802447551" calcext:value-type="float">
            <text:p>0.0250</text:p>
          </table:table-cell>
          <table:table-cell table:style-name="ce61" table:formula="of:=[raw.AL5]+ORG.OPENOFFICE.STYLE(IF([raw.K5]&lt;[raw.AM5];&quot;Red&quot;;IF([raw.K5]&gt;[raw.AN5];&quot;Blue&quot;;&quot;Green&quot;)))" office:value-type="float" office:value="0.0250429802447551" calcext:value-type="float">
            <text:p>0.0250</text:p>
          </table:table-cell>
          <table:table-cell table:style-name="ce6" table:formula="of:=[raw.AO5]+ORG.OPENOFFICE.STYLE(IF([raw.K5]&lt;[raw.AP5];&quot;Red&quot;;IF([raw.K5]&gt;[raw.AQ5];&quot;Blue&quot;;&quot;Green&quot;)))" office:value-type="float" office:value="0.0250723315145815" calcext:value-type="float">
            <text:p>0.0251</text:p>
          </table:table-cell>
          <table:table-cell table:style-name="ce6" table:formula="of:=[raw.AR5]+ORG.OPENOFFICE.STYLE(IF([raw.K5]&lt;[raw.AS5];&quot;Red&quot;;IF([raw.K5]&gt;[raw.AT5];&quot;Blue&quot;;&quot;Green&quot;)))" office:value-type="float" office:value="0.0126145776643708" calcext:value-type="float">
            <text:p>0.0126</text:p>
          </table:table-cell>
          <table:table-cell table:style-name="ce29" table:formula="of:=[raw.AU5]+ORG.OPENOFFICE.STYLE(IF([raw.K5]&lt;[raw.AV5];&quot;Red&quot;;IF([raw.K5]&gt;[raw.AW5];&quot;Blue&quot;;&quot;Green&quot;)))" office:value-type="float" office:value="0.0126130181448454" calcext:value-type="float">
            <text:p>0.0126</text:p>
          </table:table-cell>
          <table:table-cell table:style-name="ce15" table:formula="of:=[raw.AX5]+ORG.OPENOFFICE.STYLE(IF([raw.K5]&lt;[raw.AY5];&quot;Red&quot;;IF([raw.K5]&gt;[raw.AZ5];&quot;Blue&quot;;&quot;Green&quot;)))" office:value-type="float" office:value="0.0272460316666727" calcext:value-type="float">
            <text:p>0.0272</text:p>
          </table:table-cell>
          <table:table-cell table:style-name="ce6" table:formula="of:=[raw.BA5]+ORG.OPENOFFICE.STYLE(IF([raw.K5]&lt;[raw.BB5];&quot;Red&quot;;IF([raw.K5]&gt;[raw.BC5];&quot;Blue&quot;;&quot;Green&quot;)))" office:value-type="float" office:value="0.0271916964174295" calcext:value-type="float">
            <text:p>0.0272</text:p>
          </table:table-cell>
          <table:table-cell table:style-name="ce6" table:formula="of:=[raw.BD5]+ORG.OPENOFFICE.STYLE(IF([raw.K5]&lt;[raw.BE5];&quot;Red&quot;;IF([raw.K5]&gt;[raw.BF5];&quot;Blue&quot;;&quot;Green&quot;)))" office:value-type="float" office:value="0.0271916964174295" calcext:value-type="float">
            <text:p>0.0272</text:p>
          </table:table-cell>
          <table:table-cell table:style-name="ce6" table:formula="of:=[raw.BG5]+ORG.OPENOFFICE.STYLE(IF([raw.K5]&lt;[raw.BH5];&quot;Red&quot;;IF([raw.K5]&gt;[raw.BI5];&quot;Blue&quot;;&quot;Green&quot;)))" office:value-type="float" office:value="0.0272385382441293" calcext:value-type="float">
            <text:p>0.0272</text:p>
          </table:table-cell>
          <table:table-cell table:style-name="ce6" table:formula="of:=[raw.BJ5]+ORG.OPENOFFICE.STYLE(IF([raw.K5]&lt;[raw.BK5];&quot;Red&quot;;IF([raw.K5]&gt;[raw.BL5];&quot;Blue&quot;;&quot;Green&quot;)))" office:value-type="float" office:value="0.0145340249589281" calcext:value-type="float">
            <text:p>0.0145</text:p>
          </table:table-cell>
          <table:table-cell table:style-name="ce29" table:formula="of:=[raw.BM5]+ORG.OPENOFFICE.STYLE(IF([raw.K5]&lt;[raw.BN5];&quot;Red&quot;;IF([raw.K5]&gt;[raw.BO5];&quot;Blue&quot;;&quot;Green&quot;)))" office:value-type="float" office:value="0.0145818901842906" calcext:value-type="float">
            <text:p>0.0146</text:p>
          </table:table-cell>
          <table:table-cell/>
        </table:table-row>
        <table:table-row table:style-name="ro1">
          <table:table-cell table:style-name="ce11" table:formula="of:=[$raw.A6]" office:value-type="string" office:string-value="bh_indep_unbalanced" calcext:value-type="string">
            <text:p>bh_indep_unbalanced</text:p>
          </table:table-cell>
          <table:table-cell table:style-name="ce21" table:formula="of:=[$raw.B6]" office:value-type="float" office:value="5" calcext:value-type="float">
            <text:p>5</text:p>
          </table:table-cell>
          <table:table-cell table:style-name="ce21" table:formula="of:=[$raw.C6]" office:value-type="float" office:value="0.1" calcext:value-type="float">
            <text:p>0.1</text:p>
          </table:table-cell>
          <table:table-cell table:style-name="ce21" table:formula="of:=[$raw.D6]" office:value-type="float" office:value="0.4" calcext:value-type="float">
            <text:p>0.4</text:p>
          </table:table-cell>
          <table:table-cell table:style-name="ce21" table:formula="of:=[$raw.E6]" office:value-type="float" office:value="0" calcext:value-type="float">
            <text:p>0</text:p>
          </table:table-cell>
          <table:table-cell table:style-name="ce21" table:formula="of:=[$raw.F6]" office:value-type="string" office:string-value="BH1995" calcext:value-type="string">
            <text:p>BH1995</text:p>
          </table:table-cell>
          <table:table-cell table:style-name="ce17" table:formula="of:=[raw.N6]+ORG.OPENOFFICE.STYLE(IF([raw.K6]&lt;[raw.O6];&quot;Red&quot;;IF([raw.K6]&gt;[raw.P6];&quot;Blue&quot;;&quot;Green&quot;)))" office:value-type="float" office:value="0.0258169055962161" calcext:value-type="float">
            <text:p>0.0258</text:p>
          </table:table-cell>
          <table:table-cell table:style-name="ce23" table:formula="of:=[raw.Q6]+ORG.OPENOFFICE.STYLE(IF([raw.K6]&lt;[raw.R6];&quot;Red&quot;;IF([raw.K6]&gt;[raw.S6];&quot;Blue&quot;;&quot;Green&quot;)))" office:value-type="float" office:value="0.0256253650755341" calcext:value-type="float">
            <text:p>0.0256</text:p>
          </table:table-cell>
          <table:table-cell table:style-name="ce23" table:formula="of:=[raw.T6]+ORG.OPENOFFICE.STYLE(IF([raw.K6]&lt;[raw.U6];&quot;Red&quot;;IF([raw.K6]&gt;[raw.V6];&quot;Blue&quot;;&quot;Green&quot;)))" office:value-type="float" office:value="0.0256253650755341" calcext:value-type="float">
            <text:p>0.0256</text:p>
          </table:table-cell>
          <table:table-cell table:style-name="ce23" table:formula="of:=[raw.W6]+ORG.OPENOFFICE.STYLE(IF([raw.K6]&lt;[raw.X6];&quot;Red&quot;;IF([raw.K6]&gt;[raw.Y6];&quot;Blue&quot;;&quot;Green&quot;)))" office:value-type="float" office:value="0.0228766004539915" calcext:value-type="float">
            <text:p>0.0229</text:p>
          </table:table-cell>
          <table:table-cell table:style-name="ce23" table:formula="of:=[raw.Z6]+ORG.OPENOFFICE.STYLE(IF([raw.K6]&lt;[raw.AA6];&quot;Red&quot;;IF([raw.K6]&gt;[raw.AB6];&quot;Blue&quot;;&quot;Green&quot;)))" office:value-type="float" office:value="0.011943052383334" calcext:value-type="float">
            <text:p>0.0119</text:p>
          </table:table-cell>
          <table:table-cell table:style-name="ce32" table:formula="of:=[raw.AC6]+ORG.OPENOFFICE.STYLE(IF([raw.K6]&lt;[raw.AD6];&quot;Red&quot;;IF([raw.K6]&gt;[raw.AE6];&quot;Blue&quot;;&quot;Green&quot;)))" office:value-type="float" office:value="0.0134923499637213" calcext:value-type="float">
            <text:p>0.0135</text:p>
          </table:table-cell>
          <table:table-cell table:style-name="ce17" table:formula="of:=[raw.AF6]+ORG.OPENOFFICE.STYLE(IF([raw.K6]&lt;[raw.AG6];&quot;Red&quot;;IF([raw.K6]&gt;[raw.AH6];&quot;Blue&quot;;&quot;Green&quot;)))" office:value-type="float" office:value="0.0246493030340388" calcext:value-type="float">
            <text:p>0.0246</text:p>
          </table:table-cell>
          <table:table-cell table:style-name="ce87" table:formula="of:=[raw.AI6]+ORG.OPENOFFICE.STYLE(IF([raw.K6]&lt;[raw.AJ6];&quot;Red&quot;;IF([raw.K6]&gt;[raw.AK6];&quot;Blue&quot;;&quot;Green&quot;)))" office:value-type="float" office:value="0.0596265836579853" calcext:value-type="float">
            <text:p>0.0596</text:p>
          </table:table-cell>
          <table:table-cell table:style-name="ce87" table:formula="of:=[raw.AL6]+ORG.OPENOFFICE.STYLE(IF([raw.K6]&lt;[raw.AM6];&quot;Red&quot;;IF([raw.K6]&gt;[raw.AN6];&quot;Blue&quot;;&quot;Green&quot;)))" office:value-type="float" office:value="0.0596265836579853" calcext:value-type="float">
            <text:p>0.0596</text:p>
          </table:table-cell>
          <table:table-cell table:style-name="ce23" table:formula="of:=[raw.AO6]+ORG.OPENOFFICE.STYLE(IF([raw.K6]&lt;[raw.AP6];&quot;Red&quot;;IF([raw.K6]&gt;[raw.AQ6];&quot;Blue&quot;;&quot;Green&quot;)))" office:value-type="float" office:value="0.0349676193619192" calcext:value-type="float">
            <text:p>0.0350</text:p>
          </table:table-cell>
          <table:table-cell table:style-name="ce23" table:formula="of:=[raw.AR6]+ORG.OPENOFFICE.STYLE(IF([raw.K6]&lt;[raw.AS6];&quot;Red&quot;;IF([raw.K6]&gt;[raw.AT6];&quot;Blue&quot;;&quot;Green&quot;)))" office:value-type="float" office:value="0.0178760339430987" calcext:value-type="float">
            <text:p>0.0179</text:p>
          </table:table-cell>
          <table:table-cell table:style-name="ce32" table:formula="of:=[raw.AU6]+ORG.OPENOFFICE.STYLE(IF([raw.K6]&lt;[raw.AV6];&quot;Red&quot;;IF([raw.K6]&gt;[raw.AW6];&quot;Blue&quot;;&quot;Green&quot;)))" office:value-type="float" office:value="0.0126111587455782" calcext:value-type="float">
            <text:p>0.0126</text:p>
          </table:table-cell>
          <table:table-cell table:style-name="ce17" table:formula="of:=[raw.AX6]+ORG.OPENOFFICE.STYLE(IF([raw.K6]&lt;[raw.AY6];&quot;Red&quot;;IF([raw.K6]&gt;[raw.AZ6];&quot;Blue&quot;;&quot;Green&quot;)))" office:value-type="float" office:value="0.025983613618734" calcext:value-type="float">
            <text:p>0.0260</text:p>
          </table:table-cell>
          <table:table-cell table:style-name="ce23" table:formula="of:=[raw.BA6]+ORG.OPENOFFICE.STYLE(IF([raw.K6]&lt;[raw.BB6];&quot;Red&quot;;IF([raw.K6]&gt;[raw.BC6];&quot;Blue&quot;;&quot;Green&quot;)))" office:value-type="float" office:value="0.0166923753324118" calcext:value-type="float">
            <text:p>0.0167</text:p>
          </table:table-cell>
          <table:table-cell table:style-name="ce23" table:formula="of:=[raw.BD6]+ORG.OPENOFFICE.STYLE(IF([raw.K6]&lt;[raw.BE6];&quot;Red&quot;;IF([raw.K6]&gt;[raw.BF6];&quot;Blue&quot;;&quot;Green&quot;)))" office:value-type="float" office:value="0.0166923753324118" calcext:value-type="float">
            <text:p>0.0167</text:p>
          </table:table-cell>
          <table:table-cell table:style-name="ce23" table:formula="of:=[raw.BG6]+ORG.OPENOFFICE.STYLE(IF([raw.K6]&lt;[raw.BH6];&quot;Red&quot;;IF([raw.K6]&gt;[raw.BI6];&quot;Blue&quot;;&quot;Green&quot;)))" office:value-type="float" office:value="0.0201935285503594" calcext:value-type="float">
            <text:p>0.0202</text:p>
          </table:table-cell>
          <table:table-cell table:style-name="ce23" table:formula="of:=[raw.BJ6]+ORG.OPENOFFICE.STYLE(IF([raw.K6]&lt;[raw.BK6];&quot;Red&quot;;IF([raw.K6]&gt;[raw.BL6];&quot;Blue&quot;;&quot;Green&quot;)))" office:value-type="float" office:value="0.0106865613359989" calcext:value-type="float">
            <text:p>0.0107</text:p>
          </table:table-cell>
          <table:table-cell table:style-name="ce32" table:formula="of:=[raw.BM6]+ORG.OPENOFFICE.STYLE(IF([raw.K6]&lt;[raw.BN6];&quot;Red&quot;;IF([raw.K6]&gt;[raw.BO6];&quot;Blue&quot;;&quot;Green&quot;)))" office:value-type="float" office:value="0.0136111991819239" calcext:value-type="float">
            <text:p>0.0136</text:p>
          </table:table-cell>
          <table:table-cell/>
        </table:table-row>
        <table:table-row table:style-name="ro1">
          <table:table-cell table:style-name="ce1" table:formula="of:=[$raw.A7]" office:value-type="string" office:string-value="bh_posdep_null" calcext:value-type="string">
            <text:p>bh_posdep_null</text:p>
          </table:table-cell>
          <table:table-cell table:style-name="ce22" table:formula="of:=[$raw.B7]" office:value-type="float" office:value="6" calcext:value-type="float">
            <text:p>6</text:p>
          </table:table-cell>
          <table:table-cell table:style-name="ce22" table:formula="of:=[$raw.C7]" office:value-type="float" office:value="0" calcext:value-type="float">
            <text:p>0</text:p>
          </table:table-cell>
          <table:table-cell table:style-name="ce22" table:formula="of:=[$raw.D7]" office:value-type="float" office:value="0" calcext:value-type="float">
            <text:p>0</text:p>
          </table:table-cell>
          <table:table-cell table:style-name="ce22" table:formula="of:=[$raw.E7]" office:value-type="float" office:value="1" calcext:value-type="float">
            <text:p>1</text:p>
          </table:table-cell>
          <table:table-cell table:style-name="ce22" table:formula="of:=[$raw.F7]" office:value-type="string" office:string-value="BH1995" calcext:value-type="string">
            <text:p>BH1995</text:p>
          </table:table-cell>
          <table:table-cell table:style-name="ce43" table:formula="of:=[raw.N7]+ORG.OPENOFFICE.STYLE(IF([raw.K7]&lt;[raw.O7];&quot;Red&quot;;IF([raw.K7]&gt;[raw.P7];&quot;Blue&quot;;&quot;Green&quot;)))" office:value-type="float" office:value="0.0975" calcext:value-type="float">
            <text:p>0.0975</text:p>
          </table:table-cell>
          <table:table-cell table:style-name="ce60" table:formula="of:=[raw.Q7]+ORG.OPENOFFICE.STYLE(IF([raw.K7]&lt;[raw.R7];&quot;Red&quot;;IF([raw.K7]&gt;[raw.S7];&quot;Blue&quot;;&quot;Green&quot;)))" office:value-type="float" office:value="0.0495" calcext:value-type="float">
            <text:p>0.0495</text:p>
          </table:table-cell>
          <table:table-cell table:style-name="ce60" table:formula="of:=[raw.T7]+ORG.OPENOFFICE.STYLE(IF([raw.K7]&lt;[raw.U7];&quot;Red&quot;;IF([raw.K7]&gt;[raw.V7];&quot;Blue&quot;;&quot;Green&quot;)))" office:value-type="float" office:value="0.0495" calcext:value-type="float">
            <text:p>0.0495</text:p>
          </table:table-cell>
          <table:table-cell table:style-name="ce54" table:formula="of:=[raw.W7]+ORG.OPENOFFICE.STYLE(IF([raw.K7]&lt;[raw.X7];&quot;Red&quot;;IF([raw.K7]&gt;[raw.Y7];&quot;Blue&quot;;&quot;Green&quot;)))" office:value-type="float" office:value="0.096" calcext:value-type="float">
            <text:p>0.0960</text:p>
          </table:table-cell>
          <table:table-cell table:style-name="ce60" table:formula="of:=[raw.Z7]+ORG.OPENOFFICE.STYLE(IF([raw.K7]&lt;[raw.AA7];&quot;Red&quot;;IF([raw.K7]&gt;[raw.AB7];&quot;Blue&quot;;&quot;Green&quot;)))" office:value-type="float" office:value="0.0495" calcext:value-type="float">
            <text:p>0.0495</text:p>
          </table:table-cell>
          <table:table-cell table:style-name="ce99" table:formula="of:=[raw.AC7]+ORG.OPENOFFICE.STYLE(IF([raw.K7]&lt;[raw.AD7];&quot;Red&quot;;IF([raw.K7]&gt;[raw.AE7];&quot;Blue&quot;;&quot;Green&quot;)))" office:value-type="float" office:value="0.05" calcext:value-type="float">
            <text:p>0.0500</text:p>
          </table:table-cell>
          <table:table-cell table:style-name="ce83" table:formula="of:=[raw.AF7]+ORG.OPENOFFICE.STYLE(IF([raw.K7]&lt;[raw.AG7];&quot;Red&quot;;IF([raw.K7]&gt;[raw.AH7];&quot;Blue&quot;;&quot;Green&quot;)))" office:value-type="float" office:value="0.0505" calcext:value-type="float">
            <text:p>0.0505</text:p>
          </table:table-cell>
          <table:table-cell table:style-name="ce91" table:formula="of:=[raw.AI7]+ORG.OPENOFFICE.STYLE(IF([raw.K7]&lt;[raw.AJ7];&quot;Red&quot;;IF([raw.K7]&gt;[raw.AK7];&quot;Blue&quot;;&quot;Green&quot;)))" office:value-type="float" office:value="0.027" calcext:value-type="float">
            <text:p>0.0270</text:p>
          </table:table-cell>
          <table:table-cell table:style-name="ce91" table:formula="of:=[raw.AL7]+ORG.OPENOFFICE.STYLE(IF([raw.K7]&lt;[raw.AM7];&quot;Red&quot;;IF([raw.K7]&gt;[raw.AN7];&quot;Blue&quot;;&quot;Green&quot;)))" office:value-type="float" office:value="0.027" calcext:value-type="float">
            <text:p>0.0270</text:p>
          </table:table-cell>
          <table:table-cell table:style-name="ce60" table:formula="of:=[raw.AO7]+ORG.OPENOFFICE.STYLE(IF([raw.K7]&lt;[raw.AP7];&quot;Red&quot;;IF([raw.K7]&gt;[raw.AQ7];&quot;Blue&quot;;&quot;Green&quot;)))" office:value-type="float" office:value="0.0495" calcext:value-type="float">
            <text:p>0.0495</text:p>
          </table:table-cell>
          <table:table-cell table:style-name="ce91" table:formula="of:=[raw.AR7]+ORG.OPENOFFICE.STYLE(IF([raw.K7]&lt;[raw.AS7];&quot;Red&quot;;IF([raw.K7]&gt;[raw.AT7];&quot;Blue&quot;;&quot;Green&quot;)))" office:value-type="float" office:value="0.027" calcext:value-type="float">
            <text:p>0.0270</text:p>
          </table:table-cell>
          <table:table-cell table:style-name="ce101" table:formula="of:=[raw.AU7]+ORG.OPENOFFICE.STYLE(IF([raw.K7]&lt;[raw.AV7];&quot;Red&quot;;IF([raw.K7]&gt;[raw.AW7];&quot;Blue&quot;;&quot;Green&quot;)))" office:value-type="float" office:value="0.0275" calcext:value-type="float">
            <text:p>0.0275</text:p>
          </table:table-cell>
          <table:table-cell table:style-name="ce83" table:formula="of:=[raw.AX7]+ORG.OPENOFFICE.STYLE(IF([raw.K7]&lt;[raw.AY7];&quot;Red&quot;;IF([raw.K7]&gt;[raw.AZ7];&quot;Blue&quot;;&quot;Green&quot;)))" office:value-type="float" office:value="0.0485" calcext:value-type="float">
            <text:p>0.0485</text:p>
          </table:table-cell>
          <table:table-cell table:style-name="ce91" table:formula="of:=[raw.BA7]+ORG.OPENOFFICE.STYLE(IF([raw.K7]&lt;[raw.BB7];&quot;Red&quot;;IF([raw.K7]&gt;[raw.BC7];&quot;Blue&quot;;&quot;Green&quot;)))" office:value-type="float" office:value="0.024" calcext:value-type="float">
            <text:p>0.0240</text:p>
          </table:table-cell>
          <table:table-cell table:style-name="ce91" table:formula="of:=[raw.BD7]+ORG.OPENOFFICE.STYLE(IF([raw.K7]&lt;[raw.BE7];&quot;Red&quot;;IF([raw.K7]&gt;[raw.BF7];&quot;Blue&quot;;&quot;Green&quot;)))" office:value-type="float" office:value="0.024" calcext:value-type="float">
            <text:p>0.0240</text:p>
          </table:table-cell>
          <table:table-cell table:style-name="ce60" table:formula="of:=[raw.BG7]+ORG.OPENOFFICE.STYLE(IF([raw.K7]&lt;[raw.BH7];&quot;Red&quot;;IF([raw.K7]&gt;[raw.BI7];&quot;Blue&quot;;&quot;Green&quot;)))" office:value-type="float" office:value="0.048" calcext:value-type="float">
            <text:p>0.0480</text:p>
          </table:table-cell>
          <table:table-cell table:style-name="ce91" table:formula="of:=[raw.BJ7]+ORG.OPENOFFICE.STYLE(IF([raw.K7]&lt;[raw.BK7];&quot;Red&quot;;IF([raw.K7]&gt;[raw.BL7];&quot;Blue&quot;;&quot;Green&quot;)))" office:value-type="float" office:value="0.0235" calcext:value-type="float">
            <text:p>0.0235</text:p>
          </table:table-cell>
          <table:table-cell table:style-name="ce101" table:formula="of:=[raw.BM7]+ORG.OPENOFFICE.STYLE(IF([raw.K7]&lt;[raw.BN7];&quot;Red&quot;;IF([raw.K7]&gt;[raw.BO7];&quot;Blue&quot;;&quot;Green&quot;)))" office:value-type="float" office:value="0.0235" calcext:value-type="float">
            <text:p>0.0235</text:p>
          </table:table-cell>
          <table:table-cell/>
        </table:table-row>
        <table:table-row table:style-name="ro1">
          <table:table-cell table:style-name="ce5" table:formula="of:=[$raw.A8]" office:value-type="string" office:string-value="bh_posdep_posonly" calcext:value-type="string">
            <text:p>bh_posdep_posonly</text:p>
          </table:table-cell>
          <table:table-cell table:style-name="ce2" table:formula="of:=[$raw.B8]" office:value-type="float" office:value="7" calcext:value-type="float">
            <text:p>7</text:p>
          </table:table-cell>
          <table:table-cell table:formula="of:=[$raw.C8]" office:value-type="float" office:value="0.25" calcext:value-type="float">
            <text:p>0.25</text:p>
          </table:table-cell>
          <table:table-cell table:formula="of:=[$raw.D8]" office:value-type="float" office:value="0" calcext:value-type="float">
            <text:p>0</text:p>
          </table:table-cell>
          <table:table-cell table:formula="of:=[$raw.E8]" office:value-type="float" office:value="1" calcext:value-type="float">
            <text:p>1</text:p>
          </table:table-cell>
          <table:table-cell table:style-name="ce27" table:formula="of:=[$raw.F8]" office:value-type="string" office:string-value="BH1995" calcext:value-type="string">
            <text:p>BH1995</text:p>
          </table:table-cell>
          <table:table-cell table:style-name="ce15" table:formula="of:=[raw.N8]+ORG.OPENOFFICE.STYLE(IF([raw.K8]&lt;[raw.O8];&quot;Red&quot;;IF([raw.K8]&gt;[raw.P8];&quot;Blue&quot;;&quot;Green&quot;)))" office:value-type="float" office:value="0.0376063958347545" calcext:value-type="float">
            <text:p>0.0376</text:p>
          </table:table-cell>
          <table:table-cell table:style-name="ce6" table:formula="of:=[raw.Q8]+ORG.OPENOFFICE.STYLE(IF([raw.K8]&lt;[raw.R8];&quot;Red&quot;;IF([raw.K8]&gt;[raw.S8];&quot;Blue&quot;;&quot;Green&quot;)))" office:value-type="float" office:value="0.0376449246715018" calcext:value-type="float">
            <text:p>0.0376</text:p>
          </table:table-cell>
          <table:table-cell table:style-name="ce6" table:formula="of:=[raw.T8]+ORG.OPENOFFICE.STYLE(IF([raw.K8]&lt;[raw.U8];&quot;Red&quot;;IF([raw.K8]&gt;[raw.V8];&quot;Blue&quot;;&quot;Green&quot;)))" office:value-type="float" office:value="0.0376449246715018" calcext:value-type="float">
            <text:p>0.0376</text:p>
          </table:table-cell>
          <table:table-cell table:style-name="ce61" table:formula="of:=[raw.W8]+ORG.OPENOFFICE.STYLE(IF([raw.K8]&lt;[raw.X8];&quot;Red&quot;;IF([raw.K8]&gt;[raw.Y8];&quot;Blue&quot;;&quot;Green&quot;)))" office:value-type="float" office:value="0.0301092160838429" calcext:value-type="float">
            <text:p>0.0301</text:p>
          </table:table-cell>
          <table:table-cell table:style-name="ce61" table:formula="of:=[raw.Z8]+ORG.OPENOFFICE.STYLE(IF([raw.K8]&lt;[raw.AA8];&quot;Red&quot;;IF([raw.K8]&gt;[raw.AB8];&quot;Blue&quot;;&quot;Green&quot;)))" office:value-type="float" office:value="0.0151731309112035" calcext:value-type="float">
            <text:p>0.0152</text:p>
          </table:table-cell>
          <table:table-cell table:style-name="ce29" table:formula="of:=[raw.AC8]+ORG.OPENOFFICE.STYLE(IF([raw.K8]&lt;[raw.AD8];&quot;Red&quot;;IF([raw.K8]&gt;[raw.AE8];&quot;Blue&quot;;&quot;Green&quot;)))" office:value-type="float" office:value="0.0190564096143824" calcext:value-type="float">
            <text:p>0.0191</text:p>
          </table:table-cell>
          <table:table-cell table:style-name="ce15" table:formula="of:=[raw.AF8]+ORG.OPENOFFICE.STYLE(IF([raw.K8]&lt;[raw.AG8];&quot;Red&quot;;IF([raw.K8]&gt;[raw.AH8];&quot;Blue&quot;;&quot;Green&quot;)))" office:value-type="float" office:value="0.0374727614596871" calcext:value-type="float">
            <text:p>0.0375</text:p>
          </table:table-cell>
          <table:table-cell table:style-name="ce61" table:formula="of:=[raw.AI8]+ORG.OPENOFFICE.STYLE(IF([raw.K8]&lt;[raw.AJ8];&quot;Red&quot;;IF([raw.K8]&gt;[raw.AK8];&quot;Blue&quot;;&quot;Green&quot;)))" office:value-type="float" office:value="0.0191336266225512" calcext:value-type="float">
            <text:p>0.0191</text:p>
          </table:table-cell>
          <table:table-cell table:style-name="ce61" table:formula="of:=[raw.AL8]+ORG.OPENOFFICE.STYLE(IF([raw.K8]&lt;[raw.AM8];&quot;Red&quot;;IF([raw.K8]&gt;[raw.AN8];&quot;Blue&quot;;&quot;Green&quot;)))" office:value-type="float" office:value="0.0191336266225512" calcext:value-type="float">
            <text:p>0.0191</text:p>
          </table:table-cell>
          <table:table-cell table:style-name="ce6" table:formula="of:=[raw.AO8]+ORG.OPENOFFICE.STYLE(IF([raw.K8]&lt;[raw.AP8];&quot;Red&quot;;IF([raw.K8]&gt;[raw.AQ8];&quot;Blue&quot;;&quot;Green&quot;)))" office:value-type="float" office:value="0.0299392364302803" calcext:value-type="float">
            <text:p>0.0299</text:p>
          </table:table-cell>
          <table:table-cell table:style-name="ce6" table:formula="of:=[raw.AR8]+ORG.OPENOFFICE.STYLE(IF([raw.K8]&lt;[raw.AS8];&quot;Red&quot;;IF([raw.K8]&gt;[raw.AT8];&quot;Blue&quot;;&quot;Green&quot;)))" office:value-type="float" office:value="0.0150727431508913" calcext:value-type="float">
            <text:p>0.0151</text:p>
          </table:table-cell>
          <table:table-cell table:style-name="ce29" table:formula="of:=[raw.AU8]+ORG.OPENOFFICE.STYLE(IF([raw.K8]&lt;[raw.AV8];&quot;Red&quot;;IF([raw.K8]&gt;[raw.AW8];&quot;Blue&quot;;&quot;Green&quot;)))" office:value-type="float" office:value="0.0189949896066086" calcext:value-type="float">
            <text:p>0.0190</text:p>
          </table:table-cell>
          <table:table-cell table:style-name="ce16" table:formula="of:=[raw.AX8]+ORG.OPENOFFICE.STYLE(IF([raw.K8]&lt;[raw.AY8];&quot;Red&quot;;IF([raw.K8]&gt;[raw.AZ8];&quot;Blue&quot;;&quot;Green&quot;)))" office:value-type="float" office:value="0.048" calcext:value-type="float">
            <text:p>0.0480</text:p>
          </table:table-cell>
          <table:table-cell table:style-name="ce9" table:formula="of:=[raw.BA8]+ORG.OPENOFFICE.STYLE(IF([raw.K8]&lt;[raw.BB8];&quot;Red&quot;;IF([raw.K8]&gt;[raw.BC8];&quot;Blue&quot;;&quot;Green&quot;)))" office:value-type="float" office:value="0.9985" calcext:value-type="float">
            <text:p>0.9985</text:p>
          </table:table-cell>
          <table:table-cell table:style-name="ce9" table:formula="of:=[raw.BD8]+ORG.OPENOFFICE.STYLE(IF([raw.K8]&lt;[raw.BE8];&quot;Red&quot;;IF([raw.K8]&gt;[raw.BF8];&quot;Blue&quot;;&quot;Green&quot;)))" office:value-type="float" office:value="0.9985" calcext:value-type="float">
            <text:p>0.9985</text:p>
          </table:table-cell>
          <table:table-cell table:style-name="ce7" table:formula="of:=[raw.BG8]+ORG.OPENOFFICE.STYLE(IF([raw.K8]&lt;[raw.BH8];&quot;Red&quot;;IF([raw.K8]&gt;[raw.BI8];&quot;Blue&quot;;&quot;Green&quot;)))" office:value-type="float" office:value="0.057" calcext:value-type="float">
            <text:p>0.0570</text:p>
          </table:table-cell>
          <table:table-cell table:style-name="ce6" table:formula="of:=[raw.BJ8]+ORG.OPENOFFICE.STYLE(IF([raw.K8]&lt;[raw.BK8];&quot;Red&quot;;IF([raw.K8]&gt;[raw.BL8];&quot;Blue&quot;;&quot;Green&quot;)))" office:value-type="float" office:value="0.0295" calcext:value-type="float">
            <text:p>0.0295</text:p>
          </table:table-cell>
          <table:table-cell table:style-name="ce29" table:formula="of:=[raw.BM8]+ORG.OPENOFFICE.STYLE(IF([raw.K8]&lt;[raw.BN8];&quot;Red&quot;;IF([raw.K8]&gt;[raw.BO8];&quot;Blue&quot;;&quot;Green&quot;)))" office:value-type="float" office:value="0.0185" calcext:value-type="float">
            <text:p>0.0185</text:p>
          </table:table-cell>
          <table:table-cell/>
        </table:table-row>
        <table:table-row table:style-name="ro1">
          <table:table-cell table:style-name="ce5" table:formula="of:=[$raw.A9]" office:value-type="string" office:string-value="bh_posdep_negonly" calcext:value-type="string">
            <text:p>bh_posdep_negonly</text:p>
          </table:table-cell>
          <table:table-cell table:style-name="ce2" table:formula="of:=[$raw.B9]" office:value-type="float" office:value="8" calcext:value-type="float">
            <text:p>8</text:p>
          </table:table-cell>
          <table:table-cell table:formula="of:=[$raw.C9]" office:value-type="float" office:value="0" calcext:value-type="float">
            <text:p>0</text:p>
          </table:table-cell>
          <table:table-cell table:formula="of:=[$raw.D9]" office:value-type="float" office:value="0.25" calcext:value-type="float">
            <text:p>0.25</text:p>
          </table:table-cell>
          <table:table-cell table:formula="of:=[$raw.E9]" office:value-type="float" office:value="1" calcext:value-type="float">
            <text:p>1</text:p>
          </table:table-cell>
          <table:table-cell table:style-name="ce27" table:formula="of:=[$raw.F9]" office:value-type="string" office:string-value="BH1995" calcext:value-type="string">
            <text:p>BH1995</text:p>
          </table:table-cell>
          <table:table-cell table:style-name="ce15" table:formula="of:=[raw.N9]+ORG.OPENOFFICE.STYLE(IF([raw.K9]&lt;[raw.O9];&quot;Red&quot;;IF([raw.K9]&gt;[raw.P9];&quot;Blue&quot;;&quot;Green&quot;)))" office:value-type="float" office:value="0.0392791507157439" calcext:value-type="float">
            <text:p>0.0393</text:p>
          </table:table-cell>
          <table:table-cell table:style-name="ce6" table:formula="of:=[raw.Q9]+ORG.OPENOFFICE.STYLE(IF([raw.K9]&lt;[raw.R9];&quot;Red&quot;;IF([raw.K9]&gt;[raw.S9];&quot;Blue&quot;;&quot;Green&quot;)))" office:value-type="float" office:value="0.0391265435948284" calcext:value-type="float">
            <text:p>0.0391</text:p>
          </table:table-cell>
          <table:table-cell table:style-name="ce6" table:formula="of:=[raw.T9]+ORG.OPENOFFICE.STYLE(IF([raw.K9]&lt;[raw.U9];&quot;Red&quot;;IF([raw.K9]&gt;[raw.V9];&quot;Blue&quot;;&quot;Green&quot;)))" office:value-type="float" office:value="0.0391265435948284" calcext:value-type="float">
            <text:p>0.0391</text:p>
          </table:table-cell>
          <table:table-cell table:style-name="ce61" table:formula="of:=[raw.W9]+ORG.OPENOFFICE.STYLE(IF([raw.K9]&lt;[raw.X9];&quot;Red&quot;;IF([raw.K9]&gt;[raw.Y9];&quot;Blue&quot;;&quot;Green&quot;)))" office:value-type="float" office:value="0.0319168199221238" calcext:value-type="float">
            <text:p>0.0319</text:p>
          </table:table-cell>
          <table:table-cell table:style-name="ce61" table:formula="of:=[raw.Z9]+ORG.OPENOFFICE.STYLE(IF([raw.K9]&lt;[raw.AA9];&quot;Red&quot;;IF([raw.K9]&gt;[raw.AB9];&quot;Blue&quot;;&quot;Green&quot;)))" office:value-type="float" office:value="0.0169939779749831" calcext:value-type="float">
            <text:p>0.0170</text:p>
          </table:table-cell>
          <table:table-cell table:style-name="ce29" table:formula="of:=[raw.AC9]+ORG.OPENOFFICE.STYLE(IF([raw.K9]&lt;[raw.AD9];&quot;Red&quot;;IF([raw.K9]&gt;[raw.AE9];&quot;Blue&quot;;&quot;Green&quot;)))" office:value-type="float" office:value="0.020800526061311" calcext:value-type="float">
            <text:p>0.0208</text:p>
          </table:table-cell>
          <table:table-cell table:style-name="ce15" table:formula="of:=[raw.AF9]+ORG.OPENOFFICE.STYLE(IF([raw.K9]&lt;[raw.AG9];&quot;Red&quot;;IF([raw.K9]&gt;[raw.AH9];&quot;Blue&quot;;&quot;Green&quot;)))" office:value-type="float" office:value="0.037" calcext:value-type="float">
            <text:p>0.0370</text:p>
          </table:table-cell>
          <table:table-cell table:style-name="ce62" table:formula="of:=[raw.AI9]+ORG.OPENOFFICE.STYLE(IF([raw.K9]&lt;[raw.AJ9];&quot;Red&quot;;IF([raw.K9]&gt;[raw.AK9];&quot;Blue&quot;;&quot;Green&quot;)))" office:value-type="float" office:value="0.998" calcext:value-type="float">
            <text:p>0.9980</text:p>
          </table:table-cell>
          <table:table-cell table:style-name="ce62" table:formula="of:=[raw.AL9]+ORG.OPENOFFICE.STYLE(IF([raw.K9]&lt;[raw.AM9];&quot;Red&quot;;IF([raw.K9]&gt;[raw.AN9];&quot;Blue&quot;;&quot;Green&quot;)))" office:value-type="float" office:value="0.998" calcext:value-type="float">
            <text:p>0.9980</text:p>
          </table:table-cell>
          <table:table-cell table:style-name="ce7" table:formula="of:=[raw.AO9]+ORG.OPENOFFICE.STYLE(IF([raw.K9]&lt;[raw.AP9];&quot;Red&quot;;IF([raw.K9]&gt;[raw.AQ9];&quot;Blue&quot;;&quot;Green&quot;)))" office:value-type="float" office:value="0.046" calcext:value-type="float">
            <text:p>0.0460</text:p>
          </table:table-cell>
          <table:table-cell table:style-name="ce6" table:formula="of:=[raw.AR9]+ORG.OPENOFFICE.STYLE(IF([raw.K9]&lt;[raw.AS9];&quot;Red&quot;;IF([raw.K9]&gt;[raw.AT9];&quot;Blue&quot;;&quot;Green&quot;)))" office:value-type="float" office:value="0.024" calcext:value-type="float">
            <text:p>0.0240</text:p>
          </table:table-cell>
          <table:table-cell table:style-name="ce29" table:formula="of:=[raw.AU9]+ORG.OPENOFFICE.STYLE(IF([raw.K9]&lt;[raw.AV9];&quot;Red&quot;;IF([raw.K9]&gt;[raw.AW9];&quot;Blue&quot;;&quot;Green&quot;)))" office:value-type="float" office:value="0.018" calcext:value-type="float">
            <text:p>0.0180</text:p>
          </table:table-cell>
          <table:table-cell table:style-name="ce15" table:formula="of:=[raw.AX9]+ORG.OPENOFFICE.STYLE(IF([raw.K9]&lt;[raw.AY9];&quot;Red&quot;;IF([raw.K9]&gt;[raw.AZ9];&quot;Blue&quot;;&quot;Green&quot;)))" office:value-type="float" office:value="0.0391786261579285" calcext:value-type="float">
            <text:p>0.0392</text:p>
          </table:table-cell>
          <table:table-cell table:style-name="ce6" table:formula="of:=[raw.BA9]+ORG.OPENOFFICE.STYLE(IF([raw.K9]&lt;[raw.BB9];&quot;Red&quot;;IF([raw.K9]&gt;[raw.BC9];&quot;Blue&quot;;&quot;Green&quot;)))" office:value-type="float" office:value="0.0208379700243598" calcext:value-type="float">
            <text:p>0.0208</text:p>
          </table:table-cell>
          <table:table-cell table:style-name="ce6" table:formula="of:=[raw.BD9]+ORG.OPENOFFICE.STYLE(IF([raw.K9]&lt;[raw.BE9];&quot;Red&quot;;IF([raw.K9]&gt;[raw.BF9];&quot;Blue&quot;;&quot;Green&quot;)))" office:value-type="float" office:value="0.0208379700243598" calcext:value-type="float">
            <text:p>0.0208</text:p>
          </table:table-cell>
          <table:table-cell table:style-name="ce6" table:formula="of:=[raw.BG9]+ORG.OPENOFFICE.STYLE(IF([raw.K9]&lt;[raw.BH9];&quot;Red&quot;;IF([raw.K9]&gt;[raw.BI9];&quot;Blue&quot;;&quot;Green&quot;)))" office:value-type="float" office:value="0.03178261686228" calcext:value-type="float">
            <text:p>0.0318</text:p>
          </table:table-cell>
          <table:table-cell table:style-name="ce6" table:formula="of:=[raw.BJ9]+ORG.OPENOFFICE.STYLE(IF([raw.K9]&lt;[raw.BK9];&quot;Red&quot;;IF([raw.K9]&gt;[raw.BL9];&quot;Blue&quot;;&quot;Green&quot;)))" office:value-type="float" office:value="0.0169147295645244" calcext:value-type="float">
            <text:p>0.0169</text:p>
          </table:table-cell>
          <table:table-cell table:style-name="ce29" table:formula="of:=[raw.BM9]+ORG.OPENOFFICE.STYLE(IF([raw.K9]&lt;[raw.BN9];&quot;Red&quot;;IF([raw.K9]&gt;[raw.BO9];&quot;Blue&quot;;&quot;Green&quot;)))" office:value-type="float" office:value="0.0207457864928387" calcext:value-type="float">
            <text:p>0.0207</text:p>
          </table:table-cell>
          <table:table-cell/>
        </table:table-row>
        <table:table-row table:style-name="ro1">
          <table:table-cell table:style-name="ce5" table:formula="of:=[$raw.A10]" office:value-type="string" office:string-value="bh_posdep_balanced" calcext:value-type="string">
            <text:p>bh_posdep_balanced</text:p>
          </table:table-cell>
          <table:table-cell table:style-name="ce2" table:formula="of:=[$raw.B10]" office:value-type="float" office:value="9" calcext:value-type="float">
            <text:p>9</text:p>
          </table:table-cell>
          <table:table-cell table:formula="of:=[$raw.C10]" office:value-type="float" office:value="0.25" calcext:value-type="float">
            <text:p>0.25</text:p>
          </table:table-cell>
          <table:table-cell table:formula="of:=[$raw.D10]" office:value-type="float" office:value="0.25" calcext:value-type="float">
            <text:p>0.25</text:p>
          </table:table-cell>
          <table:table-cell table:formula="of:=[$raw.E10]" office:value-type="float" office:value="1" calcext:value-type="float">
            <text:p>1</text:p>
          </table:table-cell>
          <table:table-cell table:style-name="ce27" table:formula="of:=[$raw.F10]" office:value-type="string" office:string-value="BH1995" calcext:value-type="string">
            <text:p>BH1995</text:p>
          </table:table-cell>
          <table:table-cell table:style-name="ce15" table:formula="of:=[raw.N10]+ORG.OPENOFFICE.STYLE(IF([raw.K10]&lt;[raw.O10];&quot;Red&quot;;IF([raw.K10]&gt;[raw.P10];&quot;Blue&quot;;&quot;Green&quot;)))" office:value-type="float" office:value="0.0259959704147918" calcext:value-type="float">
            <text:p>0.0260</text:p>
          </table:table-cell>
          <table:table-cell table:style-name="ce6" table:formula="of:=[raw.Q10]+ORG.OPENOFFICE.STYLE(IF([raw.K10]&lt;[raw.R10];&quot;Red&quot;;IF([raw.K10]&gt;[raw.S10];&quot;Blue&quot;;&quot;Green&quot;)))" office:value-type="float" office:value="0.0259310044207514" calcext:value-type="float">
            <text:p>0.0259</text:p>
          </table:table-cell>
          <table:table-cell table:style-name="ce6" table:formula="of:=[raw.T10]+ORG.OPENOFFICE.STYLE(IF([raw.K10]&lt;[raw.U10];&quot;Red&quot;;IF([raw.K10]&gt;[raw.V10];&quot;Blue&quot;;&quot;Green&quot;)))" office:value-type="float" office:value="0.0259303516792371" calcext:value-type="float">
            <text:p>0.0259</text:p>
          </table:table-cell>
          <table:table-cell table:style-name="ce61" table:formula="of:=[raw.W10]+ORG.OPENOFFICE.STYLE(IF([raw.K10]&lt;[raw.X10];&quot;Red&quot;;IF([raw.K10]&gt;[raw.Y10];&quot;Blue&quot;;&quot;Green&quot;)))" office:value-type="float" office:value="0.0259749140502725" calcext:value-type="float">
            <text:p>0.0260</text:p>
          </table:table-cell>
          <table:table-cell table:style-name="ce61" table:formula="of:=[raw.Z10]+ORG.OPENOFFICE.STYLE(IF([raw.K10]&lt;[raw.AA10];&quot;Red&quot;;IF([raw.K10]&gt;[raw.AB10];&quot;Blue&quot;;&quot;Green&quot;)))" office:value-type="float" office:value="0.0136341858720127" calcext:value-type="float">
            <text:p>0.0136</text:p>
          </table:table-cell>
          <table:table-cell table:style-name="ce29" table:formula="of:=[raw.AC10]+ORG.OPENOFFICE.STYLE(IF([raw.K10]&lt;[raw.AD10];&quot;Red&quot;;IF([raw.K10]&gt;[raw.AE10];&quot;Blue&quot;;&quot;Green&quot;)))" office:value-type="float" office:value="0.0136566700604534" calcext:value-type="float">
            <text:p>0.0137</text:p>
          </table:table-cell>
          <table:table-cell table:style-name="ce15" table:formula="of:=[raw.AF10]+ORG.OPENOFFICE.STYLE(IF([raw.K10]&lt;[raw.AG10];&quot;Red&quot;;IF([raw.K10]&gt;[raw.AH10];&quot;Blue&quot;;&quot;Green&quot;)))" office:value-type="float" office:value="0.0249984779678575" calcext:value-type="float">
            <text:p>0.0250</text:p>
          </table:table-cell>
          <table:table-cell table:style-name="ce61" table:formula="of:=[raw.AI10]+ORG.OPENOFFICE.STYLE(IF([raw.K10]&lt;[raw.AJ10];&quot;Red&quot;;IF([raw.K10]&gt;[raw.AK10];&quot;Blue&quot;;&quot;Green&quot;)))" office:value-type="float" office:value="0.024976828821754" calcext:value-type="float">
            <text:p>0.0250</text:p>
          </table:table-cell>
          <table:table-cell table:style-name="ce61" table:formula="of:=[raw.AL10]+ORG.OPENOFFICE.STYLE(IF([raw.K10]&lt;[raw.AM10];&quot;Red&quot;;IF([raw.K10]&gt;[raw.AN10];&quot;Blue&quot;;&quot;Green&quot;)))" office:value-type="float" office:value="0.024976828821754" calcext:value-type="float">
            <text:p>0.0250</text:p>
          </table:table-cell>
          <table:table-cell table:style-name="ce6" table:formula="of:=[raw.AO10]+ORG.OPENOFFICE.STYLE(IF([raw.K10]&lt;[raw.AP10];&quot;Red&quot;;IF([raw.K10]&gt;[raw.AQ10];&quot;Blue&quot;;&quot;Green&quot;)))" office:value-type="float" office:value="0.0250181877252439" calcext:value-type="float">
            <text:p>0.0250</text:p>
          </table:table-cell>
          <table:table-cell table:style-name="ce6" table:formula="of:=[raw.AR10]+ORG.OPENOFFICE.STYLE(IF([raw.K10]&lt;[raw.AS10];&quot;Red&quot;;IF([raw.K10]&gt;[raw.AT10];&quot;Blue&quot;;&quot;Green&quot;)))" office:value-type="float" office:value="0.0126801502438812" calcext:value-type="float">
            <text:p>0.0127</text:p>
          </table:table-cell>
          <table:table-cell table:style-name="ce29" table:formula="of:=[raw.AU10]+ORG.OPENOFFICE.STYLE(IF([raw.K10]&lt;[raw.AV10];&quot;Red&quot;;IF([raw.K10]&gt;[raw.AW10];&quot;Blue&quot;;&quot;Green&quot;)))" office:value-type="float" office:value="0.0126703204628556" calcext:value-type="float">
            <text:p>0.0127</text:p>
          </table:table-cell>
          <table:table-cell table:style-name="ce15" table:formula="of:=[raw.AX10]+ORG.OPENOFFICE.STYLE(IF([raw.K10]&lt;[raw.AY10];&quot;Red&quot;;IF([raw.K10]&gt;[raw.AZ10];&quot;Blue&quot;;&quot;Green&quot;)))" office:value-type="float" office:value="0.0268712190495391" calcext:value-type="float">
            <text:p>0.0269</text:p>
          </table:table-cell>
          <table:table-cell table:style-name="ce6" table:formula="of:=[raw.BA10]+ORG.OPENOFFICE.STYLE(IF([raw.K10]&lt;[raw.BB10];&quot;Red&quot;;IF([raw.K10]&gt;[raw.BC10];&quot;Blue&quot;;&quot;Green&quot;)))" office:value-type="float" office:value="0.0268077058543298" calcext:value-type="float">
            <text:p>0.0268</text:p>
          </table:table-cell>
          <table:table-cell table:style-name="ce6" table:formula="of:=[raw.BD10]+ORG.OPENOFFICE.STYLE(IF([raw.K10]&lt;[raw.BE10];&quot;Red&quot;;IF([raw.K10]&gt;[raw.BF10];&quot;Blue&quot;;&quot;Green&quot;)))" office:value-type="float" office:value="0.0268077058543298" calcext:value-type="float">
            <text:p>0.0268</text:p>
          </table:table-cell>
          <table:table-cell table:style-name="ce6" table:formula="of:=[raw.BG10]+ORG.OPENOFFICE.STYLE(IF([raw.K10]&lt;[raw.BH10];&quot;Red&quot;;IF([raw.K10]&gt;[raw.BI10];&quot;Blue&quot;;&quot;Green&quot;)))" office:value-type="float" office:value="0.0268253398745334" calcext:value-type="float">
            <text:p>0.0268</text:p>
          </table:table-cell>
          <table:table-cell table:style-name="ce6" table:formula="of:=[raw.BJ10]+ORG.OPENOFFICE.STYLE(IF([raw.K10]&lt;[raw.BK10];&quot;Red&quot;;IF([raw.K10]&gt;[raw.BL10];&quot;Blue&quot;;&quot;Green&quot;)))" office:value-type="float" office:value="0.0145242717322707" calcext:value-type="float">
            <text:p>0.0145</text:p>
          </table:table-cell>
          <table:table-cell table:style-name="ce29" table:formula="of:=[raw.BM10]+ORG.OPENOFFICE.STYLE(IF([raw.K10]&lt;[raw.BN10];&quot;Red&quot;;IF([raw.K10]&gt;[raw.BO10];&quot;Blue&quot;;&quot;Green&quot;)))" office:value-type="float" office:value="0.0145693345420732" calcext:value-type="float">
            <text:p>0.0146</text:p>
          </table:table-cell>
          <table:table-cell/>
        </table:table-row>
        <table:table-row table:style-name="ro1">
          <table:table-cell table:style-name="ce11" table:formula="of:=[$raw.A11]" office:value-type="string" office:string-value="bh_posdep_unbalanced" calcext:value-type="string">
            <text:p>bh_posdep_unbalanced</text:p>
          </table:table-cell>
          <table:table-cell table:style-name="ce21" table:formula="of:=[$raw.B11]" office:value-type="float" office:value="10" calcext:value-type="float">
            <text:p>10</text:p>
          </table:table-cell>
          <table:table-cell table:style-name="ce21" table:formula="of:=[$raw.C11]" office:value-type="float" office:value="0.1" calcext:value-type="float">
            <text:p>0.1</text:p>
          </table:table-cell>
          <table:table-cell table:style-name="ce21" table:formula="of:=[$raw.D11]" office:value-type="float" office:value="0.4" calcext:value-type="float">
            <text:p>0.4</text:p>
          </table:table-cell>
          <table:table-cell table:style-name="ce21" table:formula="of:=[$raw.E11]" office:value-type="float" office:value="1" calcext:value-type="float">
            <text:p>1</text:p>
          </table:table-cell>
          <table:table-cell table:style-name="ce21" table:formula="of:=[$raw.F11]" office:value-type="string" office:string-value="BH1995" calcext:value-type="string">
            <text:p>BH1995</text:p>
          </table:table-cell>
          <table:table-cell table:style-name="ce17" table:formula="of:=[raw.N11]+ORG.OPENOFFICE.STYLE(IF([raw.K11]&lt;[raw.O11];&quot;Red&quot;;IF([raw.K11]&gt;[raw.P11];&quot;Blue&quot;;&quot;Green&quot;)))" office:value-type="float" office:value="0.0260314029592961" calcext:value-type="float">
            <text:p>0.0260</text:p>
          </table:table-cell>
          <table:table-cell table:style-name="ce23" table:formula="of:=[raw.Q11]+ORG.OPENOFFICE.STYLE(IF([raw.K11]&lt;[raw.R11];&quot;Red&quot;;IF([raw.K11]&gt;[raw.S11];&quot;Blue&quot;;&quot;Green&quot;)))" office:value-type="float" office:value="0.025928984462188" calcext:value-type="float">
            <text:p>0.0259</text:p>
          </table:table-cell>
          <table:table-cell table:style-name="ce23" table:formula="of:=[raw.T11]+ORG.OPENOFFICE.STYLE(IF([raw.K11]&lt;[raw.U11];&quot;Red&quot;;IF([raw.K11]&gt;[raw.V11];&quot;Blue&quot;;&quot;Green&quot;)))" office:value-type="float" office:value="0.025928984462188" calcext:value-type="float">
            <text:p>0.0259</text:p>
          </table:table-cell>
          <table:table-cell table:style-name="ce23" table:formula="of:=[raw.W11]+ORG.OPENOFFICE.STYLE(IF([raw.K11]&lt;[raw.X11];&quot;Red&quot;;IF([raw.K11]&gt;[raw.Y11];&quot;Blue&quot;;&quot;Green&quot;)))" office:value-type="float" office:value="0.0231793996767171" calcext:value-type="float">
            <text:p>0.0232</text:p>
          </table:table-cell>
          <table:table-cell table:style-name="ce23" table:formula="of:=[raw.Z11]+ORG.OPENOFFICE.STYLE(IF([raw.K11]&lt;[raw.AA11];&quot;Red&quot;;IF([raw.K11]&gt;[raw.AB11];&quot;Blue&quot;;&quot;Green&quot;)))" office:value-type="float" office:value="0.0120975898704549" calcext:value-type="float">
            <text:p>0.0121</text:p>
          </table:table-cell>
          <table:table-cell table:style-name="ce32" table:formula="of:=[raw.AC11]+ORG.OPENOFFICE.STYLE(IF([raw.K11]&lt;[raw.AD11];&quot;Red&quot;;IF([raw.K11]&gt;[raw.AE11];&quot;Blue&quot;;&quot;Green&quot;)))" office:value-type="float" office:value="0.0136063605554585" calcext:value-type="float">
            <text:p>0.0136</text:p>
          </table:table-cell>
          <table:table-cell table:style-name="ce17" table:formula="of:=[raw.AF11]+ORG.OPENOFFICE.STYLE(IF([raw.K11]&lt;[raw.AG11];&quot;Red&quot;;IF([raw.K11]&gt;[raw.AH11];&quot;Blue&quot;;&quot;Green&quot;)))" office:value-type="float" office:value="0.0245296181725036" calcext:value-type="float">
            <text:p>0.0245</text:p>
          </table:table-cell>
          <table:table-cell table:style-name="ce87" table:formula="of:=[raw.AI11]+ORG.OPENOFFICE.STYLE(IF([raw.K11]&lt;[raw.AJ11];&quot;Red&quot;;IF([raw.K11]&gt;[raw.AK11];&quot;Blue&quot;;&quot;Green&quot;)))" office:value-type="float" office:value="0.059629860778865" calcext:value-type="float">
            <text:p>0.0596</text:p>
          </table:table-cell>
          <table:table-cell table:style-name="ce87" table:formula="of:=[raw.AL11]+ORG.OPENOFFICE.STYLE(IF([raw.K11]&lt;[raw.AM11];&quot;Red&quot;;IF([raw.K11]&gt;[raw.AN11];&quot;Blue&quot;;&quot;Green&quot;)))" office:value-type="float" office:value="0.059629860778865" calcext:value-type="float">
            <text:p>0.0596</text:p>
          </table:table-cell>
          <table:table-cell table:style-name="ce23" table:formula="of:=[raw.AO11]+ORG.OPENOFFICE.STYLE(IF([raw.K11]&lt;[raw.AP11];&quot;Red&quot;;IF([raw.K11]&gt;[raw.AQ11];&quot;Blue&quot;;&quot;Green&quot;)))" office:value-type="float" office:value="0.0353207417650912" calcext:value-type="float">
            <text:p>0.0353</text:p>
          </table:table-cell>
          <table:table-cell table:style-name="ce23" table:formula="of:=[raw.AR11]+ORG.OPENOFFICE.STYLE(IF([raw.K11]&lt;[raw.AS11];&quot;Red&quot;;IF([raw.K11]&gt;[raw.AT11];&quot;Blue&quot;;&quot;Green&quot;)))" office:value-type="float" office:value="0.0175427995734411" calcext:value-type="float">
            <text:p>0.0175</text:p>
          </table:table-cell>
          <table:table-cell table:style-name="ce32" table:formula="of:=[raw.AU11]+ORG.OPENOFFICE.STYLE(IF([raw.K11]&lt;[raw.AV11];&quot;Red&quot;;IF([raw.K11]&gt;[raw.AW11];&quot;Blue&quot;;&quot;Green&quot;)))" office:value-type="float" office:value="0.0121792735589443" calcext:value-type="float">
            <text:p>0.0122</text:p>
          </table:table-cell>
          <table:table-cell table:style-name="ce17" table:formula="of:=[raw.AX11]+ORG.OPENOFFICE.STYLE(IF([raw.K11]&lt;[raw.AY11];&quot;Red&quot;;IF([raw.K11]&gt;[raw.AZ11];&quot;Blue&quot;;&quot;Green&quot;)))" office:value-type="float" office:value="0.0262457490392659" calcext:value-type="float">
            <text:p>0.0262</text:p>
          </table:table-cell>
          <table:table-cell table:style-name="ce23" table:formula="of:=[raw.BA11]+ORG.OPENOFFICE.STYLE(IF([raw.K11]&lt;[raw.BB11];&quot;Red&quot;;IF([raw.K11]&gt;[raw.BC11];&quot;Blue&quot;;&quot;Green&quot;)))" office:value-type="float" office:value="0.0170489971881892" calcext:value-type="float">
            <text:p>0.0170</text:p>
          </table:table-cell>
          <table:table-cell table:style-name="ce23" table:formula="of:=[raw.BD11]+ORG.OPENOFFICE.STYLE(IF([raw.K11]&lt;[raw.BE11];&quot;Red&quot;;IF([raw.K11]&gt;[raw.BF11];&quot;Blue&quot;;&quot;Green&quot;)))" office:value-type="float" office:value="0.0170489971881892" calcext:value-type="float">
            <text:p>0.0170</text:p>
          </table:table-cell>
          <table:table-cell table:style-name="ce23" table:formula="of:=[raw.BG11]+ORG.OPENOFFICE.STYLE(IF([raw.K11]&lt;[raw.BH11];&quot;Red&quot;;IF([raw.K11]&gt;[raw.BI11];&quot;Blue&quot;;&quot;Green&quot;)))" office:value-type="float" office:value="0.0204633801720455" calcext:value-type="float">
            <text:p>0.0205</text:p>
          </table:table-cell>
          <table:table-cell table:style-name="ce23" table:formula="of:=[raw.BJ11]+ORG.OPENOFFICE.STYLE(IF([raw.K11]&lt;[raw.BK11];&quot;Red&quot;;IF([raw.K11]&gt;[raw.BL11];&quot;Blue&quot;;&quot;Green&quot;)))" office:value-type="float" office:value="0.0109243878521807" calcext:value-type="float">
            <text:p>0.0109</text:p>
          </table:table-cell>
          <table:table-cell table:style-name="ce32" table:formula="of:=[raw.BM11]+ORG.OPENOFFICE.STYLE(IF([raw.K11]&lt;[raw.BN11];&quot;Red&quot;;IF([raw.K11]&gt;[raw.BO11];&quot;Blue&quot;;&quot;Green&quot;)))" office:value-type="float" office:value="0.0138126154000255" calcext:value-type="float">
            <text:p>0.0138</text:p>
          </table:table-cell>
          <table:table-cell/>
        </table:table-row>
        <table:table-row table:style-name="ro1">
          <table:table-cell table:style-name="ce1" table:formula="of:=[$raw.A12]" office:value-type="string" office:string-value="bh_negdep_null" calcext:value-type="string">
            <text:p>bh_negdep_null</text:p>
          </table:table-cell>
          <table:table-cell table:style-name="ce22" table:formula="of:=[$raw.B12]" office:value-type="float" office:value="11" calcext:value-type="float">
            <text:p>11</text:p>
          </table:table-cell>
          <table:table-cell table:style-name="ce22" table:formula="of:=[$raw.C12]" office:value-type="float" office:value="0" calcext:value-type="float">
            <text:p>0</text:p>
          </table:table-cell>
          <table:table-cell table:style-name="ce22" table:formula="of:=[$raw.D12]" office:value-type="float" office:value="0" calcext:value-type="float">
            <text:p>0</text:p>
          </table:table-cell>
          <table:table-cell table:style-name="ce22" table:formula="of:=[$raw.E12]" office:value-type="float" office:value="-1" calcext:value-type="float">
            <text:p>-1</text:p>
          </table:table-cell>
          <table:table-cell table:style-name="ce22" table:formula="of:=[$raw.F12]" office:value-type="string" office:string-value="BH1995" calcext:value-type="string">
            <text:p>BH1995</text:p>
          </table:table-cell>
          <table:table-cell table:style-name="ce43" table:formula="of:=[raw.N12]+ORG.OPENOFFICE.STYLE(IF([raw.K12]&lt;[raw.O12];&quot;Red&quot;;IF([raw.K12]&gt;[raw.P12];&quot;Blue&quot;;&quot;Green&quot;)))" office:value-type="float" office:value="0.101" calcext:value-type="float">
            <text:p>0.1010</text:p>
          </table:table-cell>
          <table:table-cell table:style-name="ce60" table:formula="of:=[raw.Q12]+ORG.OPENOFFICE.STYLE(IF([raw.K12]&lt;[raw.R12];&quot;Red&quot;;IF([raw.K12]&gt;[raw.S12];&quot;Blue&quot;;&quot;Green&quot;)))" office:value-type="float" office:value="0.057" calcext:value-type="float">
            <text:p>0.0570</text:p>
          </table:table-cell>
          <table:table-cell table:style-name="ce60" table:formula="of:=[raw.T12]+ORG.OPENOFFICE.STYLE(IF([raw.K12]&lt;[raw.U12];&quot;Red&quot;;IF([raw.K12]&gt;[raw.V12];&quot;Blue&quot;;&quot;Green&quot;)))" office:value-type="float" office:value="0.057" calcext:value-type="float">
            <text:p>0.0570</text:p>
          </table:table-cell>
          <table:table-cell table:style-name="ce54" table:formula="of:=[raw.W12]+ORG.OPENOFFICE.STYLE(IF([raw.K12]&lt;[raw.X12];&quot;Red&quot;;IF([raw.K12]&gt;[raw.Y12];&quot;Blue&quot;;&quot;Green&quot;)))" office:value-type="float" office:value="0.1015" calcext:value-type="float">
            <text:p>0.1015</text:p>
          </table:table-cell>
          <table:table-cell table:style-name="ce60" table:formula="of:=[raw.Z12]+ORG.OPENOFFICE.STYLE(IF([raw.K12]&lt;[raw.AA12];&quot;Red&quot;;IF([raw.K12]&gt;[raw.AB12];&quot;Blue&quot;;&quot;Green&quot;)))" office:value-type="float" office:value="0.0555" calcext:value-type="float">
            <text:p>0.0555</text:p>
          </table:table-cell>
          <table:table-cell table:style-name="ce99" table:formula="of:=[raw.AC12]+ORG.OPENOFFICE.STYLE(IF([raw.K12]&lt;[raw.AD12];&quot;Red&quot;;IF([raw.K12]&gt;[raw.AE12];&quot;Blue&quot;;&quot;Green&quot;)))" office:value-type="float" office:value="0.0555" calcext:value-type="float">
            <text:p>0.0555</text:p>
          </table:table-cell>
          <table:table-cell table:style-name="ce83" table:formula="of:=[raw.AF12]+ORG.OPENOFFICE.STYLE(IF([raw.K12]&lt;[raw.AG12];&quot;Red&quot;;IF([raw.K12]&gt;[raw.AH12];&quot;Blue&quot;;&quot;Green&quot;)))" office:value-type="float" office:value="0.0515" calcext:value-type="float">
            <text:p>0.0515</text:p>
          </table:table-cell>
          <table:table-cell table:style-name="ce91" table:formula="of:=[raw.AI12]+ORG.OPENOFFICE.STYLE(IF([raw.K12]&lt;[raw.AJ12];&quot;Red&quot;;IF([raw.K12]&gt;[raw.AK12];&quot;Blue&quot;;&quot;Green&quot;)))" office:value-type="float" office:value="0.0305" calcext:value-type="float">
            <text:p>0.0305</text:p>
          </table:table-cell>
          <table:table-cell table:style-name="ce91" table:formula="of:=[raw.AL12]+ORG.OPENOFFICE.STYLE(IF([raw.K12]&lt;[raw.AM12];&quot;Red&quot;;IF([raw.K12]&gt;[raw.AN12];&quot;Blue&quot;;&quot;Green&quot;)))" office:value-type="float" office:value="0.0305" calcext:value-type="float">
            <text:p>0.0305</text:p>
          </table:table-cell>
          <table:table-cell table:style-name="ce60" table:formula="of:=[raw.AO12]+ORG.OPENOFFICE.STYLE(IF([raw.K12]&lt;[raw.AP12];&quot;Red&quot;;IF([raw.K12]&gt;[raw.AQ12];&quot;Blue&quot;;&quot;Green&quot;)))" office:value-type="float" office:value="0.0515" calcext:value-type="float">
            <text:p>0.0515</text:p>
          </table:table-cell>
          <table:table-cell table:style-name="ce91" table:formula="of:=[raw.AR12]+ORG.OPENOFFICE.STYLE(IF([raw.K12]&lt;[raw.AS12];&quot;Red&quot;;IF([raw.K12]&gt;[raw.AT12];&quot;Blue&quot;;&quot;Green&quot;)))" office:value-type="float" office:value="0.0275" calcext:value-type="float">
            <text:p>0.0275</text:p>
          </table:table-cell>
          <table:table-cell table:style-name="ce101" table:formula="of:=[raw.AU12]+ORG.OPENOFFICE.STYLE(IF([raw.K12]&lt;[raw.AV12];&quot;Red&quot;;IF([raw.K12]&gt;[raw.AW12];&quot;Blue&quot;;&quot;Green&quot;)))" office:value-type="float" office:value="0.0275" calcext:value-type="float">
            <text:p>0.0275</text:p>
          </table:table-cell>
          <table:table-cell table:style-name="ce83" table:formula="of:=[raw.AX12]+ORG.OPENOFFICE.STYLE(IF([raw.K12]&lt;[raw.AY12];&quot;Red&quot;;IF([raw.K12]&gt;[raw.AZ12];&quot;Blue&quot;;&quot;Green&quot;)))" office:value-type="float" office:value="0.0545" calcext:value-type="float">
            <text:p>0.0545</text:p>
          </table:table-cell>
          <table:table-cell table:style-name="ce91" table:formula="of:=[raw.BA12]+ORG.OPENOFFICE.STYLE(IF([raw.K12]&lt;[raw.BB12];&quot;Red&quot;;IF([raw.K12]&gt;[raw.BC12];&quot;Blue&quot;;&quot;Green&quot;)))" office:value-type="float" office:value="0.0315" calcext:value-type="float">
            <text:p>0.0315</text:p>
          </table:table-cell>
          <table:table-cell table:style-name="ce91" table:formula="of:=[raw.BD12]+ORG.OPENOFFICE.STYLE(IF([raw.K12]&lt;[raw.BE12];&quot;Red&quot;;IF([raw.K12]&gt;[raw.BF12];&quot;Blue&quot;;&quot;Green&quot;)))" office:value-type="float" office:value="0.0315" calcext:value-type="float">
            <text:p>0.0315</text:p>
          </table:table-cell>
          <table:table-cell table:style-name="ce60" table:formula="of:=[raw.BG12]+ORG.OPENOFFICE.STYLE(IF([raw.K12]&lt;[raw.BH12];&quot;Red&quot;;IF([raw.K12]&gt;[raw.BI12];&quot;Blue&quot;;&quot;Green&quot;)))" office:value-type="float" office:value="0.055" calcext:value-type="float">
            <text:p>0.0550</text:p>
          </table:table-cell>
          <table:table-cell table:style-name="ce91" table:formula="of:=[raw.BJ12]+ORG.OPENOFFICE.STYLE(IF([raw.K12]&lt;[raw.BK12];&quot;Red&quot;;IF([raw.K12]&gt;[raw.BL12];&quot;Blue&quot;;&quot;Green&quot;)))" office:value-type="float" office:value="0.029" calcext:value-type="float">
            <text:p>0.0290</text:p>
          </table:table-cell>
          <table:table-cell table:style-name="ce101" table:formula="of:=[raw.BM12]+ORG.OPENOFFICE.STYLE(IF([raw.K12]&lt;[raw.BN12];&quot;Red&quot;;IF([raw.K12]&gt;[raw.BO12];&quot;Blue&quot;;&quot;Green&quot;)))" office:value-type="float" office:value="0.029" calcext:value-type="float">
            <text:p>0.0290</text:p>
          </table:table-cell>
          <table:table-cell/>
        </table:table-row>
        <table:table-row table:style-name="ro1">
          <table:table-cell table:style-name="ce5" table:formula="of:=[$raw.A13]" office:value-type="string" office:string-value="bh_negdep_posonly" calcext:value-type="string">
            <text:p>bh_negdep_posonly</text:p>
          </table:table-cell>
          <table:table-cell table:style-name="ce2" table:formula="of:=[$raw.B13]" office:value-type="float" office:value="12" calcext:value-type="float">
            <text:p>12</text:p>
          </table:table-cell>
          <table:table-cell table:formula="of:=[$raw.C13]" office:value-type="float" office:value="0.25" calcext:value-type="float">
            <text:p>0.25</text:p>
          </table:table-cell>
          <table:table-cell table:formula="of:=[$raw.D13]" office:value-type="float" office:value="0" calcext:value-type="float">
            <text:p>0</text:p>
          </table:table-cell>
          <table:table-cell table:formula="of:=[$raw.E13]" office:value-type="float" office:value="-1" calcext:value-type="float">
            <text:p>-1</text:p>
          </table:table-cell>
          <table:table-cell table:style-name="ce27" table:formula="of:=[$raw.F13]" office:value-type="string" office:string-value="BH1995" calcext:value-type="string">
            <text:p>BH1995</text:p>
          </table:table-cell>
          <table:table-cell table:style-name="ce15" table:formula="of:=[raw.N13]+ORG.OPENOFFICE.STYLE(IF([raw.K13]&lt;[raw.O13];&quot;Red&quot;;IF([raw.K13]&gt;[raw.P13];&quot;Blue&quot;;&quot;Green&quot;)))" office:value-type="float" office:value="0.0372644331062549" calcext:value-type="float">
            <text:p>0.0373</text:p>
          </table:table-cell>
          <table:table-cell table:style-name="ce6" table:formula="of:=[raw.Q13]+ORG.OPENOFFICE.STYLE(IF([raw.K13]&lt;[raw.R13];&quot;Red&quot;;IF([raw.K13]&gt;[raw.S13];&quot;Blue&quot;;&quot;Green&quot;)))" office:value-type="float" office:value="0.03746202629627" calcext:value-type="float">
            <text:p>0.0375</text:p>
          </table:table-cell>
          <table:table-cell table:style-name="ce6" table:formula="of:=[raw.T13]+ORG.OPENOFFICE.STYLE(IF([raw.K13]&lt;[raw.U13];&quot;Red&quot;;IF([raw.K13]&gt;[raw.V13];&quot;Blue&quot;;&quot;Green&quot;)))" office:value-type="float" office:value="0.03746202629627" calcext:value-type="float">
            <text:p>0.0375</text:p>
          </table:table-cell>
          <table:table-cell table:style-name="ce61" table:formula="of:=[raw.W13]+ORG.OPENOFFICE.STYLE(IF([raw.K13]&lt;[raw.X13];&quot;Red&quot;;IF([raw.K13]&gt;[raw.Y13];&quot;Blue&quot;;&quot;Green&quot;)))" office:value-type="float" office:value="0.0298811027084096" calcext:value-type="float">
            <text:p>0.0299</text:p>
          </table:table-cell>
          <table:table-cell table:style-name="ce61" table:formula="of:=[raw.Z13]+ORG.OPENOFFICE.STYLE(IF([raw.K13]&lt;[raw.AA13];&quot;Red&quot;;IF([raw.K13]&gt;[raw.AB13];&quot;Blue&quot;;&quot;Green&quot;)))" office:value-type="float" office:value="0.0151945641416723" calcext:value-type="float">
            <text:p>0.0152</text:p>
          </table:table-cell>
          <table:table-cell table:style-name="ce29" table:formula="of:=[raw.AC13]+ORG.OPENOFFICE.STYLE(IF([raw.K13]&lt;[raw.AD13];&quot;Red&quot;;IF([raw.K13]&gt;[raw.AE13];&quot;Blue&quot;;&quot;Green&quot;)))" office:value-type="float" office:value="0.0189740176552034" calcext:value-type="float">
            <text:p>0.0190</text:p>
          </table:table-cell>
          <table:table-cell table:style-name="ce15" table:formula="of:=[raw.AF13]+ORG.OPENOFFICE.STYLE(IF([raw.K13]&lt;[raw.AG13];&quot;Red&quot;;IF([raw.K13]&gt;[raw.AH13];&quot;Blue&quot;;&quot;Green&quot;)))" office:value-type="float" office:value="0.0371752909847873" calcext:value-type="float">
            <text:p>0.0372</text:p>
          </table:table-cell>
          <table:table-cell table:style-name="ce61" table:formula="of:=[raw.AI13]+ORG.OPENOFFICE.STYLE(IF([raw.K13]&lt;[raw.AJ13];&quot;Red&quot;;IF([raw.K13]&gt;[raw.AK13];&quot;Blue&quot;;&quot;Green&quot;)))" office:value-type="float" office:value="0.0190194605057554" calcext:value-type="float">
            <text:p>0.0190</text:p>
          </table:table-cell>
          <table:table-cell table:style-name="ce61" table:formula="of:=[raw.AL13]+ORG.OPENOFFICE.STYLE(IF([raw.K13]&lt;[raw.AM13];&quot;Red&quot;;IF([raw.K13]&gt;[raw.AN13];&quot;Blue&quot;;&quot;Green&quot;)))" office:value-type="float" office:value="0.0190194605057554" calcext:value-type="float">
            <text:p>0.0190</text:p>
          </table:table-cell>
          <table:table-cell table:style-name="ce6" table:formula="of:=[raw.AO13]+ORG.OPENOFFICE.STYLE(IF([raw.K13]&lt;[raw.AP13];&quot;Red&quot;;IF([raw.K13]&gt;[raw.AQ13];&quot;Blue&quot;;&quot;Green&quot;)))" office:value-type="float" office:value="0.0297229955008792" calcext:value-type="float">
            <text:p>0.0297</text:p>
          </table:table-cell>
          <table:table-cell table:style-name="ce6" table:formula="of:=[raw.AR13]+ORG.OPENOFFICE.STYLE(IF([raw.K13]&lt;[raw.AS13];&quot;Red&quot;;IF([raw.K13]&gt;[raw.AT13];&quot;Blue&quot;;&quot;Green&quot;)))" office:value-type="float" office:value="0.0151241448814948" calcext:value-type="float">
            <text:p>0.0151</text:p>
          </table:table-cell>
          <table:table-cell table:style-name="ce29" table:formula="of:=[raw.AU13]+ORG.OPENOFFICE.STYLE(IF([raw.K13]&lt;[raw.AV13];&quot;Red&quot;;IF([raw.K13]&gt;[raw.AW13];&quot;Blue&quot;;&quot;Green&quot;)))" office:value-type="float" office:value="0.0189259490678233" calcext:value-type="float">
            <text:p>0.0189</text:p>
          </table:table-cell>
          <table:table-cell table:style-name="ce15" table:formula="of:=[raw.AX13]+ORG.OPENOFFICE.STYLE(IF([raw.K13]&lt;[raw.AY13];&quot;Red&quot;;IF([raw.K13]&gt;[raw.AZ13];&quot;Blue&quot;;&quot;Green&quot;)))" office:value-type="float" office:value="0.034" calcext:value-type="float">
            <text:p>0.0340</text:p>
          </table:table-cell>
          <table:table-cell table:style-name="ce9" table:formula="of:=[raw.BA13]+ORG.OPENOFFICE.STYLE(IF([raw.K13]&lt;[raw.BB13];&quot;Red&quot;;IF([raw.K13]&gt;[raw.BC13];&quot;Blue&quot;;&quot;Green&quot;)))" office:value-type="float" office:value="0.998" calcext:value-type="float">
            <text:p>0.9980</text:p>
          </table:table-cell>
          <table:table-cell table:style-name="ce9" table:formula="of:=[raw.BD13]+ORG.OPENOFFICE.STYLE(IF([raw.K13]&lt;[raw.BE13];&quot;Red&quot;;IF([raw.K13]&gt;[raw.BF13];&quot;Blue&quot;;&quot;Green&quot;)))" office:value-type="float" office:value="0.998" calcext:value-type="float">
            <text:p>0.9980</text:p>
          </table:table-cell>
          <table:table-cell table:style-name="ce7" table:formula="of:=[raw.BG13]+ORG.OPENOFFICE.STYLE(IF([raw.K13]&lt;[raw.BH13];&quot;Red&quot;;IF([raw.K13]&gt;[raw.BI13];&quot;Blue&quot;;&quot;Green&quot;)))" office:value-type="float" office:value="0.0525" calcext:value-type="float">
            <text:p>0.0525</text:p>
          </table:table-cell>
          <table:table-cell table:style-name="ce6" table:formula="of:=[raw.BJ13]+ORG.OPENOFFICE.STYLE(IF([raw.K13]&lt;[raw.BK13];&quot;Red&quot;;IF([raw.K13]&gt;[raw.BL13];&quot;Blue&quot;;&quot;Green&quot;)))" office:value-type="float" office:value="0.022" calcext:value-type="float">
            <text:p>0.0220</text:p>
          </table:table-cell>
          <table:table-cell table:style-name="ce29" table:formula="of:=[raw.BM13]+ORG.OPENOFFICE.STYLE(IF([raw.K13]&lt;[raw.BN13];&quot;Red&quot;;IF([raw.K13]&gt;[raw.BO13];&quot;Blue&quot;;&quot;Green&quot;)))" office:value-type="float" office:value="0.016" calcext:value-type="float">
            <text:p>0.0160</text:p>
          </table:table-cell>
          <table:table-cell/>
        </table:table-row>
        <table:table-row table:style-name="ro1">
          <table:table-cell table:style-name="ce5" table:formula="of:=[$raw.A14]" office:value-type="string" office:string-value="bh_negdep_negonly" calcext:value-type="string">
            <text:p>bh_negdep_negonly</text:p>
          </table:table-cell>
          <table:table-cell table:style-name="ce2" table:formula="of:=[$raw.B14]" office:value-type="float" office:value="13" calcext:value-type="float">
            <text:p>13</text:p>
          </table:table-cell>
          <table:table-cell table:formula="of:=[$raw.C14]" office:value-type="float" office:value="0" calcext:value-type="float">
            <text:p>0</text:p>
          </table:table-cell>
          <table:table-cell table:formula="of:=[$raw.D14]" office:value-type="float" office:value="0.25" calcext:value-type="float">
            <text:p>0.25</text:p>
          </table:table-cell>
          <table:table-cell table:formula="of:=[$raw.E14]" office:value-type="float" office:value="-1" calcext:value-type="float">
            <text:p>-1</text:p>
          </table:table-cell>
          <table:table-cell table:style-name="ce27" table:formula="of:=[$raw.F14]" office:value-type="string" office:string-value="BH1995" calcext:value-type="string">
            <text:p>BH1995</text:p>
          </table:table-cell>
          <table:table-cell table:style-name="ce15" table:formula="of:=[raw.N14]+ORG.OPENOFFICE.STYLE(IF([raw.K14]&lt;[raw.O14];&quot;Red&quot;;IF([raw.K14]&gt;[raw.P14];&quot;Blue&quot;;&quot;Green&quot;)))" office:value-type="float" office:value="0.0393806922659199" calcext:value-type="float">
            <text:p>0.0394</text:p>
          </table:table-cell>
          <table:table-cell table:style-name="ce6" table:formula="of:=[raw.Q14]+ORG.OPENOFFICE.STYLE(IF([raw.K14]&lt;[raw.R14];&quot;Red&quot;;IF([raw.K14]&gt;[raw.S14];&quot;Blue&quot;;&quot;Green&quot;)))" office:value-type="float" office:value="0.0396946768091233" calcext:value-type="float">
            <text:p>0.0397</text:p>
          </table:table-cell>
          <table:table-cell table:style-name="ce6" table:formula="of:=[raw.T14]+ORG.OPENOFFICE.STYLE(IF([raw.K14]&lt;[raw.U14];&quot;Red&quot;;IF([raw.K14]&gt;[raw.V14];&quot;Blue&quot;;&quot;Green&quot;)))" office:value-type="float" office:value="0.0396946768091233" calcext:value-type="float">
            <text:p>0.0397</text:p>
          </table:table-cell>
          <table:table-cell table:style-name="ce61" table:formula="of:=[raw.W14]+ORG.OPENOFFICE.STYLE(IF([raw.K14]&lt;[raw.X14];&quot;Red&quot;;IF([raw.K14]&gt;[raw.Y14];&quot;Blue&quot;;&quot;Green&quot;)))" office:value-type="float" office:value="0.0321577160985003" calcext:value-type="float">
            <text:p>0.0322</text:p>
          </table:table-cell>
          <table:table-cell table:style-name="ce61" table:formula="of:=[raw.Z14]+ORG.OPENOFFICE.STYLE(IF([raw.K14]&lt;[raw.AA14];&quot;Red&quot;;IF([raw.K14]&gt;[raw.AB14];&quot;Blue&quot;;&quot;Green&quot;)))" office:value-type="float" office:value="0.017378727751692" calcext:value-type="float">
            <text:p>0.0174</text:p>
          </table:table-cell>
          <table:table-cell table:style-name="ce29" table:formula="of:=[raw.AC14]+ORG.OPENOFFICE.STYLE(IF([raw.K14]&lt;[raw.AD14];&quot;Red&quot;;IF([raw.K14]&gt;[raw.AE14];&quot;Blue&quot;;&quot;Green&quot;)))" office:value-type="float" office:value="0.02128818756417" calcext:value-type="float">
            <text:p>0.0213</text:p>
          </table:table-cell>
          <table:table-cell table:style-name="ce15" table:formula="of:=[raw.AF14]+ORG.OPENOFFICE.STYLE(IF([raw.K14]&lt;[raw.AG14];&quot;Red&quot;;IF([raw.K14]&gt;[raw.AH14];&quot;Blue&quot;;&quot;Green&quot;)))" office:value-type="float" office:value="0.04" calcext:value-type="float">
            <text:p>0.0400</text:p>
          </table:table-cell>
          <table:table-cell table:style-name="ce62" table:formula="of:=[raw.AI14]+ORG.OPENOFFICE.STYLE(IF([raw.K14]&lt;[raw.AJ14];&quot;Red&quot;;IF([raw.K14]&gt;[raw.AK14];&quot;Blue&quot;;&quot;Green&quot;)))" office:value-type="float" office:value="0.9985" calcext:value-type="float">
            <text:p>0.9985</text:p>
          </table:table-cell>
          <table:table-cell table:style-name="ce62" table:formula="of:=[raw.AL14]+ORG.OPENOFFICE.STYLE(IF([raw.K14]&lt;[raw.AM14];&quot;Red&quot;;IF([raw.K14]&gt;[raw.AN14];&quot;Blue&quot;;&quot;Green&quot;)))" office:value-type="float" office:value="0.9985" calcext:value-type="float">
            <text:p>0.9985</text:p>
          </table:table-cell>
          <table:table-cell table:style-name="ce7" table:formula="of:=[raw.AO14]+ORG.OPENOFFICE.STYLE(IF([raw.K14]&lt;[raw.AP14];&quot;Red&quot;;IF([raw.K14]&gt;[raw.AQ14];&quot;Blue&quot;;&quot;Green&quot;)))" office:value-type="float" office:value="0.049" calcext:value-type="float">
            <text:p>0.0490</text:p>
          </table:table-cell>
          <table:table-cell table:style-name="ce6" table:formula="of:=[raw.AR14]+ORG.OPENOFFICE.STYLE(IF([raw.K14]&lt;[raw.AS14];&quot;Red&quot;;IF([raw.K14]&gt;[raw.AT14];&quot;Blue&quot;;&quot;Green&quot;)))" office:value-type="float" office:value="0.027" calcext:value-type="float">
            <text:p>0.0270</text:p>
          </table:table-cell>
          <table:table-cell table:style-name="ce29" table:formula="of:=[raw.AU14]+ORG.OPENOFFICE.STYLE(IF([raw.K14]&lt;[raw.AV14];&quot;Red&quot;;IF([raw.K14]&gt;[raw.AW14];&quot;Blue&quot;;&quot;Green&quot;)))" office:value-type="float" office:value="0.022" calcext:value-type="float">
            <text:p>0.0220</text:p>
          </table:table-cell>
          <table:table-cell table:style-name="ce15" table:formula="of:=[raw.AX14]+ORG.OPENOFFICE.STYLE(IF([raw.K14]&lt;[raw.AY14];&quot;Red&quot;;IF([raw.K14]&gt;[raw.AZ14];&quot;Blue&quot;;&quot;Green&quot;)))" office:value-type="float" office:value="0.0392691990988187" calcext:value-type="float">
            <text:p>0.0393</text:p>
          </table:table-cell>
          <table:table-cell table:style-name="ce6" table:formula="of:=[raw.BA14]+ORG.OPENOFFICE.STYLE(IF([raw.K14]&lt;[raw.BB14];&quot;Red&quot;;IF([raw.K14]&gt;[raw.BC14];&quot;Blue&quot;;&quot;Green&quot;)))" office:value-type="float" office:value="0.0213423552588898" calcext:value-type="float">
            <text:p>0.0213</text:p>
          </table:table-cell>
          <table:table-cell table:style-name="ce6" table:formula="of:=[raw.BD14]+ORG.OPENOFFICE.STYLE(IF([raw.K14]&lt;[raw.BE14];&quot;Red&quot;;IF([raw.K14]&gt;[raw.BF14];&quot;Blue&quot;;&quot;Green&quot;)))" office:value-type="float" office:value="0.0213423552588898" calcext:value-type="float">
            <text:p>0.0213</text:p>
          </table:table-cell>
          <table:table-cell table:style-name="ce6" table:formula="of:=[raw.BG14]+ORG.OPENOFFICE.STYLE(IF([raw.K14]&lt;[raw.BH14];&quot;Red&quot;;IF([raw.K14]&gt;[raw.BI14];&quot;Blue&quot;;&quot;Green&quot;)))" office:value-type="float" office:value="0.0320058507136193" calcext:value-type="float">
            <text:p>0.0320</text:p>
          </table:table-cell>
          <table:table-cell table:style-name="ce6" table:formula="of:=[raw.BJ14]+ORG.OPENOFFICE.STYLE(IF([raw.K14]&lt;[raw.BK14];&quot;Red&quot;;IF([raw.K14]&gt;[raw.BL14];&quot;Blue&quot;;&quot;Green&quot;)))" office:value-type="float" office:value="0.0172864599875384" calcext:value-type="float">
            <text:p>0.0173</text:p>
          </table:table-cell>
          <table:table-cell table:style-name="ce29" table:formula="of:=[raw.BM14]+ORG.OPENOFFICE.STYLE(IF([raw.K14]&lt;[raw.BN14];&quot;Red&quot;;IF([raw.K14]&gt;[raw.BO14];&quot;Blue&quot;;&quot;Green&quot;)))" office:value-type="float" office:value="0.0212191164319701" calcext:value-type="float">
            <text:p>0.0212</text:p>
          </table:table-cell>
          <table:table-cell/>
        </table:table-row>
        <table:table-row table:style-name="ro1">
          <table:table-cell table:style-name="ce5" table:formula="of:=[$raw.A15]" office:value-type="string" office:string-value="bh_negdep_balanced" calcext:value-type="string">
            <text:p>bh_negdep_balanced</text:p>
          </table:table-cell>
          <table:table-cell table:style-name="ce2" table:formula="of:=[$raw.B15]" office:value-type="float" office:value="14" calcext:value-type="float">
            <text:p>14</text:p>
          </table:table-cell>
          <table:table-cell table:formula="of:=[$raw.C15]" office:value-type="float" office:value="0.25" calcext:value-type="float">
            <text:p>0.25</text:p>
          </table:table-cell>
          <table:table-cell table:formula="of:=[$raw.D15]" office:value-type="float" office:value="0.25" calcext:value-type="float">
            <text:p>0.25</text:p>
          </table:table-cell>
          <table:table-cell table:formula="of:=[$raw.E15]" office:value-type="float" office:value="-1" calcext:value-type="float">
            <text:p>-1</text:p>
          </table:table-cell>
          <table:table-cell table:style-name="ce27" table:formula="of:=[$raw.F15]" office:value-type="string" office:string-value="BH1995" calcext:value-type="string">
            <text:p>BH1995</text:p>
          </table:table-cell>
          <table:table-cell table:style-name="ce15" table:formula="of:=[raw.N15]+ORG.OPENOFFICE.STYLE(IF([raw.K15]&lt;[raw.O15];&quot;Red&quot;;IF([raw.K15]&gt;[raw.P15];&quot;Blue&quot;;&quot;Green&quot;)))" office:value-type="float" office:value="0.0260907655973082" calcext:value-type="float">
            <text:p>0.0261</text:p>
          </table:table-cell>
          <table:table-cell table:style-name="ce6" table:formula="of:=[raw.Q15]+ORG.OPENOFFICE.STYLE(IF([raw.K15]&lt;[raw.R15];&quot;Red&quot;;IF([raw.K15]&gt;[raw.S15];&quot;Blue&quot;;&quot;Green&quot;)))" office:value-type="float" office:value="0.0260732864890396" calcext:value-type="float">
            <text:p>0.0261</text:p>
          </table:table-cell>
          <table:table-cell table:style-name="ce6" table:formula="of:=[raw.T15]+ORG.OPENOFFICE.STYLE(IF([raw.K15]&lt;[raw.U15];&quot;Red&quot;;IF([raw.K15]&gt;[raw.V15];&quot;Blue&quot;;&quot;Green&quot;)))" office:value-type="float" office:value="0.0260732864890396" calcext:value-type="float">
            <text:p>0.0261</text:p>
          </table:table-cell>
          <table:table-cell table:style-name="ce61" table:formula="of:=[raw.W15]+ORG.OPENOFFICE.STYLE(IF([raw.K15]&lt;[raw.X15];&quot;Red&quot;;IF([raw.K15]&gt;[raw.Y15];&quot;Blue&quot;;&quot;Green&quot;)))" office:value-type="float" office:value="0.0261091102622233" calcext:value-type="float">
            <text:p>0.0261</text:p>
          </table:table-cell>
          <table:table-cell table:style-name="ce61" table:formula="of:=[raw.Z15]+ORG.OPENOFFICE.STYLE(IF([raw.K15]&lt;[raw.AA15];&quot;Red&quot;;IF([raw.K15]&gt;[raw.AB15];&quot;Blue&quot;;&quot;Green&quot;)))" office:value-type="float" office:value="0.0137118318543894" calcext:value-type="float">
            <text:p>0.0137</text:p>
          </table:table-cell>
          <table:table-cell table:style-name="ce29" table:formula="of:=[raw.AC15]+ORG.OPENOFFICE.STYLE(IF([raw.K15]&lt;[raw.AD15];&quot;Red&quot;;IF([raw.K15]&gt;[raw.AE15];&quot;Blue&quot;;&quot;Green&quot;)))" office:value-type="float" office:value="0.0136992512242714" calcext:value-type="float">
            <text:p>0.0137</text:p>
          </table:table-cell>
          <table:table-cell table:style-name="ce15" table:formula="of:=[raw.AF15]+ORG.OPENOFFICE.STYLE(IF([raw.K15]&lt;[raw.AG15];&quot;Red&quot;;IF([raw.K15]&gt;[raw.AH15];&quot;Blue&quot;;&quot;Green&quot;)))" office:value-type="float" office:value="0.0253238376015074" calcext:value-type="float">
            <text:p>0.0253</text:p>
          </table:table-cell>
          <table:table-cell table:style-name="ce61" table:formula="of:=[raw.AI15]+ORG.OPENOFFICE.STYLE(IF([raw.K15]&lt;[raw.AJ15];&quot;Red&quot;;IF([raw.K15]&gt;[raw.AK15];&quot;Blue&quot;;&quot;Green&quot;)))" office:value-type="float" office:value="0.0253591750862676" calcext:value-type="float">
            <text:p>0.0254</text:p>
          </table:table-cell>
          <table:table-cell table:style-name="ce61" table:formula="of:=[raw.AL15]+ORG.OPENOFFICE.STYLE(IF([raw.K15]&lt;[raw.AM15];&quot;Red&quot;;IF([raw.K15]&gt;[raw.AN15];&quot;Blue&quot;;&quot;Green&quot;)))" office:value-type="float" office:value="0.0253591750862676" calcext:value-type="float">
            <text:p>0.0254</text:p>
          </table:table-cell>
          <table:table-cell table:style-name="ce6" table:formula="of:=[raw.AO15]+ORG.OPENOFFICE.STYLE(IF([raw.K15]&lt;[raw.AP15];&quot;Red&quot;;IF([raw.K15]&gt;[raw.AQ15];&quot;Blue&quot;;&quot;Green&quot;)))" office:value-type="float" office:value="0.0253517591963043" calcext:value-type="float">
            <text:p>0.0254</text:p>
          </table:table-cell>
          <table:table-cell table:style-name="ce6" table:formula="of:=[raw.AR15]+ORG.OPENOFFICE.STYLE(IF([raw.K15]&lt;[raw.AS15];&quot;Red&quot;;IF([raw.K15]&gt;[raw.AT15];&quot;Blue&quot;;&quot;Green&quot;)))" office:value-type="float" office:value="0.0126804283356088" calcext:value-type="float">
            <text:p>0.0127</text:p>
          </table:table-cell>
          <table:table-cell table:style-name="ce29" table:formula="of:=[raw.AU15]+ORG.OPENOFFICE.STYLE(IF([raw.K15]&lt;[raw.AV15];&quot;Red&quot;;IF([raw.K15]&gt;[raw.AW15];&quot;Blue&quot;;&quot;Green&quot;)))" office:value-type="float" office:value="0.0126494405401791" calcext:value-type="float">
            <text:p>0.0126</text:p>
          </table:table-cell>
          <table:table-cell table:style-name="ce15" table:formula="of:=[raw.AX15]+ORG.OPENOFFICE.STYLE(IF([raw.K15]&lt;[raw.AY15];&quot;Red&quot;;IF([raw.K15]&gt;[raw.AZ15];&quot;Blue&quot;;&quot;Green&quot;)))" office:value-type="float" office:value="0.0268143627373235" calcext:value-type="float">
            <text:p>0.0268</text:p>
          </table:table-cell>
          <table:table-cell table:style-name="ce6" table:formula="of:=[raw.BA15]+ORG.OPENOFFICE.STYLE(IF([raw.K15]&lt;[raw.BB15];&quot;Red&quot;;IF([raw.K15]&gt;[raw.BC15];&quot;Blue&quot;;&quot;Green&quot;)))" office:value-type="float" office:value="0.0267655878548233" calcext:value-type="float">
            <text:p>0.0268</text:p>
          </table:table-cell>
          <table:table-cell table:style-name="ce6" table:formula="of:=[raw.BD15]+ORG.OPENOFFICE.STYLE(IF([raw.K15]&lt;[raw.BE15];&quot;Red&quot;;IF([raw.K15]&gt;[raw.BF15];&quot;Blue&quot;;&quot;Green&quot;)))" office:value-type="float" office:value="0.0267655878548233" calcext:value-type="float">
            <text:p>0.0268</text:p>
          </table:table-cell>
          <table:table-cell table:style-name="ce6" table:formula="of:=[raw.BG15]+ORG.OPENOFFICE.STYLE(IF([raw.K15]&lt;[raw.BH15];&quot;Red&quot;;IF([raw.K15]&gt;[raw.BI15];&quot;Blue&quot;;&quot;Green&quot;)))" office:value-type="float" office:value="0.0268151466091076" calcext:value-type="float">
            <text:p>0.0268</text:p>
          </table:table-cell>
          <table:table-cell table:style-name="ce6" table:formula="of:=[raw.BJ15]+ORG.OPENOFFICE.STYLE(IF([raw.K15]&lt;[raw.BK15];&quot;Red&quot;;IF([raw.K15]&gt;[raw.BL15];&quot;Blue&quot;;&quot;Green&quot;)))" office:value-type="float" office:value="0.014706737547668" calcext:value-type="float">
            <text:p>0.0147</text:p>
          </table:table-cell>
          <table:table-cell table:style-name="ce29" table:formula="of:=[raw.BM15]+ORG.OPENOFFICE.STYLE(IF([raw.K15]&lt;[raw.BN15];&quot;Red&quot;;IF([raw.K15]&gt;[raw.BO15];&quot;Blue&quot;;&quot;Green&quot;)))" office:value-type="float" office:value="0.014719044594282" calcext:value-type="float">
            <text:p>0.0147</text:p>
          </table:table-cell>
          <table:table-cell/>
        </table:table-row>
        <table:table-row table:style-name="ro1">
          <table:table-cell table:style-name="ce11" table:formula="of:=[$raw.A16]" office:value-type="string" office:string-value="bh_negdep_unbalanced" calcext:value-type="string">
            <text:p>bh_negdep_unbalanced</text:p>
          </table:table-cell>
          <table:table-cell table:style-name="ce21" table:formula="of:=[$raw.B16]" office:value-type="float" office:value="15" calcext:value-type="float">
            <text:p>15</text:p>
          </table:table-cell>
          <table:table-cell table:style-name="ce21" table:formula="of:=[$raw.C16]" office:value-type="float" office:value="0.1" calcext:value-type="float">
            <text:p>0.1</text:p>
          </table:table-cell>
          <table:table-cell table:style-name="ce21" table:formula="of:=[$raw.D16]" office:value-type="float" office:value="0.4" calcext:value-type="float">
            <text:p>0.4</text:p>
          </table:table-cell>
          <table:table-cell table:style-name="ce21" table:formula="of:=[$raw.E16]" office:value-type="float" office:value="-1" calcext:value-type="float">
            <text:p>-1</text:p>
          </table:table-cell>
          <table:table-cell table:style-name="ce21" table:formula="of:=[$raw.F16]" office:value-type="string" office:string-value="BH1995" calcext:value-type="string">
            <text:p>BH1995</text:p>
          </table:table-cell>
          <table:table-cell table:style-name="ce17" table:formula="of:=[raw.N16]+ORG.OPENOFFICE.STYLE(IF([raw.K16]&lt;[raw.O16];&quot;Red&quot;;IF([raw.K16]&gt;[raw.P16];&quot;Blue&quot;;&quot;Green&quot;)))" office:value-type="float" office:value="0.0257797521384825" calcext:value-type="float">
            <text:p>0.0258</text:p>
          </table:table-cell>
          <table:table-cell table:style-name="ce23" table:formula="of:=[raw.Q16]+ORG.OPENOFFICE.STYLE(IF([raw.K16]&lt;[raw.R16];&quot;Red&quot;;IF([raw.K16]&gt;[raw.S16];&quot;Blue&quot;;&quot;Green&quot;)))" office:value-type="float" office:value="0.0256218269566062" calcext:value-type="float">
            <text:p>0.0256</text:p>
          </table:table-cell>
          <table:table-cell table:style-name="ce23" table:formula="of:=[raw.T16]+ORG.OPENOFFICE.STYLE(IF([raw.K16]&lt;[raw.U16];&quot;Red&quot;;IF([raw.K16]&gt;[raw.V16];&quot;Blue&quot;;&quot;Green&quot;)))" office:value-type="float" office:value="0.0256218269566062" calcext:value-type="float">
            <text:p>0.0256</text:p>
          </table:table-cell>
          <table:table-cell table:style-name="ce23" table:formula="of:=[raw.W16]+ORG.OPENOFFICE.STYLE(IF([raw.K16]&lt;[raw.X16];&quot;Red&quot;;IF([raw.K16]&gt;[raw.Y16];&quot;Blue&quot;;&quot;Green&quot;)))" office:value-type="float" office:value="0.0229640352424498" calcext:value-type="float">
            <text:p>0.0230</text:p>
          </table:table-cell>
          <table:table-cell table:style-name="ce23" table:formula="of:=[raw.Z16]+ORG.OPENOFFICE.STYLE(IF([raw.K16]&lt;[raw.AA16];&quot;Red&quot;;IF([raw.K16]&gt;[raw.AB16];&quot;Blue&quot;;&quot;Green&quot;)))" office:value-type="float" office:value="0.0120270944164367" calcext:value-type="float">
            <text:p>0.0120</text:p>
          </table:table-cell>
          <table:table-cell table:style-name="ce32" table:formula="of:=[raw.AC16]+ORG.OPENOFFICE.STYLE(IF([raw.K16]&lt;[raw.AD16];&quot;Red&quot;;IF([raw.K16]&gt;[raw.AE16];&quot;Blue&quot;;&quot;Green&quot;)))" office:value-type="float" office:value="0.0135113970385557" calcext:value-type="float">
            <text:p>0.0135</text:p>
          </table:table-cell>
          <table:table-cell table:style-name="ce17" table:formula="of:=[raw.AF16]+ORG.OPENOFFICE.STYLE(IF([raw.K16]&lt;[raw.AG16];&quot;Red&quot;;IF([raw.K16]&gt;[raw.AH16];&quot;Blue&quot;;&quot;Green&quot;)))" office:value-type="float" office:value="0.0241415230695734" calcext:value-type="float">
            <text:p>0.0241</text:p>
          </table:table-cell>
          <table:table-cell table:style-name="ce87" table:formula="of:=[raw.AI16]+ORG.OPENOFFICE.STYLE(IF([raw.K16]&lt;[raw.AJ16];&quot;Red&quot;;IF([raw.K16]&gt;[raw.AK16];&quot;Blue&quot;;&quot;Green&quot;)))" office:value-type="float" office:value="0.0592493361600374" calcext:value-type="float">
            <text:p>0.0592</text:p>
          </table:table-cell>
          <table:table-cell table:style-name="ce87" table:formula="of:=[raw.AL16]+ORG.OPENOFFICE.STYLE(IF([raw.K16]&lt;[raw.AM16];&quot;Red&quot;;IF([raw.K16]&gt;[raw.AN16];&quot;Blue&quot;;&quot;Green&quot;)))" office:value-type="float" office:value="0.0592493361600374" calcext:value-type="float">
            <text:p>0.0592</text:p>
          </table:table-cell>
          <table:table-cell table:style-name="ce23" table:formula="of:=[raw.AO16]+ORG.OPENOFFICE.STYLE(IF([raw.K16]&lt;[raw.AP16];&quot;Red&quot;;IF([raw.K16]&gt;[raw.AQ16];&quot;Blue&quot;;&quot;Green&quot;)))" office:value-type="float" office:value="0.0351398943462503" calcext:value-type="float">
            <text:p>0.0351</text:p>
          </table:table-cell>
          <table:table-cell table:style-name="ce23" table:formula="of:=[raw.AR16]+ORG.OPENOFFICE.STYLE(IF([raw.K16]&lt;[raw.AS16];&quot;Red&quot;;IF([raw.K16]&gt;[raw.AT16];&quot;Blue&quot;;&quot;Green&quot;)))" office:value-type="float" office:value="0.0174715763617423" calcext:value-type="float">
            <text:p>0.0175</text:p>
          </table:table-cell>
          <table:table-cell table:style-name="ce32" table:formula="of:=[raw.AU16]+ORG.OPENOFFICE.STYLE(IF([raw.K16]&lt;[raw.AV16];&quot;Red&quot;;IF([raw.K16]&gt;[raw.AW16];&quot;Blue&quot;;&quot;Green&quot;)))" office:value-type="float" office:value="0.0123879018115805" calcext:value-type="float">
            <text:p>0.0124</text:p>
          </table:table-cell>
          <table:table-cell table:style-name="ce17" table:formula="of:=[raw.AX16]+ORG.OPENOFFICE.STYLE(IF([raw.K16]&lt;[raw.AY16];&quot;Red&quot;;IF([raw.K16]&gt;[raw.AZ16];&quot;Blue&quot;;&quot;Green&quot;)))" office:value-type="float" office:value="0.0260479229501678" calcext:value-type="float">
            <text:p>0.0260</text:p>
          </table:table-cell>
          <table:table-cell table:style-name="ce23" table:formula="of:=[raw.BA16]+ORG.OPENOFFICE.STYLE(IF([raw.K16]&lt;[raw.BB16];&quot;Red&quot;;IF([raw.K16]&gt;[raw.BC16];&quot;Blue&quot;;&quot;Green&quot;)))" office:value-type="float" office:value="0.0167862599550869" calcext:value-type="float">
            <text:p>0.0168</text:p>
          </table:table-cell>
          <table:table-cell table:style-name="ce23" table:formula="of:=[raw.BD16]+ORG.OPENOFFICE.STYLE(IF([raw.K16]&lt;[raw.BE16];&quot;Red&quot;;IF([raw.K16]&gt;[raw.BF16];&quot;Blue&quot;;&quot;Green&quot;)))" office:value-type="float" office:value="0.0167862599550869" calcext:value-type="float">
            <text:p>0.0168</text:p>
          </table:table-cell>
          <table:table-cell table:style-name="ce23" table:formula="of:=[raw.BG16]+ORG.OPENOFFICE.STYLE(IF([raw.K16]&lt;[raw.BH16];&quot;Red&quot;;IF([raw.K16]&gt;[raw.BI16];&quot;Blue&quot;;&quot;Green&quot;)))" office:value-type="float" office:value="0.0202625205067405" calcext:value-type="float">
            <text:p>0.0203</text:p>
          </table:table-cell>
          <table:table-cell table:style-name="ce23" table:formula="of:=[raw.BJ16]+ORG.OPENOFFICE.STYLE(IF([raw.K16]&lt;[raw.BK16];&quot;Red&quot;;IF([raw.K16]&gt;[raw.BL16];&quot;Blue&quot;;&quot;Green&quot;)))" office:value-type="float" office:value="0.0108694255539802" calcext:value-type="float">
            <text:p>0.0109</text:p>
          </table:table-cell>
          <table:table-cell table:style-name="ce32" table:formula="of:=[raw.BM16]+ORG.OPENOFFICE.STYLE(IF([raw.K16]&lt;[raw.BN16];&quot;Red&quot;;IF([raw.K16]&gt;[raw.BO16];&quot;Blue&quot;;&quot;Green&quot;)))" office:value-type="float" office:value="0.0136854133050703" calcext:value-type="float">
            <text:p>0.0137</text:p>
          </table:table-cell>
          <table:table-cell/>
        </table:table-row>
        <table:table-row table:style-name="ro1">
          <table:table-cell table:style-name="ce1" table:formula="of:=[$raw.A17]" office:value-type="string" office:string-value="bky_indep_null" calcext:value-type="string">
            <text:p>bky_indep_null</text:p>
          </table:table-cell>
          <table:table-cell table:style-name="ce22" table:formula="of:=[$raw.B17]" office:value-type="float" office:value="1" calcext:value-type="float">
            <text:p>1</text:p>
          </table:table-cell>
          <table:table-cell table:style-name="ce22" table:formula="of:=[$raw.C17]" office:value-type="float" office:value="0" calcext:value-type="float">
            <text:p>0</text:p>
          </table:table-cell>
          <table:table-cell table:style-name="ce22" table:formula="of:=[$raw.D17]" office:value-type="float" office:value="0" calcext:value-type="float">
            <text:p>0</text:p>
          </table:table-cell>
          <table:table-cell table:style-name="ce22" table:formula="of:=[$raw.E17]" office:value-type="float" office:value="0" calcext:value-type="float">
            <text:p>0</text:p>
          </table:table-cell>
          <table:table-cell table:style-name="ce22" table:formula="of:=[$raw.F17]" office:value-type="string" office:string-value="BKY2006" calcext:value-type="string">
            <text:p>BKY2006</text:p>
          </table:table-cell>
          <table:table-cell table:style-name="ce43" table:formula="of:=[raw.N17]+ORG.OPENOFFICE.STYLE(IF([raw.K17]&lt;[raw.O17];&quot;Red&quot;;IF([raw.K17]&gt;[raw.P17];&quot;Blue&quot;;&quot;Green&quot;)))" office:value-type="float" office:value="0.104" calcext:value-type="float">
            <text:p>0.1040</text:p>
          </table:table-cell>
          <table:table-cell table:style-name="ce60" table:formula="of:=[raw.Q17]+ORG.OPENOFFICE.STYLE(IF([raw.K17]&lt;[raw.R17];&quot;Red&quot;;IF([raw.K17]&gt;[raw.S17];&quot;Blue&quot;;&quot;Green&quot;)))" office:value-type="float" office:value="0.057" calcext:value-type="float">
            <text:p>0.0570</text:p>
          </table:table-cell>
          <table:table-cell table:style-name="ce60" table:formula="of:=[raw.T17]+ORG.OPENOFFICE.STYLE(IF([raw.K17]&lt;[raw.U17];&quot;Red&quot;;IF([raw.K17]&gt;[raw.V17];&quot;Blue&quot;;&quot;Green&quot;)))" office:value-type="float" office:value="0.057" calcext:value-type="float">
            <text:p>0.0570</text:p>
          </table:table-cell>
          <table:table-cell table:style-name="ce54" table:formula="of:=[raw.W17]+ORG.OPENOFFICE.STYLE(IF([raw.K17]&lt;[raw.X17];&quot;Red&quot;;IF([raw.K17]&gt;[raw.Y17];&quot;Blue&quot;;&quot;Green&quot;)))" office:value-type="float" office:value="0.104" calcext:value-type="float">
            <text:p>0.1040</text:p>
          </table:table-cell>
          <table:table-cell table:style-name="ce60" table:formula="of:=[raw.Z17]+ORG.OPENOFFICE.STYLE(IF([raw.K17]&lt;[raw.AA17];&quot;Red&quot;;IF([raw.K17]&gt;[raw.AB17];&quot;Blue&quot;;&quot;Green&quot;)))" office:value-type="float" office:value="0.0565" calcext:value-type="float">
            <text:p>0.0565</text:p>
          </table:table-cell>
          <table:table-cell table:style-name="ce99" table:formula="of:=[raw.AC17]+ORG.OPENOFFICE.STYLE(IF([raw.K17]&lt;[raw.AD17];&quot;Red&quot;;IF([raw.K17]&gt;[raw.AE17];&quot;Blue&quot;;&quot;Green&quot;)))" office:value-type="float" office:value="0.057" calcext:value-type="float">
            <text:p>0.0570</text:p>
          </table:table-cell>
          <table:table-cell table:style-name="ce83" table:formula="of:=[raw.AF17]+ORG.OPENOFFICE.STYLE(IF([raw.K17]&lt;[raw.AG17];&quot;Red&quot;;IF([raw.K17]&gt;[raw.AH17];&quot;Blue&quot;;&quot;Green&quot;)))" office:value-type="float" office:value="0.049" calcext:value-type="float">
            <text:p>0.0490</text:p>
          </table:table-cell>
          <table:table-cell table:style-name="ce91" table:formula="of:=[raw.AI17]+ORG.OPENOFFICE.STYLE(IF([raw.K17]&lt;[raw.AJ17];&quot;Red&quot;;IF([raw.K17]&gt;[raw.AK17];&quot;Blue&quot;;&quot;Green&quot;)))" office:value-type="float" office:value="0.028" calcext:value-type="float">
            <text:p>0.0280</text:p>
          </table:table-cell>
          <table:table-cell table:style-name="ce91" table:formula="of:=[raw.AL17]+ORG.OPENOFFICE.STYLE(IF([raw.K17]&lt;[raw.AM17];&quot;Red&quot;;IF([raw.K17]&gt;[raw.AN17];&quot;Blue&quot;;&quot;Green&quot;)))" office:value-type="float" office:value="0.028" calcext:value-type="float">
            <text:p>0.0280</text:p>
          </table:table-cell>
          <table:table-cell table:style-name="ce60" table:formula="of:=[raw.AO17]+ORG.OPENOFFICE.STYLE(IF([raw.K17]&lt;[raw.AP17];&quot;Red&quot;;IF([raw.K17]&gt;[raw.AQ17];&quot;Blue&quot;;&quot;Green&quot;)))" office:value-type="float" office:value="0.049" calcext:value-type="float">
            <text:p>0.0490</text:p>
          </table:table-cell>
          <table:table-cell table:style-name="ce91" table:formula="of:=[raw.AR17]+ORG.OPENOFFICE.STYLE(IF([raw.K17]&lt;[raw.AS17];&quot;Red&quot;;IF([raw.K17]&gt;[raw.AT17];&quot;Blue&quot;;&quot;Green&quot;)))" office:value-type="float" office:value="0.0255" calcext:value-type="float">
            <text:p>0.0255</text:p>
          </table:table-cell>
          <table:table-cell table:style-name="ce101" table:formula="of:=[raw.AU17]+ORG.OPENOFFICE.STYLE(IF([raw.K17]&lt;[raw.AV17];&quot;Red&quot;;IF([raw.K17]&gt;[raw.AW17];&quot;Blue&quot;;&quot;Green&quot;)))" office:value-type="float" office:value="0.026" calcext:value-type="float">
            <text:p>0.0260</text:p>
          </table:table-cell>
          <table:table-cell table:style-name="ce83" table:formula="of:=[raw.AX17]+ORG.OPENOFFICE.STYLE(IF([raw.K17]&lt;[raw.AY17];&quot;Red&quot;;IF([raw.K17]&gt;[raw.AZ17];&quot;Blue&quot;;&quot;Green&quot;)))" office:value-type="float" office:value="0.0595" calcext:value-type="float">
            <text:p>0.0595</text:p>
          </table:table-cell>
          <table:table-cell table:style-name="ce91" table:formula="of:=[raw.BA17]+ORG.OPENOFFICE.STYLE(IF([raw.K17]&lt;[raw.BB17];&quot;Red&quot;;IF([raw.K17]&gt;[raw.BC17];&quot;Blue&quot;;&quot;Green&quot;)))" office:value-type="float" office:value="0.033" calcext:value-type="float">
            <text:p>0.0330</text:p>
          </table:table-cell>
          <table:table-cell table:style-name="ce91" table:formula="of:=[raw.BD17]+ORG.OPENOFFICE.STYLE(IF([raw.K17]&lt;[raw.BE17];&quot;Red&quot;;IF([raw.K17]&gt;[raw.BF17];&quot;Blue&quot;;&quot;Green&quot;)))" office:value-type="float" office:value="0.033" calcext:value-type="float">
            <text:p>0.0330</text:p>
          </table:table-cell>
          <table:table-cell table:style-name="ce60" table:formula="of:=[raw.BG17]+ORG.OPENOFFICE.STYLE(IF([raw.K17]&lt;[raw.BH17];&quot;Red&quot;;IF([raw.K17]&gt;[raw.BI17];&quot;Blue&quot;;&quot;Green&quot;)))" office:value-type="float" office:value="0.0595" calcext:value-type="float">
            <text:p>0.0595</text:p>
          </table:table-cell>
          <table:table-cell table:style-name="ce91" table:formula="of:=[raw.BJ17]+ORG.OPENOFFICE.STYLE(IF([raw.K17]&lt;[raw.BK17];&quot;Red&quot;;IF([raw.K17]&gt;[raw.BL17];&quot;Blue&quot;;&quot;Green&quot;)))" office:value-type="float" office:value="0.0315" calcext:value-type="float">
            <text:p>0.0315</text:p>
          </table:table-cell>
          <table:table-cell table:style-name="ce101" table:formula="of:=[raw.BM17]+ORG.OPENOFFICE.STYLE(IF([raw.K17]&lt;[raw.BN17];&quot;Red&quot;;IF([raw.K17]&gt;[raw.BO17];&quot;Blue&quot;;&quot;Green&quot;)))" office:value-type="float" office:value="0.0315" calcext:value-type="float">
            <text:p>0.0315</text:p>
          </table:table-cell>
          <table:table-cell/>
        </table:table-row>
        <table:table-row table:style-name="ro1">
          <table:table-cell table:style-name="ce5" table:formula="of:=[$raw.A18]" office:value-type="string" office:string-value="bky_indep_posonly" calcext:value-type="string">
            <text:p>bky_indep_posonly</text:p>
          </table:table-cell>
          <table:table-cell table:style-name="ce2" table:formula="of:=[$raw.B18]" office:value-type="float" office:value="2" calcext:value-type="float">
            <text:p>2</text:p>
          </table:table-cell>
          <table:table-cell table:formula="of:=[$raw.C18]" office:value-type="float" office:value="0.25" calcext:value-type="float">
            <text:p>0.25</text:p>
          </table:table-cell>
          <table:table-cell table:formula="of:=[$raw.D18]" office:value-type="float" office:value="0" calcext:value-type="float">
            <text:p>0</text:p>
          </table:table-cell>
          <table:table-cell table:formula="of:=[$raw.E18]" office:value-type="float" office:value="0" calcext:value-type="float">
            <text:p>0</text:p>
          </table:table-cell>
          <table:table-cell table:style-name="ce27" table:formula="of:=[$raw.F18]" office:value-type="string" office:string-value="BKY2006" calcext:value-type="string">
            <text:p>BKY2006</text:p>
          </table:table-cell>
          <table:table-cell table:style-name="ce15" table:formula="of:=[raw.N18]+ORG.OPENOFFICE.STYLE(IF([raw.K18]&lt;[raw.O18];&quot;Red&quot;;IF([raw.K18]&gt;[raw.P18];&quot;Blue&quot;;&quot;Green&quot;)))" office:value-type="float" office:value="0.0465039281163409" calcext:value-type="float">
            <text:p>0.0465</text:p>
          </table:table-cell>
          <table:table-cell table:style-name="ce6" table:formula="of:=[raw.Q18]+ORG.OPENOFFICE.STYLE(IF([raw.K18]&lt;[raw.R18];&quot;Red&quot;;IF([raw.K18]&gt;[raw.S18];&quot;Blue&quot;;&quot;Green&quot;)))" office:value-type="float" office:value="0.0409665229508726" calcext:value-type="float">
            <text:p>0.0410</text:p>
          </table:table-cell>
          <table:table-cell table:style-name="ce6" table:formula="of:=[raw.T18]+ORG.OPENOFFICE.STYLE(IF([raw.K18]&lt;[raw.U18];&quot;Red&quot;;IF([raw.K18]&gt;[raw.V18];&quot;Blue&quot;;&quot;Green&quot;)))" office:value-type="float" office:value="0.0452624316268426" calcext:value-type="float">
            <text:p>0.0453</text:p>
          </table:table-cell>
          <table:table-cell table:style-name="ce61" table:formula="of:=[raw.W18]+ORG.OPENOFFICE.STYLE(IF([raw.K18]&lt;[raw.X18];&quot;Red&quot;;IF([raw.K18]&gt;[raw.Y18];&quot;Blue&quot;;&quot;Green&quot;)))" office:value-type="float" office:value="0.0432978077904658" calcext:value-type="float">
            <text:p>0.0433</text:p>
          </table:table-cell>
          <table:table-cell table:style-name="ce61" table:formula="of:=[raw.Z18]+ORG.OPENOFFICE.STYLE(IF([raw.K18]&lt;[raw.AA18];&quot;Red&quot;;IF([raw.K18]&gt;[raw.AB18];&quot;Blue&quot;;&quot;Green&quot;)))" office:value-type="float" office:value="0.0207136832039939" calcext:value-type="float">
            <text:p>0.0207</text:p>
          </table:table-cell>
          <table:table-cell table:style-name="ce29" table:formula="of:=[raw.AC18]+ORG.OPENOFFICE.STYLE(IF([raw.K18]&lt;[raw.AD18];&quot;Red&quot;;IF([raw.K18]&gt;[raw.AE18];&quot;Blue&quot;;&quot;Green&quot;)))" office:value-type="float" office:value="0.022952848498397" calcext:value-type="float">
            <text:p>0.0230</text:p>
          </table:table-cell>
          <table:table-cell table:style-name="ce15" table:formula="of:=[raw.AF18]+ORG.OPENOFFICE.STYLE(IF([raw.K18]&lt;[raw.AG18];&quot;Red&quot;;IF([raw.K18]&gt;[raw.AH18];&quot;Blue&quot;;&quot;Green&quot;)))" office:value-type="float" office:value="0.0463946744656204" calcext:value-type="float">
            <text:p>0.0464</text:p>
          </table:table-cell>
          <table:table-cell table:style-name="ce61" table:formula="of:=[raw.AI18]+ORG.OPENOFFICE.STYLE(IF([raw.K18]&lt;[raw.AJ18];&quot;Red&quot;;IF([raw.K18]&gt;[raw.AK18];&quot;Blue&quot;;&quot;Green&quot;)))" office:value-type="float" office:value="0.0209016174674862" calcext:value-type="float">
            <text:p>0.0209</text:p>
          </table:table-cell>
          <table:table-cell table:style-name="ce61" table:formula="of:=[raw.AL18]+ORG.OPENOFFICE.STYLE(IF([raw.K18]&lt;[raw.AM18];&quot;Red&quot;;IF([raw.K18]&gt;[raw.AN18];&quot;Blue&quot;;&quot;Green&quot;)))" office:value-type="float" office:value="0.0231145662585035" calcext:value-type="float">
            <text:p>0.0231</text:p>
          </table:table-cell>
          <table:table-cell table:style-name="ce6" table:formula="of:=[raw.AO18]+ORG.OPENOFFICE.STYLE(IF([raw.K18]&lt;[raw.AP18];&quot;Red&quot;;IF([raw.K18]&gt;[raw.AQ18];&quot;Blue&quot;;&quot;Green&quot;)))" office:value-type="float" office:value="0.04314801286828" calcext:value-type="float">
            <text:p>0.0431</text:p>
          </table:table-cell>
          <table:table-cell table:style-name="ce6" table:formula="of:=[raw.AR18]+ORG.OPENOFFICE.STYLE(IF([raw.K18]&lt;[raw.AS18];&quot;Red&quot;;IF([raw.K18]&gt;[raw.AT18];&quot;Blue&quot;;&quot;Green&quot;)))" office:value-type="float" office:value="0.0206225728065315" calcext:value-type="float">
            <text:p>0.0206</text:p>
          </table:table-cell>
          <table:table-cell table:style-name="ce29" table:formula="of:=[raw.AU18]+ORG.OPENOFFICE.STYLE(IF([raw.K18]&lt;[raw.AV18];&quot;Red&quot;;IF([raw.K18]&gt;[raw.AW18];&quot;Blue&quot;;&quot;Green&quot;)))" office:value-type="float" office:value="0.0228915447635395" calcext:value-type="float">
            <text:p>0.0229</text:p>
          </table:table-cell>
          <table:table-cell table:style-name="ce16" table:formula="of:=[raw.AX18]+ORG.OPENOFFICE.STYLE(IF([raw.K18]&lt;[raw.AY18];&quot;Red&quot;;IF([raw.K18]&gt;[raw.AZ18];&quot;Blue&quot;;&quot;Green&quot;)))" office:value-type="float" office:value="0.0445" calcext:value-type="float">
            <text:p>0.0445</text:p>
          </table:table-cell>
          <table:table-cell table:style-name="ce9" table:formula="of:=[raw.BA18]+ORG.OPENOFFICE.STYLE(IF([raw.K18]&lt;[raw.BB18];&quot;Red&quot;;IF([raw.K18]&gt;[raw.BC18];&quot;Blue&quot;;&quot;Green&quot;)))" office:value-type="float" office:value="0.999" calcext:value-type="float">
            <text:p>0.9990</text:p>
          </table:table-cell>
          <table:table-cell table:style-name="ce9" table:formula="of:=[raw.BD18]+ORG.OPENOFFICE.STYLE(IF([raw.K18]&lt;[raw.BE18];&quot;Red&quot;;IF([raw.K18]&gt;[raw.BF18];&quot;Blue&quot;;&quot;Green&quot;)))" office:value-type="float" office:value="0.999" calcext:value-type="float">
            <text:p>0.9990</text:p>
          </table:table-cell>
          <table:table-cell table:style-name="ce7" table:formula="of:=[raw.BG18]+ORG.OPENOFFICE.STYLE(IF([raw.K18]&lt;[raw.BH18];&quot;Red&quot;;IF([raw.K18]&gt;[raw.BI18];&quot;Blue&quot;;&quot;Green&quot;)))" office:value-type="float" office:value="0.0575" calcext:value-type="float">
            <text:p>0.0575</text:p>
          </table:table-cell>
          <table:table-cell table:style-name="ce6" table:formula="of:=[raw.BJ18]+ORG.OPENOFFICE.STYLE(IF([raw.K18]&lt;[raw.BK18];&quot;Red&quot;;IF([raw.K18]&gt;[raw.BL18];&quot;Blue&quot;;&quot;Green&quot;)))" office:value-type="float" office:value="0.03" calcext:value-type="float">
            <text:p>0.0300</text:p>
          </table:table-cell>
          <table:table-cell table:style-name="ce29" table:formula="of:=[raw.BM18]+ORG.OPENOFFICE.STYLE(IF([raw.K18]&lt;[raw.BN18];&quot;Red&quot;;IF([raw.K18]&gt;[raw.BO18];&quot;Blue&quot;;&quot;Green&quot;)))" office:value-type="float" office:value="0.0215" calcext:value-type="float">
            <text:p>0.0215</text:p>
          </table:table-cell>
          <table:table-cell/>
        </table:table-row>
        <table:table-row table:style-name="ro1">
          <table:table-cell table:style-name="ce5" table:formula="of:=[$raw.A19]" office:value-type="string" office:string-value="bky_indep_negonly" calcext:value-type="string">
            <text:p>bky_indep_negonly</text:p>
          </table:table-cell>
          <table:table-cell table:style-name="ce2" table:formula="of:=[$raw.B19]" office:value-type="float" office:value="3" calcext:value-type="float">
            <text:p>3</text:p>
          </table:table-cell>
          <table:table-cell table:formula="of:=[$raw.C19]" office:value-type="float" office:value="0" calcext:value-type="float">
            <text:p>0</text:p>
          </table:table-cell>
          <table:table-cell table:formula="of:=[$raw.D19]" office:value-type="float" office:value="0.25" calcext:value-type="float">
            <text:p>0.25</text:p>
          </table:table-cell>
          <table:table-cell table:formula="of:=[$raw.E19]" office:value-type="float" office:value="0" calcext:value-type="float">
            <text:p>0</text:p>
          </table:table-cell>
          <table:table-cell table:style-name="ce27" table:formula="of:=[$raw.F19]" office:value-type="string" office:string-value="BKY2006" calcext:value-type="string">
            <text:p>BKY2006</text:p>
          </table:table-cell>
          <table:table-cell table:style-name="ce15" table:formula="of:=[raw.N19]+ORG.OPENOFFICE.STYLE(IF([raw.K19]&lt;[raw.O19];&quot;Red&quot;;IF([raw.K19]&gt;[raw.P19];&quot;Blue&quot;;&quot;Green&quot;)))" office:value-type="float" office:value="0.0483409763096205" calcext:value-type="float">
            <text:p>0.0483</text:p>
          </table:table-cell>
          <table:table-cell table:style-name="ce6" table:formula="of:=[raw.Q19]+ORG.OPENOFFICE.STYLE(IF([raw.K19]&lt;[raw.R19];&quot;Red&quot;;IF([raw.K19]&gt;[raw.S19];&quot;Blue&quot;;&quot;Green&quot;)))" office:value-type="float" office:value="0.0423431835770567" calcext:value-type="float">
            <text:p>0.0423</text:p>
          </table:table-cell>
          <table:table-cell table:style-name="ce6" table:formula="of:=[raw.T19]+ORG.OPENOFFICE.STYLE(IF([raw.K19]&lt;[raw.U19];&quot;Red&quot;;IF([raw.K19]&gt;[raw.V19];&quot;Blue&quot;;&quot;Green&quot;)))" office:value-type="float" office:value="0.0465738770669607" calcext:value-type="float">
            <text:p>0.0466</text:p>
          </table:table-cell>
          <table:table-cell table:style-name="ce61" table:formula="of:=[raw.W19]+ORG.OPENOFFICE.STYLE(IF([raw.K19]&lt;[raw.X19];&quot;Red&quot;;IF([raw.K19]&gt;[raw.Y19];&quot;Blue&quot;;&quot;Green&quot;)))" office:value-type="float" office:value="0.0450049037967659" calcext:value-type="float">
            <text:p>0.0450</text:p>
          </table:table-cell>
          <table:table-cell table:style-name="ce61" table:formula="of:=[raw.Z19]+ORG.OPENOFFICE.STYLE(IF([raw.K19]&lt;[raw.AA19];&quot;Red&quot;;IF([raw.K19]&gt;[raw.AB19];&quot;Blue&quot;;&quot;Green&quot;)))" office:value-type="float" office:value="0.0224813544649882" calcext:value-type="float">
            <text:p>0.0225</text:p>
          </table:table-cell>
          <table:table-cell table:style-name="ce29" table:formula="of:=[raw.AC19]+ORG.OPENOFFICE.STYLE(IF([raw.K19]&lt;[raw.AD19];&quot;Red&quot;;IF([raw.K19]&gt;[raw.AE19];&quot;Blue&quot;;&quot;Green&quot;)))" office:value-type="float" office:value="0.0247796719294684" calcext:value-type="float">
            <text:p>0.0248</text:p>
          </table:table-cell>
          <table:table-cell table:style-name="ce15" table:formula="of:=[raw.AF19]+ORG.OPENOFFICE.STYLE(IF([raw.K19]&lt;[raw.AG19];&quot;Red&quot;;IF([raw.K19]&gt;[raw.AH19];&quot;Blue&quot;;&quot;Green&quot;)))" office:value-type="float" office:value="0.0305" calcext:value-type="float">
            <text:p>0.0305</text:p>
          </table:table-cell>
          <table:table-cell table:style-name="ce62" table:formula="of:=[raw.AI19]+ORG.OPENOFFICE.STYLE(IF([raw.K19]&lt;[raw.AJ19];&quot;Red&quot;;IF([raw.K19]&gt;[raw.AK19];&quot;Blue&quot;;&quot;Green&quot;)))" office:value-type="float" office:value="0.999" calcext:value-type="float">
            <text:p>0.9990</text:p>
          </table:table-cell>
          <table:table-cell table:style-name="ce62" table:formula="of:=[raw.AL19]+ORG.OPENOFFICE.STYLE(IF([raw.K19]&lt;[raw.AM19];&quot;Red&quot;;IF([raw.K19]&gt;[raw.AN19];&quot;Blue&quot;;&quot;Green&quot;)))" office:value-type="float" office:value="0.9995" calcext:value-type="float">
            <text:p>0.9995</text:p>
          </table:table-cell>
          <table:table-cell table:style-name="ce6" table:formula="of:=[raw.AO19]+ORG.OPENOFFICE.STYLE(IF([raw.K19]&lt;[raw.AP19];&quot;Red&quot;;IF([raw.K19]&gt;[raw.AQ19];&quot;Blue&quot;;&quot;Green&quot;)))" office:value-type="float" office:value="0.039" calcext:value-type="float">
            <text:p>0.0390</text:p>
          </table:table-cell>
          <table:table-cell table:style-name="ce6" table:formula="of:=[raw.AR19]+ORG.OPENOFFICE.STYLE(IF([raw.K19]&lt;[raw.AS19];&quot;Red&quot;;IF([raw.K19]&gt;[raw.AT19];&quot;Blue&quot;;&quot;Green&quot;)))" office:value-type="float" office:value="0.0215" calcext:value-type="float">
            <text:p>0.0215</text:p>
          </table:table-cell>
          <table:table-cell table:style-name="ce29" table:formula="of:=[raw.AU19]+ORG.OPENOFFICE.STYLE(IF([raw.K19]&lt;[raw.AV19];&quot;Red&quot;;IF([raw.K19]&gt;[raw.AW19];&quot;Blue&quot;;&quot;Green&quot;)))" office:value-type="float" office:value="0.015" calcext:value-type="float">
            <text:p>0.0150</text:p>
          </table:table-cell>
          <table:table-cell table:style-name="ce15" table:formula="of:=[raw.AX19]+ORG.OPENOFFICE.STYLE(IF([raw.K19]&lt;[raw.AY19];&quot;Red&quot;;IF([raw.K19]&gt;[raw.AZ19];&quot;Blue&quot;;&quot;Green&quot;)))" office:value-type="float" office:value="0.0482607231490684" calcext:value-type="float">
            <text:p>0.0483</text:p>
          </table:table-cell>
          <table:table-cell table:style-name="ce6" table:formula="of:=[raw.BA19]+ORG.OPENOFFICE.STYLE(IF([raw.K19]&lt;[raw.BB19];&quot;Red&quot;;IF([raw.K19]&gt;[raw.BC19];&quot;Blue&quot;;&quot;Green&quot;)))" office:value-type="float" office:value="0.0227234118876911" calcext:value-type="float">
            <text:p>0.0227</text:p>
          </table:table-cell>
          <table:table-cell table:style-name="ce6" table:formula="of:=[raw.BD19]+ORG.OPENOFFICE.STYLE(IF([raw.K19]&lt;[raw.BE19];&quot;Red&quot;;IF([raw.K19]&gt;[raw.BF19];&quot;Blue&quot;;&quot;Green&quot;)))" office:value-type="float" office:value="0.024938570667159" calcext:value-type="float">
            <text:p>0.0249</text:p>
          </table:table-cell>
          <table:table-cell table:style-name="ce6" table:formula="of:=[raw.BG19]+ORG.OPENOFFICE.STYLE(IF([raw.K19]&lt;[raw.BH19];&quot;Red&quot;;IF([raw.K19]&gt;[raw.BI19];&quot;Blue&quot;;&quot;Green&quot;)))" office:value-type="float" office:value="0.0448979339880549" calcext:value-type="float">
            <text:p>0.0449</text:p>
          </table:table-cell>
          <table:table-cell table:style-name="ce6" table:formula="of:=[raw.BJ19]+ORG.OPENOFFICE.STYLE(IF([raw.K19]&lt;[raw.BK19];&quot;Red&quot;;IF([raw.K19]&gt;[raw.BL19];&quot;Blue&quot;;&quot;Green&quot;)))" office:value-type="float" office:value="0.022410890048006" calcext:value-type="float">
            <text:p>0.0224</text:p>
          </table:table-cell>
          <table:table-cell table:style-name="ce29" table:formula="of:=[raw.BM19]+ORG.OPENOFFICE.STYLE(IF([raw.K19]&lt;[raw.BN19];&quot;Red&quot;;IF([raw.K19]&gt;[raw.BO19];&quot;Blue&quot;;&quot;Green&quot;)))" office:value-type="float" office:value="0.0247321864269722" calcext:value-type="float">
            <text:p>0.0247</text:p>
          </table:table-cell>
          <table:table-cell/>
        </table:table-row>
        <table:table-row table:style-name="ro1">
          <table:table-cell table:style-name="ce5" table:formula="of:=[$raw.A20]" office:value-type="string" office:string-value="bky_indep_balanced" calcext:value-type="string">
            <text:p>bky_indep_balanced</text:p>
          </table:table-cell>
          <table:table-cell table:style-name="ce27" table:formula="of:=[$raw.B20]" office:value-type="float" office:value="4" calcext:value-type="float">
            <text:p>4</text:p>
          </table:table-cell>
          <table:table-cell table:style-name="ce27" table:formula="of:=[$raw.C20]" office:value-type="float" office:value="0.25" calcext:value-type="float">
            <text:p>0.25</text:p>
          </table:table-cell>
          <table:table-cell table:style-name="ce27" table:formula="of:=[$raw.D20]" office:value-type="float" office:value="0.25" calcext:value-type="float">
            <text:p>0.25</text:p>
          </table:table-cell>
          <table:table-cell table:style-name="ce27" table:formula="of:=[$raw.E20]" office:value-type="float" office:value="0" calcext:value-type="float">
            <text:p>0</text:p>
          </table:table-cell>
          <table:table-cell table:style-name="ce27" table:formula="of:=[$raw.F20]" office:value-type="string" office:string-value="BKY2006" calcext:value-type="string">
            <text:p>BKY2006</text:p>
          </table:table-cell>
          <table:table-cell table:style-name="ce15" table:formula="of:=[raw.N20]+ORG.OPENOFFICE.STYLE(IF([raw.K20]&lt;[raw.O20];&quot;Red&quot;;IF([raw.K20]&gt;[raw.P20];&quot;Blue&quot;;&quot;Green&quot;)))" office:value-type="float" office:value="0.0316839744367018" calcext:value-type="float">
            <text:p>0.0317</text:p>
          </table:table-cell>
          <table:table-cell table:style-name="ce61" table:formula="of:=[raw.Q20]+ORG.OPENOFFICE.STYLE(IF([raw.K20]&lt;[raw.R20];&quot;Red&quot;;IF([raw.K20]&gt;[raw.S20];&quot;Blue&quot;;&quot;Green&quot;)))" office:value-type="float" office:value="0.0316526152406001" calcext:value-type="float">
            <text:p>0.0317</text:p>
          </table:table-cell>
          <table:table-cell table:style-name="ce61" table:formula="of:=[raw.T20]+ORG.OPENOFFICE.STYLE(IF([raw.K20]&lt;[raw.U20];&quot;Red&quot;;IF([raw.K20]&gt;[raw.V20];&quot;Blue&quot;;&quot;Green&quot;)))" office:value-type="float" office:value="0.0426088871628232" calcext:value-type="float">
            <text:p>0.0426</text:p>
          </table:table-cell>
          <table:table-cell table:style-name="ce61" table:formula="of:=[raw.W20]+ORG.OPENOFFICE.STYLE(IF([raw.K20]&lt;[raw.X20];&quot;Red&quot;;IF([raw.K20]&gt;[raw.Y20];&quot;Blue&quot;;&quot;Green&quot;)))" office:value-type="float" office:value="0.0426216382164378" calcext:value-type="float">
            <text:p>0.0426</text:p>
          </table:table-cell>
          <table:table-cell table:style-name="ce61" table:formula="of:=[raw.Z20]+ORG.OPENOFFICE.STYLE(IF([raw.K20]&lt;[raw.AA20];&quot;Red&quot;;IF([raw.K20]&gt;[raw.AB20];&quot;Blue&quot;;&quot;Green&quot;)))" office:value-type="float" office:value="0.0203334881797532" calcext:value-type="float">
            <text:p>0.0203</text:p>
          </table:table-cell>
          <table:table-cell table:style-name="ce29" table:formula="of:=[raw.AC20]+ORG.OPENOFFICE.STYLE(IF([raw.K20]&lt;[raw.AD20];&quot;Red&quot;;IF([raw.K20]&gt;[raw.AE20];&quot;Blue&quot;;&quot;Green&quot;)))" office:value-type="float" office:value="0.015992496620229" calcext:value-type="float">
            <text:p>0.0160</text:p>
          </table:table-cell>
          <table:table-cell table:style-name="ce15" table:formula="of:=[raw.AF20]+ORG.OPENOFFICE.STYLE(IF([raw.K20]&lt;[raw.AG20];&quot;Red&quot;;IF([raw.K20]&gt;[raw.AH20];&quot;Blue&quot;;&quot;Green&quot;)))" office:value-type="float" office:value="0.0306837433696792" calcext:value-type="float">
            <text:p>0.0307</text:p>
          </table:table-cell>
          <table:table-cell table:style-name="ce61" table:formula="of:=[raw.AI20]+ORG.OPENOFFICE.STYLE(IF([raw.K20]&lt;[raw.AJ20];&quot;Red&quot;;IF([raw.K20]&gt;[raw.AK20];&quot;Blue&quot;;&quot;Green&quot;)))" office:value-type="float" office:value="0.0307196694886438" calcext:value-type="float">
            <text:p>0.0307</text:p>
          </table:table-cell>
          <table:table-cell table:style-name="ce61" table:formula="of:=[raw.AL20]+ORG.OPENOFFICE.STYLE(IF([raw.K20]&lt;[raw.AM20];&quot;Red&quot;;IF([raw.K20]&gt;[raw.AN20];&quot;Blue&quot;;&quot;Green&quot;)))" office:value-type="float" office:value="0.0416688233839197" calcext:value-type="float">
            <text:p>0.0417</text:p>
          </table:table-cell>
          <table:table-cell table:style-name="ce61" table:formula="of:=[raw.AO20]+ORG.OPENOFFICE.STYLE(IF([raw.K20]&lt;[raw.AP20];&quot;Red&quot;;IF([raw.K20]&gt;[raw.AQ20];&quot;Blue&quot;;&quot;Green&quot;)))" office:value-type="float" office:value="0.0416597682416768" calcext:value-type="float">
            <text:p>0.0417</text:p>
          </table:table-cell>
          <table:table-cell table:style-name="ce61" table:formula="of:=[raw.AR20]+ORG.OPENOFFICE.STYLE(IF([raw.K20]&lt;[raw.AS20];&quot;Red&quot;;IF([raw.K20]&gt;[raw.AT20];&quot;Blue&quot;;&quot;Green&quot;)))" office:value-type="float" office:value="0.0194215485650938" calcext:value-type="float">
            <text:p>0.0194</text:p>
          </table:table-cell>
          <table:table-cell table:style-name="ce29" table:formula="of:=[raw.AU20]+ORG.OPENOFFICE.STYLE(IF([raw.K20]&lt;[raw.AV20];&quot;Red&quot;;IF([raw.K20]&gt;[raw.AW20];&quot;Blue&quot;;&quot;Green&quot;)))" office:value-type="float" office:value="0.0150333506592545" calcext:value-type="float">
            <text:p>0.0150</text:p>
          </table:table-cell>
          <table:table-cell table:style-name="ce15" table:formula="of:=[raw.AX20]+ORG.OPENOFFICE.STYLE(IF([raw.K20]&lt;[raw.AY20];&quot;Red&quot;;IF([raw.K20]&gt;[raw.AZ20];&quot;Blue&quot;;&quot;Green&quot;)))" office:value-type="float" office:value="0.0325787190757197" calcext:value-type="float">
            <text:p>0.0326</text:p>
          </table:table-cell>
          <table:table-cell table:style-name="ce6" table:formula="of:=[raw.BA20]+ORG.OPENOFFICE.STYLE(IF([raw.K20]&lt;[raw.BB20];&quot;Red&quot;;IF([raw.K20]&gt;[raw.BC20];&quot;Blue&quot;;&quot;Green&quot;)))" office:value-type="float" office:value="0.0325280861242242" calcext:value-type="float">
            <text:p>0.0325</text:p>
          </table:table-cell>
          <table:table-cell table:style-name="ce6" table:formula="of:=[raw.BD20]+ORG.OPENOFFICE.STYLE(IF([raw.K20]&lt;[raw.BE20];&quot;Red&quot;;IF([raw.K20]&gt;[raw.BF20];&quot;Blue&quot;;&quot;Green&quot;)))" office:value-type="float" office:value="0.0434739556366752" calcext:value-type="float">
            <text:p>0.0435</text:p>
          </table:table-cell>
          <table:table-cell table:style-name="ce6" table:formula="of:=[raw.BG20]+ORG.OPENOFFICE.STYLE(IF([raw.K20]&lt;[raw.BH20];&quot;Red&quot;;IF([raw.K20]&gt;[raw.BI20];&quot;Blue&quot;;&quot;Green&quot;)))" office:value-type="float" office:value="0.0434242354638683" calcext:value-type="float">
            <text:p>0.0434</text:p>
          </table:table-cell>
          <table:table-cell table:style-name="ce6" table:formula="of:=[raw.BJ20]+ORG.OPENOFFICE.STYLE(IF([raw.K20]&lt;[raw.BK20];&quot;Red&quot;;IF([raw.K20]&gt;[raw.BL20];&quot;Blue&quot;;&quot;Green&quot;)))" office:value-type="float" office:value="0.0211496101055281" calcext:value-type="float">
            <text:p>0.0211</text:p>
          </table:table-cell>
          <table:table-cell table:style-name="ce29" table:formula="of:=[raw.BM20]+ORG.OPENOFFICE.STYLE(IF([raw.K20]&lt;[raw.BN20];&quot;Red&quot;;IF([raw.K20]&gt;[raw.BO20];&quot;Blue&quot;;&quot;Green&quot;)))" office:value-type="float" office:value="0.0168897888012047" calcext:value-type="float">
            <text:p>0.0169</text:p>
          </table:table-cell>
          <table:table-cell/>
        </table:table-row>
        <table:table-row table:style-name="ro1">
          <table:table-cell table:style-name="ce11" table:formula="of:=[$raw.A21]" office:value-type="string" office:string-value="bky_indep_unbalanced" calcext:value-type="string">
            <text:p>bky_indep_unbalanced</text:p>
          </table:table-cell>
          <table:table-cell table:style-name="ce21" table:formula="of:=[$raw.B21]" office:value-type="float" office:value="5" calcext:value-type="float">
            <text:p>5</text:p>
          </table:table-cell>
          <table:table-cell table:style-name="ce21" table:formula="of:=[$raw.C21]" office:value-type="float" office:value="0.1" calcext:value-type="float">
            <text:p>0.1</text:p>
          </table:table-cell>
          <table:table-cell table:style-name="ce21" table:formula="of:=[$raw.D21]" office:value-type="float" office:value="0.4" calcext:value-type="float">
            <text:p>0.4</text:p>
          </table:table-cell>
          <table:table-cell table:style-name="ce21" table:formula="of:=[$raw.E21]" office:value-type="float" office:value="0" calcext:value-type="float">
            <text:p>0</text:p>
          </table:table-cell>
          <table:table-cell table:style-name="ce21" table:formula="of:=[$raw.F21]" office:value-type="string" office:string-value="BKY2006" calcext:value-type="string">
            <text:p>BKY2006</text:p>
          </table:table-cell>
          <table:table-cell table:style-name="ce17" table:formula="of:=[raw.N21]+ORG.OPENOFFICE.STYLE(IF([raw.K21]&lt;[raw.O21];&quot;Red&quot;;IF([raw.K21]&gt;[raw.P21];&quot;Blue&quot;;&quot;Green&quot;)))" office:value-type="float" office:value="0.0370009868362163" calcext:value-type="float">
            <text:p>0.0370</text:p>
          </table:table-cell>
          <table:table-cell table:style-name="ce23" table:formula="of:=[raw.Q21]+ORG.OPENOFFICE.STYLE(IF([raw.K21]&lt;[raw.R21];&quot;Red&quot;;IF([raw.K21]&gt;[raw.S21];&quot;Blue&quot;;&quot;Green&quot;)))" office:value-type="float" office:value="0.0317863459622865" calcext:value-type="float">
            <text:p>0.0318</text:p>
          </table:table-cell>
          <table:table-cell table:style-name="ce23" table:formula="of:=[raw.T21]+ORG.OPENOFFICE.STYLE(IF([raw.K21]&lt;[raw.U21];&quot;Red&quot;;IF([raw.K21]&gt;[raw.V21];&quot;Blue&quot;;&quot;Green&quot;)))" office:value-type="float" office:value="0.042888987914063" calcext:value-type="float">
            <text:p>0.0429</text:p>
          </table:table-cell>
          <table:table-cell table:style-name="ce23" table:formula="of:=[raw.W21]+ORG.OPENOFFICE.STYLE(IF([raw.K21]&lt;[raw.X21];&quot;Red&quot;;IF([raw.K21]&gt;[raw.Y21];&quot;Blue&quot;;&quot;Green&quot;)))" office:value-type="float" office:value="0.0422231809847665" calcext:value-type="float">
            <text:p>0.0422</text:p>
          </table:table-cell>
          <table:table-cell table:style-name="ce23" table:formula="of:=[raw.Z21]+ORG.OPENOFFICE.STYLE(IF([raw.K21]&lt;[raw.AA21];&quot;Red&quot;;IF([raw.K21]&gt;[raw.AB21];&quot;Blue&quot;;&quot;Green&quot;)))" office:value-type="float" office:value="0.0199447263647863" calcext:value-type="float">
            <text:p>0.0199</text:p>
          </table:table-cell>
          <table:table-cell table:style-name="ce32" table:formula="of:=[raw.AC21]+ORG.OPENOFFICE.STYLE(IF([raw.K21]&lt;[raw.AD21];&quot;Red&quot;;IF([raw.K21]&gt;[raw.AE21];&quot;Blue&quot;;&quot;Green&quot;)))" office:value-type="float" office:value="0.0186168277988707" calcext:value-type="float">
            <text:p>0.0186</text:p>
          </table:table-cell>
          <table:table-cell table:style-name="ce17" table:formula="of:=[raw.AF21]+ORG.OPENOFFICE.STYLE(IF([raw.K21]&lt;[raw.AG21];&quot;Red&quot;;IF([raw.K21]&gt;[raw.AH21];&quot;Blue&quot;;&quot;Green&quot;)))" office:value-type="float" office:value="0.0261991230641077" calcext:value-type="float">
            <text:p>0.0262</text:p>
          </table:table-cell>
          <table:table-cell table:style-name="ce87" table:formula="of:=[raw.AI21]+ORG.OPENOFFICE.STYLE(IF([raw.K21]&lt;[raw.AJ21];&quot;Red&quot;;IF([raw.K21]&gt;[raw.AK21];&quot;Blue&quot;;&quot;Green&quot;)))" office:value-type="float" office:value="0.0734391186105275" calcext:value-type="float">
            <text:p>0.0734</text:p>
          </table:table-cell>
          <table:table-cell table:style-name="ce87" table:formula="of:=[raw.AL21]+ORG.OPENOFFICE.STYLE(IF([raw.K21]&lt;[raw.AM21];&quot;Red&quot;;IF([raw.K21]&gt;[raw.AN21];&quot;Blue&quot;;&quot;Green&quot;)))" office:value-type="float" office:value="0.0983450554961005" calcext:value-type="float">
            <text:p>0.0983</text:p>
          </table:table-cell>
          <table:table-cell table:style-name="ce23" table:formula="of:=[raw.AO21]+ORG.OPENOFFICE.STYLE(IF([raw.K21]&lt;[raw.AP21];&quot;Red&quot;;IF([raw.K21]&gt;[raw.AQ21];&quot;Blue&quot;;&quot;Green&quot;)))" office:value-type="float" office:value="0.0437674406778571" calcext:value-type="float">
            <text:p>0.0438</text:p>
          </table:table-cell>
          <table:table-cell table:style-name="ce23" table:formula="of:=[raw.AR21]+ORG.OPENOFFICE.STYLE(IF([raw.K21]&lt;[raw.AS21];&quot;Red&quot;;IF([raw.K21]&gt;[raw.AT21];&quot;Blue&quot;;&quot;Green&quot;)))" office:value-type="float" office:value="0.0216983805739067" calcext:value-type="float">
            <text:p>0.0217</text:p>
          </table:table-cell>
          <table:table-cell table:style-name="ce32" table:formula="of:=[raw.AU21]+ORG.OPENOFFICE.STYLE(IF([raw.K21]&lt;[raw.AV21];&quot;Red&quot;;IF([raw.K21]&gt;[raw.AW21];&quot;Blue&quot;;&quot;Green&quot;)))" office:value-type="float" office:value="0.0133460275339549" calcext:value-type="float">
            <text:p>0.0133</text:p>
          </table:table-cell>
          <table:table-cell table:style-name="ce17" table:formula="of:=[raw.AX21]+ORG.OPENOFFICE.STYLE(IF([raw.K21]&lt;[raw.AY21];&quot;Red&quot;;IF([raw.K21]&gt;[raw.AZ21];&quot;Blue&quot;;&quot;Green&quot;)))" office:value-type="float" office:value="0.0388476691220927" calcext:value-type="float">
            <text:p>0.0388</text:p>
          </table:table-cell>
          <table:table-cell table:style-name="ce23" table:formula="of:=[raw.BA21]+ORG.OPENOFFICE.STYLE(IF([raw.K21]&lt;[raw.BB21];&quot;Red&quot;;IF([raw.K21]&gt;[raw.BC21];&quot;Blue&quot;;&quot;Green&quot;)))" office:value-type="float" office:value="0.0207178638059742" calcext:value-type="float">
            <text:p>0.0207</text:p>
          </table:table-cell>
          <table:table-cell table:style-name="ce23" table:formula="of:=[raw.BD21]+ORG.OPENOFFICE.STYLE(IF([raw.K21]&lt;[raw.BE21];&quot;Red&quot;;IF([raw.K21]&gt;[raw.BF21];&quot;Blue&quot;;&quot;Green&quot;)))" office:value-type="float" office:value="0.0278366863970228" calcext:value-type="float">
            <text:p>0.0278</text:p>
          </table:table-cell>
          <table:table-cell table:style-name="ce23" table:formula="of:=[raw.BG21]+ORG.OPENOFFICE.STYLE(IF([raw.K21]&lt;[raw.BH21];&quot;Red&quot;;IF([raw.K21]&gt;[raw.BI21];&quot;Blue&quot;;&quot;Green&quot;)))" office:value-type="float" office:value="0.0418206690244015" calcext:value-type="float">
            <text:p>0.0418</text:p>
          </table:table-cell>
          <table:table-cell table:style-name="ce23" table:formula="of:=[raw.BJ21]+ORG.OPENOFFICE.STYLE(IF([raw.K21]&lt;[raw.BK21];&quot;Red&quot;;IF([raw.K21]&gt;[raw.BL21];&quot;Blue&quot;;&quot;Green&quot;)))" office:value-type="float" office:value="0.0195635200292411" calcext:value-type="float">
            <text:p>0.0196</text:p>
          </table:table-cell>
          <table:table-cell table:style-name="ce32" table:formula="of:=[raw.BM21]+ORG.OPENOFFICE.STYLE(IF([raw.K21]&lt;[raw.BN21];&quot;Red&quot;;IF([raw.K21]&gt;[raw.BO21];&quot;Blue&quot;;&quot;Green&quot;)))" office:value-type="float" office:value="0.0194468376214727" calcext:value-type="float">
            <text:p>0.0194</text:p>
          </table:table-cell>
          <table:table-cell/>
        </table:table-row>
        <table:table-row table:style-name="ro1">
          <table:table-cell table:style-name="ce1" table:formula="of:=[$raw.A22]" office:value-type="string" office:string-value="bky_posdep_null" calcext:value-type="string">
            <text:p>bky_posdep_null</text:p>
          </table:table-cell>
          <table:table-cell table:style-name="ce22" table:formula="of:=[$raw.B22]" office:value-type="float" office:value="6" calcext:value-type="float">
            <text:p>6</text:p>
          </table:table-cell>
          <table:table-cell table:style-name="ce22" table:formula="of:=[$raw.C22]" office:value-type="float" office:value="0" calcext:value-type="float">
            <text:p>0</text:p>
          </table:table-cell>
          <table:table-cell table:style-name="ce22" table:formula="of:=[$raw.D22]" office:value-type="float" office:value="0" calcext:value-type="float">
            <text:p>0</text:p>
          </table:table-cell>
          <table:table-cell table:style-name="ce22" table:formula="of:=[$raw.E22]" office:value-type="float" office:value="1" calcext:value-type="float">
            <text:p>1</text:p>
          </table:table-cell>
          <table:table-cell table:style-name="ce22" table:formula="of:=[$raw.F22]" office:value-type="string" office:string-value="BKY2006" calcext:value-type="string">
            <text:p>BKY2006</text:p>
          </table:table-cell>
          <table:table-cell table:style-name="ce43" table:formula="of:=[raw.N22]+ORG.OPENOFFICE.STYLE(IF([raw.K22]&lt;[raw.O22];&quot;Red&quot;;IF([raw.K22]&gt;[raw.P22];&quot;Blue&quot;;&quot;Green&quot;)))" office:value-type="float" office:value="0.096" calcext:value-type="float">
            <text:p>0.0960</text:p>
          </table:table-cell>
          <table:table-cell table:style-name="ce60" table:formula="of:=[raw.Q22]+ORG.OPENOFFICE.STYLE(IF([raw.K22]&lt;[raw.R22];&quot;Red&quot;;IF([raw.K22]&gt;[raw.S22];&quot;Blue&quot;;&quot;Green&quot;)))" office:value-type="float" office:value="0.05" calcext:value-type="float">
            <text:p>0.0500</text:p>
          </table:table-cell>
          <table:table-cell table:style-name="ce60" table:formula="of:=[raw.T22]+ORG.OPENOFFICE.STYLE(IF([raw.K22]&lt;[raw.U22];&quot;Red&quot;;IF([raw.K22]&gt;[raw.V22];&quot;Blue&quot;;&quot;Green&quot;)))" office:value-type="float" office:value="0.05" calcext:value-type="float">
            <text:p>0.0500</text:p>
          </table:table-cell>
          <table:table-cell table:style-name="ce54" table:formula="of:=[raw.W22]+ORG.OPENOFFICE.STYLE(IF([raw.K22]&lt;[raw.X22];&quot;Red&quot;;IF([raw.K22]&gt;[raw.Y22];&quot;Blue&quot;;&quot;Green&quot;)))" office:value-type="float" office:value="0.094" calcext:value-type="float">
            <text:p>0.0940</text:p>
          </table:table-cell>
          <table:table-cell table:style-name="ce60" table:formula="of:=[raw.Z22]+ORG.OPENOFFICE.STYLE(IF([raw.K22]&lt;[raw.AA22];&quot;Red&quot;;IF([raw.K22]&gt;[raw.AB22];&quot;Blue&quot;;&quot;Green&quot;)))" office:value-type="float" office:value="0.0475" calcext:value-type="float">
            <text:p>0.0475</text:p>
          </table:table-cell>
          <table:table-cell table:style-name="ce99" table:formula="of:=[raw.AC22]+ORG.OPENOFFICE.STYLE(IF([raw.K22]&lt;[raw.AD22];&quot;Red&quot;;IF([raw.K22]&gt;[raw.AE22];&quot;Blue&quot;;&quot;Green&quot;)))" office:value-type="float" office:value="0.048" calcext:value-type="float">
            <text:p>0.0480</text:p>
          </table:table-cell>
          <table:table-cell table:style-name="ce83" table:formula="of:=[raw.AF22]+ORG.OPENOFFICE.STYLE(IF([raw.K22]&lt;[raw.AG22];&quot;Red&quot;;IF([raw.K22]&gt;[raw.AH22];&quot;Blue&quot;;&quot;Green&quot;)))" office:value-type="float" office:value="0.0525" calcext:value-type="float">
            <text:p>0.0525</text:p>
          </table:table-cell>
          <table:table-cell table:style-name="ce91" table:formula="of:=[raw.AI22]+ORG.OPENOFFICE.STYLE(IF([raw.K22]&lt;[raw.AJ22];&quot;Red&quot;;IF([raw.K22]&gt;[raw.AK22];&quot;Blue&quot;;&quot;Green&quot;)))" office:value-type="float" office:value="0.0285" calcext:value-type="float">
            <text:p>0.0285</text:p>
          </table:table-cell>
          <table:table-cell table:style-name="ce91" table:formula="of:=[raw.AL22]+ORG.OPENOFFICE.STYLE(IF([raw.K22]&lt;[raw.AM22];&quot;Red&quot;;IF([raw.K22]&gt;[raw.AN22];&quot;Blue&quot;;&quot;Green&quot;)))" office:value-type="float" office:value="0.0285" calcext:value-type="float">
            <text:p>0.0285</text:p>
          </table:table-cell>
          <table:table-cell table:style-name="ce60" table:formula="of:=[raw.AO22]+ORG.OPENOFFICE.STYLE(IF([raw.K22]&lt;[raw.AP22];&quot;Red&quot;;IF([raw.K22]&gt;[raw.AQ22];&quot;Blue&quot;;&quot;Green&quot;)))" office:value-type="float" office:value="0.0515" calcext:value-type="float">
            <text:p>0.0515</text:p>
          </table:table-cell>
          <table:table-cell table:style-name="ce91" table:formula="of:=[raw.AR22]+ORG.OPENOFFICE.STYLE(IF([raw.K22]&lt;[raw.AS22];&quot;Red&quot;;IF([raw.K22]&gt;[raw.AT22];&quot;Blue&quot;;&quot;Green&quot;)))" office:value-type="float" office:value="0.026" calcext:value-type="float">
            <text:p>0.0260</text:p>
          </table:table-cell>
          <table:table-cell table:style-name="ce101" table:formula="of:=[raw.AU22]+ORG.OPENOFFICE.STYLE(IF([raw.K22]&lt;[raw.AV22];&quot;Red&quot;;IF([raw.K22]&gt;[raw.AW22];&quot;Blue&quot;;&quot;Green&quot;)))" office:value-type="float" office:value="0.026" calcext:value-type="float">
            <text:p>0.0260</text:p>
          </table:table-cell>
          <table:table-cell table:style-name="ce83" table:formula="of:=[raw.AX22]+ORG.OPENOFFICE.STYLE(IF([raw.K22]&lt;[raw.AY22];&quot;Red&quot;;IF([raw.K22]&gt;[raw.AZ22];&quot;Blue&quot;;&quot;Green&quot;)))" office:value-type="float" office:value="0.0475" calcext:value-type="float">
            <text:p>0.0475</text:p>
          </table:table-cell>
          <table:table-cell table:style-name="ce91" table:formula="of:=[raw.BA22]+ORG.OPENOFFICE.STYLE(IF([raw.K22]&lt;[raw.BB22];&quot;Red&quot;;IF([raw.K22]&gt;[raw.BC22];&quot;Blue&quot;;&quot;Green&quot;)))" office:value-type="float" office:value="0.0255" calcext:value-type="float">
            <text:p>0.0255</text:p>
          </table:table-cell>
          <table:table-cell table:style-name="ce91" table:formula="of:=[raw.BD22]+ORG.OPENOFFICE.STYLE(IF([raw.K22]&lt;[raw.BE22];&quot;Red&quot;;IF([raw.K22]&gt;[raw.BF22];&quot;Blue&quot;;&quot;Green&quot;)))" office:value-type="float" office:value="0.0255" calcext:value-type="float">
            <text:p>0.0255</text:p>
          </table:table-cell>
          <table:table-cell table:style-name="ce60" table:formula="of:=[raw.BG22]+ORG.OPENOFFICE.STYLE(IF([raw.K22]&lt;[raw.BH22];&quot;Red&quot;;IF([raw.K22]&gt;[raw.BI22];&quot;Blue&quot;;&quot;Green&quot;)))" office:value-type="float" office:value="0.0465" calcext:value-type="float">
            <text:p>0.0465</text:p>
          </table:table-cell>
          <table:table-cell table:style-name="ce91" table:formula="of:=[raw.BJ22]+ORG.OPENOFFICE.STYLE(IF([raw.K22]&lt;[raw.BK22];&quot;Red&quot;;IF([raw.K22]&gt;[raw.BL22];&quot;Blue&quot;;&quot;Green&quot;)))" office:value-type="float" office:value="0.0225" calcext:value-type="float">
            <text:p>0.0225</text:p>
          </table:table-cell>
          <table:table-cell table:style-name="ce101" table:formula="of:=[raw.BM22]+ORG.OPENOFFICE.STYLE(IF([raw.K22]&lt;[raw.BN22];&quot;Red&quot;;IF([raw.K22]&gt;[raw.BO22];&quot;Blue&quot;;&quot;Green&quot;)))" office:value-type="float" office:value="0.023" calcext:value-type="float">
            <text:p>0.0230</text:p>
          </table:table-cell>
          <table:table-cell/>
        </table:table-row>
        <table:table-row table:style-name="ro1">
          <table:table-cell table:style-name="ce5" table:formula="of:=[$raw.A23]" office:value-type="string" office:string-value="bky_posdep_posonly" calcext:value-type="string">
            <text:p>bky_posdep_posonly</text:p>
          </table:table-cell>
          <table:table-cell table:style-name="ce27" table:formula="of:=[$raw.B23]" office:value-type="float" office:value="7" calcext:value-type="float">
            <text:p>7</text:p>
          </table:table-cell>
          <table:table-cell table:style-name="ce27" table:formula="of:=[$raw.C23]" office:value-type="float" office:value="0.25" calcext:value-type="float">
            <text:p>0.25</text:p>
          </table:table-cell>
          <table:table-cell table:style-name="ce27" table:formula="of:=[$raw.D23]" office:value-type="float" office:value="0" calcext:value-type="float">
            <text:p>0</text:p>
          </table:table-cell>
          <table:table-cell table:style-name="ce27" table:formula="of:=[$raw.E23]" office:value-type="float" office:value="1" calcext:value-type="float">
            <text:p>1</text:p>
          </table:table-cell>
          <table:table-cell table:style-name="ce27" table:formula="of:=[$raw.F23]" office:value-type="string" office:string-value="BKY2006" calcext:value-type="string">
            <text:p>BKY2006</text:p>
          </table:table-cell>
          <table:table-cell table:style-name="ce15" table:formula="of:=[raw.N23]+ORG.OPENOFFICE.STYLE(IF([raw.K23]&lt;[raw.O23];&quot;Red&quot;;IF([raw.K23]&gt;[raw.P23];&quot;Blue&quot;;&quot;Green&quot;)))" office:value-type="float" office:value="0.0464694365813897" calcext:value-type="float">
            <text:p>0.0465</text:p>
          </table:table-cell>
          <table:table-cell table:style-name="ce61" table:formula="of:=[raw.Q23]+ORG.OPENOFFICE.STYLE(IF([raw.K23]&lt;[raw.R23];&quot;Red&quot;;IF([raw.K23]&gt;[raw.S23];&quot;Blue&quot;;&quot;Green&quot;)))" office:value-type="float" office:value="0.0408628080797189" calcext:value-type="float">
            <text:p>0.0409</text:p>
          </table:table-cell>
          <table:table-cell table:style-name="ce61" table:formula="of:=[raw.T23]+ORG.OPENOFFICE.STYLE(IF([raw.K23]&lt;[raw.U23];&quot;Red&quot;;IF([raw.K23]&gt;[raw.V23];&quot;Blue&quot;;&quot;Green&quot;)))" office:value-type="float" office:value="0.0451404187701233" calcext:value-type="float">
            <text:p>0.0451</text:p>
          </table:table-cell>
          <table:table-cell table:style-name="ce61" table:formula="of:=[raw.W23]+ORG.OPENOFFICE.STYLE(IF([raw.K23]&lt;[raw.X23];&quot;Red&quot;;IF([raw.K23]&gt;[raw.Y23];&quot;Blue&quot;;&quot;Green&quot;)))" office:value-type="float" office:value="0.0430974250804275" calcext:value-type="float">
            <text:p>0.0431</text:p>
          </table:table-cell>
          <table:table-cell table:style-name="ce61" table:formula="of:=[raw.Z23]+ORG.OPENOFFICE.STYLE(IF([raw.K23]&lt;[raw.AA23];&quot;Red&quot;;IF([raw.K23]&gt;[raw.AB23];&quot;Blue&quot;;&quot;Green&quot;)))" office:value-type="float" office:value="0.0204802692092913" calcext:value-type="float">
            <text:p>0.0205</text:p>
          </table:table-cell>
          <table:table-cell table:style-name="ce29" table:formula="of:=[raw.AC23]+ORG.OPENOFFICE.STYLE(IF([raw.K23]&lt;[raw.AD23];&quot;Red&quot;;IF([raw.K23]&gt;[raw.AE23];&quot;Blue&quot;;&quot;Green&quot;)))" office:value-type="float" office:value="0.0228105158332151" calcext:value-type="float">
            <text:p>0.0228</text:p>
          </table:table-cell>
          <table:table-cell table:style-name="ce15" table:formula="of:=[raw.AF23]+ORG.OPENOFFICE.STYLE(IF([raw.K23]&lt;[raw.AG23];&quot;Red&quot;;IF([raw.K23]&gt;[raw.AH23];&quot;Blue&quot;;&quot;Green&quot;)))" office:value-type="float" office:value="0.0463614107334749" calcext:value-type="float">
            <text:p>0.0464</text:p>
          </table:table-cell>
          <table:table-cell table:style-name="ce61" table:formula="of:=[raw.AI23]+ORG.OPENOFFICE.STYLE(IF([raw.K23]&lt;[raw.AJ23];&quot;Red&quot;;IF([raw.K23]&gt;[raw.AK23];&quot;Blue&quot;;&quot;Green&quot;)))" office:value-type="float" office:value="0.0207341867945915" calcext:value-type="float">
            <text:p>0.0207</text:p>
          </table:table-cell>
          <table:table-cell table:style-name="ce61" table:formula="of:=[raw.AL23]+ORG.OPENOFFICE.STYLE(IF([raw.K23]&lt;[raw.AM23];&quot;Red&quot;;IF([raw.K23]&gt;[raw.AN23];&quot;Blue&quot;;&quot;Green&quot;)))" office:value-type="float" office:value="0.022950108429082" calcext:value-type="float">
            <text:p>0.0230</text:p>
          </table:table-cell>
          <table:table-cell table:style-name="ce61" table:formula="of:=[raw.AO23]+ORG.OPENOFFICE.STYLE(IF([raw.K23]&lt;[raw.AP23];&quot;Red&quot;;IF([raw.K23]&gt;[raw.AQ23];&quot;Blue&quot;;&quot;Green&quot;)))" office:value-type="float" office:value="0.0429584826227759" calcext:value-type="float">
            <text:p>0.0430</text:p>
          </table:table-cell>
          <table:table-cell table:style-name="ce61" table:formula="of:=[raw.AR23]+ORG.OPENOFFICE.STYLE(IF([raw.K23]&lt;[raw.AS23];&quot;Red&quot;;IF([raw.K23]&gt;[raw.AT23];&quot;Blue&quot;;&quot;Green&quot;)))" office:value-type="float" office:value="0.0203889460177721" calcext:value-type="float">
            <text:p>0.0204</text:p>
          </table:table-cell>
          <table:table-cell table:style-name="ce29" table:formula="of:=[raw.AU23]+ORG.OPENOFFICE.STYLE(IF([raw.K23]&lt;[raw.AV23];&quot;Red&quot;;IF([raw.K23]&gt;[raw.AW23];&quot;Blue&quot;;&quot;Green&quot;)))" office:value-type="float" office:value="0.0227504183651526" calcext:value-type="float">
            <text:p>0.0228</text:p>
          </table:table-cell>
          <table:table-cell table:style-name="ce16" table:formula="of:=[raw.AX23]+ORG.OPENOFFICE.STYLE(IF([raw.K23]&lt;[raw.AY23];&quot;Red&quot;;IF([raw.K23]&gt;[raw.AZ23];&quot;Blue&quot;;&quot;Green&quot;)))" office:value-type="float" office:value="0.042" calcext:value-type="float">
            <text:p>0.0420</text:p>
          </table:table-cell>
          <table:table-cell table:style-name="ce9" table:formula="of:=[raw.BA23]+ORG.OPENOFFICE.STYLE(IF([raw.K23]&lt;[raw.BB23];&quot;Red&quot;;IF([raw.K23]&gt;[raw.BC23];&quot;Blue&quot;;&quot;Green&quot;)))" office:value-type="float" office:value="0.9985" calcext:value-type="float">
            <text:p>0.9985</text:p>
          </table:table-cell>
          <table:table-cell table:style-name="ce9" table:formula="of:=[raw.BD23]+ORG.OPENOFFICE.STYLE(IF([raw.K23]&lt;[raw.BE23];&quot;Red&quot;;IF([raw.K23]&gt;[raw.BF23];&quot;Blue&quot;;&quot;Green&quot;)))" office:value-type="float" office:value="1" calcext:value-type="float">
            <text:p>1.0000</text:p>
          </table:table-cell>
          <table:table-cell table:style-name="ce7" table:formula="of:=[raw.BG23]+ORG.OPENOFFICE.STYLE(IF([raw.K23]&lt;[raw.BH23];&quot;Red&quot;;IF([raw.K23]&gt;[raw.BI23];&quot;Blue&quot;;&quot;Green&quot;)))" office:value-type="float" office:value="0.053" calcext:value-type="float">
            <text:p>0.0530</text:p>
          </table:table-cell>
          <table:table-cell table:style-name="ce6" table:formula="of:=[raw.BJ23]+ORG.OPENOFFICE.STYLE(IF([raw.K23]&lt;[raw.BK23];&quot;Red&quot;;IF([raw.K23]&gt;[raw.BL23];&quot;Blue&quot;;&quot;Green&quot;)))" office:value-type="float" office:value="0.03" calcext:value-type="float">
            <text:p>0.0300</text:p>
          </table:table-cell>
          <table:table-cell table:style-name="ce29" table:formula="of:=[raw.BM23]+ORG.OPENOFFICE.STYLE(IF([raw.K23]&lt;[raw.BN23];&quot;Red&quot;;IF([raw.K23]&gt;[raw.BO23];&quot;Blue&quot;;&quot;Green&quot;)))" office:value-type="float" office:value="0.02" calcext:value-type="float">
            <text:p>0.0200</text:p>
          </table:table-cell>
          <table:table-cell/>
        </table:table-row>
        <table:table-row table:style-name="ro1">
          <table:table-cell table:style-name="ce5" table:formula="of:=[$raw.A24]" office:value-type="string" office:string-value="bky_posdep_negonly" calcext:value-type="string">
            <text:p>bky_posdep_negonly</text:p>
          </table:table-cell>
          <table:table-cell table:style-name="ce27" table:formula="of:=[$raw.B24]" office:value-type="float" office:value="8" calcext:value-type="float">
            <text:p>8</text:p>
          </table:table-cell>
          <table:table-cell table:style-name="ce27" table:formula="of:=[$raw.C24]" office:value-type="float" office:value="0" calcext:value-type="float">
            <text:p>0</text:p>
          </table:table-cell>
          <table:table-cell table:style-name="ce27" table:formula="of:=[$raw.D24]" office:value-type="float" office:value="0.25" calcext:value-type="float">
            <text:p>0.25</text:p>
          </table:table-cell>
          <table:table-cell table:style-name="ce27" table:formula="of:=[$raw.E24]" office:value-type="float" office:value="1" calcext:value-type="float">
            <text:p>1</text:p>
          </table:table-cell>
          <table:table-cell table:style-name="ce27" table:formula="of:=[$raw.F24]" office:value-type="string" office:string-value="BKY2006" calcext:value-type="string">
            <text:p>BKY2006</text:p>
          </table:table-cell>
          <table:table-cell table:style-name="ce15" table:formula="of:=[raw.N24]+ORG.OPENOFFICE.STYLE(IF([raw.K24]&lt;[raw.O24];&quot;Red&quot;;IF([raw.K24]&gt;[raw.P24];&quot;Blue&quot;;&quot;Green&quot;)))" office:value-type="float" office:value="0.0482384442018401" calcext:value-type="float">
            <text:p>0.0482</text:p>
          </table:table-cell>
          <table:table-cell table:style-name="ce61" table:formula="of:=[raw.Q24]+ORG.OPENOFFICE.STYLE(IF([raw.K24]&lt;[raw.R24];&quot;Red&quot;;IF([raw.K24]&gt;[raw.S24];&quot;Blue&quot;;&quot;Green&quot;)))" office:value-type="float" office:value="0.0427904952423483" calcext:value-type="float">
            <text:p>0.0428</text:p>
          </table:table-cell>
          <table:table-cell table:style-name="ce61" table:formula="of:=[raw.T24]+ORG.OPENOFFICE.STYLE(IF([raw.K24]&lt;[raw.U24];&quot;Red&quot;;IF([raw.K24]&gt;[raw.V24];&quot;Blue&quot;;&quot;Green&quot;)))" office:value-type="float" office:value="0.0469695878123897" calcext:value-type="float">
            <text:p>0.0470</text:p>
          </table:table-cell>
          <table:table-cell table:style-name="ce61" table:formula="of:=[raw.W24]+ORG.OPENOFFICE.STYLE(IF([raw.K24]&lt;[raw.X24];&quot;Red&quot;;IF([raw.K24]&gt;[raw.Y24];&quot;Blue&quot;;&quot;Green&quot;)))" office:value-type="float" office:value="0.0450246499618421" calcext:value-type="float">
            <text:p>0.0450</text:p>
          </table:table-cell>
          <table:table-cell table:style-name="ce61" table:formula="of:=[raw.Z24]+ORG.OPENOFFICE.STYLE(IF([raw.K24]&lt;[raw.AA24];&quot;Red&quot;;IF([raw.K24]&gt;[raw.AB24];&quot;Blue&quot;;&quot;Green&quot;)))" office:value-type="float" office:value="0.02266904883909" calcext:value-type="float">
            <text:p>0.0227</text:p>
          </table:table-cell>
          <table:table-cell table:style-name="ce29" table:formula="of:=[raw.AC24]+ORG.OPENOFFICE.STYLE(IF([raw.K24]&lt;[raw.AD24];&quot;Red&quot;;IF([raw.K24]&gt;[raw.AE24];&quot;Blue&quot;;&quot;Green&quot;)))" office:value-type="float" office:value="0.024948930181175" calcext:value-type="float">
            <text:p>0.0249</text:p>
          </table:table-cell>
          <table:table-cell table:style-name="ce15" table:formula="of:=[raw.AF24]+ORG.OPENOFFICE.STYLE(IF([raw.K24]&lt;[raw.AG24];&quot;Red&quot;;IF([raw.K24]&gt;[raw.AH24];&quot;Blue&quot;;&quot;Green&quot;)))" office:value-type="float" office:value="0.035" calcext:value-type="float">
            <text:p>0.0350</text:p>
          </table:table-cell>
          <table:table-cell table:style-name="ce62" table:formula="of:=[raw.AI24]+ORG.OPENOFFICE.STYLE(IF([raw.K24]&lt;[raw.AJ24];&quot;Red&quot;;IF([raw.K24]&gt;[raw.AK24];&quot;Blue&quot;;&quot;Green&quot;)))" office:value-type="float" office:value="0.9975" calcext:value-type="float">
            <text:p>0.9975</text:p>
          </table:table-cell>
          <table:table-cell table:style-name="ce62" table:formula="of:=[raw.AL24]+ORG.OPENOFFICE.STYLE(IF([raw.K24]&lt;[raw.AM24];&quot;Red&quot;;IF([raw.K24]&gt;[raw.AN24];&quot;Blue&quot;;&quot;Green&quot;)))" office:value-type="float" office:value="0.999" calcext:value-type="float">
            <text:p>0.9990</text:p>
          </table:table-cell>
          <table:table-cell table:style-name="ce72" table:formula="of:=[raw.AO24]+ORG.OPENOFFICE.STYLE(IF([raw.K24]&lt;[raw.AP24];&quot;Red&quot;;IF([raw.K24]&gt;[raw.AQ24];&quot;Blue&quot;;&quot;Green&quot;)))" office:value-type="float" office:value="0.044" calcext:value-type="float">
            <text:p>0.0440</text:p>
          </table:table-cell>
          <table:table-cell table:style-name="ce61" table:formula="of:=[raw.AR24]+ORG.OPENOFFICE.STYLE(IF([raw.K24]&lt;[raw.AS24];&quot;Red&quot;;IF([raw.K24]&gt;[raw.AT24];&quot;Blue&quot;;&quot;Green&quot;)))" office:value-type="float" office:value="0.0255" calcext:value-type="float">
            <text:p>0.0255</text:p>
          </table:table-cell>
          <table:table-cell table:style-name="ce29" table:formula="of:=[raw.AU24]+ORG.OPENOFFICE.STYLE(IF([raw.K24]&lt;[raw.AV24];&quot;Red&quot;;IF([raw.K24]&gt;[raw.AW24];&quot;Blue&quot;;&quot;Green&quot;)))" office:value-type="float" office:value="0.0175" calcext:value-type="float">
            <text:p>0.0175</text:p>
          </table:table-cell>
          <table:table-cell table:style-name="ce15" table:formula="of:=[raw.AX24]+ORG.OPENOFFICE.STYLE(IF([raw.K24]&lt;[raw.AY24];&quot;Red&quot;;IF([raw.K24]&gt;[raw.AZ24];&quot;Blue&quot;;&quot;Green&quot;)))" office:value-type="float" office:value="0.0481522824913324" calcext:value-type="float">
            <text:p>0.0482</text:p>
          </table:table-cell>
          <table:table-cell table:style-name="ce6" table:formula="of:=[raw.BA24]+ORG.OPENOFFICE.STYLE(IF([raw.K24]&lt;[raw.BB24];&quot;Red&quot;;IF([raw.K24]&gt;[raw.BC24];&quot;Blue&quot;;&quot;Green&quot;)))" office:value-type="float" office:value="0.022925069949879" calcext:value-type="float">
            <text:p>0.0229</text:p>
          </table:table-cell>
          <table:table-cell table:style-name="ce6" table:formula="of:=[raw.BD24]+ORG.OPENOFFICE.STYLE(IF([raw.K24]&lt;[raw.BE24];&quot;Red&quot;;IF([raw.K24]&gt;[raw.BF24];&quot;Blue&quot;;&quot;Green&quot;)))" office:value-type="float" office:value="0.0250907988818678" calcext:value-type="float">
            <text:p>0.0251</text:p>
          </table:table-cell>
          <table:table-cell table:style-name="ce6" table:formula="of:=[raw.BG24]+ORG.OPENOFFICE.STYLE(IF([raw.K24]&lt;[raw.BH24];&quot;Red&quot;;IF([raw.K24]&gt;[raw.BI24];&quot;Blue&quot;;&quot;Green&quot;)))" office:value-type="float" office:value="0.0449092093834344" calcext:value-type="float">
            <text:p>0.0449</text:p>
          </table:table-cell>
          <table:table-cell table:style-name="ce6" table:formula="of:=[raw.BJ24]+ORG.OPENOFFICE.STYLE(IF([raw.K24]&lt;[raw.BK24];&quot;Red&quot;;IF([raw.K24]&gt;[raw.BL24];&quot;Blue&quot;;&quot;Green&quot;)))" office:value-type="float" office:value="0.0225899858359452" calcext:value-type="float">
            <text:p>0.0226</text:p>
          </table:table-cell>
          <table:table-cell table:style-name="ce29" table:formula="of:=[raw.BM24]+ORG.OPENOFFICE.STYLE(IF([raw.K24]&lt;[raw.BN24];&quot;Red&quot;;IF([raw.K24]&gt;[raw.BO24];&quot;Blue&quot;;&quot;Green&quot;)))" office:value-type="float" office:value="0.0248948290752092" calcext:value-type="float">
            <text:p>0.0249</text:p>
          </table:table-cell>
          <table:table-cell/>
        </table:table-row>
        <table:table-row table:style-name="ro1">
          <table:table-cell table:style-name="ce5" table:formula="of:=[$raw.A25]" office:value-type="string" office:string-value="bky_posdep_balanced" calcext:value-type="string">
            <text:p>bky_posdep_balanced</text:p>
          </table:table-cell>
          <table:table-cell table:style-name="ce27" table:formula="of:=[$raw.B25]" office:value-type="float" office:value="9" calcext:value-type="float">
            <text:p>9</text:p>
          </table:table-cell>
          <table:table-cell table:style-name="ce27" table:formula="of:=[$raw.C25]" office:value-type="float" office:value="0.25" calcext:value-type="float">
            <text:p>0.25</text:p>
          </table:table-cell>
          <table:table-cell table:style-name="ce27" table:formula="of:=[$raw.D25]" office:value-type="float" office:value="0.25" calcext:value-type="float">
            <text:p>0.25</text:p>
          </table:table-cell>
          <table:table-cell table:style-name="ce27" table:formula="of:=[$raw.E25]" office:value-type="float" office:value="1" calcext:value-type="float">
            <text:p>1</text:p>
          </table:table-cell>
          <table:table-cell table:style-name="ce27" table:formula="of:=[$raw.F25]" office:value-type="string" office:string-value="BKY2006" calcext:value-type="string">
            <text:p>BKY2006</text:p>
          </table:table-cell>
          <table:table-cell table:style-name="ce15" table:formula="of:=[raw.N25]+ORG.OPENOFFICE.STYLE(IF([raw.K25]&lt;[raw.O25];&quot;Red&quot;;IF([raw.K25]&gt;[raw.P25];&quot;Blue&quot;;&quot;Green&quot;)))" office:value-type="float" office:value="0.0318486782097928" calcext:value-type="float">
            <text:p>0.0318</text:p>
          </table:table-cell>
          <table:table-cell table:style-name="ce61" table:formula="of:=[raw.Q25]+ORG.OPENOFFICE.STYLE(IF([raw.K25]&lt;[raw.R25];&quot;Red&quot;;IF([raw.K25]&gt;[raw.S25];&quot;Blue&quot;;&quot;Green&quot;)))" office:value-type="float" office:value="0.0317653913830214" calcext:value-type="float">
            <text:p>0.0318</text:p>
          </table:table-cell>
          <table:table-cell table:style-name="ce61" table:formula="of:=[raw.T25]+ORG.OPENOFFICE.STYLE(IF([raw.K25]&lt;[raw.U25];&quot;Red&quot;;IF([raw.K25]&gt;[raw.V25];&quot;Blue&quot;;&quot;Green&quot;)))" office:value-type="float" office:value="0.0427859559612314" calcext:value-type="float">
            <text:p>0.0428</text:p>
          </table:table-cell>
          <table:table-cell table:style-name="ce61" table:formula="of:=[raw.W25]+ORG.OPENOFFICE.STYLE(IF([raw.K25]&lt;[raw.X25];&quot;Red&quot;;IF([raw.K25]&gt;[raw.Y25];&quot;Blue&quot;;&quot;Green&quot;)))" office:value-type="float" office:value="0.042857090829858" calcext:value-type="float">
            <text:p>0.0429</text:p>
          </table:table-cell>
          <table:table-cell table:style-name="ce61" table:formula="of:=[raw.Z25]+ORG.OPENOFFICE.STYLE(IF([raw.K25]&lt;[raw.AA25];&quot;Red&quot;;IF([raw.K25]&gt;[raw.AB25];&quot;Blue&quot;;&quot;Green&quot;)))" office:value-type="float" office:value="0.0204546224290744" calcext:value-type="float">
            <text:p>0.0205</text:p>
          </table:table-cell>
          <table:table-cell table:style-name="ce29" table:formula="of:=[raw.AC25]+ORG.OPENOFFICE.STYLE(IF([raw.K25]&lt;[raw.AD25];&quot;Red&quot;;IF([raw.K25]&gt;[raw.AE25];&quot;Blue&quot;;&quot;Green&quot;)))" office:value-type="float" office:value="0.0161329240207962" calcext:value-type="float">
            <text:p>0.0161</text:p>
          </table:table-cell>
          <table:table-cell table:style-name="ce15" table:formula="of:=[raw.AF25]+ORG.OPENOFFICE.STYLE(IF([raw.K25]&lt;[raw.AG25];&quot;Red&quot;;IF([raw.K25]&gt;[raw.AH25];&quot;Blue&quot;;&quot;Green&quot;)))" office:value-type="float" office:value="0.0308258895540765" calcext:value-type="float">
            <text:p>0.0308</text:p>
          </table:table-cell>
          <table:table-cell table:style-name="ce61" table:formula="of:=[raw.AI25]+ORG.OPENOFFICE.STYLE(IF([raw.K25]&lt;[raw.AJ25];&quot;Red&quot;;IF([raw.K25]&gt;[raw.AK25];&quot;Blue&quot;;&quot;Green&quot;)))" office:value-type="float" office:value="0.0307456570859494" calcext:value-type="float">
            <text:p>0.0307</text:p>
          </table:table-cell>
          <table:table-cell table:style-name="ce61" table:formula="of:=[raw.AL25]+ORG.OPENOFFICE.STYLE(IF([raw.K25]&lt;[raw.AM25];&quot;Red&quot;;IF([raw.K25]&gt;[raw.AN25];&quot;Blue&quot;;&quot;Green&quot;)))" office:value-type="float" office:value="0.0418176629083468" calcext:value-type="float">
            <text:p>0.0418</text:p>
          </table:table-cell>
          <table:table-cell table:style-name="ce61" table:formula="of:=[raw.AO25]+ORG.OPENOFFICE.STYLE(IF([raw.K25]&lt;[raw.AP25];&quot;Red&quot;;IF([raw.K25]&gt;[raw.AQ25];&quot;Blue&quot;;&quot;Green&quot;)))" office:value-type="float" office:value="0.0418715419994184" calcext:value-type="float">
            <text:p>0.0419</text:p>
          </table:table-cell>
          <table:table-cell table:style-name="ce61" table:formula="of:=[raw.AR25]+ORG.OPENOFFICE.STYLE(IF([raw.K25]&lt;[raw.AS25];&quot;Red&quot;;IF([raw.K25]&gt;[raw.AT25];&quot;Blue&quot;;&quot;Green&quot;)))" office:value-type="float" office:value="0.0195291912326856" calcext:value-type="float">
            <text:p>0.0195</text:p>
          </table:table-cell>
          <table:table-cell table:style-name="ce29" table:formula="of:=[raw.AU25]+ORG.OPENOFFICE.STYLE(IF([raw.K25]&lt;[raw.AV25];&quot;Red&quot;;IF([raw.K25]&gt;[raw.AW25];&quot;Blue&quot;;&quot;Green&quot;)))" office:value-type="float" office:value="0.0151413574714135" calcext:value-type="float">
            <text:p>0.0151</text:p>
          </table:table-cell>
          <table:table-cell table:style-name="ce15" table:formula="of:=[raw.AX25]+ORG.OPENOFFICE.STYLE(IF([raw.K25]&lt;[raw.AY25];&quot;Red&quot;;IF([raw.K25]&gt;[raw.AZ25];&quot;Blue&quot;;&quot;Green&quot;)))" office:value-type="float" office:value="0.0327024009458536" calcext:value-type="float">
            <text:p>0.0327</text:p>
          </table:table-cell>
          <table:table-cell table:style-name="ce6" table:formula="of:=[raw.BA25]+ORG.OPENOFFICE.STYLE(IF([raw.K25]&lt;[raw.BB25];&quot;Red&quot;;IF([raw.K25]&gt;[raw.BC25];&quot;Blue&quot;;&quot;Green&quot;)))" office:value-type="float" office:value="0.0326846903831255" calcext:value-type="float">
            <text:p>0.0327</text:p>
          </table:table-cell>
          <table:table-cell table:style-name="ce6" table:formula="of:=[raw.BD25]+ORG.OPENOFFICE.STYLE(IF([raw.K25]&lt;[raw.BE25];&quot;Red&quot;;IF([raw.K25]&gt;[raw.BF25];&quot;Blue&quot;;&quot;Green&quot;)))" office:value-type="float" office:value="0.0436340502277105" calcext:value-type="float">
            <text:p>0.0436</text:p>
          </table:table-cell>
          <table:table-cell table:style-name="ce6" table:formula="of:=[raw.BG25]+ORG.OPENOFFICE.STYLE(IF([raw.K25]&lt;[raw.BH25];&quot;Red&quot;;IF([raw.K25]&gt;[raw.BI25];&quot;Blue&quot;;&quot;Green&quot;)))" office:value-type="float" office:value="0.0436303182154955" calcext:value-type="float">
            <text:p>0.0436</text:p>
          </table:table-cell>
          <table:table-cell table:style-name="ce6" table:formula="of:=[raw.BJ25]+ORG.OPENOFFICE.STYLE(IF([raw.K25]&lt;[raw.BK25];&quot;Red&quot;;IF([raw.K25]&gt;[raw.BL25];&quot;Blue&quot;;&quot;Green&quot;)))" office:value-type="float" office:value="0.0212553470157432" calcext:value-type="float">
            <text:p>0.0213</text:p>
          </table:table-cell>
          <table:table-cell table:style-name="ce29" table:formula="of:=[raw.BM25]+ORG.OPENOFFICE.STYLE(IF([raw.K25]&lt;[raw.BN25];&quot;Red&quot;;IF([raw.K25]&gt;[raw.BO25];&quot;Blue&quot;;&quot;Green&quot;)))" office:value-type="float" office:value="0.0170220656832913" calcext:value-type="float">
            <text:p>0.0170</text:p>
          </table:table-cell>
          <table:table-cell/>
        </table:table-row>
        <table:table-row table:style-name="ro1">
          <table:table-cell table:style-name="ce11" table:formula="of:=[$raw.A26]" office:value-type="string" office:string-value="bky_posdep_unbalanced" calcext:value-type="string">
            <text:p>bky_posdep_unbalanced</text:p>
          </table:table-cell>
          <table:table-cell table:style-name="ce21" table:formula="of:=[$raw.B26]" office:value-type="float" office:value="10" calcext:value-type="float">
            <text:p>10</text:p>
          </table:table-cell>
          <table:table-cell table:style-name="ce21" table:formula="of:=[$raw.C26]" office:value-type="float" office:value="0.1" calcext:value-type="float">
            <text:p>0.1</text:p>
          </table:table-cell>
          <table:table-cell table:style-name="ce21" table:formula="of:=[$raw.D26]" office:value-type="float" office:value="0.4" calcext:value-type="float">
            <text:p>0.4</text:p>
          </table:table-cell>
          <table:table-cell table:style-name="ce21" table:formula="of:=[$raw.E26]" office:value-type="float" office:value="1" calcext:value-type="float">
            <text:p>1</text:p>
          </table:table-cell>
          <table:table-cell table:style-name="ce21" table:formula="of:=[$raw.F26]" office:value-type="string" office:string-value="BKY2006" calcext:value-type="string">
            <text:p>BKY2006</text:p>
          </table:table-cell>
          <table:table-cell table:style-name="ce17" table:formula="of:=[raw.N26]+ORG.OPENOFFICE.STYLE(IF([raw.K26]&lt;[raw.O26];&quot;Red&quot;;IF([raw.K26]&gt;[raw.P26];&quot;Blue&quot;;&quot;Green&quot;)))" office:value-type="float" office:value="0.037212780655291" calcext:value-type="float">
            <text:p>0.0372</text:p>
          </table:table-cell>
          <table:table-cell table:style-name="ce23" table:formula="of:=[raw.Q26]+ORG.OPENOFFICE.STYLE(IF([raw.K26]&lt;[raw.R26];&quot;Red&quot;;IF([raw.K26]&gt;[raw.S26];&quot;Blue&quot;;&quot;Green&quot;)))" office:value-type="float" office:value="0.0317903016113663" calcext:value-type="float">
            <text:p>0.0318</text:p>
          </table:table-cell>
          <table:table-cell table:style-name="ce23" table:formula="of:=[raw.T26]+ORG.OPENOFFICE.STYLE(IF([raw.K26]&lt;[raw.U26];&quot;Red&quot;;IF([raw.K26]&gt;[raw.V26];&quot;Blue&quot;;&quot;Green&quot;)))" office:value-type="float" office:value="0.0428380512852541" calcext:value-type="float">
            <text:p>0.0428</text:p>
          </table:table-cell>
          <table:table-cell table:style-name="ce23" table:formula="of:=[raw.W26]+ORG.OPENOFFICE.STYLE(IF([raw.K26]&lt;[raw.X26];&quot;Red&quot;;IF([raw.K26]&gt;[raw.Y26];&quot;Blue&quot;;&quot;Green&quot;)))" office:value-type="float" office:value="0.0425229869476874" calcext:value-type="float">
            <text:p>0.0425</text:p>
          </table:table-cell>
          <table:table-cell table:style-name="ce23" table:formula="of:=[raw.Z26]+ORG.OPENOFFICE.STYLE(IF([raw.K26]&lt;[raw.AA26];&quot;Red&quot;;IF([raw.K26]&gt;[raw.AB26];&quot;Blue&quot;;&quot;Green&quot;)))" office:value-type="float" office:value="0.0199813382247338" calcext:value-type="float">
            <text:p>0.0200</text:p>
          </table:table-cell>
          <table:table-cell table:style-name="ce32" table:formula="of:=[raw.AC26]+ORG.OPENOFFICE.STYLE(IF([raw.K26]&lt;[raw.AD26];&quot;Red&quot;;IF([raw.K26]&gt;[raw.AE26];&quot;Blue&quot;;&quot;Green&quot;)))" office:value-type="float" office:value="0.0186669224159721" calcext:value-type="float">
            <text:p>0.0187</text:p>
          </table:table-cell>
          <table:table-cell table:style-name="ce17" table:formula="of:=[raw.AF26]+ORG.OPENOFFICE.STYLE(IF([raw.K26]&lt;[raw.AG26];&quot;Red&quot;;IF([raw.K26]&gt;[raw.AH26];&quot;Blue&quot;;&quot;Green&quot;)))" office:value-type="float" office:value="0.0263308243543476" calcext:value-type="float">
            <text:p>0.0263</text:p>
          </table:table-cell>
          <table:table-cell table:style-name="ce87" table:formula="of:=[raw.AI26]+ORG.OPENOFFICE.STYLE(IF([raw.K26]&lt;[raw.AJ26];&quot;Red&quot;;IF([raw.K26]&gt;[raw.AK26];&quot;Blue&quot;;&quot;Green&quot;)))" office:value-type="float" office:value="0.0730564409487886" calcext:value-type="float">
            <text:p>0.0731</text:p>
          </table:table-cell>
          <table:table-cell table:style-name="ce87" table:formula="of:=[raw.AL26]+ORG.OPENOFFICE.STYLE(IF([raw.K26]&lt;[raw.AM26];&quot;Red&quot;;IF([raw.K26]&gt;[raw.AN26];&quot;Blue&quot;;&quot;Green&quot;)))" office:value-type="float" office:value="0.0976827829237645" calcext:value-type="float">
            <text:p>0.0977</text:p>
          </table:table-cell>
          <table:table-cell table:style-name="ce23" table:formula="of:=[raw.AO26]+ORG.OPENOFFICE.STYLE(IF([raw.K26]&lt;[raw.AP26];&quot;Red&quot;;IF([raw.K26]&gt;[raw.AQ26];&quot;Blue&quot;;&quot;Green&quot;)))" office:value-type="float" office:value="0.0443261405965623" calcext:value-type="float">
            <text:p>0.0443</text:p>
          </table:table-cell>
          <table:table-cell table:style-name="ce23" table:formula="of:=[raw.AR26]+ORG.OPENOFFICE.STYLE(IF([raw.K26]&lt;[raw.AS26];&quot;Red&quot;;IF([raw.K26]&gt;[raw.AT26];&quot;Blue&quot;;&quot;Green&quot;)))" office:value-type="float" office:value="0.0215870353199668" calcext:value-type="float">
            <text:p>0.0216</text:p>
          </table:table-cell>
          <table:table-cell table:style-name="ce32" table:formula="of:=[raw.AU26]+ORG.OPENOFFICE.STYLE(IF([raw.K26]&lt;[raw.AV26];&quot;Red&quot;;IF([raw.K26]&gt;[raw.AW26];&quot;Blue&quot;;&quot;Green&quot;)))" office:value-type="float" office:value="0.0131910310161735" calcext:value-type="float">
            <text:p>0.0132</text:p>
          </table:table-cell>
          <table:table-cell table:style-name="ce17" table:formula="of:=[raw.AX26]+ORG.OPENOFFICE.STYLE(IF([raw.K26]&lt;[raw.AY26];&quot;Red&quot;;IF([raw.K26]&gt;[raw.AZ26];&quot;Blue&quot;;&quot;Green&quot;)))" office:value-type="float" office:value="0.0390686502848134" calcext:value-type="float">
            <text:p>0.0391</text:p>
          </table:table-cell>
          <table:table-cell table:style-name="ce23" table:formula="of:=[raw.BA26]+ORG.OPENOFFICE.STYLE(IF([raw.K26]&lt;[raw.BB26];&quot;Red&quot;;IF([raw.K26]&gt;[raw.BC26];&quot;Blue&quot;;&quot;Green&quot;)))" office:value-type="float" office:value="0.0207916044747503" calcext:value-type="float">
            <text:p>0.0208</text:p>
          </table:table-cell>
          <table:table-cell table:style-name="ce23" table:formula="of:=[raw.BD26]+ORG.OPENOFFICE.STYLE(IF([raw.K26]&lt;[raw.BE26];&quot;Red&quot;;IF([raw.K26]&gt;[raw.BF26];&quot;Blue&quot;;&quot;Green&quot;)))" office:value-type="float" office:value="0.0279408817289135" calcext:value-type="float">
            <text:p>0.0279</text:p>
          </table:table-cell>
          <table:table-cell table:style-name="ce23" table:formula="of:=[raw.BG26]+ORG.OPENOFFICE.STYLE(IF([raw.K26]&lt;[raw.BH26];&quot;Red&quot;;IF([raw.K26]&gt;[raw.BI26];&quot;Blue&quot;;&quot;Green&quot;)))" office:value-type="float" office:value="0.0420610226914051" calcext:value-type="float">
            <text:p>0.0421</text:p>
          </table:table-cell>
          <table:table-cell table:style-name="ce23" table:formula="of:=[raw.BJ26]+ORG.OPENOFFICE.STYLE(IF([raw.K26]&lt;[raw.BK26];&quot;Red&quot;;IF([raw.K26]&gt;[raw.BL26];&quot;Blue&quot;;&quot;Green&quot;)))" office:value-type="float" office:value="0.0196147547506388" calcext:value-type="float">
            <text:p>0.0196</text:p>
          </table:table-cell>
          <table:table-cell table:style-name="ce32" table:formula="of:=[raw.BM26]+ORG.OPENOFFICE.STYLE(IF([raw.K26]&lt;[raw.BN26];&quot;Red&quot;;IF([raw.K26]&gt;[raw.BO26];&quot;Blue&quot;;&quot;Green&quot;)))" office:value-type="float" office:value="0.0195092153751889" calcext:value-type="float">
            <text:p>0.0195</text:p>
          </table:table-cell>
          <table:table-cell/>
        </table:table-row>
        <table:table-row table:style-name="ro1">
          <table:table-cell table:style-name="ce1" table:formula="of:=[$raw.A27]" office:value-type="string" office:string-value="bky_negdep_null" calcext:value-type="string">
            <text:p>bky_negdep_null</text:p>
          </table:table-cell>
          <table:table-cell table:style-name="ce22" table:formula="of:=[$raw.B27]" office:value-type="float" office:value="11" calcext:value-type="float">
            <text:p>11</text:p>
          </table:table-cell>
          <table:table-cell table:style-name="ce22" table:formula="of:=[$raw.C27]" office:value-type="float" office:value="0" calcext:value-type="float">
            <text:p>0</text:p>
          </table:table-cell>
          <table:table-cell table:style-name="ce22" table:formula="of:=[$raw.D27]" office:value-type="float" office:value="0" calcext:value-type="float">
            <text:p>0</text:p>
          </table:table-cell>
          <table:table-cell table:style-name="ce22" table:formula="of:=[$raw.E27]" office:value-type="float" office:value="-1" calcext:value-type="float">
            <text:p>-1</text:p>
          </table:table-cell>
          <table:table-cell table:style-name="ce22" table:formula="of:=[$raw.F27]" office:value-type="string" office:string-value="BKY2006" calcext:value-type="string">
            <text:p>BKY2006</text:p>
          </table:table-cell>
          <table:table-cell table:style-name="ce43" table:formula="of:=[raw.N27]+ORG.OPENOFFICE.STYLE(IF([raw.K27]&lt;[raw.O27];&quot;Red&quot;;IF([raw.K27]&gt;[raw.P27];&quot;Blue&quot;;&quot;Green&quot;)))" office:value-type="float" office:value="0.106" calcext:value-type="float">
            <text:p>0.1060</text:p>
          </table:table-cell>
          <table:table-cell table:style-name="ce60" table:formula="of:=[raw.Q27]+ORG.OPENOFFICE.STYLE(IF([raw.K27]&lt;[raw.R27];&quot;Red&quot;;IF([raw.K27]&gt;[raw.S27];&quot;Blue&quot;;&quot;Green&quot;)))" office:value-type="float" office:value="0.0565" calcext:value-type="float">
            <text:p>0.0565</text:p>
          </table:table-cell>
          <table:table-cell table:style-name="ce60" table:formula="of:=[raw.T27]+ORG.OPENOFFICE.STYLE(IF([raw.K27]&lt;[raw.U27];&quot;Red&quot;;IF([raw.K27]&gt;[raw.V27];&quot;Blue&quot;;&quot;Green&quot;)))" office:value-type="float" office:value="0.0565" calcext:value-type="float">
            <text:p>0.0565</text:p>
          </table:table-cell>
          <table:table-cell table:style-name="ce54" table:formula="of:=[raw.W27]+ORG.OPENOFFICE.STYLE(IF([raw.K27]&lt;[raw.X27];&quot;Red&quot;;IF([raw.K27]&gt;[raw.Y27];&quot;Blue&quot;;&quot;Green&quot;)))" office:value-type="float" office:value="0.1065" calcext:value-type="float">
            <text:p>0.1065</text:p>
          </table:table-cell>
          <table:table-cell table:style-name="ce60" table:formula="of:=[raw.Z27]+ORG.OPENOFFICE.STYLE(IF([raw.K27]&lt;[raw.AA27];&quot;Red&quot;;IF([raw.K27]&gt;[raw.AB27];&quot;Blue&quot;;&quot;Green&quot;)))" office:value-type="float" office:value="0.056" calcext:value-type="float">
            <text:p>0.0560</text:p>
          </table:table-cell>
          <table:table-cell table:style-name="ce99" table:formula="of:=[raw.AC27]+ORG.OPENOFFICE.STYLE(IF([raw.K27]&lt;[raw.AD27];&quot;Red&quot;;IF([raw.K27]&gt;[raw.AE27];&quot;Blue&quot;;&quot;Green&quot;)))" office:value-type="float" office:value="0.0555" calcext:value-type="float">
            <text:p>0.0555</text:p>
          </table:table-cell>
          <table:table-cell table:style-name="ce83" table:formula="of:=[raw.AF27]+ORG.OPENOFFICE.STYLE(IF([raw.K27]&lt;[raw.AG27];&quot;Red&quot;;IF([raw.K27]&gt;[raw.AH27];&quot;Blue&quot;;&quot;Green&quot;)))" office:value-type="float" office:value="0.0555" calcext:value-type="float">
            <text:p>0.0555</text:p>
          </table:table-cell>
          <table:table-cell table:style-name="ce91" table:formula="of:=[raw.AI27]+ORG.OPENOFFICE.STYLE(IF([raw.K27]&lt;[raw.AJ27];&quot;Red&quot;;IF([raw.K27]&gt;[raw.AK27];&quot;Blue&quot;;&quot;Green&quot;)))" office:value-type="float" office:value="0.029" calcext:value-type="float">
            <text:p>0.0290</text:p>
          </table:table-cell>
          <table:table-cell table:style-name="ce91" table:formula="of:=[raw.AL27]+ORG.OPENOFFICE.STYLE(IF([raw.K27]&lt;[raw.AM27];&quot;Red&quot;;IF([raw.K27]&gt;[raw.AN27];&quot;Blue&quot;;&quot;Green&quot;)))" office:value-type="float" office:value="0.029" calcext:value-type="float">
            <text:p>0.0290</text:p>
          </table:table-cell>
          <table:table-cell table:style-name="ce60" table:formula="of:=[raw.AO27]+ORG.OPENOFFICE.STYLE(IF([raw.K27]&lt;[raw.AP27];&quot;Red&quot;;IF([raw.K27]&gt;[raw.AQ27];&quot;Blue&quot;;&quot;Green&quot;)))" office:value-type="float" office:value="0.056" calcext:value-type="float">
            <text:p>0.0560</text:p>
          </table:table-cell>
          <table:table-cell table:style-name="ce91" table:formula="of:=[raw.AR27]+ORG.OPENOFFICE.STYLE(IF([raw.K27]&lt;[raw.AS27];&quot;Red&quot;;IF([raw.K27]&gt;[raw.AT27];&quot;Blue&quot;;&quot;Green&quot;)))" office:value-type="float" office:value="0.0285" calcext:value-type="float">
            <text:p>0.0285</text:p>
          </table:table-cell>
          <table:table-cell table:style-name="ce101" table:formula="of:=[raw.AU27]+ORG.OPENOFFICE.STYLE(IF([raw.K27]&lt;[raw.AV27];&quot;Red&quot;;IF([raw.K27]&gt;[raw.AW27];&quot;Blue&quot;;&quot;Green&quot;)))" office:value-type="float" office:value="0.028" calcext:value-type="float">
            <text:p>0.0280</text:p>
          </table:table-cell>
          <table:table-cell table:style-name="ce83" table:formula="of:=[raw.AX27]+ORG.OPENOFFICE.STYLE(IF([raw.K27]&lt;[raw.AY27];&quot;Red&quot;;IF([raw.K27]&gt;[raw.AZ27];&quot;Blue&quot;;&quot;Green&quot;)))" office:value-type="float" office:value="0.052" calcext:value-type="float">
            <text:p>0.0520</text:p>
          </table:table-cell>
          <table:table-cell table:style-name="ce91" table:formula="of:=[raw.BA27]+ORG.OPENOFFICE.STYLE(IF([raw.K27]&lt;[raw.BB27];&quot;Red&quot;;IF([raw.K27]&gt;[raw.BC27];&quot;Blue&quot;;&quot;Green&quot;)))" office:value-type="float" office:value="0.0295" calcext:value-type="float">
            <text:p>0.0295</text:p>
          </table:table-cell>
          <table:table-cell table:style-name="ce91" table:formula="of:=[raw.BD27]+ORG.OPENOFFICE.STYLE(IF([raw.K27]&lt;[raw.BE27];&quot;Red&quot;;IF([raw.K27]&gt;[raw.BF27];&quot;Blue&quot;;&quot;Green&quot;)))" office:value-type="float" office:value="0.0295" calcext:value-type="float">
            <text:p>0.0295</text:p>
          </table:table-cell>
          <table:table-cell table:style-name="ce60" table:formula="of:=[raw.BG27]+ORG.OPENOFFICE.STYLE(IF([raw.K27]&lt;[raw.BH27];&quot;Red&quot;;IF([raw.K27]&gt;[raw.BI27];&quot;Blue&quot;;&quot;Green&quot;)))" office:value-type="float" office:value="0.051" calcext:value-type="float">
            <text:p>0.0510</text:p>
          </table:table-cell>
          <table:table-cell table:style-name="ce91" table:formula="of:=[raw.BJ27]+ORG.OPENOFFICE.STYLE(IF([raw.K27]&lt;[raw.BK27];&quot;Red&quot;;IF([raw.K27]&gt;[raw.BL27];&quot;Blue&quot;;&quot;Green&quot;)))" office:value-type="float" office:value="0.0275" calcext:value-type="float">
            <text:p>0.0275</text:p>
          </table:table-cell>
          <table:table-cell table:style-name="ce101" table:formula="of:=[raw.BM27]+ORG.OPENOFFICE.STYLE(IF([raw.K27]&lt;[raw.BN27];&quot;Red&quot;;IF([raw.K27]&gt;[raw.BO27];&quot;Blue&quot;;&quot;Green&quot;)))" office:value-type="float" office:value="0.0275" calcext:value-type="float">
            <text:p>0.0275</text:p>
          </table:table-cell>
          <table:table-cell/>
        </table:table-row>
        <table:table-row table:style-name="ro1">
          <table:table-cell table:style-name="ce5" table:formula="of:=[$raw.A28]" office:value-type="string" office:string-value="bky_negdep_posonly" calcext:value-type="string">
            <text:p>bky_negdep_posonly</text:p>
          </table:table-cell>
          <table:table-cell table:style-name="ce27" table:formula="of:=[$raw.B28]" office:value-type="float" office:value="12" calcext:value-type="float">
            <text:p>12</text:p>
          </table:table-cell>
          <table:table-cell table:style-name="ce27" table:formula="of:=[$raw.C28]" office:value-type="float" office:value="0.25" calcext:value-type="float">
            <text:p>0.25</text:p>
          </table:table-cell>
          <table:table-cell table:style-name="ce27" table:formula="of:=[$raw.D28]" office:value-type="float" office:value="0" calcext:value-type="float">
            <text:p>0</text:p>
          </table:table-cell>
          <table:table-cell table:style-name="ce27" table:formula="of:=[$raw.E28]" office:value-type="float" office:value="-1" calcext:value-type="float">
            <text:p>-1</text:p>
          </table:table-cell>
          <table:table-cell table:style-name="ce27" table:formula="of:=[$raw.F28]" office:value-type="string" office:string-value="BKY2006" calcext:value-type="string">
            <text:p>BKY2006</text:p>
          </table:table-cell>
          <table:table-cell table:style-name="ce15" table:formula="of:=[raw.N28]+ORG.OPENOFFICE.STYLE(IF([raw.K28]&lt;[raw.O28];&quot;Red&quot;;IF([raw.K28]&gt;[raw.P28];&quot;Blue&quot;;&quot;Green&quot;)))" office:value-type="float" office:value="0.0464217266891294" calcext:value-type="float">
            <text:p>0.0464</text:p>
          </table:table-cell>
          <table:table-cell table:style-name="ce61" table:formula="of:=[raw.Q28]+ORG.OPENOFFICE.STYLE(IF([raw.K28]&lt;[raw.R28];&quot;Red&quot;;IF([raw.K28]&gt;[raw.S28];&quot;Blue&quot;;&quot;Green&quot;)))" office:value-type="float" office:value="0.0407760665138896" calcext:value-type="float">
            <text:p>0.0408</text:p>
          </table:table-cell>
          <table:table-cell table:style-name="ce61" table:formula="of:=[raw.T28]+ORG.OPENOFFICE.STYLE(IF([raw.K28]&lt;[raw.U28];&quot;Red&quot;;IF([raw.K28]&gt;[raw.V28];&quot;Blue&quot;;&quot;Green&quot;)))" office:value-type="float" office:value="0.0451029783599933" calcext:value-type="float">
            <text:p>0.0451</text:p>
          </table:table-cell>
          <table:table-cell table:style-name="ce61" table:formula="of:=[raw.W28]+ORG.OPENOFFICE.STYLE(IF([raw.K28]&lt;[raw.X28];&quot;Red&quot;;IF([raw.K28]&gt;[raw.Y28];&quot;Blue&quot;;&quot;Green&quot;)))" office:value-type="float" office:value="0.0432287306582358" calcext:value-type="float">
            <text:p>0.0432</text:p>
          </table:table-cell>
          <table:table-cell table:style-name="ce61" table:formula="of:=[raw.Z28]+ORG.OPENOFFICE.STYLE(IF([raw.K28]&lt;[raw.AA28];&quot;Red&quot;;IF([raw.K28]&gt;[raw.AB28];&quot;Blue&quot;;&quot;Green&quot;)))" office:value-type="float" office:value="0.0205567372940453" calcext:value-type="float">
            <text:p>0.0206</text:p>
          </table:table-cell>
          <table:table-cell table:style-name="ce29" table:formula="of:=[raw.AC28]+ORG.OPENOFFICE.STYLE(IF([raw.K28]&lt;[raw.AD28];&quot;Red&quot;;IF([raw.K28]&gt;[raw.AE28];&quot;Blue&quot;;&quot;Green&quot;)))" office:value-type="float" office:value="0.0227909460717716" calcext:value-type="float">
            <text:p>0.0228</text:p>
          </table:table-cell>
          <table:table-cell table:style-name="ce15" table:formula="of:=[raw.AF28]+ORG.OPENOFFICE.STYLE(IF([raw.K28]&lt;[raw.AG28];&quot;Red&quot;;IF([raw.K28]&gt;[raw.AH28];&quot;Blue&quot;;&quot;Green&quot;)))" office:value-type="float" office:value="0.0463185859326516" calcext:value-type="float">
            <text:p>0.0463</text:p>
          </table:table-cell>
          <table:table-cell table:style-name="ce61" table:formula="of:=[raw.AI28]+ORG.OPENOFFICE.STYLE(IF([raw.K28]&lt;[raw.AJ28];&quot;Red&quot;;IF([raw.K28]&gt;[raw.AK28];&quot;Blue&quot;;&quot;Green&quot;)))" office:value-type="float" office:value="0.0207649117558549" calcext:value-type="float">
            <text:p>0.0208</text:p>
          </table:table-cell>
          <table:table-cell table:style-name="ce61" table:formula="of:=[raw.AL28]+ORG.OPENOFFICE.STYLE(IF([raw.K28]&lt;[raw.AM28];&quot;Red&quot;;IF([raw.K28]&gt;[raw.AN28];&quot;Blue&quot;;&quot;Green&quot;)))" office:value-type="float" office:value="0.0229640505527392" calcext:value-type="float">
            <text:p>0.0230</text:p>
          </table:table-cell>
          <table:table-cell table:style-name="ce61" table:formula="of:=[raw.AO28]+ORG.OPENOFFICE.STYLE(IF([raw.K28]&lt;[raw.AP28];&quot;Red&quot;;IF([raw.K28]&gt;[raw.AQ28];&quot;Blue&quot;;&quot;Green&quot;)))" office:value-type="float" office:value="0.0430950890560847" calcext:value-type="float">
            <text:p>0.0431</text:p>
          </table:table-cell>
          <table:table-cell table:style-name="ce61" table:formula="of:=[raw.AR28]+ORG.OPENOFFICE.STYLE(IF([raw.K28]&lt;[raw.AS28];&quot;Red&quot;;IF([raw.K28]&gt;[raw.AT28];&quot;Blue&quot;;&quot;Green&quot;)))" office:value-type="float" office:value="0.0204673866067612" calcext:value-type="float">
            <text:p>0.0205</text:p>
          </table:table-cell>
          <table:table-cell table:style-name="ce29" table:formula="of:=[raw.AU28]+ORG.OPENOFFICE.STYLE(IF([raw.K28]&lt;[raw.AV28];&quot;Red&quot;;IF([raw.K28]&gt;[raw.AW28];&quot;Blue&quot;;&quot;Green&quot;)))" office:value-type="float" office:value="0.0227284476121648" calcext:value-type="float">
            <text:p>0.0227</text:p>
          </table:table-cell>
          <table:table-cell table:style-name="ce15" table:formula="of:=[raw.AX28]+ORG.OPENOFFICE.STYLE(IF([raw.K28]&lt;[raw.AY28];&quot;Red&quot;;IF([raw.K28]&gt;[raw.AZ28];&quot;Blue&quot;;&quot;Green&quot;)))" office:value-type="float" office:value="0.0405" calcext:value-type="float">
            <text:p>0.0405</text:p>
          </table:table-cell>
          <table:table-cell table:style-name="ce9" table:formula="of:=[raw.BA28]+ORG.OPENOFFICE.STYLE(IF([raw.K28]&lt;[raw.BB28];&quot;Red&quot;;IF([raw.K28]&gt;[raw.BC28];&quot;Blue&quot;;&quot;Green&quot;)))" office:value-type="float" office:value="0.9995" calcext:value-type="float">
            <text:p>0.9995</text:p>
          </table:table-cell>
          <table:table-cell table:style-name="ce9" table:formula="of:=[raw.BD28]+ORG.OPENOFFICE.STYLE(IF([raw.K28]&lt;[raw.BE28];&quot;Red&quot;;IF([raw.K28]&gt;[raw.BF28];&quot;Blue&quot;;&quot;Green&quot;)))" office:value-type="float" office:value="1" calcext:value-type="float">
            <text:p>1.0000</text:p>
          </table:table-cell>
          <table:table-cell table:style-name="ce7" table:formula="of:=[raw.BG28]+ORG.OPENOFFICE.STYLE(IF([raw.K28]&lt;[raw.BH28];&quot;Red&quot;;IF([raw.K28]&gt;[raw.BI28];&quot;Blue&quot;;&quot;Green&quot;)))" office:value-type="float" office:value="0.0495" calcext:value-type="float">
            <text:p>0.0495</text:p>
          </table:table-cell>
          <table:table-cell table:style-name="ce6" table:formula="of:=[raw.BJ28]+ORG.OPENOFFICE.STYLE(IF([raw.K28]&lt;[raw.BK28];&quot;Red&quot;;IF([raw.K28]&gt;[raw.BL28];&quot;Blue&quot;;&quot;Green&quot;)))" office:value-type="float" office:value="0.028" calcext:value-type="float">
            <text:p>0.0280</text:p>
          </table:table-cell>
          <table:table-cell table:style-name="ce29" table:formula="of:=[raw.BM28]+ORG.OPENOFFICE.STYLE(IF([raw.K28]&lt;[raw.BN28];&quot;Red&quot;;IF([raw.K28]&gt;[raw.BO28];&quot;Blue&quot;;&quot;Green&quot;)))" office:value-type="float" office:value="0.021" calcext:value-type="float">
            <text:p>0.0210</text:p>
          </table:table-cell>
          <table:table-cell/>
        </table:table-row>
        <table:table-row table:style-name="ro1">
          <table:table-cell table:style-name="ce5" table:formula="of:=[$raw.A29]" office:value-type="string" office:string-value="bky_negdep_negonly" calcext:value-type="string">
            <text:p>bky_negdep_negonly</text:p>
          </table:table-cell>
          <table:table-cell table:style-name="ce27" table:formula="of:=[$raw.B29]" office:value-type="float" office:value="13" calcext:value-type="float">
            <text:p>13</text:p>
          </table:table-cell>
          <table:table-cell table:style-name="ce27" table:formula="of:=[$raw.C29]" office:value-type="float" office:value="0" calcext:value-type="float">
            <text:p>0</text:p>
          </table:table-cell>
          <table:table-cell table:style-name="ce27" table:formula="of:=[$raw.D29]" office:value-type="float" office:value="0.25" calcext:value-type="float">
            <text:p>0.25</text:p>
          </table:table-cell>
          <table:table-cell table:style-name="ce27" table:formula="of:=[$raw.E29]" office:value-type="float" office:value="-1" calcext:value-type="float">
            <text:p>-1</text:p>
          </table:table-cell>
          <table:table-cell table:style-name="ce27" table:formula="of:=[$raw.F29]" office:value-type="string" office:string-value="BKY2006" calcext:value-type="string">
            <text:p>BKY2006</text:p>
          </table:table-cell>
          <table:table-cell table:style-name="ce15" table:formula="of:=[raw.N29]+ORG.OPENOFFICE.STYLE(IF([raw.K29]&lt;[raw.O29];&quot;Red&quot;;IF([raw.K29]&gt;[raw.P29];&quot;Blue&quot;;&quot;Green&quot;)))" office:value-type="float" office:value="0.0483519176942394" calcext:value-type="float">
            <text:p>0.0484</text:p>
          </table:table-cell>
          <table:table-cell table:style-name="ce61" table:formula="of:=[raw.Q29]+ORG.OPENOFFICE.STYLE(IF([raw.K29]&lt;[raw.R29];&quot;Red&quot;;IF([raw.K29]&gt;[raw.S29];&quot;Blue&quot;;&quot;Green&quot;)))" office:value-type="float" office:value="0.0429666475705555" calcext:value-type="float">
            <text:p>0.0430</text:p>
          </table:table-cell>
          <table:table-cell table:style-name="ce61" table:formula="of:=[raw.T29]+ORG.OPENOFFICE.STYLE(IF([raw.K29]&lt;[raw.U29];&quot;Red&quot;;IF([raw.K29]&gt;[raw.V29];&quot;Blue&quot;;&quot;Green&quot;)))" office:value-type="float" office:value="0.0470246776497672" calcext:value-type="float">
            <text:p>0.0470</text:p>
          </table:table-cell>
          <table:table-cell table:style-name="ce61" table:formula="of:=[raw.W29]+ORG.OPENOFFICE.STYLE(IF([raw.K29]&lt;[raw.X29];&quot;Red&quot;;IF([raw.K29]&gt;[raw.Y29];&quot;Blue&quot;;&quot;Green&quot;)))" office:value-type="float" office:value="0.0451334883450876" calcext:value-type="float">
            <text:p>0.0451</text:p>
          </table:table-cell>
          <table:table-cell table:style-name="ce61" table:formula="of:=[raw.Z29]+ORG.OPENOFFICE.STYLE(IF([raw.K29]&lt;[raw.AA29];&quot;Red&quot;;IF([raw.K29]&gt;[raw.AB29];&quot;Blue&quot;;&quot;Green&quot;)))" office:value-type="float" office:value="0.0226101650019863" calcext:value-type="float">
            <text:p>0.0226</text:p>
          </table:table-cell>
          <table:table-cell table:style-name="ce29" table:formula="of:=[raw.AC29]+ORG.OPENOFFICE.STYLE(IF([raw.K29]&lt;[raw.AD29];&quot;Red&quot;;IF([raw.K29]&gt;[raw.AE29];&quot;Blue&quot;;&quot;Green&quot;)))" office:value-type="float" office:value="0.0247962692459621" calcext:value-type="float">
            <text:p>0.0248</text:p>
          </table:table-cell>
          <table:table-cell table:style-name="ce15" table:formula="of:=[raw.AF29]+ORG.OPENOFFICE.STYLE(IF([raw.K29]&lt;[raw.AG29];&quot;Red&quot;;IF([raw.K29]&gt;[raw.AH29];&quot;Blue&quot;;&quot;Green&quot;)))" office:value-type="float" office:value="0.035" calcext:value-type="float">
            <text:p>0.0350</text:p>
          </table:table-cell>
          <table:table-cell table:style-name="ce62" table:formula="of:=[raw.AI29]+ORG.OPENOFFICE.STYLE(IF([raw.K29]&lt;[raw.AJ29];&quot;Red&quot;;IF([raw.K29]&gt;[raw.AK29];&quot;Blue&quot;;&quot;Green&quot;)))" office:value-type="float" office:value="0.9975" calcext:value-type="float">
            <text:p>0.9975</text:p>
          </table:table-cell>
          <table:table-cell table:style-name="ce62" table:formula="of:=[raw.AL29]+ORG.OPENOFFICE.STYLE(IF([raw.K29]&lt;[raw.AM29];&quot;Red&quot;;IF([raw.K29]&gt;[raw.AN29];&quot;Blue&quot;;&quot;Green&quot;)))" office:value-type="float" office:value="0.998" calcext:value-type="float">
            <text:p>0.9980</text:p>
          </table:table-cell>
          <table:table-cell table:style-name="ce72" table:formula="of:=[raw.AO29]+ORG.OPENOFFICE.STYLE(IF([raw.K29]&lt;[raw.AP29];&quot;Red&quot;;IF([raw.K29]&gt;[raw.AQ29];&quot;Blue&quot;;&quot;Green&quot;)))" office:value-type="float" office:value="0.0515" calcext:value-type="float">
            <text:p>0.0515</text:p>
          </table:table-cell>
          <table:table-cell table:style-name="ce61" table:formula="of:=[raw.AR29]+ORG.OPENOFFICE.STYLE(IF([raw.K29]&lt;[raw.AS29];&quot;Red&quot;;IF([raw.K29]&gt;[raw.AT29];&quot;Blue&quot;;&quot;Green&quot;)))" office:value-type="float" office:value="0.024" calcext:value-type="float">
            <text:p>0.0240</text:p>
          </table:table-cell>
          <table:table-cell table:style-name="ce29" table:formula="of:=[raw.AU29]+ORG.OPENOFFICE.STYLE(IF([raw.K29]&lt;[raw.AV29];&quot;Red&quot;;IF([raw.K29]&gt;[raw.AW29];&quot;Blue&quot;;&quot;Green&quot;)))" office:value-type="float" office:value="0.016" calcext:value-type="float">
            <text:p>0.0160</text:p>
          </table:table-cell>
          <table:table-cell table:style-name="ce15" table:formula="of:=[raw.AX29]+ORG.OPENOFFICE.STYLE(IF([raw.K29]&lt;[raw.AY29];&quot;Red&quot;;IF([raw.K29]&gt;[raw.AZ29];&quot;Blue&quot;;&quot;Green&quot;)))" office:value-type="float" office:value="0.0482650250009464" calcext:value-type="float">
            <text:p>0.0483</text:p>
          </table:table-cell>
          <table:table-cell table:style-name="ce6" table:formula="of:=[raw.BA29]+ORG.OPENOFFICE.STYLE(IF([raw.K29]&lt;[raw.BB29];&quot;Red&quot;;IF([raw.K29]&gt;[raw.BC29];&quot;Blue&quot;;&quot;Green&quot;)))" office:value-type="float" office:value="0.0228574401727996" calcext:value-type="float">
            <text:p>0.0229</text:p>
          </table:table-cell>
          <table:table-cell table:style-name="ce6" table:formula="of:=[raw.BD29]+ORG.OPENOFFICE.STYLE(IF([raw.K29]&lt;[raw.BE29];&quot;Red&quot;;IF([raw.K29]&gt;[raw.BF29];&quot;Blue&quot;;&quot;Green&quot;)))" office:value-type="float" office:value="0.0249605642656219" calcext:value-type="float">
            <text:p>0.0250</text:p>
          </table:table-cell>
          <table:table-cell table:style-name="ce6" table:formula="of:=[raw.BG29]+ORG.OPENOFFICE.STYLE(IF([raw.K29]&lt;[raw.BH29];&quot;Red&quot;;IF([raw.K29]&gt;[raw.BI29];&quot;Blue&quot;;&quot;Green&quot;)))" office:value-type="float" office:value="0.0449991969107575" calcext:value-type="float">
            <text:p>0.0450</text:p>
          </table:table-cell>
          <table:table-cell table:style-name="ce6" table:formula="of:=[raw.BJ29]+ORG.OPENOFFICE.STYLE(IF([raw.K29]&lt;[raw.BK29];&quot;Red&quot;;IF([raw.K29]&gt;[raw.BL29];&quot;Blue&quot;;&quot;Green&quot;)))" office:value-type="float" office:value="0.0225370415893373" calcext:value-type="float">
            <text:p>0.0225</text:p>
          </table:table-cell>
          <table:table-cell table:style-name="ce29" table:formula="of:=[raw.BM29]+ORG.OPENOFFICE.STYLE(IF([raw.K29]&lt;[raw.BN29];&quot;Red&quot;;IF([raw.K29]&gt;[raw.BO29];&quot;Blue&quot;;&quot;Green&quot;)))" office:value-type="float" office:value="0.0247488040308" calcext:value-type="float">
            <text:p>0.0247</text:p>
          </table:table-cell>
          <table:table-cell/>
        </table:table-row>
        <table:table-row table:style-name="ro1">
          <table:table-cell table:style-name="ce5" table:formula="of:=[$raw.A30]" office:value-type="string" office:string-value="bky_negdep_balanced" calcext:value-type="string">
            <text:p>bky_negdep_balanced</text:p>
          </table:table-cell>
          <table:table-cell table:style-name="ce27" table:formula="of:=[$raw.B30]" office:value-type="float" office:value="14" calcext:value-type="float">
            <text:p>14</text:p>
          </table:table-cell>
          <table:table-cell table:style-name="ce27" table:formula="of:=[$raw.C30]" office:value-type="float" office:value="0.25" calcext:value-type="float">
            <text:p>0.25</text:p>
          </table:table-cell>
          <table:table-cell table:style-name="ce27" table:formula="of:=[$raw.D30]" office:value-type="float" office:value="0.25" calcext:value-type="float">
            <text:p>0.25</text:p>
          </table:table-cell>
          <table:table-cell table:style-name="ce27" table:formula="of:=[$raw.E30]" office:value-type="float" office:value="-1" calcext:value-type="float">
            <text:p>-1</text:p>
          </table:table-cell>
          <table:table-cell table:style-name="ce27" table:formula="of:=[$raw.F30]" office:value-type="string" office:string-value="BKY2006" calcext:value-type="string">
            <text:p>BKY2006</text:p>
          </table:table-cell>
          <table:table-cell table:style-name="ce15" table:formula="of:=[raw.N30]+ORG.OPENOFFICE.STYLE(IF([raw.K30]&lt;[raw.O30];&quot;Red&quot;;IF([raw.K30]&gt;[raw.P30];&quot;Blue&quot;;&quot;Green&quot;)))" office:value-type="float" office:value="0.032033835094044" calcext:value-type="float">
            <text:p>0.0320</text:p>
          </table:table-cell>
          <table:table-cell table:style-name="ce61" table:formula="of:=[raw.Q30]+ORG.OPENOFFICE.STYLE(IF([raw.K30]&lt;[raw.R30];&quot;Red&quot;;IF([raw.K30]&gt;[raw.S30];&quot;Blue&quot;;&quot;Green&quot;)))" office:value-type="float" office:value="0.0320109690647424" calcext:value-type="float">
            <text:p>0.0320</text:p>
          </table:table-cell>
          <table:table-cell table:style-name="ce61" table:formula="of:=[raw.T30]+ORG.OPENOFFICE.STYLE(IF([raw.K30]&lt;[raw.U30];&quot;Red&quot;;IF([raw.K30]&gt;[raw.V30];&quot;Blue&quot;;&quot;Green&quot;)))" office:value-type="float" office:value="0.043053845580319" calcext:value-type="float">
            <text:p>0.0431</text:p>
          </table:table-cell>
          <table:table-cell table:style-name="ce61" table:formula="of:=[raw.W30]+ORG.OPENOFFICE.STYLE(IF([raw.K30]&lt;[raw.X30];&quot;Red&quot;;IF([raw.K30]&gt;[raw.Y30];&quot;Blue&quot;;&quot;Green&quot;)))" office:value-type="float" office:value="0.043143485305169" calcext:value-type="float">
            <text:p>0.0431</text:p>
          </table:table-cell>
          <table:table-cell table:style-name="ce61" table:formula="of:=[raw.Z30]+ORG.OPENOFFICE.STYLE(IF([raw.K30]&lt;[raw.AA30];&quot;Red&quot;;IF([raw.K30]&gt;[raw.AB30];&quot;Blue&quot;;&quot;Green&quot;)))" office:value-type="float" office:value="0.0206308883645643" calcext:value-type="float">
            <text:p>0.0206</text:p>
          </table:table-cell>
          <table:table-cell table:style-name="ce29" table:formula="of:=[raw.AC30]+ORG.OPENOFFICE.STYLE(IF([raw.K30]&lt;[raw.AD30];&quot;Red&quot;;IF([raw.K30]&gt;[raw.AE30];&quot;Blue&quot;;&quot;Green&quot;)))" office:value-type="float" office:value="0.0161796540254812" calcext:value-type="float">
            <text:p>0.0162</text:p>
          </table:table-cell>
          <table:table-cell table:style-name="ce15" table:formula="of:=[raw.AF30]+ORG.OPENOFFICE.STYLE(IF([raw.K30]&lt;[raw.AG30];&quot;Red&quot;;IF([raw.K30]&gt;[raw.AH30];&quot;Blue&quot;;&quot;Green&quot;)))" office:value-type="float" office:value="0.0307197757515762" calcext:value-type="float">
            <text:p>0.0307</text:p>
          </table:table-cell>
          <table:table-cell table:style-name="ce61" table:formula="of:=[raw.AI30]+ORG.OPENOFFICE.STYLE(IF([raw.K30]&lt;[raw.AJ30];&quot;Red&quot;;IF([raw.K30]&gt;[raw.AK30];&quot;Blue&quot;;&quot;Green&quot;)))" office:value-type="float" office:value="0.0307789918911813" calcext:value-type="float">
            <text:p>0.0308</text:p>
          </table:table-cell>
          <table:table-cell table:style-name="ce61" table:formula="of:=[raw.AL30]+ORG.OPENOFFICE.STYLE(IF([raw.K30]&lt;[raw.AM30];&quot;Red&quot;;IF([raw.K30]&gt;[raw.AN30];&quot;Blue&quot;;&quot;Green&quot;)))" office:value-type="float" office:value="0.0419307247945273" calcext:value-type="float">
            <text:p>0.0419</text:p>
          </table:table-cell>
          <table:table-cell table:style-name="ce61" table:formula="of:=[raw.AO30]+ORG.OPENOFFICE.STYLE(IF([raw.K30]&lt;[raw.AP30];&quot;Red&quot;;IF([raw.K30]&gt;[raw.AQ30];&quot;Blue&quot;;&quot;Green&quot;)))" office:value-type="float" office:value="0.0419649561460076" calcext:value-type="float">
            <text:p>0.0420</text:p>
          </table:table-cell>
          <table:table-cell table:style-name="ce61" table:formula="of:=[raw.AR30]+ORG.OPENOFFICE.STYLE(IF([raw.K30]&lt;[raw.AS30];&quot;Red&quot;;IF([raw.K30]&gt;[raw.AT30];&quot;Blue&quot;;&quot;Green&quot;)))" office:value-type="float" office:value="0.019547977287269" calcext:value-type="float">
            <text:p>0.0195</text:p>
          </table:table-cell>
          <table:table-cell table:style-name="ce29" table:formula="of:=[raw.AU30]+ORG.OPENOFFICE.STYLE(IF([raw.K30]&lt;[raw.AV30];&quot;Red&quot;;IF([raw.K30]&gt;[raw.AW30];&quot;Blue&quot;;&quot;Green&quot;)))" office:value-type="float" office:value="0.0151257253435958" calcext:value-type="float">
            <text:p>0.0151</text:p>
          </table:table-cell>
          <table:table-cell table:style-name="ce15" table:formula="of:=[raw.AX30]+ORG.OPENOFFICE.STYLE(IF([raw.K30]&lt;[raw.AY30];&quot;Red&quot;;IF([raw.K30]&gt;[raw.AZ30];&quot;Blue&quot;;&quot;Green&quot;)))" office:value-type="float" office:value="0.0332852737393911" calcext:value-type="float">
            <text:p>0.0333</text:p>
          </table:table-cell>
          <table:table-cell table:style-name="ce6" table:formula="of:=[raw.BA30]+ORG.OPENOFFICE.STYLE(IF([raw.K30]&lt;[raw.BB30];&quot;Red&quot;;IF([raw.K30]&gt;[raw.BC30];&quot;Blue&quot;;&quot;Green&quot;)))" office:value-type="float" office:value="0.0332121091462279" calcext:value-type="float">
            <text:p>0.0332</text:p>
          </table:table-cell>
          <table:table-cell table:style-name="ce6" table:formula="of:=[raw.BD30]+ORG.OPENOFFICE.STYLE(IF([raw.K30]&lt;[raw.BE30];&quot;Red&quot;;IF([raw.K30]&gt;[raw.BF30];&quot;Blue&quot;;&quot;Green&quot;)))" office:value-type="float" office:value="0.0441335588455929" calcext:value-type="float">
            <text:p>0.0441</text:p>
          </table:table-cell>
          <table:table-cell table:style-name="ce6" table:formula="of:=[raw.BG30]+ORG.OPENOFFICE.STYLE(IF([raw.K30]&lt;[raw.BH30];&quot;Red&quot;;IF([raw.K30]&gt;[raw.BI30];&quot;Blue&quot;;&quot;Green&quot;)))" office:value-type="float" office:value="0.0441868384079283" calcext:value-type="float">
            <text:p>0.0442</text:p>
          </table:table-cell>
          <table:table-cell table:style-name="ce6" table:formula="of:=[raw.BJ30]+ORG.OPENOFFICE.STYLE(IF([raw.K30]&lt;[raw.BK30];&quot;Red&quot;;IF([raw.K30]&gt;[raw.BL30];&quot;Blue&quot;;&quot;Green&quot;)))" office:value-type="float" office:value="0.0216389500734483" calcext:value-type="float">
            <text:p>0.0216</text:p>
          </table:table-cell>
          <table:table-cell table:style-name="ce29" table:formula="of:=[raw.BM30]+ORG.OPENOFFICE.STYLE(IF([raw.K30]&lt;[raw.BN30];&quot;Red&quot;;IF([raw.K30]&gt;[raw.BO30];&quot;Blue&quot;;&quot;Green&quot;)))" office:value-type="float" office:value="0.0172036220176222" calcext:value-type="float">
            <text:p>0.0172</text:p>
          </table:table-cell>
          <table:table-cell/>
        </table:table-row>
        <table:table-row table:style-name="ro1">
          <table:table-cell table:style-name="ce11" table:formula="of:=[$raw.A31]" office:value-type="string" office:string-value="bky_negdep_unbalanced" calcext:value-type="string">
            <text:p>bky_negdep_unbalanced</text:p>
          </table:table-cell>
          <table:table-cell table:style-name="ce21" table:formula="of:=[$raw.B31]" office:value-type="float" office:value="15" calcext:value-type="float">
            <text:p>15</text:p>
          </table:table-cell>
          <table:table-cell table:style-name="ce21" table:formula="of:=[$raw.C31]" office:value-type="float" office:value="0.1" calcext:value-type="float">
            <text:p>0.1</text:p>
          </table:table-cell>
          <table:table-cell table:style-name="ce21" table:formula="of:=[$raw.D31]" office:value-type="float" office:value="0.4" calcext:value-type="float">
            <text:p>0.4</text:p>
          </table:table-cell>
          <table:table-cell table:style-name="ce21" table:formula="of:=[$raw.E31]" office:value-type="float" office:value="-1" calcext:value-type="float">
            <text:p>-1</text:p>
          </table:table-cell>
          <table:table-cell table:style-name="ce21" table:formula="of:=[$raw.F31]" office:value-type="string" office:string-value="BKY2006" calcext:value-type="string">
            <text:p>BKY2006</text:p>
          </table:table-cell>
          <table:table-cell table:style-name="ce17" table:formula="of:=[raw.N31]+ORG.OPENOFFICE.STYLE(IF([raw.K31]&lt;[raw.O31];&quot;Red&quot;;IF([raw.K31]&gt;[raw.P31];&quot;Blue&quot;;&quot;Green&quot;)))" office:value-type="float" office:value="0.0371285114739337" calcext:value-type="float">
            <text:p>0.0371</text:p>
          </table:table-cell>
          <table:table-cell table:style-name="ce23" table:formula="of:=[raw.Q31]+ORG.OPENOFFICE.STYLE(IF([raw.K31]&lt;[raw.R31];&quot;Red&quot;;IF([raw.K31]&gt;[raw.S31];&quot;Blue&quot;;&quot;Green&quot;)))" office:value-type="float" office:value="0.0319041442510672" calcext:value-type="float">
            <text:p>0.0319</text:p>
          </table:table-cell>
          <table:table-cell table:style-name="ce23" table:formula="of:=[raw.T31]+ORG.OPENOFFICE.STYLE(IF([raw.K31]&lt;[raw.U31];&quot;Red&quot;;IF([raw.K31]&gt;[raw.V31];&quot;Blue&quot;;&quot;Green&quot;)))" office:value-type="float" office:value="0.0428521289419474" calcext:value-type="float">
            <text:p>0.0429</text:p>
          </table:table-cell>
          <table:table-cell table:style-name="ce23" table:formula="of:=[raw.W31]+ORG.OPENOFFICE.STYLE(IF([raw.K31]&lt;[raw.X31];&quot;Red&quot;;IF([raw.K31]&gt;[raw.Y31];&quot;Blue&quot;;&quot;Green&quot;)))" office:value-type="float" office:value="0.0424080842530414" calcext:value-type="float">
            <text:p>0.0424</text:p>
          </table:table-cell>
          <table:table-cell table:style-name="ce23" table:formula="of:=[raw.Z31]+ORG.OPENOFFICE.STYLE(IF([raw.K31]&lt;[raw.AA31];&quot;Red&quot;;IF([raw.K31]&gt;[raw.AB31];&quot;Blue&quot;;&quot;Green&quot;)))" office:value-type="float" office:value="0.0199555249430255" calcext:value-type="float">
            <text:p>0.0200</text:p>
          </table:table-cell>
          <table:table-cell table:style-name="ce32" table:formula="of:=[raw.AC31]+ORG.OPENOFFICE.STYLE(IF([raw.K31]&lt;[raw.AD31];&quot;Red&quot;;IF([raw.K31]&gt;[raw.AE31];&quot;Blue&quot;;&quot;Green&quot;)))" office:value-type="float" office:value="0.0185378567096965" calcext:value-type="float">
            <text:p>0.0185</text:p>
          </table:table-cell>
          <table:table-cell table:style-name="ce17" table:formula="of:=[raw.AF31]+ORG.OPENOFFICE.STYLE(IF([raw.K31]&lt;[raw.AG31];&quot;Red&quot;;IF([raw.K31]&gt;[raw.AH31];&quot;Blue&quot;;&quot;Green&quot;)))" office:value-type="float" office:value="0.0263659021828244" calcext:value-type="float">
            <text:p>0.0264</text:p>
          </table:table-cell>
          <table:table-cell table:style-name="ce87" table:formula="of:=[raw.AI31]+ORG.OPENOFFICE.STYLE(IF([raw.K31]&lt;[raw.AJ31];&quot;Red&quot;;IF([raw.K31]&gt;[raw.AK31];&quot;Blue&quot;;&quot;Green&quot;)))" office:value-type="float" office:value="0.0739711182899263" calcext:value-type="float">
            <text:p>0.0740</text:p>
          </table:table-cell>
          <table:table-cell table:style-name="ce87" table:formula="of:=[raw.AL31]+ORG.OPENOFFICE.STYLE(IF([raw.K31]&lt;[raw.AM31];&quot;Red&quot;;IF([raw.K31]&gt;[raw.AN31];&quot;Blue&quot;;&quot;Green&quot;)))" office:value-type="float" office:value="0.0984184924070432" calcext:value-type="float">
            <text:p>0.0984</text:p>
          </table:table-cell>
          <table:table-cell table:style-name="ce23" table:formula="of:=[raw.AO31]+ORG.OPENOFFICE.STYLE(IF([raw.K31]&lt;[raw.AP31];&quot;Red&quot;;IF([raw.K31]&gt;[raw.AQ31];&quot;Blue&quot;;&quot;Green&quot;)))" office:value-type="float" office:value="0.0444476845004018" calcext:value-type="float">
            <text:p>0.0444</text:p>
          </table:table-cell>
          <table:table-cell table:style-name="ce23" table:formula="of:=[raw.AR31]+ORG.OPENOFFICE.STYLE(IF([raw.K31]&lt;[raw.AS31];&quot;Red&quot;;IF([raw.K31]&gt;[raw.AT31];&quot;Blue&quot;;&quot;Green&quot;)))" office:value-type="float" office:value="0.0216040966317463" calcext:value-type="float">
            <text:p>0.0216</text:p>
          </table:table-cell>
          <table:table-cell table:style-name="ce32" table:formula="of:=[raw.AU31]+ORG.OPENOFFICE.STYLE(IF([raw.K31]&lt;[raw.AV31];&quot;Red&quot;;IF([raw.K31]&gt;[raw.AW31];&quot;Blue&quot;;&quot;Green&quot;)))" office:value-type="float" office:value="0.012862231226061" calcext:value-type="float">
            <text:p>0.0129</text:p>
          </table:table-cell>
          <table:table-cell table:style-name="ce17" table:formula="of:=[raw.AX31]+ORG.OPENOFFICE.STYLE(IF([raw.K31]&lt;[raw.AY31];&quot;Red&quot;;IF([raw.K31]&gt;[raw.AZ31];&quot;Blue&quot;;&quot;Green&quot;)))" office:value-type="float" office:value="0.0389760963910941" calcext:value-type="float">
            <text:p>0.0390</text:p>
          </table:table-cell>
          <table:table-cell table:style-name="ce23" table:formula="of:=[raw.BA31]+ORG.OPENOFFICE.STYLE(IF([raw.K31]&lt;[raw.BB31];&quot;Red&quot;;IF([raw.K31]&gt;[raw.BC31];&quot;Blue&quot;;&quot;Green&quot;)))" office:value-type="float" office:value="0.0207435919873807" calcext:value-type="float">
            <text:p>0.0207</text:p>
          </table:table-cell>
          <table:table-cell table:style-name="ce23" table:formula="of:=[raw.BD31]+ORG.OPENOFFICE.STYLE(IF([raw.K31]&lt;[raw.BE31];&quot;Red&quot;;IF([raw.K31]&gt;[raw.BF31];&quot;Blue&quot;;&quot;Green&quot;)))" office:value-type="float" office:value="0.0278024823789526" calcext:value-type="float">
            <text:p>0.0278</text:p>
          </table:table-cell>
          <table:table-cell table:style-name="ce23" table:formula="of:=[raw.BG31]+ORG.OPENOFFICE.STYLE(IF([raw.K31]&lt;[raw.BH31];&quot;Red&quot;;IF([raw.K31]&gt;[raw.BI31];&quot;Blue&quot;;&quot;Green&quot;)))" office:value-type="float" office:value="0.0419179071365372" calcext:value-type="float">
            <text:p>0.0419</text:p>
          </table:table-cell>
          <table:table-cell table:style-name="ce23" table:formula="of:=[raw.BJ31]+ORG.OPENOFFICE.STYLE(IF([raw.K31]&lt;[raw.BK31];&quot;Red&quot;;IF([raw.K31]&gt;[raw.BL31];&quot;Blue&quot;;&quot;Green&quot;)))" office:value-type="float" office:value="0.0195961057174351" calcext:value-type="float">
            <text:p>0.0196</text:p>
          </table:table-cell>
          <table:table-cell table:style-name="ce32" table:formula="of:=[raw.BM31]+ORG.OPENOFFICE.STYLE(IF([raw.K31]&lt;[raw.BN31];&quot;Red&quot;;IF([raw.K31]&gt;[raw.BO31];&quot;Blue&quot;;&quot;Green&quot;)))" office:value-type="float" office:value="0.0194355688033578" calcext:value-type="float">
            <text:p>0.0194</text:p>
          </table:table-cell>
          <table:table-cell/>
        </table:table-row>
        <table:table-row table:style-name="ro1" table:number-rows-repeated="1048543">
          <table:table-cell table:number-columns-repeated="25"/>
        </table:table-row>
        <table:table-row table:style-name="ro1">
          <table:table-cell table:number-columns-repeated="25"/>
        </table:table-row>
      </table:table>
      <table:table table:name="raw" table:style-name="ta1">
        <office:forms form:automatic-focus="false" form:apply-design-mode="false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2" table:default-cell-style-name="Default"/>
        <table:table-column table:style-name="co20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28" table:number-columns-repeated="2" table:default-cell-style-name="Default"/>
        <table:table-column table:style-name="co31" table:default-cell-style-name="Default"/>
        <table:table-column table:style-name="co27" table:default-cell-style-name="Default"/>
        <table:table-column table:style-name="co33" table:default-cell-style-name="Default"/>
        <table:table-column table:style-name="co8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28" table:default-cell-style-name="Default"/>
        <table:table-column table:style-name="co31" table:default-cell-style-name="Default"/>
        <table:table-column table:style-name="co27" table:number-columns-repeated="2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4" table:default-cell-style-name="Default"/>
        <table:table-column table:style-name="co33" table:default-cell-style-name="Default"/>
        <table:table-column table:style-name="co38" table:default-cell-style-name="Default"/>
        <table:table-column table:style-name="co37" table:default-cell-style-name="Default"/>
        <table:table-column table:style-name="co35" table:default-cell-style-name="Default"/>
        <table:table-column table:style-name="co39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40" table:default-cell-style-name="Default"/>
        <table:table-column table:style-name="co29" table:default-cell-style-name="Default"/>
        <table:table-column table:style-name="co27" table:default-cell-style-name="Default"/>
        <table:table-column table:style-name="co40" table:default-cell-style-name="Default"/>
        <table:table-column table:style-name="co41" table:default-cell-style-name="Default"/>
        <table:table-row table:style-name="ro1">
          <table:table-cell office:value-type="string" calcext:value-type="string">
            <text:p>Row</text:p>
          </table:table-cell>
          <table:table-cell office:value-type="string" calcext:value-type="string">
            <text:p>scenario</text:p>
          </table:table-cell>
          <table:table-cell office:value-type="string" calcext:value-type="string">
            <text:p>fracPos</text:p>
          </table:table-cell>
          <table:table-cell office:value-type="string" calcext:value-type="string">
            <text:p>fracNeg</text:p>
          </table:table-cell>
          <table:table-cell office:value-type="string" calcext:value-type="string">
            <text:p>rho_sign</text:p>
          </table:table-cell>
          <table:table-cell office:value-type="string" calcext:value-type="string">
            <text:p>FDRmethod</text:p>
          </table:table-cell>
          <table:table-cell office:value-type="string" calcext:value-type="string">
            <text:p>numTests</text:p>
          </table:table-cell>
          <table:table-cell office:value-type="string" calcext:value-type="string">
            <text:p>numRealizations</text:p>
          </table:table-cell>
          <table:table-cell office:value-type="string" calcext:value-type="string">
            <text:p>effectSize</text:p>
          </table:table-cell>
          <table:table-cell office:value-type="string" calcext:value-type="string">
            <text:p>CImethod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alpha</text:p>
          </table:table-cell>
          <table:table-cell office:value-type="string" calcext:value-type="string">
            <text:p>seed</text:p>
          </table:table-cell>
          <table:table-cell office:value-type="string" calcext:value-type="string">
            <text:p>BothSides_canonical_mean</text:p>
          </table:table-cell>
          <table:table-cell office:value-type="string" calcext:value-type="string">
            <text:p>BothSides_canonical_lower</text:p>
          </table:table-cell>
          <table:table-cell office:value-type="string" calcext:value-type="string">
            <text:p>BothSides_canonical_upper</text:p>
          </table:table-cell>
          <table:table-cell office:value-type="string" calcext:value-type="string">
            <text:p>BothSides_combined_mean</text:p>
          </table:table-cell>
          <table:table-cell office:value-type="string" calcext:value-type="string">
            <text:p>BothSides_combined_lower</text:p>
          </table:table-cell>
          <table:table-cell office:value-type="string" calcext:value-type="string">
            <text:p>BothSides_combined_upper</text:p>
          </table:table-cell>
          <table:table-cell office:value-type="string" calcext:value-type="string">
            <text:p>BothSides_twotailed_mean</text:p>
          </table:table-cell>
          <table:table-cell office:value-type="string" calcext:value-type="string">
            <text:p>BothSides_twotailed_lower</text:p>
          </table:table-cell>
          <table:table-cell office:value-type="string" calcext:value-type="string">
            <text:p>BothSides_twotailed_upper</text:p>
          </table:table-cell>
          <table:table-cell office:value-type="string" calcext:value-type="string">
            <text:p>BothSides_split2tail_mean</text:p>
          </table:table-cell>
          <table:table-cell office:value-type="string" calcext:value-type="string">
            <text:p>BothSides_split2tail_lower</text:p>
          </table:table-cell>
          <table:table-cell office:value-type="string" calcext:value-type="string">
            <text:p>BothSides_split2tail_upper</text:p>
          </table:table-cell>
          <table:table-cell office:value-type="string" calcext:value-type="string">
            <text:p>BothSides_reviewer1_mean</text:p>
          </table:table-cell>
          <table:table-cell office:value-type="string" calcext:value-type="string">
            <text:p>BothSides_reviewer1_lower</text:p>
          </table:table-cell>
          <table:table-cell office:value-type="string" calcext:value-type="string">
            <text:p>BothSides_reviewer1_upper</text:p>
          </table:table-cell>
          <table:table-cell office:value-type="string" calcext:value-type="string">
            <text:p>BothSides_reviewer2_mean</text:p>
          </table:table-cell>
          <table:table-cell office:value-type="string" calcext:value-type="string">
            <text:p>BothSides_reviewer2_lower</text:p>
          </table:table-cell>
          <table:table-cell office:value-type="string" calcext:value-type="string">
            <text:p>BothSides_reviewer2_upper</text:p>
          </table:table-cell>
          <table:table-cell office:value-type="string" calcext:value-type="string">
            <text:p>PosSide_canonical_mean</text:p>
          </table:table-cell>
          <table:table-cell office:value-type="string" calcext:value-type="string">
            <text:p>PosSide_canonical_lower</text:p>
          </table:table-cell>
          <table:table-cell office:value-type="string" calcext:value-type="string">
            <text:p>PosSide_canonical_upper</text:p>
          </table:table-cell>
          <table:table-cell office:value-type="string" calcext:value-type="string">
            <text:p>PosSide_combined_mean</text:p>
          </table:table-cell>
          <table:table-cell office:value-type="string" calcext:value-type="string">
            <text:p>PosSide_combined_lower</text:p>
          </table:table-cell>
          <table:table-cell office:value-type="string" calcext:value-type="string">
            <text:p>PosSide_combined_upper</text:p>
          </table:table-cell>
          <table:table-cell office:value-type="string" calcext:value-type="string">
            <text:p>PosSide_twotailed_mean</text:p>
          </table:table-cell>
          <table:table-cell office:value-type="string" calcext:value-type="string">
            <text:p>PosSide_twotailed_lower</text:p>
          </table:table-cell>
          <table:table-cell office:value-type="string" calcext:value-type="string">
            <text:p>PosSide_twotailed_upper</text:p>
          </table:table-cell>
          <table:table-cell office:value-type="string" calcext:value-type="string">
            <text:p>PosSide_split2tail_mean</text:p>
          </table:table-cell>
          <table:table-cell office:value-type="string" calcext:value-type="string">
            <text:p>PosSide_split2tail_lower</text:p>
          </table:table-cell>
          <table:table-cell office:value-type="string" calcext:value-type="string">
            <text:p>PosSide_split2tail_upper</text:p>
          </table:table-cell>
          <table:table-cell office:value-type="string" calcext:value-type="string">
            <text:p>PosSide_reviewer1_mean</text:p>
          </table:table-cell>
          <table:table-cell office:value-type="string" calcext:value-type="string">
            <text:p>PosSide_reviewer1_lower</text:p>
          </table:table-cell>
          <table:table-cell office:value-type="string" calcext:value-type="string">
            <text:p>PosSide_reviewer1_upper</text:p>
          </table:table-cell>
          <table:table-cell office:value-type="string" calcext:value-type="string">
            <text:p>PosSide_reviewer2_mean</text:p>
          </table:table-cell>
          <table:table-cell office:value-type="string" calcext:value-type="string">
            <text:p>PosSide_reviewer2_lower</text:p>
          </table:table-cell>
          <table:table-cell office:value-type="string" calcext:value-type="string">
            <text:p>PosSide_reviewer2_upper</text:p>
          </table:table-cell>
          <table:table-cell office:value-type="string" calcext:value-type="string">
            <text:p>NegSide_canonical_mean</text:p>
          </table:table-cell>
          <table:table-cell office:value-type="string" calcext:value-type="string">
            <text:p>NegSide_canonical_lower</text:p>
          </table:table-cell>
          <table:table-cell office:value-type="string" calcext:value-type="string">
            <text:p>NegSide_canonical_upper</text:p>
          </table:table-cell>
          <table:table-cell office:value-type="string" calcext:value-type="string">
            <text:p>NegSide_combined_mean</text:p>
          </table:table-cell>
          <table:table-cell office:value-type="string" calcext:value-type="string">
            <text:p>NegSide_combined_lower</text:p>
          </table:table-cell>
          <table:table-cell office:value-type="string" calcext:value-type="string">
            <text:p>NegSide_combined_upper</text:p>
          </table:table-cell>
          <table:table-cell office:value-type="string" calcext:value-type="string">
            <text:p>NegSide_twotailed_mean</text:p>
          </table:table-cell>
          <table:table-cell office:value-type="string" calcext:value-type="string">
            <text:p>NegSide_twotailed_lower</text:p>
          </table:table-cell>
          <table:table-cell office:value-type="string" calcext:value-type="string">
            <text:p>NegSide_twotailed_upper</text:p>
          </table:table-cell>
          <table:table-cell office:value-type="string" calcext:value-type="string">
            <text:p>NegSide_split2tail_mean</text:p>
          </table:table-cell>
          <table:table-cell office:value-type="string" calcext:value-type="string">
            <text:p>NegSide_split2tail_lower</text:p>
          </table:table-cell>
          <table:table-cell office:value-type="string" calcext:value-type="string">
            <text:p>NegSide_split2tail_upper</text:p>
          </table:table-cell>
          <table:table-cell office:value-type="string" calcext:value-type="string">
            <text:p>NegSide_reviewer1_mean</text:p>
          </table:table-cell>
          <table:table-cell office:value-type="string" calcext:value-type="string">
            <text:p>NegSide_reviewer1_lower</text:p>
          </table:table-cell>
          <table:table-cell office:value-type="string" calcext:value-type="string">
            <text:p>NegSide_reviewer1_upper</text:p>
          </table:table-cell>
          <table:table-cell office:value-type="string" calcext:value-type="string">
            <text:p>NegSide_reviewer2_mean</text:p>
          </table:table-cell>
          <table:table-cell office:value-type="string" calcext:value-type="string">
            <text:p>NegSide_reviewer2_lower</text:p>
          </table:table-cell>
          <table:table-cell office:value-type="string" calcext:value-type="string">
            <text:p>NegSide_reviewer2_upper</text:p>
          </table:table-cell>
          <table:table-cell office:value-type="string" calcext:value-type="string">
            <text:p>elapsed</text:p>
          </table:table-cell>
        </table:table-row>
        <table:table-row table:style-name="ro1">
          <table:table-cell office:value-type="string" calcext:value-type="string">
            <text:p>bh_indep_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0882616531433782" calcext:value-type="float">
            <text:p>0.0882616531433782</text:p>
          </table:table-cell>
          <table:table-cell office:value-type="float" office:value="0.114738346856622" calcext:value-type="float">
            <text:p>0.114738346856622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381755979550355" calcext:value-type="float">
            <text:p>0.0381755979550355</text:p>
          </table:table-cell>
          <table:table-cell office:value-type="float" office:value="0.0568244020449645" calcext:value-type="float">
            <text:p>0.0568244020449645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381755979550355" calcext:value-type="float">
            <text:p>0.0381755979550355</text:p>
          </table:table-cell>
          <table:table-cell office:value-type="float" office:value="0.0568244020449645" calcext:value-type="float">
            <text:p>0.0568244020449645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77906263014912" calcext:value-type="float">
            <text:p>0.0877906263014912</text:p>
          </table:table-cell>
          <table:table-cell office:value-type="float" office:value="0.114209373698509" calcext:value-type="float">
            <text:p>0.114209373698509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390829048275443" calcext:value-type="float">
            <text:p>0.0390829048275443</text:p>
          </table:table-cell>
          <table:table-cell office:value-type="float" office:value="0.0579170951724557" calcext:value-type="float">
            <text:p>0.0579170951724557</text:p>
          </table:table-cell>
          <table:table-cell office:value-type="float" office:value="0.047" calcext:value-type="float">
            <text:p>0.047</text:p>
          </table:table-cell>
          <table:table-cell office:value-type="float" office:value="0.0377223694709817" calcext:value-type="float">
            <text:p>0.0377223694709817</text:p>
          </table:table-cell>
          <table:table-cell office:value-type="float" office:value="0.0562776305290183" calcext:value-type="float">
            <text:p>0.0562776305290183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50092281251111" calcext:value-type="float">
            <text:p>0.0350092281251111</text:p>
          </table:table-cell>
          <table:table-cell office:value-type="float" office:value="0.0529907718748889" calcext:value-type="float">
            <text:p>0.0529907718748889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64286758008165" calcext:value-type="float">
            <text:p>0.0164286758008165</text:p>
          </table:table-cell>
          <table:table-cell office:value-type="float" office:value="0.0295713241991835" calcext:value-type="float">
            <text:p>0.0295713241991835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64286758008165" calcext:value-type="float">
            <text:p>0.0164286758008165</text:p>
          </table:table-cell>
          <table:table-cell office:value-type="float" office:value="0.0295713241991835" calcext:value-type="float">
            <text:p>0.0295713241991835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354606532735919" calcext:value-type="float">
            <text:p>0.0354606532735919</text:p>
          </table:table-cell>
          <table:table-cell office:value-type="float" office:value="0.0535393467264081" calcext:value-type="float">
            <text:p>0.0535393467264081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5998832792771" calcext:value-type="float">
            <text:p>0.015998832792771</text:p>
          </table:table-cell>
          <table:table-cell office:value-type="float" office:value="0.029001167207229" calcext:value-type="float">
            <text:p>0.029001167207229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55698298983" calcext:value-type="float">
            <text:p>0.0155698298983</text:p>
          </table:table-cell>
          <table:table-cell office:value-type="float" office:value="0.0284301701017" calcext:value-type="float">
            <text:p>0.0284301701017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491299804111175" calcext:value-type="float">
            <text:p>0.0491299804111175</text:p>
          </table:table-cell>
          <table:table-cell office:value-type="float" office:value="0.0698700195888825" calcext:value-type="float">
            <text:p>0.069870019588882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98947396457569" calcext:value-type="float">
            <text:p>0.0198947396457569</text:p>
          </table:table-cell>
          <table:table-cell office:value-type="float" office:value="0.0341052603542431" calcext:value-type="float">
            <text:p>0.0341052603542431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98947396457569" calcext:value-type="float">
            <text:p>0.0198947396457569</text:p>
          </table:table-cell>
          <table:table-cell office:value-type="float" office:value="0.0341052603542431" calcext:value-type="float">
            <text:p>0.0341052603542431</text:p>
          </table:table-cell>
          <table:table-cell office:value-type="float" office:value="0.0585" calcext:value-type="float">
            <text:p>0.0585</text:p>
          </table:table-cell>
          <table:table-cell office:value-type="float" office:value="0.048212027630846" calcext:value-type="float">
            <text:p>0.048212027630846</text:p>
          </table:table-cell>
          <table:table-cell office:value-type="float" office:value="0.068787972369154" calcext:value-type="float">
            <text:p>0.068787972369154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9459028136104" calcext:value-type="float">
            <text:p>0.019459028136104</text:p>
          </table:table-cell>
          <table:table-cell office:value-type="float" office:value="0.033540971863896" calcext:value-type="float">
            <text:p>0.033540971863896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185896076503584" calcext:value-type="float">
            <text:p>0.0185896076503584</text:p>
          </table:table-cell>
          <table:table-cell office:value-type="float" office:value="0.0324103923496416" calcext:value-type="float">
            <text:p>0.0324103923496416</text:p>
          </table:table-cell>
          <table:table-cell office:value-type="float" office:value="4.23739345833333" calcext:value-type="float">
            <text:p>4.23739345833333</text:p>
          </table:table-cell>
        </table:table-row>
        <table:table-row table:style-name="ro1">
          <table:table-cell office:value-type="string" calcext:value-type="string">
            <text:p>bh_indep_posonly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73725867677836" calcext:value-type="float">
            <text:p>0.0373725867677836</text:p>
          </table:table-cell>
          <table:table-cell office:value-type="float" office:value="0.0369556837748759" calcext:value-type="float">
            <text:p>0.0369556837748759</text:p>
          </table:table-cell>
          <table:table-cell office:value-type="float" office:value="0.0377894897606912" calcext:value-type="float">
            <text:p>0.0377894897606912</text:p>
          </table:table-cell>
          <table:table-cell office:value-type="float" office:value="0.0374575010248205" calcext:value-type="float">
            <text:p>0.0374575010248205</text:p>
          </table:table-cell>
          <table:table-cell office:value-type="float" office:value="0.0369892404532211" calcext:value-type="float">
            <text:p>0.0369892404532211</text:p>
          </table:table-cell>
          <table:table-cell office:value-type="float" office:value="0.0379257615964198" calcext:value-type="float">
            <text:p>0.0379257615964198</text:p>
          </table:table-cell>
          <table:table-cell office:value-type="float" office:value="0.0374575010248205" calcext:value-type="float">
            <text:p>0.0374575010248205</text:p>
          </table:table-cell>
          <table:table-cell office:value-type="float" office:value="0.0369892404532211" calcext:value-type="float">
            <text:p>0.0369892404532211</text:p>
          </table:table-cell>
          <table:table-cell office:value-type="float" office:value="0.0379257615964198" calcext:value-type="float">
            <text:p>0.0379257615964198</text:p>
          </table:table-cell>
          <table:table-cell office:value-type="float" office:value="0.0300014758182851" calcext:value-type="float">
            <text:p>0.0300014758182851</text:p>
          </table:table-cell>
          <table:table-cell office:value-type="float" office:value="0.029620192849364" calcext:value-type="float">
            <text:p>0.029620192849364</text:p>
          </table:table-cell>
          <table:table-cell office:value-type="float" office:value="0.0303827587872062" calcext:value-type="float">
            <text:p>0.0303827587872062</text:p>
          </table:table-cell>
          <table:table-cell office:value-type="float" office:value="0.0150812269551935" calcext:value-type="float">
            <text:p>0.0150812269551935</text:p>
          </table:table-cell>
          <table:table-cell office:value-type="float" office:value="0.0147762141700269" calcext:value-type="float">
            <text:p>0.0147762141700269</text:p>
          </table:table-cell>
          <table:table-cell office:value-type="float" office:value="0.0153862397403602" calcext:value-type="float">
            <text:p>0.0153862397403602</text:p>
          </table:table-cell>
          <table:table-cell office:value-type="float" office:value="0.0188651079948395" calcext:value-type="float">
            <text:p>0.0188651079948395</text:p>
          </table:table-cell>
          <table:table-cell office:value-type="float" office:value="0.0185345924165841" calcext:value-type="float">
            <text:p>0.0185345924165841</text:p>
          </table:table-cell>
          <table:table-cell office:value-type="float" office:value="0.0191956235730949" calcext:value-type="float">
            <text:p>0.0191956235730949</text:p>
          </table:table-cell>
          <table:table-cell office:value-type="float" office:value="0.0372794972656195" calcext:value-type="float">
            <text:p>0.0372794972656195</text:p>
          </table:table-cell>
          <table:table-cell office:value-type="float" office:value="0.0368632848456393" calcext:value-type="float">
            <text:p>0.0368632848456393</text:p>
          </table:table-cell>
          <table:table-cell office:value-type="float" office:value="0.0376957096855996" calcext:value-type="float">
            <text:p>0.0376957096855996</text:p>
          </table:table-cell>
          <table:table-cell office:value-type="float" office:value="0.0189264571887319" calcext:value-type="float">
            <text:p>0.0189264571887319</text:p>
          </table:table-cell>
          <table:table-cell office:value-type="float" office:value="0.0185944872369937" calcext:value-type="float">
            <text:p>0.0185944872369937</text:p>
          </table:table-cell>
          <table:table-cell office:value-type="float" office:value="0.01925842714047" calcext:value-type="float">
            <text:p>0.01925842714047</text:p>
          </table:table-cell>
          <table:table-cell office:value-type="float" office:value="0.0189264571887319" calcext:value-type="float">
            <text:p>0.0189264571887319</text:p>
          </table:table-cell>
          <table:table-cell office:value-type="float" office:value="0.0185944872369937" calcext:value-type="float">
            <text:p>0.0185944872369937</text:p>
          </table:table-cell>
          <table:table-cell office:value-type="float" office:value="0.01925842714047" calcext:value-type="float">
            <text:p>0.01925842714047</text:p>
          </table:table-cell>
          <table:table-cell office:value-type="float" office:value="0.0298500870078723" calcext:value-type="float">
            <text:p>0.0298500870078723</text:p>
          </table:table-cell>
          <table:table-cell office:value-type="float" office:value="0.0294695769280499" calcext:value-type="float">
            <text:p>0.0294695769280499</text:p>
          </table:table-cell>
          <table:table-cell office:value-type="float" office:value="0.0302305970876946" calcext:value-type="float">
            <text:p>0.0302305970876946</text:p>
          </table:table-cell>
          <table:table-cell office:value-type="float" office:value="0.0150066851693242" calcext:value-type="float">
            <text:p>0.0150066851693242</text:p>
          </table:table-cell>
          <table:table-cell office:value-type="float" office:value="0.0147027265353392" calcext:value-type="float">
            <text:p>0.0147027265353392</text:p>
          </table:table-cell>
          <table:table-cell office:value-type="float" office:value="0.0153106438033093" calcext:value-type="float">
            <text:p>0.0153106438033093</text:p>
          </table:table-cell>
          <table:table-cell office:value-type="float" office:value="0.0188119237855779" calcext:value-type="float">
            <text:p>0.0188119237855779</text:p>
          </table:table-cell>
          <table:table-cell office:value-type="float" office:value="0.0184816986890932" calcext:value-type="float">
            <text:p>0.0184816986890932</text:p>
          </table:table-cell>
          <table:table-cell office:value-type="float" office:value="0.0191421488820626" calcext:value-type="float">
            <text:p>0.0191421488820626</text:p>
          </table:table-cell>
          <table:table-cell office:value-type="float" office:value="0.0335" calcext:value-type="float">
            <text:p>0.0335</text:p>
          </table:table-cell>
          <table:table-cell office:value-type="float" office:value="0.0256120340600888" calcext:value-type="float">
            <text:p>0.0256120340600888</text:p>
          </table:table-cell>
          <table:table-cell office:value-type="float" office:value="0.0413879659399112" calcext:value-type="float">
            <text:p>0.0413879659399112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460254811224" calcext:value-type="float">
            <text:p>0.99460254811224</text:p>
          </table:table-cell>
          <table:table-cell office:value-type="float" office:value="0.99939745188776" calcext:value-type="float">
            <text:p>0.99939745188776</text:p>
          </table:table-cell>
          <table:table-cell office:value-type="float" office:value="0.997" calcext:value-type="float">
            <text:p>0.997</text:p>
          </table:table-cell>
          <table:table-cell office:value-type="float" office:value="0.99460254811224" calcext:value-type="float">
            <text:p>0.99460254811224</text:p>
          </table:table-cell>
          <table:table-cell office:value-type="float" office:value="0.99939745188776" calcext:value-type="float">
            <text:p>0.99939745188776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399913173311165" calcext:value-type="float">
            <text:p>0.0399913173311165</text:p>
          </table:table-cell>
          <table:table-cell office:value-type="float" office:value="0.0590086826688835" calcext:value-type="float">
            <text:p>0.059008682668883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55698298983" calcext:value-type="float">
            <text:p>0.0155698298983</text:p>
          </table:table-cell>
          <table:table-cell office:value-type="float" office:value="0.0284301701017" calcext:value-type="float">
            <text:p>0.0284301701017</text:p>
          </table:table-cell>
          <table:table-cell office:value-type="float" office:value="0.0165" calcext:value-type="float">
            <text:p>0.0165</text:p>
          </table:table-cell>
          <table:table-cell office:value-type="float" office:value="0.0109156729104322" calcext:value-type="float">
            <text:p>0.0109156729104322</text:p>
          </table:table-cell>
          <table:table-cell office:value-type="float" office:value="0.0220843270895678" calcext:value-type="float">
            <text:p>0.0220843270895678</text:p>
          </table:table-cell>
          <table:table-cell office:value-type="float" office:value="4.26196666666667" calcext:value-type="float">
            <text:p>4.26196666666667</text:p>
          </table:table-cell>
        </table:table-row>
        <table:table-row table:style-name="ro1">
          <table:table-cell office:value-type="string" calcext:value-type="string">
            <text:p>bh_indep_negonl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96859236482337" calcext:value-type="float">
            <text:p>0.0396859236482337</text:p>
          </table:table-cell>
          <table:table-cell office:value-type="float" office:value="0.0392415584840005" calcext:value-type="float">
            <text:p>0.0392415584840005</text:p>
          </table:table-cell>
          <table:table-cell office:value-type="float" office:value="0.0401302888124669" calcext:value-type="float">
            <text:p>0.0401302888124669</text:p>
          </table:table-cell>
          <table:table-cell office:value-type="float" office:value="0.0395535055299964" calcext:value-type="float">
            <text:p>0.0395535055299964</text:p>
          </table:table-cell>
          <table:table-cell office:value-type="float" office:value="0.0390810465271352" calcext:value-type="float">
            <text:p>0.0390810465271352</text:p>
          </table:table-cell>
          <table:table-cell office:value-type="float" office:value="0.0400259645328576" calcext:value-type="float">
            <text:p>0.0400259645328576</text:p>
          </table:table-cell>
          <table:table-cell office:value-type="float" office:value="0.0395535055299964" calcext:value-type="float">
            <text:p>0.0395535055299964</text:p>
          </table:table-cell>
          <table:table-cell office:value-type="float" office:value="0.0390810465271352" calcext:value-type="float">
            <text:p>0.0390810465271352</text:p>
          </table:table-cell>
          <table:table-cell office:value-type="float" office:value="0.0400259645328576" calcext:value-type="float">
            <text:p>0.0400259645328576</text:p>
          </table:table-cell>
          <table:table-cell office:value-type="float" office:value="0.0320734223054941" calcext:value-type="float">
            <text:p>0.0320734223054941</text:p>
          </table:table-cell>
          <table:table-cell office:value-type="float" office:value="0.0316652424786288" calcext:value-type="float">
            <text:p>0.0316652424786288</text:p>
          </table:table-cell>
          <table:table-cell office:value-type="float" office:value="0.0324816021323593" calcext:value-type="float">
            <text:p>0.0324816021323593</text:p>
          </table:table-cell>
          <table:table-cell office:value-type="float" office:value="0.0173657179291126" calcext:value-type="float">
            <text:p>0.0173657179291126</text:p>
          </table:table-cell>
          <table:table-cell office:value-type="float" office:value="0.0170395889831356" calcext:value-type="float">
            <text:p>0.0170395889831356</text:p>
          </table:table-cell>
          <table:table-cell office:value-type="float" office:value="0.0176918468750896" calcext:value-type="float">
            <text:p>0.0176918468750896</text:p>
          </table:table-cell>
          <table:table-cell office:value-type="float" office:value="0.0212449144158282" calcext:value-type="float">
            <text:p>0.0212449144158282</text:p>
          </table:table-cell>
          <table:table-cell office:value-type="float" office:value="0.0208911195485049" calcext:value-type="float">
            <text:p>0.0208911195485049</text:p>
          </table:table-cell>
          <table:table-cell office:value-type="float" office:value="0.0215987092831515" calcext:value-type="float">
            <text:p>0.0215987092831515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0513361732409" calcext:value-type="float">
            <text:p>0.030513361732409</text:p>
          </table:table-cell>
          <table:table-cell office:value-type="float" office:value="0.047486638267591" calcext:value-type="float">
            <text:p>0.047486638267591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6041507276008" calcext:value-type="float">
            <text:p>0.996041507276008</text:p>
          </table:table-cell>
          <table:table-cell office:value-type="float" office:value="0.999958492723992" calcext:value-type="float">
            <text:p>0.999958492723992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6041507276008" calcext:value-type="float">
            <text:p>0.996041507276008</text:p>
          </table:table-cell>
          <table:table-cell office:value-type="float" office:value="0.999958492723992" calcext:value-type="float">
            <text:p>0.999958492723992</text:p>
          </table:table-cell>
          <table:table-cell office:value-type="float" office:value="0.0535" calcext:value-type="float">
            <text:p>0.0535</text:p>
          </table:table-cell>
          <table:table-cell office:value-type="float" office:value="0.0436354133014014" calcext:value-type="float">
            <text:p>0.0436354133014014</text:p>
          </table:table-cell>
          <table:table-cell office:value-type="float" office:value="0.0633645866985986" calcext:value-type="float">
            <text:p>0.0633645866985986</text:p>
          </table:table-cell>
          <table:table-cell office:value-type="float" office:value="0.0265" calcext:value-type="float">
            <text:p>0.0265</text:p>
          </table:table-cell>
          <table:table-cell office:value-type="float" office:value="0.019459028136104" calcext:value-type="float">
            <text:p>0.019459028136104</text:p>
          </table:table-cell>
          <table:table-cell office:value-type="float" office:value="0.033540971863896" calcext:value-type="float">
            <text:p>0.033540971863896</text:p>
          </table:table-cell>
          <table:table-cell office:value-type="float" office:value="0.0195" calcext:value-type="float">
            <text:p>0.0195</text:p>
          </table:table-cell>
          <table:table-cell office:value-type="float" office:value="0.0134384624671529" calcext:value-type="float">
            <text:p>0.0134384624671529</text:p>
          </table:table-cell>
          <table:table-cell office:value-type="float" office:value="0.0255615375328471" calcext:value-type="float">
            <text:p>0.0255615375328471</text:p>
          </table:table-cell>
          <table:table-cell office:value-type="float" office:value="0.0395812607919466" calcext:value-type="float">
            <text:p>0.0395812607919466</text:p>
          </table:table-cell>
          <table:table-cell office:value-type="float" office:value="0.0391365865949371" calcext:value-type="float">
            <text:p>0.0391365865949371</text:p>
          </table:table-cell>
          <table:table-cell office:value-type="float" office:value="0.040025934988956" calcext:value-type="float">
            <text:p>0.040025934988956</text:p>
          </table:table-cell>
          <table:table-cell office:value-type="float" office:value="0.0213195763415163" calcext:value-type="float">
            <text:p>0.0213195763415163</text:p>
          </table:table-cell>
          <table:table-cell office:value-type="float" office:value="0.0209664327959371" calcext:value-type="float">
            <text:p>0.0209664327959371</text:p>
          </table:table-cell>
          <table:table-cell office:value-type="float" office:value="0.0216727198870955" calcext:value-type="float">
            <text:p>0.0216727198870955</text:p>
          </table:table-cell>
          <table:table-cell office:value-type="float" office:value="0.0213195763415163" calcext:value-type="float">
            <text:p>0.0213195763415163</text:p>
          </table:table-cell>
          <table:table-cell office:value-type="float" office:value="0.0209664327959371" calcext:value-type="float">
            <text:p>0.0209664327959371</text:p>
          </table:table-cell>
          <table:table-cell office:value-type="float" office:value="0.0216727198870955" calcext:value-type="float">
            <text:p>0.0216727198870955</text:p>
          </table:table-cell>
          <table:table-cell office:value-type="float" office:value="0.0319147948441622" calcext:value-type="float">
            <text:p>0.0319147948441622</text:p>
          </table:table-cell>
          <table:table-cell office:value-type="float" office:value="0.0315062985535068" calcext:value-type="float">
            <text:p>0.0315062985535068</text:p>
          </table:table-cell>
          <table:table-cell office:value-type="float" office:value="0.0323232911348175" calcext:value-type="float">
            <text:p>0.0323232911348175</text:p>
          </table:table-cell>
          <table:table-cell office:value-type="float" office:value="0.017275161630165" calcext:value-type="float">
            <text:p>0.017275161630165</text:p>
          </table:table-cell>
          <table:table-cell office:value-type="float" office:value="0.016949739812457" calcext:value-type="float">
            <text:p>0.016949739812457</text:p>
          </table:table-cell>
          <table:table-cell office:value-type="float" office:value="0.017600583447873" calcext:value-type="float">
            <text:p>0.017600583447873</text:p>
          </table:table-cell>
          <table:table-cell office:value-type="float" office:value="0.021182808629234" calcext:value-type="float">
            <text:p>0.021182808629234</text:p>
          </table:table-cell>
          <table:table-cell office:value-type="float" office:value="0.0208297005966401" calcext:value-type="float">
            <text:p>0.0208297005966401</text:p>
          </table:table-cell>
          <table:table-cell office:value-type="float" office:value="0.0215359166618278" calcext:value-type="float">
            <text:p>0.0215359166618278</text:p>
          </table:table-cell>
          <table:table-cell office:value-type="float" office:value="4.31062766666667" calcext:value-type="float">
            <text:p>4.31062766666667</text:p>
          </table:table-cell>
        </table:table-row>
        <table:table-row table:style-name="ro1">
          <table:table-cell office:value-type="string" calcext:value-type="string">
            <text:p>bh_indep_balance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61950537221939" calcext:value-type="float">
            <text:p>0.0261950537221939</text:p>
          </table:table-cell>
          <table:table-cell office:value-type="float" office:value="0.0259447889205673" calcext:value-type="float">
            <text:p>0.0259447889205673</text:p>
          </table:table-cell>
          <table:table-cell office:value-type="float" office:value="0.0264453185238206" calcext:value-type="float">
            <text:p>0.0264453185238206</text:p>
          </table:table-cell>
          <table:table-cell office:value-type="float" office:value="0.0261370328093233" calcext:value-type="float">
            <text:p>0.0261370328093233</text:p>
          </table:table-cell>
          <table:table-cell office:value-type="float" office:value="0.02588715649194" calcext:value-type="float">
            <text:p>0.02588715649194</text:p>
          </table:table-cell>
          <table:table-cell office:value-type="float" office:value="0.0263869091267067" calcext:value-type="float">
            <text:p>0.0263869091267067</text:p>
          </table:table-cell>
          <table:table-cell office:value-type="float" office:value="0.0261370328093233" calcext:value-type="float">
            <text:p>0.0261370328093233</text:p>
          </table:table-cell>
          <table:table-cell office:value-type="float" office:value="0.02588715649194" calcext:value-type="float">
            <text:p>0.02588715649194</text:p>
          </table:table-cell>
          <table:table-cell office:value-type="float" office:value="0.0263869091267067" calcext:value-type="float">
            <text:p>0.0263869091267067</text:p>
          </table:table-cell>
          <table:table-cell office:value-type="float" office:value="0.0261865210905869" calcext:value-type="float">
            <text:p>0.0261865210905869</text:p>
          </table:table-cell>
          <table:table-cell office:value-type="float" office:value="0.0259364634600231" calcext:value-type="float">
            <text:p>0.0259364634600231</text:p>
          </table:table-cell>
          <table:table-cell office:value-type="float" office:value="0.0264365787211508" calcext:value-type="float">
            <text:p>0.0264365787211508</text:p>
          </table:table-cell>
          <table:table-cell office:value-type="float" office:value="0.0135936739786181" calcext:value-type="float">
            <text:p>0.0135936739786181</text:p>
          </table:table-cell>
          <table:table-cell office:value-type="float" office:value="0.0134011944173402" calcext:value-type="float">
            <text:p>0.0134011944173402</text:p>
          </table:table-cell>
          <table:table-cell office:value-type="float" office:value="0.013786153539896" calcext:value-type="float">
            <text:p>0.013786153539896</text:p>
          </table:table-cell>
          <table:table-cell office:value-type="float" office:value="0.0136179071501718" calcext:value-type="float">
            <text:p>0.0136179071501718</text:p>
          </table:table-cell>
          <table:table-cell office:value-type="float" office:value="0.0134252485171967" calcext:value-type="float">
            <text:p>0.0134252485171967</text:p>
          </table:table-cell>
          <table:table-cell office:value-type="float" office:value="0.0138105657831468" calcext:value-type="float">
            <text:p>0.0138105657831468</text:p>
          </table:table-cell>
          <table:table-cell office:value-type="float" office:value="0.0250733790287259" calcext:value-type="float">
            <text:p>0.0250733790287259</text:p>
          </table:table-cell>
          <table:table-cell office:value-type="float" office:value="0.0247190973339601" calcext:value-type="float">
            <text:p>0.0247190973339601</text:p>
          </table:table-cell>
          <table:table-cell office:value-type="float" office:value="0.0254276607234918" calcext:value-type="float">
            <text:p>0.0254276607234918</text:p>
          </table:table-cell>
          <table:table-cell office:value-type="float" office:value="0.0250429802447551" calcext:value-type="float">
            <text:p>0.0250429802447551</text:p>
          </table:table-cell>
          <table:table-cell office:value-type="float" office:value="0.0246925106956853" calcext:value-type="float">
            <text:p>0.0246925106956853</text:p>
          </table:table-cell>
          <table:table-cell office:value-type="float" office:value="0.0253934497938249" calcext:value-type="float">
            <text:p>0.0253934497938249</text:p>
          </table:table-cell>
          <table:table-cell office:value-type="float" office:value="0.0250429802447551" calcext:value-type="float">
            <text:p>0.0250429802447551</text:p>
          </table:table-cell>
          <table:table-cell office:value-type="float" office:value="0.0246925106956853" calcext:value-type="float">
            <text:p>0.0246925106956853</text:p>
          </table:table-cell>
          <table:table-cell office:value-type="float" office:value="0.0253934497938249" calcext:value-type="float">
            <text:p>0.0253934497938249</text:p>
          </table:table-cell>
          <table:table-cell office:value-type="float" office:value="0.0250723315145815" calcext:value-type="float">
            <text:p>0.0250723315145815</text:p>
          </table:table-cell>
          <table:table-cell office:value-type="float" office:value="0.0247202759934598" calcext:value-type="float">
            <text:p>0.0247202759934598</text:p>
          </table:table-cell>
          <table:table-cell office:value-type="float" office:value="0.0254243870357033" calcext:value-type="float">
            <text:p>0.0254243870357033</text:p>
          </table:table-cell>
          <table:table-cell office:value-type="float" office:value="0.0126145776643708" calcext:value-type="float">
            <text:p>0.0126145776643708</text:p>
          </table:table-cell>
          <table:table-cell office:value-type="float" office:value="0.012342796531721" calcext:value-type="float">
            <text:p>0.012342796531721</text:p>
          </table:table-cell>
          <table:table-cell office:value-type="float" office:value="0.0128863587970206" calcext:value-type="float">
            <text:p>0.0128863587970206</text:p>
          </table:table-cell>
          <table:table-cell office:value-type="float" office:value="0.0126130181448454" calcext:value-type="float">
            <text:p>0.0126130181448454</text:p>
          </table:table-cell>
          <table:table-cell office:value-type="float" office:value="0.0123415131475789" calcext:value-type="float">
            <text:p>0.0123415131475789</text:p>
          </table:table-cell>
          <table:table-cell office:value-type="float" office:value="0.0128845231421119" calcext:value-type="float">
            <text:p>0.0128845231421119</text:p>
          </table:table-cell>
          <table:table-cell office:value-type="float" office:value="0.0272460316666727" calcext:value-type="float">
            <text:p>0.0272460316666727</text:p>
          </table:table-cell>
          <table:table-cell office:value-type="float" office:value="0.0268879402756436" calcext:value-type="float">
            <text:p>0.0268879402756436</text:p>
          </table:table-cell>
          <table:table-cell office:value-type="float" office:value="0.0276041230577018" calcext:value-type="float">
            <text:p>0.0276041230577018</text:p>
          </table:table-cell>
          <table:table-cell office:value-type="float" office:value="0.0271916964174295" calcext:value-type="float">
            <text:p>0.0271916964174295</text:p>
          </table:table-cell>
          <table:table-cell office:value-type="float" office:value="0.0268381636676664" calcext:value-type="float">
            <text:p>0.0268381636676664</text:p>
          </table:table-cell>
          <table:table-cell office:value-type="float" office:value="0.0275452291671926" calcext:value-type="float">
            <text:p>0.0275452291671926</text:p>
          </table:table-cell>
          <table:table-cell office:value-type="float" office:value="0.0271916964174295" calcext:value-type="float">
            <text:p>0.0271916964174295</text:p>
          </table:table-cell>
          <table:table-cell office:value-type="float" office:value="0.0268381636676664" calcext:value-type="float">
            <text:p>0.0268381636676664</text:p>
          </table:table-cell>
          <table:table-cell office:value-type="float" office:value="0.0275452291671926" calcext:value-type="float">
            <text:p>0.0275452291671926</text:p>
          </table:table-cell>
          <table:table-cell office:value-type="float" office:value="0.0272385382441293" calcext:value-type="float">
            <text:p>0.0272385382441293</text:p>
          </table:table-cell>
          <table:table-cell office:value-type="float" office:value="0.0268835326071468" calcext:value-type="float">
            <text:p>0.0268835326071468</text:p>
          </table:table-cell>
          <table:table-cell office:value-type="float" office:value="0.0275935438811119" calcext:value-type="float">
            <text:p>0.0275935438811119</text:p>
          </table:table-cell>
          <table:table-cell office:value-type="float" office:value="0.0145340249589281" calcext:value-type="float">
            <text:p>0.0145340249589281</text:p>
          </table:table-cell>
          <table:table-cell office:value-type="float" office:value="0.0142607806301993" calcext:value-type="float">
            <text:p>0.0142607806301993</text:p>
          </table:table-cell>
          <table:table-cell office:value-type="float" office:value="0.0148072692876569" calcext:value-type="float">
            <text:p>0.0148072692876569</text:p>
          </table:table-cell>
          <table:table-cell office:value-type="float" office:value="0.0145818901842906" calcext:value-type="float">
            <text:p>0.0145818901842906</text:p>
          </table:table-cell>
          <table:table-cell office:value-type="float" office:value="0.0143071565502332" calcext:value-type="float">
            <text:p>0.0143071565502332</text:p>
          </table:table-cell>
          <table:table-cell office:value-type="float" office:value="0.014856623818348" calcext:value-type="float">
            <text:p>0.014856623818348</text:p>
          </table:table-cell>
          <table:table-cell office:value-type="float" office:value="4.28146316666667" calcext:value-type="float">
            <text:p>4.28146316666667</text:p>
          </table:table-cell>
        </table:table-row>
        <table:table-row table:style-name="ro1">
          <table:table-cell office:value-type="string" calcext:value-type="string">
            <text:p>bh_indep_unbalanced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58169055962161" calcext:value-type="float">
            <text:p>0.0258169055962161</text:p>
          </table:table-cell>
          <table:table-cell office:value-type="float" office:value="0.0255727502099266" calcext:value-type="float">
            <text:p>0.0255727502099266</text:p>
          </table:table-cell>
          <table:table-cell office:value-type="float" office:value="0.0260610609825056" calcext:value-type="float">
            <text:p>0.0260610609825056</text:p>
          </table:table-cell>
          <table:table-cell office:value-type="float" office:value="0.0256253650755341" calcext:value-type="float">
            <text:p>0.0256253650755341</text:p>
          </table:table-cell>
          <table:table-cell office:value-type="float" office:value="0.0253746404841891" calcext:value-type="float">
            <text:p>0.0253746404841891</text:p>
          </table:table-cell>
          <table:table-cell office:value-type="float" office:value="0.025876089666879" calcext:value-type="float">
            <text:p>0.025876089666879</text:p>
          </table:table-cell>
          <table:table-cell office:value-type="float" office:value="0.0256253650755341" calcext:value-type="float">
            <text:p>0.0256253650755341</text:p>
          </table:table-cell>
          <table:table-cell office:value-type="float" office:value="0.0253746404841891" calcext:value-type="float">
            <text:p>0.0253746404841891</text:p>
          </table:table-cell>
          <table:table-cell office:value-type="float" office:value="0.025876089666879" calcext:value-type="float">
            <text:p>0.025876089666879</text:p>
          </table:table-cell>
          <table:table-cell office:value-type="float" office:value="0.0228766004539915" calcext:value-type="float">
            <text:p>0.0228766004539915</text:p>
          </table:table-cell>
          <table:table-cell office:value-type="float" office:value="0.0226376463711761" calcext:value-type="float">
            <text:p>0.0226376463711761</text:p>
          </table:table-cell>
          <table:table-cell office:value-type="float" office:value="0.0231155545368069" calcext:value-type="float">
            <text:p>0.0231155545368069</text:p>
          </table:table-cell>
          <table:table-cell office:value-type="float" office:value="0.011943052383334" calcext:value-type="float">
            <text:p>0.011943052383334</text:p>
          </table:table-cell>
          <table:table-cell office:value-type="float" office:value="0.011756650709811" calcext:value-type="float">
            <text:p>0.011756650709811</text:p>
          </table:table-cell>
          <table:table-cell office:value-type="float" office:value="0.0121294540568569" calcext:value-type="float">
            <text:p>0.0121294540568569</text:p>
          </table:table-cell>
          <table:table-cell office:value-type="float" office:value="0.0134923499637213" calcext:value-type="float">
            <text:p>0.0134923499637213</text:p>
          </table:table-cell>
          <table:table-cell office:value-type="float" office:value="0.0133025201895874" calcext:value-type="float">
            <text:p>0.0133025201895874</text:p>
          </table:table-cell>
          <table:table-cell office:value-type="float" office:value="0.0136821797378551" calcext:value-type="float">
            <text:p>0.0136821797378551</text:p>
          </table:table-cell>
          <table:table-cell office:value-type="float" office:value="0.0246493030340388" calcext:value-type="float">
            <text:p>0.0246493030340388</text:p>
          </table:table-cell>
          <table:table-cell office:value-type="float" office:value="0.0240237443433268" calcext:value-type="float">
            <text:p>0.0240237443433268</text:p>
          </table:table-cell>
          <table:table-cell office:value-type="float" office:value="0.0252748617247507" calcext:value-type="float">
            <text:p>0.0252748617247507</text:p>
          </table:table-cell>
          <table:table-cell office:value-type="float" office:value="0.0596265836579853" calcext:value-type="float">
            <text:p>0.0596265836579853</text:p>
          </table:table-cell>
          <table:table-cell office:value-type="float" office:value="0.0588209863926979" calcext:value-type="float">
            <text:p>0.0588209863926979</text:p>
          </table:table-cell>
          <table:table-cell office:value-type="float" office:value="0.0604321809232728" calcext:value-type="float">
            <text:p>0.0604321809232728</text:p>
          </table:table-cell>
          <table:table-cell office:value-type="float" office:value="0.0596265836579853" calcext:value-type="float">
            <text:p>0.0596265836579853</text:p>
          </table:table-cell>
          <table:table-cell office:value-type="float" office:value="0.0588209863926979" calcext:value-type="float">
            <text:p>0.0588209863926979</text:p>
          </table:table-cell>
          <table:table-cell office:value-type="float" office:value="0.0604321809232728" calcext:value-type="float">
            <text:p>0.0604321809232728</text:p>
          </table:table-cell>
          <table:table-cell office:value-type="float" office:value="0.0349676193619192" calcext:value-type="float">
            <text:p>0.0349676193619192</text:p>
          </table:table-cell>
          <table:table-cell office:value-type="float" office:value="0.0342736366026085" calcext:value-type="float">
            <text:p>0.0342736366026085</text:p>
          </table:table-cell>
          <table:table-cell office:value-type="float" office:value="0.0356616021212298" calcext:value-type="float">
            <text:p>0.0356616021212298</text:p>
          </table:table-cell>
          <table:table-cell office:value-type="float" office:value="0.0178760339430987" calcext:value-type="float">
            <text:p>0.0178760339430987</text:p>
          </table:table-cell>
          <table:table-cell office:value-type="float" office:value="0.0172999989587352" calcext:value-type="float">
            <text:p>0.0172999989587352</text:p>
          </table:table-cell>
          <table:table-cell office:value-type="float" office:value="0.0184520689274622" calcext:value-type="float">
            <text:p>0.0184520689274622</text:p>
          </table:table-cell>
          <table:table-cell office:value-type="float" office:value="0.0126111587455782" calcext:value-type="float">
            <text:p>0.0126111587455782</text:p>
          </table:table-cell>
          <table:table-cell office:value-type="float" office:value="0.0121166289984594" calcext:value-type="float">
            <text:p>0.0121166289984594</text:p>
          </table:table-cell>
          <table:table-cell office:value-type="float" office:value="0.013105688492697" calcext:value-type="float">
            <text:p>0.013105688492697</text:p>
          </table:table-cell>
          <table:table-cell office:value-type="float" office:value="0.025983613618734" calcext:value-type="float">
            <text:p>0.025983613618734</text:p>
          </table:table-cell>
          <table:table-cell office:value-type="float" office:value="0.0257164126608013" calcext:value-type="float">
            <text:p>0.0257164126608013</text:p>
          </table:table-cell>
          <table:table-cell office:value-type="float" office:value="0.0262508145766667" calcext:value-type="float">
            <text:p>0.0262508145766667</text:p>
          </table:table-cell>
          <table:table-cell office:value-type="float" office:value="0.0166923753324118" calcext:value-type="float">
            <text:p>0.0166923753324118</text:p>
          </table:table-cell>
          <table:table-cell office:value-type="float" office:value="0.0164639108326114" calcext:value-type="float">
            <text:p>0.0164639108326114</text:p>
          </table:table-cell>
          <table:table-cell office:value-type="float" office:value="0.0169208398322123" calcext:value-type="float">
            <text:p>0.0169208398322123</text:p>
          </table:table-cell>
          <table:table-cell office:value-type="float" office:value="0.0166923753324118" calcext:value-type="float">
            <text:p>0.0166923753324118</text:p>
          </table:table-cell>
          <table:table-cell office:value-type="float" office:value="0.0164639108326114" calcext:value-type="float">
            <text:p>0.0164639108326114</text:p>
          </table:table-cell>
          <table:table-cell office:value-type="float" office:value="0.0169208398322123" calcext:value-type="float">
            <text:p>0.0169208398322123</text:p>
          </table:table-cell>
          <table:table-cell office:value-type="float" office:value="0.0201935285503594" calcext:value-type="float">
            <text:p>0.0201935285503594</text:p>
          </table:table-cell>
          <table:table-cell office:value-type="float" office:value="0.0199468300994547" calcext:value-type="float">
            <text:p>0.0199468300994547</text:p>
          </table:table-cell>
          <table:table-cell office:value-type="float" office:value="0.020440227001264" calcext:value-type="float">
            <text:p>0.020440227001264</text:p>
          </table:table-cell>
          <table:table-cell office:value-type="float" office:value="0.0106865613359989" calcext:value-type="float">
            <text:p>0.0106865613359989</text:p>
          </table:table-cell>
          <table:table-cell office:value-type="float" office:value="0.0104951797236138" calcext:value-type="float">
            <text:p>0.0104951797236138</text:p>
          </table:table-cell>
          <table:table-cell office:value-type="float" office:value="0.010877942948384" calcext:value-type="float">
            <text:p>0.010877942948384</text:p>
          </table:table-cell>
          <table:table-cell office:value-type="float" office:value="0.0136111991819239" calcext:value-type="float">
            <text:p>0.0136111991819239</text:p>
          </table:table-cell>
          <table:table-cell office:value-type="float" office:value="0.013401967769909" calcext:value-type="float">
            <text:p>0.013401967769909</text:p>
          </table:table-cell>
          <table:table-cell office:value-type="float" office:value="0.0138204305939388" calcext:value-type="float">
            <text:p>0.0138204305939388</text:p>
          </table:table-cell>
          <table:table-cell office:value-type="float" office:value="4.23130108333333" calcext:value-type="float">
            <text:p>4.23130108333333</text:p>
          </table:table-cell>
        </table:table-row>
        <table:table-row table:style-name="ro1">
          <table:table-cell office:value-type="string" calcext:value-type="string">
            <text:p>bh_posdep_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975" calcext:value-type="float">
            <text:p>0.0975</text:p>
          </table:table-cell>
          <table:table-cell office:value-type="float" office:value="0.0844962800738525" calcext:value-type="float">
            <text:p>0.0844962800738525</text:p>
          </table:table-cell>
          <table:table-cell office:value-type="float" office:value="0.110503719926148" calcext:value-type="float">
            <text:p>0.110503719926148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399913173311165" calcext:value-type="float">
            <text:p>0.0399913173311165</text:p>
          </table:table-cell>
          <table:table-cell office:value-type="float" office:value="0.0590086826688835" calcext:value-type="float">
            <text:p>0.0590086826688835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399913173311165" calcext:value-type="float">
            <text:p>0.0399913173311165</text:p>
          </table:table-cell>
          <table:table-cell office:value-type="float" office:value="0.0590086826688835" calcext:value-type="float">
            <text:p>0.0590086826688835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30859778871521" calcext:value-type="float">
            <text:p>0.0830859778871521</text:p>
          </table:table-cell>
          <table:table-cell office:value-type="float" office:value="0.108914022112848" calcext:value-type="float">
            <text:p>0.108914022112848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399913173311165" calcext:value-type="float">
            <text:p>0.0399913173311165</text:p>
          </table:table-cell>
          <table:table-cell office:value-type="float" office:value="0.0590086826688835" calcext:value-type="float">
            <text:p>0.0590086826688835</text:p>
          </table:table-cell>
          <table:table-cell office:value-type="float" office:value="0.05" calcext:value-type="float">
            <text:p>0.05</text:p>
          </table:table-cell>
          <table:table-cell office:value-type="float" office:value="0.0404459282431492" calcext:value-type="float">
            <text:p>0.0404459282431492</text:p>
          </table:table-cell>
          <table:table-cell office:value-type="float" office:value="0.0595540717568508" calcext:value-type="float">
            <text:p>0.0595540717568508</text:p>
          </table:table-cell>
          <table:table-cell office:value-type="float" office:value="0.0505" calcext:value-type="float">
            <text:p>0.0505</text:p>
          </table:table-cell>
          <table:table-cell office:value-type="float" office:value="0.0409008038186809" calcext:value-type="float">
            <text:p>0.0409008038186809</text:p>
          </table:table-cell>
          <table:table-cell office:value-type="float" office:value="0.0600991961813191" calcext:value-type="float">
            <text:p>0.0600991961813191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98947396457569" calcext:value-type="float">
            <text:p>0.0198947396457569</text:p>
          </table:table-cell>
          <table:table-cell office:value-type="float" office:value="0.0341052603542431" calcext:value-type="float">
            <text:p>0.0341052603542431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98947396457569" calcext:value-type="float">
            <text:p>0.0198947396457569</text:p>
          </table:table-cell>
          <table:table-cell office:value-type="float" office:value="0.0341052603542431" calcext:value-type="float">
            <text:p>0.0341052603542431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399913173311165" calcext:value-type="float">
            <text:p>0.0399913173311165</text:p>
          </table:table-cell>
          <table:table-cell office:value-type="float" office:value="0.0590086826688835" calcext:value-type="float">
            <text:p>0.0590086826688835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98947396457569" calcext:value-type="float">
            <text:p>0.0198947396457569</text:p>
          </table:table-cell>
          <table:table-cell office:value-type="float" office:value="0.0341052603542431" calcext:value-type="float">
            <text:p>0.0341052603542431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03310946602808" calcext:value-type="float">
            <text:p>0.0203310946602808</text:p>
          </table:table-cell>
          <table:table-cell office:value-type="float" office:value="0.0346689053397192" calcext:value-type="float">
            <text:p>0.0346689053397192</text:p>
          </table:table-cell>
          <table:table-cell office:value-type="float" office:value="0.0485" calcext:value-type="float">
            <text:p>0.0485</text:p>
          </table:table-cell>
          <table:table-cell office:value-type="float" office:value="0.0390829048275443" calcext:value-type="float">
            <text:p>0.0390829048275443</text:p>
          </table:table-cell>
          <table:table-cell office:value-type="float" office:value="0.0579170951724557" calcext:value-type="float">
            <text:p>0.0579170951724557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72907770536193" calcext:value-type="float">
            <text:p>0.0172907770536193</text:p>
          </table:table-cell>
          <table:table-cell office:value-type="float" office:value="0.0307092229463807" calcext:value-type="float">
            <text:p>0.0307092229463807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72907770536193" calcext:value-type="float">
            <text:p>0.0172907770536193</text:p>
          </table:table-cell>
          <table:table-cell office:value-type="float" office:value="0.0307092229463807" calcext:value-type="float">
            <text:p>0.0307092229463807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86291111459918" calcext:value-type="float">
            <text:p>0.0386291111459918</text:p>
          </table:table-cell>
          <table:table-cell office:value-type="float" office:value="0.0573708888540082" calcext:value-type="float">
            <text:p>0.0573708888540082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168593322956142" calcext:value-type="float">
            <text:p>0.0168593322956142</text:p>
          </table:table-cell>
          <table:table-cell office:value-type="float" office:value="0.0301406677043858" calcext:value-type="float">
            <text:p>0.0301406677043858</text:p>
          </table:table-cell>
          <table:table-cell office:value-type="float" office:value="0.0235" calcext:value-type="float">
            <text:p>0.0235</text:p>
          </table:table-cell>
          <table:table-cell office:value-type="float" office:value="0.0168593322956142" calcext:value-type="float">
            <text:p>0.0168593322956142</text:p>
          </table:table-cell>
          <table:table-cell office:value-type="float" office:value="0.0301406677043858" calcext:value-type="float">
            <text:p>0.0301406677043858</text:p>
          </table:table-cell>
          <table:table-cell office:value-type="float" office:value="4.00199641666667" calcext:value-type="float">
            <text:p>4.00199641666667</text:p>
          </table:table-cell>
        </table:table-row>
        <table:table-row table:style-name="ro1">
          <table:table-cell office:value-type="string" calcext:value-type="string">
            <text:p>bh_posdep_posonly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76063958347545" calcext:value-type="float">
            <text:p>0.0376063958347545</text:p>
          </table:table-cell>
          <table:table-cell office:value-type="float" office:value="0.0371617643546493" calcext:value-type="float">
            <text:p>0.0371617643546493</text:p>
          </table:table-cell>
          <table:table-cell office:value-type="float" office:value="0.0380510273148598" calcext:value-type="float">
            <text:p>0.0380510273148598</text:p>
          </table:table-cell>
          <table:table-cell office:value-type="float" office:value="0.0376449246715018" calcext:value-type="float">
            <text:p>0.0376449246715018</text:p>
          </table:table-cell>
          <table:table-cell office:value-type="float" office:value="0.0371813289166537" calcext:value-type="float">
            <text:p>0.0371813289166537</text:p>
          </table:table-cell>
          <table:table-cell office:value-type="float" office:value="0.03810852042635" calcext:value-type="float">
            <text:p>0.03810852042635</text:p>
          </table:table-cell>
          <table:table-cell office:value-type="float" office:value="0.0376449246715018" calcext:value-type="float">
            <text:p>0.0376449246715018</text:p>
          </table:table-cell>
          <table:table-cell office:value-type="float" office:value="0.0371813289166537" calcext:value-type="float">
            <text:p>0.0371813289166537</text:p>
          </table:table-cell>
          <table:table-cell office:value-type="float" office:value="0.03810852042635" calcext:value-type="float">
            <text:p>0.03810852042635</text:p>
          </table:table-cell>
          <table:table-cell office:value-type="float" office:value="0.0301092160838429" calcext:value-type="float">
            <text:p>0.0301092160838429</text:p>
          </table:table-cell>
          <table:table-cell office:value-type="float" office:value="0.0297148418967904" calcext:value-type="float">
            <text:p>0.0297148418967904</text:p>
          </table:table-cell>
          <table:table-cell office:value-type="float" office:value="0.0305035902708953" calcext:value-type="float">
            <text:p>0.0305035902708953</text:p>
          </table:table-cell>
          <table:table-cell office:value-type="float" office:value="0.0151731309112035" calcext:value-type="float">
            <text:p>0.0151731309112035</text:p>
          </table:table-cell>
          <table:table-cell office:value-type="float" office:value="0.0148657684995324" calcext:value-type="float">
            <text:p>0.0148657684995324</text:p>
          </table:table-cell>
          <table:table-cell office:value-type="float" office:value="0.0154804933228746" calcext:value-type="float">
            <text:p>0.0154804933228746</text:p>
          </table:table-cell>
          <table:table-cell office:value-type="float" office:value="0.0190564096143824" calcext:value-type="float">
            <text:p>0.0190564096143824</text:p>
          </table:table-cell>
          <table:table-cell office:value-type="float" office:value="0.0187227330369059" calcext:value-type="float">
            <text:p>0.0187227330369059</text:p>
          </table:table-cell>
          <table:table-cell office:value-type="float" office:value="0.0193900861918588" calcext:value-type="float">
            <text:p>0.0193900861918588</text:p>
          </table:table-cell>
          <table:table-cell office:value-type="float" office:value="0.0374727614596871" calcext:value-type="float">
            <text:p>0.0374727614596871</text:p>
          </table:table-cell>
          <table:table-cell office:value-type="float" office:value="0.0370294653579315" calcext:value-type="float">
            <text:p>0.0370294653579315</text:p>
          </table:table-cell>
          <table:table-cell office:value-type="float" office:value="0.0379160575614426" calcext:value-type="float">
            <text:p>0.0379160575614426</text:p>
          </table:table-cell>
          <table:table-cell office:value-type="float" office:value="0.0191336266225512" calcext:value-type="float">
            <text:p>0.0191336266225512</text:p>
          </table:table-cell>
          <table:table-cell office:value-type="float" office:value="0.0188000278752427" calcext:value-type="float">
            <text:p>0.0188000278752427</text:p>
          </table:table-cell>
          <table:table-cell office:value-type="float" office:value="0.0194672253698598" calcext:value-type="float">
            <text:p>0.0194672253698598</text:p>
          </table:table-cell>
          <table:table-cell office:value-type="float" office:value="0.0191336266225512" calcext:value-type="float">
            <text:p>0.0191336266225512</text:p>
          </table:table-cell>
          <table:table-cell office:value-type="float" office:value="0.0188000278752427" calcext:value-type="float">
            <text:p>0.0188000278752427</text:p>
          </table:table-cell>
          <table:table-cell office:value-type="float" office:value="0.0194672253698598" calcext:value-type="float">
            <text:p>0.0194672253698598</text:p>
          </table:table-cell>
          <table:table-cell office:value-type="float" office:value="0.0299392364302803" calcext:value-type="float">
            <text:p>0.0299392364302803</text:p>
          </table:table-cell>
          <table:table-cell office:value-type="float" office:value="0.0295462696939397" calcext:value-type="float">
            <text:p>0.0295462696939397</text:p>
          </table:table-cell>
          <table:table-cell office:value-type="float" office:value="0.0303322031666209" calcext:value-type="float">
            <text:p>0.0303322031666209</text:p>
          </table:table-cell>
          <table:table-cell office:value-type="float" office:value="0.0150727431508913" calcext:value-type="float">
            <text:p>0.0150727431508913</text:p>
          </table:table-cell>
          <table:table-cell office:value-type="float" office:value="0.0147670168090306" calcext:value-type="float">
            <text:p>0.0147670168090306</text:p>
          </table:table-cell>
          <table:table-cell office:value-type="float" office:value="0.0153784694927519" calcext:value-type="float">
            <text:p>0.0153784694927519</text:p>
          </table:table-cell>
          <table:table-cell office:value-type="float" office:value="0.0189949896066086" calcext:value-type="float">
            <text:p>0.0189949896066086</text:p>
          </table:table-cell>
          <table:table-cell office:value-type="float" office:value="0.0186624290579264" calcext:value-type="float">
            <text:p>0.0186624290579264</text:p>
          </table:table-cell>
          <table:table-cell office:value-type="float" office:value="0.0193275501552908" calcext:value-type="float">
            <text:p>0.0193275501552908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86291111459918" calcext:value-type="float">
            <text:p>0.0386291111459918</text:p>
          </table:table-cell>
          <table:table-cell office:value-type="float" office:value="0.0573708888540082" calcext:value-type="float">
            <text:p>0.0573708888540082</text:p>
          </table:table-cell>
          <table:table-cell office:value-type="float" office:value="0.9985" calcext:value-type="float">
            <text:p>0.9985</text:p>
          </table:table-cell>
          <table:table-cell office:value-type="float" office:value="0.996803470725234" calcext:value-type="float">
            <text:p>0.996803470725234</text:p>
          </table:table-cell>
          <table:table-cell office:value-type="float" office:value="1.00019652927477" calcext:value-type="float">
            <text:p>1.00019652927477</text:p>
          </table:table-cell>
          <table:table-cell office:value-type="float" office:value="0.9985" calcext:value-type="float">
            <text:p>0.9985</text:p>
          </table:table-cell>
          <table:table-cell office:value-type="float" office:value="0.996803470725234" calcext:value-type="float">
            <text:p>0.996803470725234</text:p>
          </table:table-cell>
          <table:table-cell office:value-type="float" office:value="1.00019652927477" calcext:value-type="float">
            <text:p>1.00019652927477</text:p>
          </table:table-cell>
          <table:table-cell office:value-type="float" office:value="0.057" calcext:value-type="float">
            <text:p>0.057</text:p>
          </table:table-cell>
          <table:table-cell office:value-type="float" office:value="0.0468366947835841" calcext:value-type="float">
            <text:p>0.0468366947835841</text:p>
          </table:table-cell>
          <table:table-cell office:value-type="float" office:value="0.0671633052164159" calcext:value-type="float">
            <text:p>0.0671633052164159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220826209755952" calcext:value-type="float">
            <text:p>0.0220826209755952</text:p>
          </table:table-cell>
          <table:table-cell office:value-type="float" office:value="0.0369173790244048" calcext:value-type="float">
            <text:p>0.0369173790244048</text:p>
          </table:table-cell>
          <table:table-cell office:value-type="float" office:value="0.0185" calcext:value-type="float">
            <text:p>0.0185</text:p>
          </table:table-cell>
          <table:table-cell office:value-type="float" office:value="0.0125929219375103" calcext:value-type="float">
            <text:p>0.0125929219375103</text:p>
          </table:table-cell>
          <table:table-cell office:value-type="float" office:value="0.0244070780624897" calcext:value-type="float">
            <text:p>0.0244070780624897</text:p>
          </table:table-cell>
          <table:table-cell office:value-type="float" office:value="3.89001754166667" calcext:value-type="float">
            <text:p>3.89001754166667</text:p>
          </table:table-cell>
        </table:table-row>
        <table:table-row table:style-name="ro1">
          <table:table-cell office:value-type="string" calcext:value-type="string">
            <text:p>bh_posdep_negonl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92791507157439" calcext:value-type="float">
            <text:p>0.0392791507157439</text:p>
          </table:table-cell>
          <table:table-cell office:value-type="float" office:value="0.0388314148450918" calcext:value-type="float">
            <text:p>0.0388314148450918</text:p>
          </table:table-cell>
          <table:table-cell office:value-type="float" office:value="0.0397268865863961" calcext:value-type="float">
            <text:p>0.0397268865863961</text:p>
          </table:table-cell>
          <table:table-cell office:value-type="float" office:value="0.0391265435948284" calcext:value-type="float">
            <text:p>0.0391265435948284</text:p>
          </table:table-cell>
          <table:table-cell office:value-type="float" office:value="0.0386705071766644" calcext:value-type="float">
            <text:p>0.0386705071766644</text:p>
          </table:table-cell>
          <table:table-cell office:value-type="float" office:value="0.0395825800129923" calcext:value-type="float">
            <text:p>0.0395825800129923</text:p>
          </table:table-cell>
          <table:table-cell office:value-type="float" office:value="0.0391265435948284" calcext:value-type="float">
            <text:p>0.0391265435948284</text:p>
          </table:table-cell>
          <table:table-cell office:value-type="float" office:value="0.0386705071766644" calcext:value-type="float">
            <text:p>0.0386705071766644</text:p>
          </table:table-cell>
          <table:table-cell office:value-type="float" office:value="0.0395825800129923" calcext:value-type="float">
            <text:p>0.0395825800129923</text:p>
          </table:table-cell>
          <table:table-cell office:value-type="float" office:value="0.0319168199221238" calcext:value-type="float">
            <text:p>0.0319168199221238</text:p>
          </table:table-cell>
          <table:table-cell office:value-type="float" office:value="0.0315089065019029" calcext:value-type="float">
            <text:p>0.0315089065019029</text:p>
          </table:table-cell>
          <table:table-cell office:value-type="float" office:value="0.0323247333423447" calcext:value-type="float">
            <text:p>0.0323247333423447</text:p>
          </table:table-cell>
          <table:table-cell office:value-type="float" office:value="0.0169939779749831" calcext:value-type="float">
            <text:p>0.0169939779749831</text:p>
          </table:table-cell>
          <table:table-cell office:value-type="float" office:value="0.0166773211978538" calcext:value-type="float">
            <text:p>0.0166773211978538</text:p>
          </table:table-cell>
          <table:table-cell office:value-type="float" office:value="0.0173106347521124" calcext:value-type="float">
            <text:p>0.0173106347521124</text:p>
          </table:table-cell>
          <table:table-cell office:value-type="float" office:value="0.020800526061311" calcext:value-type="float">
            <text:p>0.020800526061311</text:p>
          </table:table-cell>
          <table:table-cell office:value-type="float" office:value="0.0204594975352426" calcext:value-type="float">
            <text:p>0.0204594975352426</text:p>
          </table:table-cell>
          <table:table-cell office:value-type="float" office:value="0.0211415545873794" calcext:value-type="float">
            <text:p>0.0211415545873794</text:p>
          </table:table-cell>
          <table:table-cell office:value-type="float" office:value="0.037" calcext:value-type="float">
            <text:p>0.037</text:p>
          </table:table-cell>
          <table:table-cell office:value-type="float" office:value="0.02872523441463" calcext:value-type="float">
            <text:p>0.02872523441463</text:p>
          </table:table-cell>
          <table:table-cell office:value-type="float" office:value="0.04527476558537" calcext:value-type="float">
            <text:p>0.04527476558537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6041507276008" calcext:value-type="float">
            <text:p>0.996041507276008</text:p>
          </table:table-cell>
          <table:table-cell office:value-type="float" office:value="0.999958492723992" calcext:value-type="float">
            <text:p>0.999958492723992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6041507276008" calcext:value-type="float">
            <text:p>0.996041507276008</text:p>
          </table:table-cell>
          <table:table-cell office:value-type="float" office:value="0.999958492723992" calcext:value-type="float">
            <text:p>0.999958492723992</text:p>
          </table:table-cell>
          <table:table-cell office:value-type="float" office:value="0.046" calcext:value-type="float">
            <text:p>0.046</text:p>
          </table:table-cell>
          <table:table-cell office:value-type="float" office:value="0.0368167840507121" calcext:value-type="float">
            <text:p>0.0368167840507121</text:p>
          </table:table-cell>
          <table:table-cell office:value-type="float" office:value="0.0551832159492879" calcext:value-type="float">
            <text:p>0.0551832159492879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72907770536193" calcext:value-type="float">
            <text:p>0.0172907770536193</text:p>
          </table:table-cell>
          <table:table-cell office:value-type="float" office:value="0.0307092229463807" calcext:value-type="float">
            <text:p>0.0307092229463807</text:p>
          </table:table-cell>
          <table:table-cell office:value-type="float" office:value="0.018" calcext:value-type="float">
            <text:p>0.018</text:p>
          </table:table-cell>
          <table:table-cell office:value-type="float" office:value="0.0121718101475868" calcext:value-type="float">
            <text:p>0.0121718101475868</text:p>
          </table:table-cell>
          <table:table-cell office:value-type="float" office:value="0.0238281898524132" calcext:value-type="float">
            <text:p>0.0238281898524132</text:p>
          </table:table-cell>
          <table:table-cell office:value-type="float" office:value="0.0391786261579285" calcext:value-type="float">
            <text:p>0.0391786261579285</text:p>
          </table:table-cell>
          <table:table-cell office:value-type="float" office:value="0.0387305210889372" calcext:value-type="float">
            <text:p>0.0387305210889372</text:p>
          </table:table-cell>
          <table:table-cell office:value-type="float" office:value="0.0396267312269198" calcext:value-type="float">
            <text:p>0.0396267312269198</text:p>
          </table:table-cell>
          <table:table-cell office:value-type="float" office:value="0.0208379700243598" calcext:value-type="float">
            <text:p>0.0208379700243598</text:p>
          </table:table-cell>
          <table:table-cell office:value-type="float" office:value="0.0204971885976311" calcext:value-type="float">
            <text:p>0.0204971885976311</text:p>
          </table:table-cell>
          <table:table-cell office:value-type="float" office:value="0.0211787514510885" calcext:value-type="float">
            <text:p>0.0211787514510885</text:p>
          </table:table-cell>
          <table:table-cell office:value-type="float" office:value="0.0208379700243598" calcext:value-type="float">
            <text:p>0.0208379700243598</text:p>
          </table:table-cell>
          <table:table-cell office:value-type="float" office:value="0.0204971885976311" calcext:value-type="float">
            <text:p>0.0204971885976311</text:p>
          </table:table-cell>
          <table:table-cell office:value-type="float" office:value="0.0211787514510885" calcext:value-type="float">
            <text:p>0.0211787514510885</text:p>
          </table:table-cell>
          <table:table-cell office:value-type="float" office:value="0.03178261686228" calcext:value-type="float">
            <text:p>0.03178261686228</text:p>
          </table:table-cell>
          <table:table-cell office:value-type="float" office:value="0.031374710076067" calcext:value-type="float">
            <text:p>0.031374710076067</text:p>
          </table:table-cell>
          <table:table-cell office:value-type="float" office:value="0.032190523648493" calcext:value-type="float">
            <text:p>0.032190523648493</text:p>
          </table:table-cell>
          <table:table-cell office:value-type="float" office:value="0.0169147295645244" calcext:value-type="float">
            <text:p>0.0169147295645244</text:p>
          </table:table-cell>
          <table:table-cell office:value-type="float" office:value="0.0165983770732498" calcext:value-type="float">
            <text:p>0.0165983770732498</text:p>
          </table:table-cell>
          <table:table-cell office:value-type="float" office:value="0.0172310820557991" calcext:value-type="float">
            <text:p>0.0172310820557991</text:p>
          </table:table-cell>
          <table:table-cell office:value-type="float" office:value="0.0207457864928387" calcext:value-type="float">
            <text:p>0.0207457864928387</text:p>
          </table:table-cell>
          <table:table-cell office:value-type="float" office:value="0.0204050757671899" calcext:value-type="float">
            <text:p>0.0204050757671899</text:p>
          </table:table-cell>
          <table:table-cell office:value-type="float" office:value="0.0210864972184875" calcext:value-type="float">
            <text:p>0.0210864972184875</text:p>
          </table:table-cell>
          <table:table-cell office:value-type="float" office:value="4.01559429166667" calcext:value-type="float">
            <text:p>4.01559429166667</text:p>
          </table:table-cell>
        </table:table-row>
        <table:table-row table:style-name="ro1">
          <table:table-cell office:value-type="string" calcext:value-type="string">
            <text:p>bh_posdep_balance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59959704147918" calcext:value-type="float">
            <text:p>0.0259959704147918</text:p>
          </table:table-cell>
          <table:table-cell office:value-type="float" office:value="0.0257494205531883" calcext:value-type="float">
            <text:p>0.0257494205531883</text:p>
          </table:table-cell>
          <table:table-cell office:value-type="float" office:value="0.0262425202763953" calcext:value-type="float">
            <text:p>0.0262425202763953</text:p>
          </table:table-cell>
          <table:table-cell office:value-type="float" office:value="0.0259310044207514" calcext:value-type="float">
            <text:p>0.0259310044207514</text:p>
          </table:table-cell>
          <table:table-cell office:value-type="float" office:value="0.0256844888452107" calcext:value-type="float">
            <text:p>0.0256844888452107</text:p>
          </table:table-cell>
          <table:table-cell office:value-type="float" office:value="0.0261775199962922" calcext:value-type="float">
            <text:p>0.0261775199962922</text:p>
          </table:table-cell>
          <table:table-cell office:value-type="float" office:value="0.0259303516792371" calcext:value-type="float">
            <text:p>0.0259303516792371</text:p>
          </table:table-cell>
          <table:table-cell office:value-type="float" office:value="0.025683886840686" calcext:value-type="float">
            <text:p>0.025683886840686</text:p>
          </table:table-cell>
          <table:table-cell office:value-type="float" office:value="0.0261768165177882" calcext:value-type="float">
            <text:p>0.0261768165177882</text:p>
          </table:table-cell>
          <table:table-cell office:value-type="float" office:value="0.0259749140502725" calcext:value-type="float">
            <text:p>0.0259749140502725</text:p>
          </table:table-cell>
          <table:table-cell office:value-type="float" office:value="0.0257274405842649" calcext:value-type="float">
            <text:p>0.0257274405842649</text:p>
          </table:table-cell>
          <table:table-cell office:value-type="float" office:value="0.0262223875162801" calcext:value-type="float">
            <text:p>0.0262223875162801</text:p>
          </table:table-cell>
          <table:table-cell office:value-type="float" office:value="0.0136341858720127" calcext:value-type="float">
            <text:p>0.0136341858720127</text:p>
          </table:table-cell>
          <table:table-cell office:value-type="float" office:value="0.0134390602289793" calcext:value-type="float">
            <text:p>0.0134390602289793</text:p>
          </table:table-cell>
          <table:table-cell office:value-type="float" office:value="0.0138293115150461" calcext:value-type="float">
            <text:p>0.0138293115150461</text:p>
          </table:table-cell>
          <table:table-cell office:value-type="float" office:value="0.0136566700604534" calcext:value-type="float">
            <text:p>0.0136566700604534</text:p>
          </table:table-cell>
          <table:table-cell office:value-type="float" office:value="0.0134608830457682" calcext:value-type="float">
            <text:p>0.0134608830457682</text:p>
          </table:table-cell>
          <table:table-cell office:value-type="float" office:value="0.0138524570751386" calcext:value-type="float">
            <text:p>0.0138524570751386</text:p>
          </table:table-cell>
          <table:table-cell office:value-type="float" office:value="0.0249984779678575" calcext:value-type="float">
            <text:p>0.0249984779678575</text:p>
          </table:table-cell>
          <table:table-cell office:value-type="float" office:value="0.0246360014183673" calcext:value-type="float">
            <text:p>0.0246360014183673</text:p>
          </table:table-cell>
          <table:table-cell office:value-type="float" office:value="0.0253609545173477" calcext:value-type="float">
            <text:p>0.0253609545173477</text:p>
          </table:table-cell>
          <table:table-cell office:value-type="float" office:value="0.024976828821754" calcext:value-type="float">
            <text:p>0.024976828821754</text:p>
          </table:table-cell>
          <table:table-cell office:value-type="float" office:value="0.0246186240153872" calcext:value-type="float">
            <text:p>0.0246186240153872</text:p>
          </table:table-cell>
          <table:table-cell office:value-type="float" office:value="0.0253350336281208" calcext:value-type="float">
            <text:p>0.0253350336281208</text:p>
          </table:table-cell>
          <table:table-cell office:value-type="float" office:value="0.024976828821754" calcext:value-type="float">
            <text:p>0.024976828821754</text:p>
          </table:table-cell>
          <table:table-cell office:value-type="float" office:value="0.0246186240153872" calcext:value-type="float">
            <text:p>0.0246186240153872</text:p>
          </table:table-cell>
          <table:table-cell office:value-type="float" office:value="0.0253350336281208" calcext:value-type="float">
            <text:p>0.0253350336281208</text:p>
          </table:table-cell>
          <table:table-cell office:value-type="float" office:value="0.0250181877252439" calcext:value-type="float">
            <text:p>0.0250181877252439</text:p>
          </table:table-cell>
          <table:table-cell office:value-type="float" office:value="0.0246581718369032" calcext:value-type="float">
            <text:p>0.0246581718369032</text:p>
          </table:table-cell>
          <table:table-cell office:value-type="float" office:value="0.0253782036135846" calcext:value-type="float">
            <text:p>0.0253782036135846</text:p>
          </table:table-cell>
          <table:table-cell office:value-type="float" office:value="0.0126801502438812" calcext:value-type="float">
            <text:p>0.0126801502438812</text:p>
          </table:table-cell>
          <table:table-cell office:value-type="float" office:value="0.0124000978073064" calcext:value-type="float">
            <text:p>0.0124000978073064</text:p>
          </table:table-cell>
          <table:table-cell office:value-type="float" office:value="0.012960202680456" calcext:value-type="float">
            <text:p>0.012960202680456</text:p>
          </table:table-cell>
          <table:table-cell office:value-type="float" office:value="0.0126703204628556" calcext:value-type="float">
            <text:p>0.0126703204628556</text:p>
          </table:table-cell>
          <table:table-cell office:value-type="float" office:value="0.0123906562812331" calcext:value-type="float">
            <text:p>0.0123906562812331</text:p>
          </table:table-cell>
          <table:table-cell office:value-type="float" office:value="0.0129499846444781" calcext:value-type="float">
            <text:p>0.0129499846444781</text:p>
          </table:table-cell>
          <table:table-cell office:value-type="float" office:value="0.0268712190495391" calcext:value-type="float">
            <text:p>0.0268712190495391</text:p>
          </table:table-cell>
          <table:table-cell office:value-type="float" office:value="0.0265091877338293" calcext:value-type="float">
            <text:p>0.0265091877338293</text:p>
          </table:table-cell>
          <table:table-cell office:value-type="float" office:value="0.0272332503652489" calcext:value-type="float">
            <text:p>0.0272332503652489</text:p>
          </table:table-cell>
          <table:table-cell office:value-type="float" office:value="0.0268077058543298" calcext:value-type="float">
            <text:p>0.0268077058543298</text:p>
          </table:table-cell>
          <table:table-cell office:value-type="float" office:value="0.0264520210601351" calcext:value-type="float">
            <text:p>0.0264520210601351</text:p>
          </table:table-cell>
          <table:table-cell office:value-type="float" office:value="0.0271633906485245" calcext:value-type="float">
            <text:p>0.0271633906485245</text:p>
          </table:table-cell>
          <table:table-cell office:value-type="float" office:value="0.0268077058543298" calcext:value-type="float">
            <text:p>0.0268077058543298</text:p>
          </table:table-cell>
          <table:table-cell office:value-type="float" office:value="0.0264520210601351" calcext:value-type="float">
            <text:p>0.0264520210601351</text:p>
          </table:table-cell>
          <table:table-cell office:value-type="float" office:value="0.0271633906485245" calcext:value-type="float">
            <text:p>0.0271633906485245</text:p>
          </table:table-cell>
          <table:table-cell office:value-type="float" office:value="0.0268253398745334" calcext:value-type="float">
            <text:p>0.0268253398745334</text:p>
          </table:table-cell>
          <table:table-cell office:value-type="float" office:value="0.0264664404042384" calcext:value-type="float">
            <text:p>0.0264664404042384</text:p>
          </table:table-cell>
          <table:table-cell office:value-type="float" office:value="0.0271842393448285" calcext:value-type="float">
            <text:p>0.0271842393448285</text:p>
          </table:table-cell>
          <table:table-cell office:value-type="float" office:value="0.0145242717322707" calcext:value-type="float">
            <text:p>0.0145242717322707</text:p>
          </table:table-cell>
          <table:table-cell office:value-type="float" office:value="0.0142419002703817" calcext:value-type="float">
            <text:p>0.0142419002703817</text:p>
          </table:table-cell>
          <table:table-cell office:value-type="float" office:value="0.0148066431941598" calcext:value-type="float">
            <text:p>0.0148066431941598</text:p>
          </table:table-cell>
          <table:table-cell office:value-type="float" office:value="0.0145693345420732" calcext:value-type="float">
            <text:p>0.0145693345420732</text:p>
          </table:table-cell>
          <table:table-cell office:value-type="float" office:value="0.0142827318224549" calcext:value-type="float">
            <text:p>0.0142827318224549</text:p>
          </table:table-cell>
          <table:table-cell office:value-type="float" office:value="0.0148559372616915" calcext:value-type="float">
            <text:p>0.0148559372616915</text:p>
          </table:table-cell>
          <table:table-cell office:value-type="float" office:value="4.12533708333333" calcext:value-type="float">
            <text:p>4.12533708333333</text:p>
          </table:table-cell>
        </table:table-row>
        <table:table-row table:style-name="ro1">
          <table:table-cell office:value-type="string" calcext:value-type="string">
            <text:p>bh_posdep_unbalanced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60314029592961" calcext:value-type="float">
            <text:p>0.0260314029592961</text:p>
          </table:table-cell>
          <table:table-cell office:value-type="float" office:value="0.0257825884322458" calcext:value-type="float">
            <text:p>0.0257825884322458</text:p>
          </table:table-cell>
          <table:table-cell office:value-type="float" office:value="0.0262802174863464" calcext:value-type="float">
            <text:p>0.0262802174863464</text:p>
          </table:table-cell>
          <table:table-cell office:value-type="float" office:value="0.025928984462188" calcext:value-type="float">
            <text:p>0.025928984462188</text:p>
          </table:table-cell>
          <table:table-cell office:value-type="float" office:value="0.0256846434695063" calcext:value-type="float">
            <text:p>0.0256846434695063</text:p>
          </table:table-cell>
          <table:table-cell office:value-type="float" office:value="0.0261733254548697" calcext:value-type="float">
            <text:p>0.0261733254548697</text:p>
          </table:table-cell>
          <table:table-cell office:value-type="float" office:value="0.025928984462188" calcext:value-type="float">
            <text:p>0.025928984462188</text:p>
          </table:table-cell>
          <table:table-cell office:value-type="float" office:value="0.0256846434695063" calcext:value-type="float">
            <text:p>0.0256846434695063</text:p>
          </table:table-cell>
          <table:table-cell office:value-type="float" office:value="0.0261733254548697" calcext:value-type="float">
            <text:p>0.0261733254548697</text:p>
          </table:table-cell>
          <table:table-cell office:value-type="float" office:value="0.0231793996767171" calcext:value-type="float">
            <text:p>0.0231793996767171</text:p>
          </table:table-cell>
          <table:table-cell office:value-type="float" office:value="0.0229460462110886" calcext:value-type="float">
            <text:p>0.0229460462110886</text:p>
          </table:table-cell>
          <table:table-cell office:value-type="float" office:value="0.0234127531423457" calcext:value-type="float">
            <text:p>0.0234127531423457</text:p>
          </table:table-cell>
          <table:table-cell office:value-type="float" office:value="0.0120975898704549" calcext:value-type="float">
            <text:p>0.0120975898704549</text:p>
          </table:table-cell>
          <table:table-cell office:value-type="float" office:value="0.011915165130321" calcext:value-type="float">
            <text:p>0.011915165130321</text:p>
          </table:table-cell>
          <table:table-cell office:value-type="float" office:value="0.0122800146105888" calcext:value-type="float">
            <text:p>0.0122800146105888</text:p>
          </table:table-cell>
          <table:table-cell office:value-type="float" office:value="0.0136063605554585" calcext:value-type="float">
            <text:p>0.0136063605554585</text:p>
          </table:table-cell>
          <table:table-cell office:value-type="float" office:value="0.0134208917432996" calcext:value-type="float">
            <text:p>0.0134208917432996</text:p>
          </table:table-cell>
          <table:table-cell office:value-type="float" office:value="0.0137918293676175" calcext:value-type="float">
            <text:p>0.0137918293676175</text:p>
          </table:table-cell>
          <table:table-cell office:value-type="float" office:value="0.0245296181725036" calcext:value-type="float">
            <text:p>0.0245296181725036</text:p>
          </table:table-cell>
          <table:table-cell office:value-type="float" office:value="0.0239288682024747" calcext:value-type="float">
            <text:p>0.0239288682024747</text:p>
          </table:table-cell>
          <table:table-cell office:value-type="float" office:value="0.0251303681425326" calcext:value-type="float">
            <text:p>0.0251303681425326</text:p>
          </table:table-cell>
          <table:table-cell office:value-type="float" office:value="0.059629860778865" calcext:value-type="float">
            <text:p>0.059629860778865</text:p>
          </table:table-cell>
          <table:table-cell office:value-type="float" office:value="0.0588451071026303" calcext:value-type="float">
            <text:p>0.0588451071026303</text:p>
          </table:table-cell>
          <table:table-cell office:value-type="float" office:value="0.0604146144550998" calcext:value-type="float">
            <text:p>0.0604146144550998</text:p>
          </table:table-cell>
          <table:table-cell office:value-type="float" office:value="0.059629860778865" calcext:value-type="float">
            <text:p>0.059629860778865</text:p>
          </table:table-cell>
          <table:table-cell office:value-type="float" office:value="0.0588451071026303" calcext:value-type="float">
            <text:p>0.0588451071026303</text:p>
          </table:table-cell>
          <table:table-cell office:value-type="float" office:value="0.0604146144550998" calcext:value-type="float">
            <text:p>0.0604146144550998</text:p>
          </table:table-cell>
          <table:table-cell office:value-type="float" office:value="0.0353207417650912" calcext:value-type="float">
            <text:p>0.0353207417650912</text:p>
          </table:table-cell>
          <table:table-cell office:value-type="float" office:value="0.0346395168941908" calcext:value-type="float">
            <text:p>0.0346395168941908</text:p>
          </table:table-cell>
          <table:table-cell office:value-type="float" office:value="0.0360019666359916" calcext:value-type="float">
            <text:p>0.0360019666359916</text:p>
          </table:table-cell>
          <table:table-cell office:value-type="float" office:value="0.0175427995734411" calcext:value-type="float">
            <text:p>0.0175427995734411</text:p>
          </table:table-cell>
          <table:table-cell office:value-type="float" office:value="0.0170115934537446" calcext:value-type="float">
            <text:p>0.0170115934537446</text:p>
          </table:table-cell>
          <table:table-cell office:value-type="float" office:value="0.0180740056931376" calcext:value-type="float">
            <text:p>0.0180740056931376</text:p>
          </table:table-cell>
          <table:table-cell office:value-type="float" office:value="0.0121792735589443" calcext:value-type="float">
            <text:p>0.0121792735589443</text:p>
          </table:table-cell>
          <table:table-cell office:value-type="float" office:value="0.0117076071835573" calcext:value-type="float">
            <text:p>0.0117076071835573</text:p>
          </table:table-cell>
          <table:table-cell office:value-type="float" office:value="0.0126509399343314" calcext:value-type="float">
            <text:p>0.0126509399343314</text:p>
          </table:table-cell>
          <table:table-cell office:value-type="float" office:value="0.0262457490392659" calcext:value-type="float">
            <text:p>0.0262457490392659</text:p>
          </table:table-cell>
          <table:table-cell office:value-type="float" office:value="0.0259723329435537" calcext:value-type="float">
            <text:p>0.0259723329435537</text:p>
          </table:table-cell>
          <table:table-cell office:value-type="float" office:value="0.0265191651349781" calcext:value-type="float">
            <text:p>0.0265191651349781</text:p>
          </table:table-cell>
          <table:table-cell office:value-type="float" office:value="0.0170489971881892" calcext:value-type="float">
            <text:p>0.0170489971881892</text:p>
          </table:table-cell>
          <table:table-cell office:value-type="float" office:value="0.0168248764227352" calcext:value-type="float">
            <text:p>0.0168248764227352</text:p>
          </table:table-cell>
          <table:table-cell office:value-type="float" office:value="0.0172731179536432" calcext:value-type="float">
            <text:p>0.0172731179536432</text:p>
          </table:table-cell>
          <table:table-cell office:value-type="float" office:value="0.0170489971881892" calcext:value-type="float">
            <text:p>0.0170489971881892</text:p>
          </table:table-cell>
          <table:table-cell office:value-type="float" office:value="0.0168248764227352" calcext:value-type="float">
            <text:p>0.0168248764227352</text:p>
          </table:table-cell>
          <table:table-cell office:value-type="float" office:value="0.0172731179536432" calcext:value-type="float">
            <text:p>0.0172731179536432</text:p>
          </table:table-cell>
          <table:table-cell office:value-type="float" office:value="0.0204633801720455" calcext:value-type="float">
            <text:p>0.0204633801720455</text:p>
          </table:table-cell>
          <table:table-cell office:value-type="float" office:value="0.0202208938916054" calcext:value-type="float">
            <text:p>0.0202208938916054</text:p>
          </table:table-cell>
          <table:table-cell office:value-type="float" office:value="0.0207058664524857" calcext:value-type="float">
            <text:p>0.0207058664524857</text:p>
          </table:table-cell>
          <table:table-cell office:value-type="float" office:value="0.0109243878521807" calcext:value-type="float">
            <text:p>0.0109243878521807</text:p>
          </table:table-cell>
          <table:table-cell office:value-type="float" office:value="0.0107358941122685" calcext:value-type="float">
            <text:p>0.0107358941122685</text:p>
          </table:table-cell>
          <table:table-cell office:value-type="float" office:value="0.0111128815920928" calcext:value-type="float">
            <text:p>0.0111128815920928</text:p>
          </table:table-cell>
          <table:table-cell office:value-type="float" office:value="0.0138126154000255" calcext:value-type="float">
            <text:p>0.0138126154000255</text:p>
          </table:table-cell>
          <table:table-cell office:value-type="float" office:value="0.0136098567283434" calcext:value-type="float">
            <text:p>0.0136098567283434</text:p>
          </table:table-cell>
          <table:table-cell office:value-type="float" office:value="0.0140153740717076" calcext:value-type="float">
            <text:p>0.0140153740717076</text:p>
          </table:table-cell>
          <table:table-cell office:value-type="float" office:value="4.01617741666667" calcext:value-type="float">
            <text:p>4.01617741666667</text:p>
          </table:table-cell>
        </table:table-row>
        <table:table-row table:style-name="ro1">
          <table:table-cell office:value-type="string" calcext:value-type="string">
            <text:p>bh_negdep_null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101" calcext:value-type="float">
            <text:p>0.101</text:p>
          </table:table-cell>
          <table:table-cell office:value-type="float" office:value="0.0877906263014912" calcext:value-type="float">
            <text:p>0.0877906263014912</text:p>
          </table:table-cell>
          <table:table-cell office:value-type="float" office:value="0.114209373698509" calcext:value-type="float">
            <text:p>0.114209373698509</text:p>
          </table:table-cell>
          <table:table-cell office:value-type="float" office:value="0.057" calcext:value-type="float">
            <text:p>0.057</text:p>
          </table:table-cell>
          <table:table-cell office:value-type="float" office:value="0.0468366947835841" calcext:value-type="float">
            <text:p>0.0468366947835841</text:p>
          </table:table-cell>
          <table:table-cell office:value-type="float" office:value="0.0671633052164159" calcext:value-type="float">
            <text:p>0.0671633052164159</text:p>
          </table:table-cell>
          <table:table-cell office:value-type="float" office:value="0.057" calcext:value-type="float">
            <text:p>0.057</text:p>
          </table:table-cell>
          <table:table-cell office:value-type="float" office:value="0.0468366947835841" calcext:value-type="float">
            <text:p>0.0468366947835841</text:p>
          </table:table-cell>
          <table:table-cell office:value-type="float" office:value="0.0671633052164159" calcext:value-type="float">
            <text:p>0.0671633052164159</text:p>
          </table:table-cell>
          <table:table-cell office:value-type="float" office:value="0.1015" calcext:value-type="float">
            <text:p>0.1015</text:p>
          </table:table-cell>
          <table:table-cell office:value-type="float" office:value="0.0882616531433782" calcext:value-type="float">
            <text:p>0.0882616531433782</text:p>
          </table:table-cell>
          <table:table-cell office:value-type="float" office:value="0.114738346856622" calcext:value-type="float">
            <text:p>0.114738346856622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454633410554396" calcext:value-type="float">
            <text:p>0.0454633410554396</text:p>
          </table:table-cell>
          <table:table-cell office:value-type="float" office:value="0.0655366589445604" calcext:value-type="float">
            <text:p>0.0655366589445604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454633410554396" calcext:value-type="float">
            <text:p>0.0454633410554396</text:p>
          </table:table-cell>
          <table:table-cell office:value-type="float" office:value="0.0655366589445604" calcext:value-type="float">
            <text:p>0.0655366589445604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0418113341900513" calcext:value-type="float">
            <text:p>0.0418113341900513</text:p>
          </table:table-cell>
          <table:table-cell office:value-type="float" office:value="0.0611886658099487" calcext:value-type="float">
            <text:p>0.0611886658099487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229618370651845" calcext:value-type="float">
            <text:p>0.0229618370651845</text:p>
          </table:table-cell>
          <table:table-cell office:value-type="float" office:value="0.0380381629348155" calcext:value-type="float">
            <text:p>0.0380381629348155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229618370651845" calcext:value-type="float">
            <text:p>0.0229618370651845</text:p>
          </table:table-cell>
          <table:table-cell office:value-type="float" office:value="0.0380381629348155" calcext:value-type="float">
            <text:p>0.0380381629348155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0418113341900513" calcext:value-type="float">
            <text:p>0.0418113341900513</text:p>
          </table:table-cell>
          <table:table-cell office:value-type="float" office:value="0.0611886658099487" calcext:value-type="float">
            <text:p>0.0611886658099487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03310946602808" calcext:value-type="float">
            <text:p>0.0203310946602808</text:p>
          </table:table-cell>
          <table:table-cell office:value-type="float" office:value="0.0346689053397192" calcext:value-type="float">
            <text:p>0.0346689053397192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03310946602808" calcext:value-type="float">
            <text:p>0.0203310946602808</text:p>
          </table:table-cell>
          <table:table-cell office:value-type="float" office:value="0.0346689053397192" calcext:value-type="float">
            <text:p>0.0346689053397192</text:p>
          </table:table-cell>
          <table:table-cell office:value-type="float" office:value="0.0545" calcext:value-type="float">
            <text:p>0.0545</text:p>
          </table:table-cell>
          <table:table-cell office:value-type="float" office:value="0.0445489086808505" calcext:value-type="float">
            <text:p>0.0445489086808505</text:p>
          </table:table-cell>
          <table:table-cell office:value-type="float" office:value="0.0644510913191495" calcext:value-type="float">
            <text:p>0.0644510913191495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23843209164966" calcext:value-type="float">
            <text:p>0.023843209164966</text:p>
          </table:table-cell>
          <table:table-cell office:value-type="float" office:value="0.039156790835034" calcext:value-type="float">
            <text:p>0.039156790835034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23843209164966" calcext:value-type="float">
            <text:p>0.023843209164966</text:p>
          </table:table-cell>
          <table:table-cell office:value-type="float" office:value="0.039156790835034" calcext:value-type="float">
            <text:p>0.039156790835034</text:p>
          </table:table-cell>
          <table:table-cell office:value-type="float" office:value="0.055" calcext:value-type="float">
            <text:p>0.055</text:p>
          </table:table-cell>
          <table:table-cell office:value-type="float" office:value="0.0450060092541416" calcext:value-type="float">
            <text:p>0.0450060092541416</text:p>
          </table:table-cell>
          <table:table-cell office:value-type="float" office:value="0.0649939907458584" calcext:value-type="float">
            <text:p>0.0649939907458584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16438545484802" calcext:value-type="float">
            <text:p>0.0216438545484802</text:p>
          </table:table-cell>
          <table:table-cell office:value-type="float" office:value="0.0363561454515198" calcext:value-type="float">
            <text:p>0.0363561454515198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16438545484802" calcext:value-type="float">
            <text:p>0.0216438545484802</text:p>
          </table:table-cell>
          <table:table-cell office:value-type="float" office:value="0.0363561454515198" calcext:value-type="float">
            <text:p>0.0363561454515198</text:p>
          </table:table-cell>
          <table:table-cell office:value-type="float" office:value="4.043678625" calcext:value-type="float">
            <text:p>4.043678625</text:p>
          </table:table-cell>
        </table:table-row>
        <table:table-row table:style-name="ro1">
          <table:table-cell office:value-type="string" calcext:value-type="string">
            <text:p>bh_negdep_posonly</text:p>
          </table:table-cell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72644331062549" calcext:value-type="float">
            <text:p>0.0372644331062549</text:p>
          </table:table-cell>
          <table:table-cell office:value-type="float" office:value="0.0368532552495491" calcext:value-type="float">
            <text:p>0.0368532552495491</text:p>
          </table:table-cell>
          <table:table-cell office:value-type="float" office:value="0.0376756109629606" calcext:value-type="float">
            <text:p>0.0376756109629606</text:p>
          </table:table-cell>
          <table:table-cell office:value-type="float" office:value="0.03746202629627" calcext:value-type="float">
            <text:p>0.03746202629627</text:p>
          </table:table-cell>
          <table:table-cell office:value-type="float" office:value="0.0369943644937819" calcext:value-type="float">
            <text:p>0.0369943644937819</text:p>
          </table:table-cell>
          <table:table-cell office:value-type="float" office:value="0.0379296880987581" calcext:value-type="float">
            <text:p>0.0379296880987581</text:p>
          </table:table-cell>
          <table:table-cell office:value-type="float" office:value="0.03746202629627" calcext:value-type="float">
            <text:p>0.03746202629627</text:p>
          </table:table-cell>
          <table:table-cell office:value-type="float" office:value="0.0369943644937819" calcext:value-type="float">
            <text:p>0.0369943644937819</text:p>
          </table:table-cell>
          <table:table-cell office:value-type="float" office:value="0.0379296880987581" calcext:value-type="float">
            <text:p>0.0379296880987581</text:p>
          </table:table-cell>
          <table:table-cell office:value-type="float" office:value="0.0298811027084096" calcext:value-type="float">
            <text:p>0.0298811027084096</text:p>
          </table:table-cell>
          <table:table-cell office:value-type="float" office:value="0.0294980420291315" calcext:value-type="float">
            <text:p>0.0294980420291315</text:p>
          </table:table-cell>
          <table:table-cell office:value-type="float" office:value="0.0302641633876877" calcext:value-type="float">
            <text:p>0.0302641633876877</text:p>
          </table:table-cell>
          <table:table-cell office:value-type="float" office:value="0.0151945641416723" calcext:value-type="float">
            <text:p>0.0151945641416723</text:p>
          </table:table-cell>
          <table:table-cell office:value-type="float" office:value="0.0148914801334571" calcext:value-type="float">
            <text:p>0.0148914801334571</text:p>
          </table:table-cell>
          <table:table-cell office:value-type="float" office:value="0.0154976481498875" calcext:value-type="float">
            <text:p>0.0154976481498875</text:p>
          </table:table-cell>
          <table:table-cell office:value-type="float" office:value="0.0189740176552034" calcext:value-type="float">
            <text:p>0.0189740176552034</text:p>
          </table:table-cell>
          <table:table-cell office:value-type="float" office:value="0.0186479395997554" calcext:value-type="float">
            <text:p>0.0186479395997554</text:p>
          </table:table-cell>
          <table:table-cell office:value-type="float" office:value="0.0193000957106515" calcext:value-type="float">
            <text:p>0.0193000957106515</text:p>
          </table:table-cell>
          <table:table-cell office:value-type="float" office:value="0.0371752909847873" calcext:value-type="float">
            <text:p>0.0371752909847873</text:p>
          </table:table-cell>
          <table:table-cell office:value-type="float" office:value="0.0367644111461245" calcext:value-type="float">
            <text:p>0.0367644111461245</text:p>
          </table:table-cell>
          <table:table-cell office:value-type="float" office:value="0.0375861708234501" calcext:value-type="float">
            <text:p>0.0375861708234501</text:p>
          </table:table-cell>
          <table:table-cell office:value-type="float" office:value="0.0190194605057554" calcext:value-type="float">
            <text:p>0.0190194605057554</text:p>
          </table:table-cell>
          <table:table-cell office:value-type="float" office:value="0.0186925860076622" calcext:value-type="float">
            <text:p>0.0186925860076622</text:p>
          </table:table-cell>
          <table:table-cell office:value-type="float" office:value="0.0193463350038485" calcext:value-type="float">
            <text:p>0.0193463350038485</text:p>
          </table:table-cell>
          <table:table-cell office:value-type="float" office:value="0.0190194605057554" calcext:value-type="float">
            <text:p>0.0190194605057554</text:p>
          </table:table-cell>
          <table:table-cell office:value-type="float" office:value="0.0186925860076622" calcext:value-type="float">
            <text:p>0.0186925860076622</text:p>
          </table:table-cell>
          <table:table-cell office:value-type="float" office:value="0.0193463350038485" calcext:value-type="float">
            <text:p>0.0193463350038485</text:p>
          </table:table-cell>
          <table:table-cell office:value-type="float" office:value="0.0297229955008792" calcext:value-type="float">
            <text:p>0.0297229955008792</text:p>
          </table:table-cell>
          <table:table-cell office:value-type="float" office:value="0.0293413996892826" calcext:value-type="float">
            <text:p>0.0293413996892826</text:p>
          </table:table-cell>
          <table:table-cell office:value-type="float" office:value="0.0301045913124758" calcext:value-type="float">
            <text:p>0.0301045913124758</text:p>
          </table:table-cell>
          <table:table-cell office:value-type="float" office:value="0.0151241448814948" calcext:value-type="float">
            <text:p>0.0151241448814948</text:p>
          </table:table-cell>
          <table:table-cell office:value-type="float" office:value="0.0148217310580034" calcext:value-type="float">
            <text:p>0.0148217310580034</text:p>
          </table:table-cell>
          <table:table-cell office:value-type="float" office:value="0.0154265587049862" calcext:value-type="float">
            <text:p>0.0154265587049862</text:p>
          </table:table-cell>
          <table:table-cell office:value-type="float" office:value="0.0189259490678233" calcext:value-type="float">
            <text:p>0.0189259490678233</text:p>
          </table:table-cell>
          <table:table-cell office:value-type="float" office:value="0.0186002420886515" calcext:value-type="float">
            <text:p>0.0186002420886515</text:p>
          </table:table-cell>
          <table:table-cell office:value-type="float" office:value="0.0192516560469951" calcext:value-type="float">
            <text:p>0.0192516560469951</text:p>
          </table:table-cell>
          <table:table-cell office:value-type="float" office:value="0.034" calcext:value-type="float">
            <text:p>0.034</text:p>
          </table:table-cell>
          <table:table-cell office:value-type="float" office:value="0.0260554424446157" calcext:value-type="float">
            <text:p>0.0260554424446157</text:p>
          </table:table-cell>
          <table:table-cell office:value-type="float" office:value="0.0419445575553843" calcext:value-type="float">
            <text:p>0.0419445575553843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6041507276008" calcext:value-type="float">
            <text:p>0.996041507276008</text:p>
          </table:table-cell>
          <table:table-cell office:value-type="float" office:value="0.999958492723992" calcext:value-type="float">
            <text:p>0.999958492723992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6041507276008" calcext:value-type="float">
            <text:p>0.996041507276008</text:p>
          </table:table-cell>
          <table:table-cell office:value-type="float" office:value="0.999958492723992" calcext:value-type="float">
            <text:p>0.999958492723992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427228797876995" calcext:value-type="float">
            <text:p>0.0427228797876995</text:p>
          </table:table-cell>
          <table:table-cell office:value-type="float" office:value="0.0622771202123005" calcext:value-type="float">
            <text:p>0.0622771202123005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55698298983" calcext:value-type="float">
            <text:p>0.0155698298983</text:p>
          </table:table-cell>
          <table:table-cell office:value-type="float" office:value="0.0284301701017" calcext:value-type="float">
            <text:p>0.028430170101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04995371665472" calcext:value-type="float">
            <text:p>0.0104995371665472</text:p>
          </table:table-cell>
          <table:table-cell office:value-type="float" office:value="0.0215004628334528" calcext:value-type="float">
            <text:p>0.0215004628334528</text:p>
          </table:table-cell>
          <table:table-cell office:value-type="float" office:value="3.99854758333333" calcext:value-type="float">
            <text:p>3.99854758333333</text:p>
          </table:table-cell>
        </table:table-row>
        <table:table-row table:style-name="ro1">
          <table:table-cell office:value-type="string" calcext:value-type="string">
            <text:p>bh_negdep_negonly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93806922659199" calcext:value-type="float">
            <text:p>0.0393806922659199</text:p>
          </table:table-cell>
          <table:table-cell office:value-type="float" office:value="0.0389666427196893" calcext:value-type="float">
            <text:p>0.0389666427196893</text:p>
          </table:table-cell>
          <table:table-cell office:value-type="float" office:value="0.0397947418121505" calcext:value-type="float">
            <text:p>0.0397947418121505</text:p>
          </table:table-cell>
          <table:table-cell office:value-type="float" office:value="0.0396946768091233" calcext:value-type="float">
            <text:p>0.0396946768091233</text:p>
          </table:table-cell>
          <table:table-cell office:value-type="float" office:value="0.0392364560731416" calcext:value-type="float">
            <text:p>0.0392364560731416</text:p>
          </table:table-cell>
          <table:table-cell office:value-type="float" office:value="0.040152897545105" calcext:value-type="float">
            <text:p>0.040152897545105</text:p>
          </table:table-cell>
          <table:table-cell office:value-type="float" office:value="0.0396946768091233" calcext:value-type="float">
            <text:p>0.0396946768091233</text:p>
          </table:table-cell>
          <table:table-cell office:value-type="float" office:value="0.0392364560731416" calcext:value-type="float">
            <text:p>0.0392364560731416</text:p>
          </table:table-cell>
          <table:table-cell office:value-type="float" office:value="0.040152897545105" calcext:value-type="float">
            <text:p>0.040152897545105</text:p>
          </table:table-cell>
          <table:table-cell office:value-type="float" office:value="0.0321577160985003" calcext:value-type="float">
            <text:p>0.0321577160985003</text:p>
          </table:table-cell>
          <table:table-cell office:value-type="float" office:value="0.0317750613310623" calcext:value-type="float">
            <text:p>0.0317750613310623</text:p>
          </table:table-cell>
          <table:table-cell office:value-type="float" office:value="0.0325403708659384" calcext:value-type="float">
            <text:p>0.0325403708659384</text:p>
          </table:table-cell>
          <table:table-cell office:value-type="float" office:value="0.017378727751692" calcext:value-type="float">
            <text:p>0.017378727751692</text:p>
          </table:table-cell>
          <table:table-cell office:value-type="float" office:value="0.0170745580350138" calcext:value-type="float">
            <text:p>0.0170745580350138</text:p>
          </table:table-cell>
          <table:table-cell office:value-type="float" office:value="0.0176828974683702" calcext:value-type="float">
            <text:p>0.0176828974683702</text:p>
          </table:table-cell>
          <table:table-cell office:value-type="float" office:value="0.02128818756417" calcext:value-type="float">
            <text:p>0.02128818756417</text:p>
          </table:table-cell>
          <table:table-cell office:value-type="float" office:value="0.0209549916128046" calcext:value-type="float">
            <text:p>0.0209549916128046</text:p>
          </table:table-cell>
          <table:table-cell office:value-type="float" office:value="0.0216213835155353" calcext:value-type="float">
            <text:p>0.0216213835155353</text:p>
          </table:table-cell>
          <table:table-cell office:value-type="float" office:value="0.04" calcext:value-type="float">
            <text:p>0.04</text:p>
          </table:table-cell>
          <table:table-cell office:value-type="float" office:value="0.0314097202717122" calcext:value-type="float">
            <text:p>0.0314097202717122</text:p>
          </table:table-cell>
          <table:table-cell office:value-type="float" office:value="0.0485902797282878" calcext:value-type="float">
            <text:p>0.0485902797282878</text:p>
          </table:table-cell>
          <table:table-cell office:value-type="float" office:value="0.9985" calcext:value-type="float">
            <text:p>0.9985</text:p>
          </table:table-cell>
          <table:table-cell office:value-type="float" office:value="0.996803470725234" calcext:value-type="float">
            <text:p>0.996803470725234</text:p>
          </table:table-cell>
          <table:table-cell office:value-type="float" office:value="1.00019652927477" calcext:value-type="float">
            <text:p>1.00019652927477</text:p>
          </table:table-cell>
          <table:table-cell office:value-type="float" office:value="0.9985" calcext:value-type="float">
            <text:p>0.9985</text:p>
          </table:table-cell>
          <table:table-cell office:value-type="float" office:value="0.996803470725234" calcext:value-type="float">
            <text:p>0.996803470725234</text:p>
          </table:table-cell>
          <table:table-cell office:value-type="float" office:value="1.00019652927477" calcext:value-type="float">
            <text:p>1.00019652927477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9536974890931" calcext:value-type="float">
            <text:p>0.039536974890931</text:p>
          </table:table-cell>
          <table:table-cell office:value-type="float" office:value="0.058463025109069" calcext:value-type="float">
            <text:p>0.058463025109069</text:p>
          </table:table-cell>
          <table:table-cell office:value-type="float" office:value="0.027" calcext:value-type="float">
            <text:p>0.027</text:p>
          </table:table-cell>
          <table:table-cell office:value-type="float" office:value="0.0198947396457569" calcext:value-type="float">
            <text:p>0.0198947396457569</text:p>
          </table:table-cell>
          <table:table-cell office:value-type="float" office:value="0.0341052603542431" calcext:value-type="float">
            <text:p>0.0341052603542431</text:p>
          </table:table-cell>
          <table:table-cell office:value-type="float" office:value="0.022" calcext:value-type="float">
            <text:p>0.022</text:p>
          </table:table-cell>
          <table:table-cell office:value-type="float" office:value="0.0155698298983" calcext:value-type="float">
            <text:p>0.0155698298983</text:p>
          </table:table-cell>
          <table:table-cell office:value-type="float" office:value="0.0284301701017" calcext:value-type="float">
            <text:p>0.0284301701017</text:p>
          </table:table-cell>
          <table:table-cell office:value-type="float" office:value="0.0392691990988187" calcext:value-type="float">
            <text:p>0.0392691990988187</text:p>
          </table:table-cell>
          <table:table-cell office:value-type="float" office:value="0.0388561293014396" calcext:value-type="float">
            <text:p>0.0388561293014396</text:p>
          </table:table-cell>
          <table:table-cell office:value-type="float" office:value="0.0396822688961979" calcext:value-type="float">
            <text:p>0.0396822688961979</text:p>
          </table:table-cell>
          <table:table-cell office:value-type="float" office:value="0.0213423552588898" calcext:value-type="float">
            <text:p>0.0213423552588898</text:p>
          </table:table-cell>
          <table:table-cell office:value-type="float" office:value="0.0210095073814482" calcext:value-type="float">
            <text:p>0.0210095073814482</text:p>
          </table:table-cell>
          <table:table-cell office:value-type="float" office:value="0.0216752031363313" calcext:value-type="float">
            <text:p>0.0216752031363313</text:p>
          </table:table-cell>
          <table:table-cell office:value-type="float" office:value="0.0213423552588898" calcext:value-type="float">
            <text:p>0.0213423552588898</text:p>
          </table:table-cell>
          <table:table-cell office:value-type="float" office:value="0.0210095073814482" calcext:value-type="float">
            <text:p>0.0210095073814482</text:p>
          </table:table-cell>
          <table:table-cell office:value-type="float" office:value="0.0216752031363313" calcext:value-type="float">
            <text:p>0.0216752031363313</text:p>
          </table:table-cell>
          <table:table-cell office:value-type="float" office:value="0.0320058507136193" calcext:value-type="float">
            <text:p>0.0320058507136193</text:p>
          </table:table-cell>
          <table:table-cell office:value-type="float" office:value="0.0316237899307823" calcext:value-type="float">
            <text:p>0.0316237899307823</text:p>
          </table:table-cell>
          <table:table-cell office:value-type="float" office:value="0.0323879114964562" calcext:value-type="float">
            <text:p>0.0323879114964562</text:p>
          </table:table-cell>
          <table:table-cell office:value-type="float" office:value="0.0172864599875384" calcext:value-type="float">
            <text:p>0.0172864599875384</text:p>
          </table:table-cell>
          <table:table-cell office:value-type="float" office:value="0.0169833477246588" calcext:value-type="float">
            <text:p>0.0169833477246588</text:p>
          </table:table-cell>
          <table:table-cell office:value-type="float" office:value="0.0175895722504179" calcext:value-type="float">
            <text:p>0.0175895722504179</text:p>
          </table:table-cell>
          <table:table-cell office:value-type="float" office:value="0.0212191164319701" calcext:value-type="float">
            <text:p>0.0212191164319701</text:p>
          </table:table-cell>
          <table:table-cell office:value-type="float" office:value="0.0208865154995899" calcext:value-type="float">
            <text:p>0.0208865154995899</text:p>
          </table:table-cell>
          <table:table-cell office:value-type="float" office:value="0.0215517173643503" calcext:value-type="float">
            <text:p>0.0215517173643503</text:p>
          </table:table-cell>
          <table:table-cell office:value-type="float" office:value="4.138851375" calcext:value-type="float">
            <text:p>4.138851375</text:p>
          </table:table-cell>
        </table:table-row>
        <table:table-row table:style-name="ro1">
          <table:table-cell office:value-type="string" calcext:value-type="string">
            <text:p>bh_negdep_balanced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60907655973082" calcext:value-type="float">
            <text:p>0.0260907655973082</text:p>
          </table:table-cell>
          <table:table-cell office:value-type="float" office:value="0.0258347842757412" calcext:value-type="float">
            <text:p>0.0258347842757412</text:p>
          </table:table-cell>
          <table:table-cell office:value-type="float" office:value="0.0263467469188753" calcext:value-type="float">
            <text:p>0.0263467469188753</text:p>
          </table:table-cell>
          <table:table-cell office:value-type="float" office:value="0.0260732864890396" calcext:value-type="float">
            <text:p>0.0260732864890396</text:p>
          </table:table-cell>
          <table:table-cell office:value-type="float" office:value="0.0258173786750657" calcext:value-type="float">
            <text:p>0.0258173786750657</text:p>
          </table:table-cell>
          <table:table-cell office:value-type="float" office:value="0.0263291943030136" calcext:value-type="float">
            <text:p>0.0263291943030136</text:p>
          </table:table-cell>
          <table:table-cell office:value-type="float" office:value="0.0260732864890396" calcext:value-type="float">
            <text:p>0.0260732864890396</text:p>
          </table:table-cell>
          <table:table-cell office:value-type="float" office:value="0.0258173786750657" calcext:value-type="float">
            <text:p>0.0258173786750657</text:p>
          </table:table-cell>
          <table:table-cell office:value-type="float" office:value="0.0263291943030136" calcext:value-type="float">
            <text:p>0.0263291943030136</text:p>
          </table:table-cell>
          <table:table-cell office:value-type="float" office:value="0.0261091102622233" calcext:value-type="float">
            <text:p>0.0261091102622233</text:p>
          </table:table-cell>
          <table:table-cell office:value-type="float" office:value="0.0258539161252998" calcext:value-type="float">
            <text:p>0.0258539161252998</text:p>
          </table:table-cell>
          <table:table-cell office:value-type="float" office:value="0.0263643043991468" calcext:value-type="float">
            <text:p>0.0263643043991468</text:p>
          </table:table-cell>
          <table:table-cell office:value-type="float" office:value="0.0137118318543894" calcext:value-type="float">
            <text:p>0.0137118318543894</text:p>
          </table:table-cell>
          <table:table-cell office:value-type="float" office:value="0.013513981908551" calcext:value-type="float">
            <text:p>0.013513981908551</text:p>
          </table:table-cell>
          <table:table-cell office:value-type="float" office:value="0.0139096818002277" calcext:value-type="float">
            <text:p>0.0139096818002277</text:p>
          </table:table-cell>
          <table:table-cell office:value-type="float" office:value="0.0136992512242714" calcext:value-type="float">
            <text:p>0.0136992512242714</text:p>
          </table:table-cell>
          <table:table-cell office:value-type="float" office:value="0.013502058967522" calcext:value-type="float">
            <text:p>0.013502058967522</text:p>
          </table:table-cell>
          <table:table-cell office:value-type="float" office:value="0.0138964434810208" calcext:value-type="float">
            <text:p>0.0138964434810208</text:p>
          </table:table-cell>
          <table:table-cell office:value-type="float" office:value="0.0253238376015074" calcext:value-type="float">
            <text:p>0.0253238376015074</text:p>
          </table:table-cell>
          <table:table-cell office:value-type="float" office:value="0.0249730592225861" calcext:value-type="float">
            <text:p>0.0249730592225861</text:p>
          </table:table-cell>
          <table:table-cell office:value-type="float" office:value="0.0256746159804288" calcext:value-type="float">
            <text:p>0.0256746159804288</text:p>
          </table:table-cell>
          <table:table-cell office:value-type="float" office:value="0.0253591750862676" calcext:value-type="float">
            <text:p>0.0253591750862676</text:p>
          </table:table-cell>
          <table:table-cell office:value-type="float" office:value="0.0250093840681708" calcext:value-type="float">
            <text:p>0.0250093840681708</text:p>
          </table:table-cell>
          <table:table-cell office:value-type="float" office:value="0.0257089661043645" calcext:value-type="float">
            <text:p>0.0257089661043645</text:p>
          </table:table-cell>
          <table:table-cell office:value-type="float" office:value="0.0253591750862676" calcext:value-type="float">
            <text:p>0.0253591750862676</text:p>
          </table:table-cell>
          <table:table-cell office:value-type="float" office:value="0.0250093840681708" calcext:value-type="float">
            <text:p>0.0250093840681708</text:p>
          </table:table-cell>
          <table:table-cell office:value-type="float" office:value="0.0257089661043645" calcext:value-type="float">
            <text:p>0.0257089661043645</text:p>
          </table:table-cell>
          <table:table-cell office:value-type="float" office:value="0.0253517591963043" calcext:value-type="float">
            <text:p>0.0253517591963043</text:p>
          </table:table-cell>
          <table:table-cell office:value-type="float" office:value="0.0250011640605503" calcext:value-type="float">
            <text:p>0.0250011640605503</text:p>
          </table:table-cell>
          <table:table-cell office:value-type="float" office:value="0.0257023543320584" calcext:value-type="float">
            <text:p>0.0257023543320584</text:p>
          </table:table-cell>
          <table:table-cell office:value-type="float" office:value="0.0126804283356088" calcext:value-type="float">
            <text:p>0.0126804283356088</text:p>
          </table:table-cell>
          <table:table-cell office:value-type="float" office:value="0.0124075125445453" calcext:value-type="float">
            <text:p>0.0124075125445453</text:p>
          </table:table-cell>
          <table:table-cell office:value-type="float" office:value="0.0129533441266723" calcext:value-type="float">
            <text:p>0.0129533441266723</text:p>
          </table:table-cell>
          <table:table-cell office:value-type="float" office:value="0.0126494405401791" calcext:value-type="float">
            <text:p>0.0126494405401791</text:p>
          </table:table-cell>
          <table:table-cell office:value-type="float" office:value="0.0123788125174571" calcext:value-type="float">
            <text:p>0.0123788125174571</text:p>
          </table:table-cell>
          <table:table-cell office:value-type="float" office:value="0.012920068562901" calcext:value-type="float">
            <text:p>0.012920068562901</text:p>
          </table:table-cell>
          <table:table-cell office:value-type="float" office:value="0.0268143627373235" calcext:value-type="float">
            <text:p>0.0268143627373235</text:p>
          </table:table-cell>
          <table:table-cell office:value-type="float" office:value="0.0264628128712201" calcext:value-type="float">
            <text:p>0.0264628128712201</text:p>
          </table:table-cell>
          <table:table-cell office:value-type="float" office:value="0.0271659126034269" calcext:value-type="float">
            <text:p>0.0271659126034269</text:p>
          </table:table-cell>
          <table:table-cell office:value-type="float" office:value="0.0267655878548233" calcext:value-type="float">
            <text:p>0.0267655878548233</text:p>
          </table:table-cell>
          <table:table-cell office:value-type="float" office:value="0.0264171935664117" calcext:value-type="float">
            <text:p>0.0264171935664117</text:p>
          </table:table-cell>
          <table:table-cell office:value-type="float" office:value="0.0271139821432349" calcext:value-type="float">
            <text:p>0.0271139821432349</text:p>
          </table:table-cell>
          <table:table-cell office:value-type="float" office:value="0.0267655878548233" calcext:value-type="float">
            <text:p>0.0267655878548233</text:p>
          </table:table-cell>
          <table:table-cell office:value-type="float" office:value="0.0264171935664117" calcext:value-type="float">
            <text:p>0.0264171935664117</text:p>
          </table:table-cell>
          <table:table-cell office:value-type="float" office:value="0.0271139821432349" calcext:value-type="float">
            <text:p>0.0271139821432349</text:p>
          </table:table-cell>
          <table:table-cell office:value-type="float" office:value="0.0268151466091076" calcext:value-type="float">
            <text:p>0.0268151466091076</text:p>
          </table:table-cell>
          <table:table-cell office:value-type="float" office:value="0.0264636364153072" calcext:value-type="float">
            <text:p>0.0264636364153072</text:p>
          </table:table-cell>
          <table:table-cell office:value-type="float" office:value="0.027166656802908" calcext:value-type="float">
            <text:p>0.027166656802908</text:p>
          </table:table-cell>
          <table:table-cell office:value-type="float" office:value="0.014706737547668" calcext:value-type="float">
            <text:p>0.014706737547668</text:p>
          </table:table-cell>
          <table:table-cell office:value-type="float" office:value="0.0144283473241873" calcext:value-type="float">
            <text:p>0.0144283473241873</text:p>
          </table:table-cell>
          <table:table-cell office:value-type="float" office:value="0.0149851277711488" calcext:value-type="float">
            <text:p>0.0149851277711488</text:p>
          </table:table-cell>
          <table:table-cell office:value-type="float" office:value="0.014719044594282" calcext:value-type="float">
            <text:p>0.014719044594282</text:p>
          </table:table-cell>
          <table:table-cell office:value-type="float" office:value="0.0144406598543528" calcext:value-type="float">
            <text:p>0.0144406598543528</text:p>
          </table:table-cell>
          <table:table-cell office:value-type="float" office:value="0.0149974293342113" calcext:value-type="float">
            <text:p>0.0149974293342113</text:p>
          </table:table-cell>
          <table:table-cell office:value-type="float" office:value="4.05301120833333" calcext:value-type="float">
            <text:p>4.05301120833333</text:p>
          </table:table-cell>
        </table:table-row>
        <table:table-row table:style-name="ro1">
          <table:table-cell office:value-type="string" calcext:value-type="string">
            <text:p>bh_negdep_unbalanced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H1995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257797521384825" calcext:value-type="float">
            <text:p>0.0257797521384825</text:p>
          </table:table-cell>
          <table:table-cell office:value-type="float" office:value="0.0255328136642221" calcext:value-type="float">
            <text:p>0.0255328136642221</text:p>
          </table:table-cell>
          <table:table-cell office:value-type="float" office:value="0.0260266906127429" calcext:value-type="float">
            <text:p>0.0260266906127429</text:p>
          </table:table-cell>
          <table:table-cell office:value-type="float" office:value="0.0256218269566062" calcext:value-type="float">
            <text:p>0.0256218269566062</text:p>
          </table:table-cell>
          <table:table-cell office:value-type="float" office:value="0.0253686863712081" calcext:value-type="float">
            <text:p>0.0253686863712081</text:p>
          </table:table-cell>
          <table:table-cell office:value-type="float" office:value="0.0258749675420043" calcext:value-type="float">
            <text:p>0.0258749675420043</text:p>
          </table:table-cell>
          <table:table-cell office:value-type="float" office:value="0.0256218269566062" calcext:value-type="float">
            <text:p>0.0256218269566062</text:p>
          </table:table-cell>
          <table:table-cell office:value-type="float" office:value="0.0253686863712081" calcext:value-type="float">
            <text:p>0.0253686863712081</text:p>
          </table:table-cell>
          <table:table-cell office:value-type="float" office:value="0.0258749675420043" calcext:value-type="float">
            <text:p>0.0258749675420043</text:p>
          </table:table-cell>
          <table:table-cell office:value-type="float" office:value="0.0229640352424498" calcext:value-type="float">
            <text:p>0.0229640352424498</text:p>
          </table:table-cell>
          <table:table-cell office:value-type="float" office:value="0.0227277270463134" calcext:value-type="float">
            <text:p>0.0227277270463134</text:p>
          </table:table-cell>
          <table:table-cell office:value-type="float" office:value="0.0232003434385863" calcext:value-type="float">
            <text:p>0.0232003434385863</text:p>
          </table:table-cell>
          <table:table-cell office:value-type="float" office:value="0.0120270944164367" calcext:value-type="float">
            <text:p>0.0120270944164367</text:p>
          </table:table-cell>
          <table:table-cell office:value-type="float" office:value="0.0118405158584805" calcext:value-type="float">
            <text:p>0.0118405158584805</text:p>
          </table:table-cell>
          <table:table-cell office:value-type="float" office:value="0.0122136729743928" calcext:value-type="float">
            <text:p>0.0122136729743928</text:p>
          </table:table-cell>
          <table:table-cell office:value-type="float" office:value="0.0135113970385557" calcext:value-type="float">
            <text:p>0.0135113970385557</text:p>
          </table:table-cell>
          <table:table-cell office:value-type="float" office:value="0.0133190766683564" calcext:value-type="float">
            <text:p>0.0133190766683564</text:p>
          </table:table-cell>
          <table:table-cell office:value-type="float" office:value="0.013703717408755" calcext:value-type="float">
            <text:p>0.013703717408755</text:p>
          </table:table-cell>
          <table:table-cell office:value-type="float" office:value="0.0241415230695734" calcext:value-type="float">
            <text:p>0.0241415230695734</text:p>
          </table:table-cell>
          <table:table-cell office:value-type="float" office:value="0.0235210319083599" calcext:value-type="float">
            <text:p>0.0235210319083599</text:p>
          </table:table-cell>
          <table:table-cell office:value-type="float" office:value="0.024762014230787" calcext:value-type="float">
            <text:p>0.024762014230787</text:p>
          </table:table-cell>
          <table:table-cell office:value-type="float" office:value="0.0592493361600374" calcext:value-type="float">
            <text:p>0.0592493361600374</text:p>
          </table:table-cell>
          <table:table-cell office:value-type="float" office:value="0.0584214945130768" calcext:value-type="float">
            <text:p>0.0584214945130768</text:p>
          </table:table-cell>
          <table:table-cell office:value-type="float" office:value="0.060077177806998" calcext:value-type="float">
            <text:p>0.060077177806998</text:p>
          </table:table-cell>
          <table:table-cell office:value-type="float" office:value="0.0592493361600374" calcext:value-type="float">
            <text:p>0.0592493361600374</text:p>
          </table:table-cell>
          <table:table-cell office:value-type="float" office:value="0.0584214945130768" calcext:value-type="float">
            <text:p>0.0584214945130768</text:p>
          </table:table-cell>
          <table:table-cell office:value-type="float" office:value="0.060077177806998" calcext:value-type="float">
            <text:p>0.060077177806998</text:p>
          </table:table-cell>
          <table:table-cell office:value-type="float" office:value="0.0351398943462503" calcext:value-type="float">
            <text:p>0.0351398943462503</text:p>
          </table:table-cell>
          <table:table-cell office:value-type="float" office:value="0.0344340862642061" calcext:value-type="float">
            <text:p>0.0344340862642061</text:p>
          </table:table-cell>
          <table:table-cell office:value-type="float" office:value="0.0358457024282945" calcext:value-type="float">
            <text:p>0.0358457024282945</text:p>
          </table:table-cell>
          <table:table-cell office:value-type="float" office:value="0.0174715763617423" calcext:value-type="float">
            <text:p>0.0174715763617423</text:p>
          </table:table-cell>
          <table:table-cell office:value-type="float" office:value="0.0169285711675551" calcext:value-type="float">
            <text:p>0.0169285711675551</text:p>
          </table:table-cell>
          <table:table-cell office:value-type="float" office:value="0.0180145815559294" calcext:value-type="float">
            <text:p>0.0180145815559294</text:p>
          </table:table-cell>
          <table:table-cell office:value-type="float" office:value="0.0123879018115805" calcext:value-type="float">
            <text:p>0.0123879018115805</text:p>
          </table:table-cell>
          <table:table-cell office:value-type="float" office:value="0.0119058448693252" calcext:value-type="float">
            <text:p>0.0119058448693252</text:p>
          </table:table-cell>
          <table:table-cell office:value-type="float" office:value="0.0128699587538358" calcext:value-type="float">
            <text:p>0.0128699587538358</text:p>
          </table:table-cell>
          <table:table-cell office:value-type="float" office:value="0.0260479229501678" calcext:value-type="float">
            <text:p>0.0260479229501678</text:p>
          </table:table-cell>
          <table:table-cell office:value-type="float" office:value="0.0257808944480001" calcext:value-type="float">
            <text:p>0.0257808944480001</text:p>
          </table:table-cell>
          <table:table-cell office:value-type="float" office:value="0.0263149514523355" calcext:value-type="float">
            <text:p>0.0263149514523355</text:p>
          </table:table-cell>
          <table:table-cell office:value-type="float" office:value="0.0167862599550869" calcext:value-type="float">
            <text:p>0.0167862599550869</text:p>
          </table:table-cell>
          <table:table-cell office:value-type="float" office:value="0.0165607872507571" calcext:value-type="float">
            <text:p>0.0165607872507571</text:p>
          </table:table-cell>
          <table:table-cell office:value-type="float" office:value="0.0170117326594167" calcext:value-type="float">
            <text:p>0.0170117326594167</text:p>
          </table:table-cell>
          <table:table-cell office:value-type="float" office:value="0.0167862599550869" calcext:value-type="float">
            <text:p>0.0167862599550869</text:p>
          </table:table-cell>
          <table:table-cell office:value-type="float" office:value="0.0165607872507571" calcext:value-type="float">
            <text:p>0.0165607872507571</text:p>
          </table:table-cell>
          <table:table-cell office:value-type="float" office:value="0.0170117326594167" calcext:value-type="float">
            <text:p>0.0170117326594167</text:p>
          </table:table-cell>
          <table:table-cell office:value-type="float" office:value="0.0202625205067405" calcext:value-type="float">
            <text:p>0.0202625205067405</text:p>
          </table:table-cell>
          <table:table-cell office:value-type="float" office:value="0.0200202433771682" calcext:value-type="float">
            <text:p>0.0200202433771682</text:p>
          </table:table-cell>
          <table:table-cell office:value-type="float" office:value="0.0205047976363128" calcext:value-type="float">
            <text:p>0.0205047976363128</text:p>
          </table:table-cell>
          <table:table-cell office:value-type="float" office:value="0.0108694255539802" calcext:value-type="float">
            <text:p>0.0108694255539802</text:p>
          </table:table-cell>
          <table:table-cell office:value-type="float" office:value="0.0106761397755157" calcext:value-type="float">
            <text:p>0.0106761397755157</text:p>
          </table:table-cell>
          <table:table-cell office:value-type="float" office:value="0.0110627113324446" calcext:value-type="float">
            <text:p>0.0110627113324446</text:p>
          </table:table-cell>
          <table:table-cell office:value-type="float" office:value="0.0136854133050703" calcext:value-type="float">
            <text:p>0.0136854133050703</text:p>
          </table:table-cell>
          <table:table-cell office:value-type="float" office:value="0.0134757576702657" calcext:value-type="float">
            <text:p>0.0134757576702657</text:p>
          </table:table-cell>
          <table:table-cell office:value-type="float" office:value="0.0138950689398749" calcext:value-type="float">
            <text:p>0.0138950689398749</text:p>
          </table:table-cell>
          <table:table-cell office:value-type="float" office:value="3.99849625" calcext:value-type="float">
            <text:p>3.99849625</text:p>
          </table:table-cell>
        </table:table-row>
        <table:table-row table:style-name="ro1">
          <table:table-cell office:value-type="string" calcext:value-type="string">
            <text:p>bky_indep_null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06182667502987" calcext:value-type="float">
            <text:p>0.0906182667502987</text:p>
          </table:table-cell>
          <table:table-cell office:value-type="float" office:value="0.117381733249701" calcext:value-type="float">
            <text:p>0.117381733249701</text:p>
          </table:table-cell>
          <table:table-cell office:value-type="float" office:value="0.057" calcext:value-type="float">
            <text:p>0.057</text:p>
          </table:table-cell>
          <table:table-cell office:value-type="float" office:value="0.0468366947835841" calcext:value-type="float">
            <text:p>0.0468366947835841</text:p>
          </table:table-cell>
          <table:table-cell office:value-type="float" office:value="0.0671633052164159" calcext:value-type="float">
            <text:p>0.0671633052164159</text:p>
          </table:table-cell>
          <table:table-cell office:value-type="float" office:value="0.057" calcext:value-type="float">
            <text:p>0.057</text:p>
          </table:table-cell>
          <table:table-cell office:value-type="float" office:value="0.0468366947835841" calcext:value-type="float">
            <text:p>0.0468366947835841</text:p>
          </table:table-cell>
          <table:table-cell office:value-type="float" office:value="0.0671633052164159" calcext:value-type="float">
            <text:p>0.0671633052164159</text:p>
          </table:table-cell>
          <table:table-cell office:value-type="float" office:value="0.104" calcext:value-type="float">
            <text:p>0.104</text:p>
          </table:table-cell>
          <table:table-cell office:value-type="float" office:value="0.0906182667502987" calcext:value-type="float">
            <text:p>0.0906182667502987</text:p>
          </table:table-cell>
          <table:table-cell office:value-type="float" office:value="0.117381733249701" calcext:value-type="float">
            <text:p>0.117381733249701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0463786866605026" calcext:value-type="float">
            <text:p>0.0463786866605026</text:p>
          </table:table-cell>
          <table:table-cell office:value-type="float" office:value="0.0666213133394974" calcext:value-type="float">
            <text:p>0.0666213133394974</text:p>
          </table:table-cell>
          <table:table-cell office:value-type="float" office:value="0.057" calcext:value-type="float">
            <text:p>0.057</text:p>
          </table:table-cell>
          <table:table-cell office:value-type="float" office:value="0.0468366947835841" calcext:value-type="float">
            <text:p>0.0468366947835841</text:p>
          </table:table-cell>
          <table:table-cell office:value-type="float" office:value="0.0671633052164159" calcext:value-type="float">
            <text:p>0.0671633052164159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9536974890931" calcext:value-type="float">
            <text:p>0.039536974890931</text:p>
          </table:table-cell>
          <table:table-cell office:value-type="float" office:value="0.058463025109069" calcext:value-type="float">
            <text:p>0.058463025109069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07680761900445" calcext:value-type="float">
            <text:p>0.0207680761900445</text:p>
          </table:table-cell>
          <table:table-cell office:value-type="float" office:value="0.0352319238099555" calcext:value-type="float">
            <text:p>0.0352319238099555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07680761900445" calcext:value-type="float">
            <text:p>0.0207680761900445</text:p>
          </table:table-cell>
          <table:table-cell office:value-type="float" office:value="0.0352319238099555" calcext:value-type="float">
            <text:p>0.0352319238099555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9536974890931" calcext:value-type="float">
            <text:p>0.039536974890931</text:p>
          </table:table-cell>
          <table:table-cell office:value-type="float" office:value="0.058463025109069" calcext:value-type="float">
            <text:p>0.058463025109069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185896076503585" calcext:value-type="float">
            <text:p>0.0185896076503585</text:p>
          </table:table-cell>
          <table:table-cell office:value-type="float" office:value="0.0324103923496415" calcext:value-type="float">
            <text:p>0.0324103923496415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90239779222221" calcext:value-type="float">
            <text:p>0.0190239779222221</text:p>
          </table:table-cell>
          <table:table-cell office:value-type="float" office:value="0.0329760220777779" calcext:value-type="float">
            <text:p>0.0329760220777779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491299804111175" calcext:value-type="float">
            <text:p>0.0491299804111175</text:p>
          </table:table-cell>
          <table:table-cell office:value-type="float" office:value="0.0698700195888825" calcext:value-type="float">
            <text:p>0.0698700195888825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51690959817875" calcext:value-type="float">
            <text:p>0.0251690959817875</text:p>
          </table:table-cell>
          <table:table-cell office:value-type="float" office:value="0.0408309040182125" calcext:value-type="float">
            <text:p>0.0408309040182125</text:p>
          </table:table-cell>
          <table:table-cell office:value-type="float" office:value="0.033" calcext:value-type="float">
            <text:p>0.033</text:p>
          </table:table-cell>
          <table:table-cell office:value-type="float" office:value="0.0251690959817875" calcext:value-type="float">
            <text:p>0.0251690959817875</text:p>
          </table:table-cell>
          <table:table-cell office:value-type="float" office:value="0.0408309040182125" calcext:value-type="float">
            <text:p>0.0408309040182125</text:p>
          </table:table-cell>
          <table:table-cell office:value-type="float" office:value="0.0595" calcext:value-type="float">
            <text:p>0.0595</text:p>
          </table:table-cell>
          <table:table-cell office:value-type="float" office:value="0.0491299804111175" calcext:value-type="float">
            <text:p>0.0491299804111175</text:p>
          </table:table-cell>
          <table:table-cell office:value-type="float" office:value="0.0698700195888825" calcext:value-type="float">
            <text:p>0.0698700195888825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23843209164966" calcext:value-type="float">
            <text:p>0.023843209164966</text:p>
          </table:table-cell>
          <table:table-cell office:value-type="float" office:value="0.039156790835034" calcext:value-type="float">
            <text:p>0.039156790835034</text:p>
          </table:table-cell>
          <table:table-cell office:value-type="float" office:value="0.0315" calcext:value-type="float">
            <text:p>0.0315</text:p>
          </table:table-cell>
          <table:table-cell office:value-type="float" office:value="0.023843209164966" calcext:value-type="float">
            <text:p>0.023843209164966</text:p>
          </table:table-cell>
          <table:table-cell office:value-type="float" office:value="0.039156790835034" calcext:value-type="float">
            <text:p>0.039156790835034</text:p>
          </table:table-cell>
          <table:table-cell office:value-type="float" office:value="95.9322867083333" calcext:value-type="float">
            <text:p>95.9322867083333</text:p>
          </table:table-cell>
        </table:table-row>
        <table:table-row table:style-name="ro1">
          <table:table-cell office:value-type="string" calcext:value-type="string">
            <text:p>bky_indep_posonly</text:p>
          </table:table-cell>
          <table:table-cell office:value-type="float" office:value="2" calcext:value-type="float">
            <text:p>2</text:p>
          </table:table-cell>
          <table:table-cell office:value-type="float" office:value="0.25" calcext:value-type="float">
            <text:p>0.2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65039281163409" calcext:value-type="float">
            <text:p>0.0465039281163409</text:p>
          </table:table-cell>
          <table:table-cell office:value-type="float" office:value="0.0460461155869567" calcext:value-type="float">
            <text:p>0.0460461155869567</text:p>
          </table:table-cell>
          <table:table-cell office:value-type="float" office:value="0.0469617406457252" calcext:value-type="float">
            <text:p>0.0469617406457252</text:p>
          </table:table-cell>
          <table:table-cell office:value-type="float" office:value="0.0409665229508726" calcext:value-type="float">
            <text:p>0.0409665229508726</text:p>
          </table:table-cell>
          <table:table-cell office:value-type="float" office:value="0.0404855181379973" calcext:value-type="float">
            <text:p>0.0404855181379973</text:p>
          </table:table-cell>
          <table:table-cell office:value-type="float" office:value="0.0414475277637479" calcext:value-type="float">
            <text:p>0.0414475277637479</text:p>
          </table:table-cell>
          <table:table-cell office:value-type="float" office:value="0.0452624316268426" calcext:value-type="float">
            <text:p>0.0452624316268426</text:p>
          </table:table-cell>
          <table:table-cell office:value-type="float" office:value="0.0447560857042829" calcext:value-type="float">
            <text:p>0.0447560857042829</text:p>
          </table:table-cell>
          <table:table-cell office:value-type="float" office:value="0.0457687775494023" calcext:value-type="float">
            <text:p>0.0457687775494023</text:p>
          </table:table-cell>
          <table:table-cell office:value-type="float" office:value="0.0432978077904658" calcext:value-type="float">
            <text:p>0.0432978077904658</text:p>
          </table:table-cell>
          <table:table-cell office:value-type="float" office:value="0.0428431059015989" calcext:value-type="float">
            <text:p>0.0428431059015989</text:p>
          </table:table-cell>
          <table:table-cell office:value-type="float" office:value="0.0437525096793327" calcext:value-type="float">
            <text:p>0.0437525096793327</text:p>
          </table:table-cell>
          <table:table-cell office:value-type="float" office:value="0.0207136832039939" calcext:value-type="float">
            <text:p>0.0207136832039939</text:p>
          </table:table-cell>
          <table:table-cell office:value-type="float" office:value="0.0203647662983672" calcext:value-type="float">
            <text:p>0.0203647662983672</text:p>
          </table:table-cell>
          <table:table-cell office:value-type="float" office:value="0.0210626001096206" calcext:value-type="float">
            <text:p>0.0210626001096206</text:p>
          </table:table-cell>
          <table:table-cell office:value-type="float" office:value="0.022952848498397" calcext:value-type="float">
            <text:p>0.022952848498397</text:p>
          </table:table-cell>
          <table:table-cell office:value-type="float" office:value="0.0225924582673783" calcext:value-type="float">
            <text:p>0.0225924582673783</text:p>
          </table:table-cell>
          <table:table-cell office:value-type="float" office:value="0.0233132387294158" calcext:value-type="float">
            <text:p>0.0233132387294158</text:p>
          </table:table-cell>
          <table:table-cell office:value-type="float" office:value="0.0463946744656204" calcext:value-type="float">
            <text:p>0.0463946744656204</text:p>
          </table:table-cell>
          <table:table-cell office:value-type="float" office:value="0.0459362628501607" calcext:value-type="float">
            <text:p>0.0459362628501607</text:p>
          </table:table-cell>
          <table:table-cell office:value-type="float" office:value="0.0468530860810801" calcext:value-type="float">
            <text:p>0.0468530860810801</text:p>
          </table:table-cell>
          <table:table-cell office:value-type="float" office:value="0.0209016174674862" calcext:value-type="float">
            <text:p>0.0209016174674862</text:p>
          </table:table-cell>
          <table:table-cell office:value-type="float" office:value="0.020554289508942" calcext:value-type="float">
            <text:p>0.020554289508942</text:p>
          </table:table-cell>
          <table:table-cell office:value-type="float" office:value="0.0212489454260303" calcext:value-type="float">
            <text:p>0.0212489454260303</text:p>
          </table:table-cell>
          <table:table-cell office:value-type="float" office:value="0.0231145662585035" calcext:value-type="float">
            <text:p>0.0231145662585035</text:p>
          </table:table-cell>
          <table:table-cell office:value-type="float" office:value="0.0227538150150186" calcext:value-type="float">
            <text:p>0.0227538150150186</text:p>
          </table:table-cell>
          <table:table-cell office:value-type="float" office:value="0.0234753175019883" calcext:value-type="float">
            <text:p>0.0234753175019883</text:p>
          </table:table-cell>
          <table:table-cell office:value-type="float" office:value="0.04314801286828" calcext:value-type="float">
            <text:p>0.04314801286828</text:p>
          </table:table-cell>
          <table:table-cell office:value-type="float" office:value="0.0426928722904404" calcext:value-type="float">
            <text:p>0.0426928722904404</text:p>
          </table:table-cell>
          <table:table-cell office:value-type="float" office:value="0.0436031534461197" calcext:value-type="float">
            <text:p>0.0436031534461197</text:p>
          </table:table-cell>
          <table:table-cell office:value-type="float" office:value="0.0206225728065315" calcext:value-type="float">
            <text:p>0.0206225728065315</text:p>
          </table:table-cell>
          <table:table-cell office:value-type="float" office:value="0.0202738877581267" calcext:value-type="float">
            <text:p>0.0202738877581267</text:p>
          </table:table-cell>
          <table:table-cell office:value-type="float" office:value="0.0209712578549364" calcext:value-type="float">
            <text:p>0.0209712578549364</text:p>
          </table:table-cell>
          <table:table-cell office:value-type="float" office:value="0.0228915447635395" calcext:value-type="float">
            <text:p>0.0228915447635395</text:p>
          </table:table-cell>
          <table:table-cell office:value-type="float" office:value="0.0225313243324448" calcext:value-type="float">
            <text:p>0.0225313243324448</text:p>
          </table:table-cell>
          <table:table-cell office:value-type="float" office:value="0.0232517651946342" calcext:value-type="float">
            <text:p>0.0232517651946342</text:p>
          </table:table-cell>
          <table:table-cell office:value-type="float" office:value="0.0445" calcext:value-type="float">
            <text:p>0.0445</text:p>
          </table:table-cell>
          <table:table-cell office:value-type="float" office:value="0.0354606532735919" calcext:value-type="float">
            <text:p>0.0354606532735919</text:p>
          </table:table-cell>
          <table:table-cell office:value-type="float" office:value="0.0535393467264081" calcext:value-type="float">
            <text:p>0.0535393467264081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614442868295" calcext:value-type="float">
            <text:p>0.997614442868295</text:p>
          </table:table-cell>
          <table:table-cell office:value-type="float" office:value="1.00038555713171" calcext:value-type="float">
            <text:p>1.00038555713171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614442868295" calcext:value-type="float">
            <text:p>0.997614442868295</text:p>
          </table:table-cell>
          <table:table-cell office:value-type="float" office:value="1.00038555713171" calcext:value-type="float">
            <text:p>1.00038555713171</text:p>
          </table:table-cell>
          <table:table-cell office:value-type="float" office:value="0.0575" calcext:value-type="float">
            <text:p>0.0575</text:p>
          </table:table-cell>
          <table:table-cell office:value-type="float" office:value="0.0472949227693938" calcext:value-type="float">
            <text:p>0.0472949227693938</text:p>
          </table:table-cell>
          <table:table-cell office:value-type="float" office:value="0.0677050772306062" calcext:value-type="float">
            <text:p>0.0677050772306062</text:p>
          </table:table-cell>
          <table:table-cell office:value-type="float" office:value="0.03" calcext:value-type="float">
            <text:p>0.03</text:p>
          </table:table-cell>
          <table:table-cell office:value-type="float" office:value="0.022521953033424" calcext:value-type="float">
            <text:p>0.022521953033424</text:p>
          </table:table-cell>
          <table:table-cell office:value-type="float" office:value="0.037478046966576" calcext:value-type="float">
            <text:p>0.037478046966576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151416952595747" calcext:value-type="float">
            <text:p>0.0151416952595747</text:p>
          </table:table-cell>
          <table:table-cell office:value-type="float" office:value="0.0278583047404253" calcext:value-type="float">
            <text:p>0.0278583047404253</text:p>
          </table:table-cell>
          <table:table-cell office:value-type="float" office:value="80.430321" calcext:value-type="float">
            <text:p>80.430321</text:p>
          </table:table-cell>
        </table:table-row>
        <table:table-row table:style-name="ro1">
          <table:table-cell office:value-type="string" calcext:value-type="string">
            <text:p>bky_indep_negonly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83409763096205" calcext:value-type="float">
            <text:p>0.0483409763096205</text:p>
          </table:table-cell>
          <table:table-cell office:value-type="float" office:value="0.047876516347292" calcext:value-type="float">
            <text:p>0.047876516347292</text:p>
          </table:table-cell>
          <table:table-cell office:value-type="float" office:value="0.048805436271949" calcext:value-type="float">
            <text:p>0.048805436271949</text:p>
          </table:table-cell>
          <table:table-cell office:value-type="float" office:value="0.0423431835770567" calcext:value-type="float">
            <text:p>0.0423431835770567</text:p>
          </table:table-cell>
          <table:table-cell office:value-type="float" office:value="0.0418854739833917" calcext:value-type="float">
            <text:p>0.0418854739833917</text:p>
          </table:table-cell>
          <table:table-cell office:value-type="float" office:value="0.0428008931707218" calcext:value-type="float">
            <text:p>0.0428008931707218</text:p>
          </table:table-cell>
          <table:table-cell office:value-type="float" office:value="0.0465738770669607" calcext:value-type="float">
            <text:p>0.0465738770669607</text:p>
          </table:table-cell>
          <table:table-cell office:value-type="float" office:value="0.0460947063453786" calcext:value-type="float">
            <text:p>0.0460947063453786</text:p>
          </table:table-cell>
          <table:table-cell office:value-type="float" office:value="0.0470530477885429" calcext:value-type="float">
            <text:p>0.0470530477885429</text:p>
          </table:table-cell>
          <table:table-cell office:value-type="float" office:value="0.0450049037967659" calcext:value-type="float">
            <text:p>0.0450049037967659</text:p>
          </table:table-cell>
          <table:table-cell office:value-type="float" office:value="0.0445519337275797" calcext:value-type="float">
            <text:p>0.0445519337275797</text:p>
          </table:table-cell>
          <table:table-cell office:value-type="float" office:value="0.0454578738659521" calcext:value-type="float">
            <text:p>0.0454578738659521</text:p>
          </table:table-cell>
          <table:table-cell office:value-type="float" office:value="0.0224813544649882" calcext:value-type="float">
            <text:p>0.0224813544649882</text:p>
          </table:table-cell>
          <table:table-cell office:value-type="float" office:value="0.022142717619203" calcext:value-type="float">
            <text:p>0.022142717619203</text:p>
          </table:table-cell>
          <table:table-cell office:value-type="float" office:value="0.0228199913107735" calcext:value-type="float">
            <text:p>0.0228199913107735</text:p>
          </table:table-cell>
          <table:table-cell office:value-type="float" office:value="0.0247796719294684" calcext:value-type="float">
            <text:p>0.0247796719294684</text:p>
          </table:table-cell>
          <table:table-cell office:value-type="float" office:value="0.0244295044159921" calcext:value-type="float">
            <text:p>0.0244295044159921</text:p>
          </table:table-cell>
          <table:table-cell office:value-type="float" office:value="0.0251298394429448" calcext:value-type="float">
            <text:p>0.0251298394429448</text:p>
          </table:table-cell>
          <table:table-cell office:value-type="float" office:value="0.0305" calcext:value-type="float">
            <text:p>0.0305</text:p>
          </table:table-cell>
          <table:table-cell office:value-type="float" office:value="0.0229618370651845" calcext:value-type="float">
            <text:p>0.0229618370651845</text:p>
          </table:table-cell>
          <table:table-cell office:value-type="float" office:value="0.0380381629348154" calcext:value-type="float">
            <text:p>0.0380381629348154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614442868295" calcext:value-type="float">
            <text:p>0.997614442868295</text:p>
          </table:table-cell>
          <table:table-cell office:value-type="float" office:value="1.00038555713171" calcext:value-type="float">
            <text:p>1.00038555713171</text:p>
          </table:table-cell>
          <table:table-cell office:value-type="float" office:value="0.9995" calcext:value-type="float">
            <text:p>0.9995</text:p>
          </table:table-cell>
          <table:table-cell office:value-type="float" office:value="0.99852001800773" calcext:value-type="float">
            <text:p>0.99852001800773</text:p>
          </table:table-cell>
          <table:table-cell office:value-type="float" office:value="1.00047998199227" calcext:value-type="float">
            <text:p>1.00047998199227</text:p>
          </table:table-cell>
          <table:table-cell office:value-type="float" office:value="0.039" calcext:value-type="float">
            <text:p>0.039</text:p>
          </table:table-cell>
          <table:table-cell office:value-type="float" office:value="0.030513361732409" calcext:value-type="float">
            <text:p>0.030513361732409</text:p>
          </table:table-cell>
          <table:table-cell office:value-type="float" office:value="0.047486638267591" calcext:value-type="float">
            <text:p>0.047486638267591</text:p>
          </table:table-cell>
          <table:table-cell office:value-type="float" office:value="0.0215" calcext:value-type="float">
            <text:p>0.0215</text:p>
          </table:table-cell>
          <table:table-cell office:value-type="float" office:value="0.0151416952595747" calcext:value-type="float">
            <text:p>0.0151416952595747</text:p>
          </table:table-cell>
          <table:table-cell office:value-type="float" office:value="0.0278583047404253" calcext:value-type="float">
            <text:p>0.0278583047404253</text:p>
          </table:table-cell>
          <table:table-cell office:value-type="float" office:value="0.015" calcext:value-type="float">
            <text:p>0.015</text:p>
          </table:table-cell>
          <table:table-cell office:value-type="float" office:value="0.00967149425029488" calcext:value-type="float">
            <text:p>0.00967149425029488</text:p>
          </table:table-cell>
          <table:table-cell office:value-type="float" office:value="0.0203285057497051" calcext:value-type="float">
            <text:p>0.0203285057497051</text:p>
          </table:table-cell>
          <table:table-cell office:value-type="float" office:value="0.0482607231490684" calcext:value-type="float">
            <text:p>0.0482607231490684</text:p>
          </table:table-cell>
          <table:table-cell office:value-type="float" office:value="0.0477969452317315" calcext:value-type="float">
            <text:p>0.0477969452317315</text:p>
          </table:table-cell>
          <table:table-cell office:value-type="float" office:value="0.0487245010664052" calcext:value-type="float">
            <text:p>0.0487245010664052</text:p>
          </table:table-cell>
          <table:table-cell office:value-type="float" office:value="0.0227234118876911" calcext:value-type="float">
            <text:p>0.0227234118876911</text:p>
          </table:table-cell>
          <table:table-cell office:value-type="float" office:value="0.0223856466757645" calcext:value-type="float">
            <text:p>0.0223856466757645</text:p>
          </table:table-cell>
          <table:table-cell office:value-type="float" office:value="0.0230611770996176" calcext:value-type="float">
            <text:p>0.0230611770996176</text:p>
          </table:table-cell>
          <table:table-cell office:value-type="float" office:value="0.024938570667159" calcext:value-type="float">
            <text:p>0.024938570667159</text:p>
          </table:table-cell>
          <table:table-cell office:value-type="float" office:value="0.0245878941286304" calcext:value-type="float">
            <text:p>0.0245878941286304</text:p>
          </table:table-cell>
          <table:table-cell office:value-type="float" office:value="0.0252892472056875" calcext:value-type="float">
            <text:p>0.0252892472056875</text:p>
          </table:table-cell>
          <table:table-cell office:value-type="float" office:value="0.0448979339880549" calcext:value-type="float">
            <text:p>0.0448979339880549</text:p>
          </table:table-cell>
          <table:table-cell office:value-type="float" office:value="0.0444461785144016" calcext:value-type="float">
            <text:p>0.0444461785144016</text:p>
          </table:table-cell>
          <table:table-cell office:value-type="float" office:value="0.0453496894617083" calcext:value-type="float">
            <text:p>0.0453496894617083</text:p>
          </table:table-cell>
          <table:table-cell office:value-type="float" office:value="0.022410890048006" calcext:value-type="float">
            <text:p>0.022410890048006</text:p>
          </table:table-cell>
          <table:table-cell office:value-type="float" office:value="0.0220732993224244" calcext:value-type="float">
            <text:p>0.0220732993224244</text:p>
          </table:table-cell>
          <table:table-cell office:value-type="float" office:value="0.0227484807735875" calcext:value-type="float">
            <text:p>0.0227484807735875</text:p>
          </table:table-cell>
          <table:table-cell office:value-type="float" office:value="0.0247321864269722" calcext:value-type="float">
            <text:p>0.0247321864269722</text:p>
          </table:table-cell>
          <table:table-cell office:value-type="float" office:value="0.0243825060193932" calcext:value-type="float">
            <text:p>0.0243825060193932</text:p>
          </table:table-cell>
          <table:table-cell office:value-type="float" office:value="0.0250818668345511" calcext:value-type="float">
            <text:p>0.0250818668345511</text:p>
          </table:table-cell>
          <table:table-cell office:value-type="float" office:value="81.4391161666667" calcext:value-type="float">
            <text:p>81.4391161666667</text:p>
          </table:table-cell>
        </table:table-row>
        <table:table-row table:style-name="ro1">
          <table:table-cell office:value-type="string" calcext:value-type="string">
            <text:p>bky_indep_balanced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16839744367018" calcext:value-type="float">
            <text:p>0.0316839744367018</text:p>
          </table:table-cell>
          <table:table-cell office:value-type="float" office:value="0.03140988641045" calcext:value-type="float">
            <text:p>0.03140988641045</text:p>
          </table:table-cell>
          <table:table-cell office:value-type="float" office:value="0.0319580624629536" calcext:value-type="float">
            <text:p>0.0319580624629536</text:p>
          </table:table-cell>
          <table:table-cell office:value-type="float" office:value="0.0316526152406001" calcext:value-type="float">
            <text:p>0.0316526152406001</text:p>
          </table:table-cell>
          <table:table-cell office:value-type="float" office:value="0.0313787301504915" calcext:value-type="float">
            <text:p>0.0313787301504915</text:p>
          </table:table-cell>
          <table:table-cell office:value-type="float" office:value="0.0319265003307086" calcext:value-type="float">
            <text:p>0.0319265003307086</text:p>
          </table:table-cell>
          <table:table-cell office:value-type="float" office:value="0.0426088871628232" calcext:value-type="float">
            <text:p>0.0426088871628232</text:p>
          </table:table-cell>
          <table:table-cell office:value-type="float" office:value="0.0422921183926724" calcext:value-type="float">
            <text:p>0.0422921183926724</text:p>
          </table:table-cell>
          <table:table-cell office:value-type="float" office:value="0.042925655932974" calcext:value-type="float">
            <text:p>0.042925655932974</text:p>
          </table:table-cell>
          <table:table-cell office:value-type="float" office:value="0.0426216382164378" calcext:value-type="float">
            <text:p>0.0426216382164378</text:p>
          </table:table-cell>
          <table:table-cell office:value-type="float" office:value="0.042305221023082" calcext:value-type="float">
            <text:p>0.042305221023082</text:p>
          </table:table-cell>
          <table:table-cell office:value-type="float" office:value="0.0429380554097937" calcext:value-type="float">
            <text:p>0.0429380554097937</text:p>
          </table:table-cell>
          <table:table-cell office:value-type="float" office:value="0.0203334881797532" calcext:value-type="float">
            <text:p>0.0203334881797532</text:p>
          </table:table-cell>
          <table:table-cell office:value-type="float" office:value="0.0201003786690135" calcext:value-type="float">
            <text:p>0.0201003786690135</text:p>
          </table:table-cell>
          <table:table-cell office:value-type="float" office:value="0.0205665976904928" calcext:value-type="float">
            <text:p>0.0205665976904928</text:p>
          </table:table-cell>
          <table:table-cell office:value-type="float" office:value="0.015992496620229" calcext:value-type="float">
            <text:p>0.015992496620229</text:p>
          </table:table-cell>
          <table:table-cell office:value-type="float" office:value="0.0157791207501011" calcext:value-type="float">
            <text:p>0.0157791207501011</text:p>
          </table:table-cell>
          <table:table-cell office:value-type="float" office:value="0.0162058724903568" calcext:value-type="float">
            <text:p>0.0162058724903568</text:p>
          </table:table-cell>
          <table:table-cell office:value-type="float" office:value="0.0306837433696792" calcext:value-type="float">
            <text:p>0.0306837433696792</text:p>
          </table:table-cell>
          <table:table-cell office:value-type="float" office:value="0.0302932128518444" calcext:value-type="float">
            <text:p>0.0302932128518444</text:p>
          </table:table-cell>
          <table:table-cell office:value-type="float" office:value="0.0310742738875139" calcext:value-type="float">
            <text:p>0.0310742738875139</text:p>
          </table:table-cell>
          <table:table-cell office:value-type="float" office:value="0.0307196694886438" calcext:value-type="float">
            <text:p>0.0307196694886438</text:p>
          </table:table-cell>
          <table:table-cell office:value-type="float" office:value="0.0303367507245079" calcext:value-type="float">
            <text:p>0.0303367507245079</text:p>
          </table:table-cell>
          <table:table-cell office:value-type="float" office:value="0.0311025882527798" calcext:value-type="float">
            <text:p>0.0311025882527798</text:p>
          </table:table-cell>
          <table:table-cell office:value-type="float" office:value="0.0416688233839197" calcext:value-type="float">
            <text:p>0.0416688233839197</text:p>
          </table:table-cell>
          <table:table-cell office:value-type="float" office:value="0.0412410804908041" calcext:value-type="float">
            <text:p>0.0412410804908041</text:p>
          </table:table-cell>
          <table:table-cell office:value-type="float" office:value="0.0420965662770353" calcext:value-type="float">
            <text:p>0.0420965662770353</text:p>
          </table:table-cell>
          <table:table-cell office:value-type="float" office:value="0.0416597682416768" calcext:value-type="float">
            <text:p>0.0416597682416768</text:p>
          </table:table-cell>
          <table:table-cell office:value-type="float" office:value="0.0412173875826503" calcext:value-type="float">
            <text:p>0.0412173875826503</text:p>
          </table:table-cell>
          <table:table-cell office:value-type="float" office:value="0.0421021489007032" calcext:value-type="float">
            <text:p>0.0421021489007032</text:p>
          </table:table-cell>
          <table:table-cell office:value-type="float" office:value="0.0194215485650938" calcext:value-type="float">
            <text:p>0.0194215485650938</text:p>
          </table:table-cell>
          <table:table-cell office:value-type="float" office:value="0.019092664802185" calcext:value-type="float">
            <text:p>0.019092664802185</text:p>
          </table:table-cell>
          <table:table-cell office:value-type="float" office:value="0.0197504323280025" calcext:value-type="float">
            <text:p>0.0197504323280025</text:p>
          </table:table-cell>
          <table:table-cell office:value-type="float" office:value="0.0150333506592545" calcext:value-type="float">
            <text:p>0.0150333506592545</text:p>
          </table:table-cell>
          <table:table-cell office:value-type="float" office:value="0.0147331978633987" calcext:value-type="float">
            <text:p>0.0147331978633987</text:p>
          </table:table-cell>
          <table:table-cell office:value-type="float" office:value="0.0153335034551102" calcext:value-type="float">
            <text:p>0.0153335034551102</text:p>
          </table:table-cell>
          <table:table-cell office:value-type="float" office:value="0.0325787190757197" calcext:value-type="float">
            <text:p>0.0325787190757197</text:p>
          </table:table-cell>
          <table:table-cell office:value-type="float" office:value="0.0322076627784529" calcext:value-type="float">
            <text:p>0.0322076627784529</text:p>
          </table:table-cell>
          <table:table-cell office:value-type="float" office:value="0.0329497753729866" calcext:value-type="float">
            <text:p>0.0329497753729866</text:p>
          </table:table-cell>
          <table:table-cell office:value-type="float" office:value="0.0325280861242242" calcext:value-type="float">
            <text:p>0.0325280861242242</text:p>
          </table:table-cell>
          <table:table-cell office:value-type="float" office:value="0.0321624718041894" calcext:value-type="float">
            <text:p>0.0321624718041894</text:p>
          </table:table-cell>
          <table:table-cell office:value-type="float" office:value="0.0328937004442591" calcext:value-type="float">
            <text:p>0.0328937004442591</text:p>
          </table:table-cell>
          <table:table-cell office:value-type="float" office:value="0.0434739556366752" calcext:value-type="float">
            <text:p>0.0434739556366752</text:p>
          </table:table-cell>
          <table:table-cell office:value-type="float" office:value="0.0430496625734267" calcext:value-type="float">
            <text:p>0.0430496625734267</text:p>
          </table:table-cell>
          <table:table-cell office:value-type="float" office:value="0.0438982486999236" calcext:value-type="float">
            <text:p>0.0438982486999236</text:p>
          </table:table-cell>
          <table:table-cell office:value-type="float" office:value="0.0434242354638683" calcext:value-type="float">
            <text:p>0.0434242354638683</text:p>
          </table:table-cell>
          <table:table-cell office:value-type="float" office:value="0.0429900292862302" calcext:value-type="float">
            <text:p>0.0429900292862302</text:p>
          </table:table-cell>
          <table:table-cell office:value-type="float" office:value="0.0438584416415064" calcext:value-type="float">
            <text:p>0.0438584416415064</text:p>
          </table:table-cell>
          <table:table-cell office:value-type="float" office:value="0.0211496101055281" calcext:value-type="float">
            <text:p>0.0211496101055281</text:p>
          </table:table-cell>
          <table:table-cell office:value-type="float" office:value="0.0208285161565089" calcext:value-type="float">
            <text:p>0.0208285161565089</text:p>
          </table:table-cell>
          <table:table-cell office:value-type="float" office:value="0.0214707040545472" calcext:value-type="float">
            <text:p>0.0214707040545472</text:p>
          </table:table-cell>
          <table:table-cell office:value-type="float" office:value="0.0168897888012047" calcext:value-type="float">
            <text:p>0.0168897888012047</text:p>
          </table:table-cell>
          <table:table-cell office:value-type="float" office:value="0.0165965671243142" calcext:value-type="float">
            <text:p>0.0165965671243142</text:p>
          </table:table-cell>
          <table:table-cell office:value-type="float" office:value="0.0171830104780953" calcext:value-type="float">
            <text:p>0.0171830104780953</text:p>
          </table:table-cell>
          <table:table-cell office:value-type="float" office:value="93.5906183333333" calcext:value-type="float">
            <text:p>93.5906183333333</text:p>
          </table:table-cell>
        </table:table-row>
        <table:table-row table:style-name="ro1">
          <table:table-cell office:value-type="string" calcext:value-type="string">
            <text:p>bky_indep_unbalanced</text:p>
          </table:table-cell>
          <table:table-cell office:value-type="float" office:value="5" calcext:value-type="float">
            <text:p>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70009868362163" calcext:value-type="float">
            <text:p>0.0370009868362163</text:p>
          </table:table-cell>
          <table:table-cell office:value-type="float" office:value="0.0367039871810976" calcext:value-type="float">
            <text:p>0.0367039871810976</text:p>
          </table:table-cell>
          <table:table-cell office:value-type="float" office:value="0.0372979864913349" calcext:value-type="float">
            <text:p>0.0372979864913349</text:p>
          </table:table-cell>
          <table:table-cell office:value-type="float" office:value="0.0317863459622865" calcext:value-type="float">
            <text:p>0.0317863459622865</text:p>
          </table:table-cell>
          <table:table-cell office:value-type="float" office:value="0.0315211073156029" calcext:value-type="float">
            <text:p>0.0315211073156029</text:p>
          </table:table-cell>
          <table:table-cell office:value-type="float" office:value="0.03205158460897" calcext:value-type="float">
            <text:p>0.03205158460897</text:p>
          </table:table-cell>
          <table:table-cell office:value-type="float" office:value="0.042888987914063" calcext:value-type="float">
            <text:p>0.042888987914063</text:p>
          </table:table-cell>
          <table:table-cell office:value-type="float" office:value="0.0425808075050112" calcext:value-type="float">
            <text:p>0.0425808075050112</text:p>
          </table:table-cell>
          <table:table-cell office:value-type="float" office:value="0.0431971683231149" calcext:value-type="float">
            <text:p>0.0431971683231149</text:p>
          </table:table-cell>
          <table:table-cell office:value-type="float" office:value="0.0422231809847665" calcext:value-type="float">
            <text:p>0.0422231809847665</text:p>
          </table:table-cell>
          <table:table-cell office:value-type="float" office:value="0.0419039980014271" calcext:value-type="float">
            <text:p>0.0419039980014271</text:p>
          </table:table-cell>
          <table:table-cell office:value-type="float" office:value="0.0425423639681059" calcext:value-type="float">
            <text:p>0.0425423639681059</text:p>
          </table:table-cell>
          <table:table-cell office:value-type="float" office:value="0.0199447263647863" calcext:value-type="float">
            <text:p>0.0199447263647863</text:p>
          </table:table-cell>
          <table:table-cell office:value-type="float" office:value="0.0197197627737447" calcext:value-type="float">
            <text:p>0.0197197627737447</text:p>
          </table:table-cell>
          <table:table-cell office:value-type="float" office:value="0.020169689955828" calcext:value-type="float">
            <text:p>0.020169689955828</text:p>
          </table:table-cell>
          <table:table-cell office:value-type="float" office:value="0.0186168277988707" calcext:value-type="float">
            <text:p>0.0186168277988707</text:p>
          </table:table-cell>
          <table:table-cell office:value-type="float" office:value="0.0183987092372488" calcext:value-type="float">
            <text:p>0.0183987092372488</text:p>
          </table:table-cell>
          <table:table-cell office:value-type="float" office:value="0.0188349463604926" calcext:value-type="float">
            <text:p>0.0188349463604926</text:p>
          </table:table-cell>
          <table:table-cell office:value-type="float" office:value="0.0261991230641077" calcext:value-type="float">
            <text:p>0.0261991230641077</text:p>
          </table:table-cell>
          <table:table-cell office:value-type="float" office:value="0.0255627646242495" calcext:value-type="float">
            <text:p>0.0255627646242495</text:p>
          </table:table-cell>
          <table:table-cell office:value-type="float" office:value="0.0268354815039659" calcext:value-type="float">
            <text:p>0.0268354815039659</text:p>
          </table:table-cell>
          <table:table-cell office:value-type="float" office:value="0.0734391186105275" calcext:value-type="float">
            <text:p>0.0734391186105275</text:p>
          </table:table-cell>
          <table:table-cell office:value-type="float" office:value="0.0725800222578258" calcext:value-type="float">
            <text:p>0.0725800222578258</text:p>
          </table:table-cell>
          <table:table-cell office:value-type="float" office:value="0.0742982149632292" calcext:value-type="float">
            <text:p>0.0742982149632292</text:p>
          </table:table-cell>
          <table:table-cell office:value-type="float" office:value="0.0983450554961005" calcext:value-type="float">
            <text:p>0.0983450554961005</text:p>
          </table:table-cell>
          <table:table-cell office:value-type="float" office:value="0.0973941642189932" calcext:value-type="float">
            <text:p>0.0973941642189932</text:p>
          </table:table-cell>
          <table:table-cell office:value-type="float" office:value="0.0992959467732077" calcext:value-type="float">
            <text:p>0.0992959467732077</text:p>
          </table:table-cell>
          <table:table-cell office:value-type="float" office:value="0.0437674406778571" calcext:value-type="float">
            <text:p>0.0437674406778571</text:p>
          </table:table-cell>
          <table:table-cell office:value-type="float" office:value="0.0430044976726026" calcext:value-type="float">
            <text:p>0.0430044976726026</text:p>
          </table:table-cell>
          <table:table-cell office:value-type="float" office:value="0.0445303836831115" calcext:value-type="float">
            <text:p>0.0445303836831115</text:p>
          </table:table-cell>
          <table:table-cell office:value-type="float" office:value="0.0216983805739067" calcext:value-type="float">
            <text:p>0.0216983805739067</text:p>
          </table:table-cell>
          <table:table-cell office:value-type="float" office:value="0.0211140192512874" calcext:value-type="float">
            <text:p>0.0211140192512874</text:p>
          </table:table-cell>
          <table:table-cell office:value-type="float" office:value="0.0222827418965261" calcext:value-type="float">
            <text:p>0.0222827418965261</text:p>
          </table:table-cell>
          <table:table-cell office:value-type="float" office:value="0.0133460275339549" calcext:value-type="float">
            <text:p>0.0133460275339549</text:p>
          </table:table-cell>
          <table:table-cell office:value-type="float" office:value="0.0128478399360812" calcext:value-type="float">
            <text:p>0.0128478399360812</text:p>
          </table:table-cell>
          <table:table-cell office:value-type="float" office:value="0.0138442151318286" calcext:value-type="float">
            <text:p>0.0138442151318286</text:p>
          </table:table-cell>
          <table:table-cell office:value-type="float" office:value="0.0388476691220927" calcext:value-type="float">
            <text:p>0.0388476691220927</text:p>
          </table:table-cell>
          <table:table-cell office:value-type="float" office:value="0.0385215387189926" calcext:value-type="float">
            <text:p>0.0385215387189926</text:p>
          </table:table-cell>
          <table:table-cell office:value-type="float" office:value="0.0391737995251928" calcext:value-type="float">
            <text:p>0.0391737995251928</text:p>
          </table:table-cell>
          <table:table-cell office:value-type="float" office:value="0.0207178638059742" calcext:value-type="float">
            <text:p>0.0207178638059742</text:p>
          </table:table-cell>
          <table:table-cell office:value-type="float" office:value="0.0204776108210262" calcext:value-type="float">
            <text:p>0.0204776108210262</text:p>
          </table:table-cell>
          <table:table-cell office:value-type="float" office:value="0.0209581167909221" calcext:value-type="float">
            <text:p>0.0209581167909221</text:p>
          </table:table-cell>
          <table:table-cell office:value-type="float" office:value="0.0278366863970228" calcext:value-type="float">
            <text:p>0.0278366863970228</text:p>
          </table:table-cell>
          <table:table-cell office:value-type="float" office:value="0.0275602545453215" calcext:value-type="float">
            <text:p>0.0275602545453215</text:p>
          </table:table-cell>
          <table:table-cell office:value-type="float" office:value="0.028113118248724" calcext:value-type="float">
            <text:p>0.028113118248724</text:p>
          </table:table-cell>
          <table:table-cell office:value-type="float" office:value="0.0418206690244015" calcext:value-type="float">
            <text:p>0.0418206690244015</text:p>
          </table:table-cell>
          <table:table-cell office:value-type="float" office:value="0.0414771412545824" calcext:value-type="float">
            <text:p>0.0414771412545824</text:p>
          </table:table-cell>
          <table:table-cell office:value-type="float" office:value="0.0421641967942207" calcext:value-type="float">
            <text:p>0.0421641967942207</text:p>
          </table:table-cell>
          <table:table-cell office:value-type="float" office:value="0.0195635200292411" calcext:value-type="float">
            <text:p>0.0195635200292411</text:p>
          </table:table-cell>
          <table:table-cell office:value-type="float" office:value="0.0193233325771402" calcext:value-type="float">
            <text:p>0.0193233325771402</text:p>
          </table:table-cell>
          <table:table-cell office:value-type="float" office:value="0.019803707481342" calcext:value-type="float">
            <text:p>0.019803707481342</text:p>
          </table:table-cell>
          <table:table-cell office:value-type="float" office:value="0.0194468376214727" calcext:value-type="float">
            <text:p>0.0194468376214727</text:p>
          </table:table-cell>
          <table:table-cell office:value-type="float" office:value="0.0192098738722181" calcext:value-type="float">
            <text:p>0.0192098738722181</text:p>
          </table:table-cell>
          <table:table-cell office:value-type="float" office:value="0.0196838013707274" calcext:value-type="float">
            <text:p>0.0196838013707274</text:p>
          </table:table-cell>
          <table:table-cell office:value-type="float" office:value="91.416240125" calcext:value-type="float">
            <text:p>91.416240125</text:p>
          </table:table-cell>
        </table:table-row>
        <table:table-row table:style-name="ro1">
          <table:table-cell office:value-type="string" calcext:value-type="string">
            <text:p>bky_posdep_null</text:p>
          </table:table-cell>
          <table:table-cell office:value-type="float" office:value="6" calcext:value-type="float">
            <text:p>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96" calcext:value-type="float">
            <text:p>0.096</text:p>
          </table:table-cell>
          <table:table-cell office:value-type="float" office:value="0.0830859778871521" calcext:value-type="float">
            <text:p>0.0830859778871521</text:p>
          </table:table-cell>
          <table:table-cell office:value-type="float" office:value="0.108914022112848" calcext:value-type="float">
            <text:p>0.108914022112848</text:p>
          </table:table-cell>
          <table:table-cell office:value-type="float" office:value="0.05" calcext:value-type="float">
            <text:p>0.05</text:p>
          </table:table-cell>
          <table:table-cell office:value-type="float" office:value="0.0404459282431492" calcext:value-type="float">
            <text:p>0.0404459282431492</text:p>
          </table:table-cell>
          <table:table-cell office:value-type="float" office:value="0.0595540717568508" calcext:value-type="float">
            <text:p>0.0595540717568508</text:p>
          </table:table-cell>
          <table:table-cell office:value-type="float" office:value="0.05" calcext:value-type="float">
            <text:p>0.05</text:p>
          </table:table-cell>
          <table:table-cell office:value-type="float" office:value="0.0404459282431492" calcext:value-type="float">
            <text:p>0.0404459282431492</text:p>
          </table:table-cell>
          <table:table-cell office:value-type="float" office:value="0.0595540717568508" calcext:value-type="float">
            <text:p>0.0595540717568508</text:p>
          </table:table-cell>
          <table:table-cell office:value-type="float" office:value="0.094" calcext:value-type="float">
            <text:p>0.094</text:p>
          </table:table-cell>
          <table:table-cell office:value-type="float" office:value="0.0812070789529031" calcext:value-type="float">
            <text:p>0.0812070789529031</text:p>
          </table:table-cell>
          <table:table-cell office:value-type="float" office:value="0.106792921047097" calcext:value-type="float">
            <text:p>0.106792921047097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381755979550355" calcext:value-type="float">
            <text:p>0.0381755979550355</text:p>
          </table:table-cell>
          <table:table-cell office:value-type="float" office:value="0.0568244020449645" calcext:value-type="float">
            <text:p>0.0568244020449645</text:p>
          </table:table-cell>
          <table:table-cell office:value-type="float" office:value="0.048" calcext:value-type="float">
            <text:p>0.048</text:p>
          </table:table-cell>
          <table:table-cell office:value-type="float" office:value="0.0386291111459917" calcext:value-type="float">
            <text:p>0.0386291111459917</text:p>
          </table:table-cell>
          <table:table-cell office:value-type="float" office:value="0.0573708888540083" calcext:value-type="float">
            <text:p>0.0573708888540083</text:p>
          </table:table-cell>
          <table:table-cell office:value-type="float" office:value="0.0525" calcext:value-type="float">
            <text:p>0.0525</text:p>
          </table:table-cell>
          <table:table-cell office:value-type="float" office:value="0.0427228797876995" calcext:value-type="float">
            <text:p>0.0427228797876995</text:p>
          </table:table-cell>
          <table:table-cell office:value-type="float" office:value="0.0622771202123005" calcext:value-type="float">
            <text:p>0.0622771202123005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212056679969293" calcext:value-type="float">
            <text:p>0.0212056679969293</text:p>
          </table:table-cell>
          <table:table-cell office:value-type="float" office:value="0.0357943320030707" calcext:value-type="float">
            <text:p>0.0357943320030707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212056679969293" calcext:value-type="float">
            <text:p>0.0212056679969293</text:p>
          </table:table-cell>
          <table:table-cell office:value-type="float" office:value="0.0357943320030707" calcext:value-type="float">
            <text:p>0.0357943320030707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0418113341900513" calcext:value-type="float">
            <text:p>0.0418113341900513</text:p>
          </table:table-cell>
          <table:table-cell office:value-type="float" office:value="0.0611886658099487" calcext:value-type="float">
            <text:p>0.0611886658099487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90239779222221" calcext:value-type="float">
            <text:p>0.0190239779222221</text:p>
          </table:table-cell>
          <table:table-cell office:value-type="float" office:value="0.0329760220777779" calcext:value-type="float">
            <text:p>0.0329760220777779</text:p>
          </table:table-cell>
          <table:table-cell office:value-type="float" office:value="0.026" calcext:value-type="float">
            <text:p>0.026</text:p>
          </table:table-cell>
          <table:table-cell office:value-type="float" office:value="0.0190239779222221" calcext:value-type="float">
            <text:p>0.0190239779222221</text:p>
          </table:table-cell>
          <table:table-cell office:value-type="float" office:value="0.0329760220777779" calcext:value-type="float">
            <text:p>0.0329760220777779</text:p>
          </table:table-cell>
          <table:table-cell office:value-type="float" office:value="0.0475" calcext:value-type="float">
            <text:p>0.0475</text:p>
          </table:table-cell>
          <table:table-cell office:value-type="float" office:value="0.0381755979550355" calcext:value-type="float">
            <text:p>0.0381755979550355</text:p>
          </table:table-cell>
          <table:table-cell office:value-type="float" office:value="0.0568244020449645" calcext:value-type="float">
            <text:p>0.0568244020449645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185896076503584" calcext:value-type="float">
            <text:p>0.0185896076503584</text:p>
          </table:table-cell>
          <table:table-cell office:value-type="float" office:value="0.0324103923496416" calcext:value-type="float">
            <text:p>0.0324103923496416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185896076503584" calcext:value-type="float">
            <text:p>0.0185896076503584</text:p>
          </table:table-cell>
          <table:table-cell office:value-type="float" office:value="0.0324103923496416" calcext:value-type="float">
            <text:p>0.0324103923496416</text:p>
          </table:table-cell>
          <table:table-cell office:value-type="float" office:value="0.0465" calcext:value-type="float">
            <text:p>0.0465</text:p>
          </table:table-cell>
          <table:table-cell office:value-type="float" office:value="0.0372694300216792" calcext:value-type="float">
            <text:p>0.0372694300216792</text:p>
          </table:table-cell>
          <table:table-cell office:value-type="float" office:value="0.0557305699783208" calcext:value-type="float">
            <text:p>0.0557305699783208</text:p>
          </table:table-cell>
          <table:table-cell office:value-type="float" office:value="0.0225" calcext:value-type="float">
            <text:p>0.0225</text:p>
          </table:table-cell>
          <table:table-cell office:value-type="float" office:value="0.0159988327927711" calcext:value-type="float">
            <text:p>0.0159988327927711</text:p>
          </table:table-cell>
          <table:table-cell office:value-type="float" office:value="0.0290011672072289" calcext:value-type="float">
            <text:p>0.0290011672072289</text:p>
          </table:table-cell>
          <table:table-cell office:value-type="float" office:value="0.023" calcext:value-type="float">
            <text:p>0.023</text:p>
          </table:table-cell>
          <table:table-cell office:value-type="float" office:value="0.0164286758008165" calcext:value-type="float">
            <text:p>0.0164286758008165</text:p>
          </table:table-cell>
          <table:table-cell office:value-type="float" office:value="0.0295713241991835" calcext:value-type="float">
            <text:p>0.0295713241991835</text:p>
          </table:table-cell>
          <table:table-cell office:value-type="float" office:value="94.82389325" calcext:value-type="float">
            <text:p>94.82389325</text:p>
          </table:table-cell>
        </table:table-row>
        <table:table-row table:style-name="ro1">
          <table:table-cell office:value-type="string" calcext:value-type="string">
            <text:p>bky_posdep_posonly</text:p>
          </table:table-cell>
          <table:table-cell office:value-type="float" office:value="7" calcext:value-type="float">
            <text:p>7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64694365813897" calcext:value-type="float">
            <text:p>0.0464694365813897</text:p>
          </table:table-cell>
          <table:table-cell office:value-type="float" office:value="0.0459775993986219" calcext:value-type="float">
            <text:p>0.0459775993986219</text:p>
          </table:table-cell>
          <table:table-cell office:value-type="float" office:value="0.0469612737641575" calcext:value-type="float">
            <text:p>0.0469612737641575</text:p>
          </table:table-cell>
          <table:table-cell office:value-type="float" office:value="0.0408628080797189" calcext:value-type="float">
            <text:p>0.0408628080797189</text:p>
          </table:table-cell>
          <table:table-cell office:value-type="float" office:value="0.0403880644363562" calcext:value-type="float">
            <text:p>0.0403880644363562</text:p>
          </table:table-cell>
          <table:table-cell office:value-type="float" office:value="0.0413375517230817" calcext:value-type="float">
            <text:p>0.0413375517230817</text:p>
          </table:table-cell>
          <table:table-cell office:value-type="float" office:value="0.0451404187701233" calcext:value-type="float">
            <text:p>0.0451404187701233</text:p>
          </table:table-cell>
          <table:table-cell office:value-type="float" office:value="0.0446500042154" calcext:value-type="float">
            <text:p>0.0446500042154</text:p>
          </table:table-cell>
          <table:table-cell office:value-type="float" office:value="0.0456308333248465" calcext:value-type="float">
            <text:p>0.0456308333248465</text:p>
          </table:table-cell>
          <table:table-cell office:value-type="float" office:value="0.0430974250804275" calcext:value-type="float">
            <text:p>0.0430974250804275</text:p>
          </table:table-cell>
          <table:table-cell office:value-type="float" office:value="0.0426285607900738" calcext:value-type="float">
            <text:p>0.0426285607900738</text:p>
          </table:table-cell>
          <table:table-cell office:value-type="float" office:value="0.0435662893707811" calcext:value-type="float">
            <text:p>0.0435662893707811</text:p>
          </table:table-cell>
          <table:table-cell office:value-type="float" office:value="0.0204802692092913" calcext:value-type="float">
            <text:p>0.0204802692092913</text:p>
          </table:table-cell>
          <table:table-cell office:value-type="float" office:value="0.0201346744534356" calcext:value-type="float">
            <text:p>0.0201346744534356</text:p>
          </table:table-cell>
          <table:table-cell office:value-type="float" office:value="0.020825863965147" calcext:value-type="float">
            <text:p>0.020825863965147</text:p>
          </table:table-cell>
          <table:table-cell office:value-type="float" office:value="0.0228105158332151" calcext:value-type="float">
            <text:p>0.0228105158332151</text:p>
          </table:table-cell>
          <table:table-cell office:value-type="float" office:value="0.0224485244940032" calcext:value-type="float">
            <text:p>0.0224485244940032</text:p>
          </table:table-cell>
          <table:table-cell office:value-type="float" office:value="0.023172507172427" calcext:value-type="float">
            <text:p>0.023172507172427</text:p>
          </table:table-cell>
          <table:table-cell office:value-type="float" office:value="0.0463614107334749" calcext:value-type="float">
            <text:p>0.0463614107334749</text:p>
          </table:table-cell>
          <table:table-cell office:value-type="float" office:value="0.045869954164324" calcext:value-type="float">
            <text:p>0.045869954164324</text:p>
          </table:table-cell>
          <table:table-cell office:value-type="float" office:value="0.0468528673026259" calcext:value-type="float">
            <text:p>0.0468528673026259</text:p>
          </table:table-cell>
          <table:table-cell office:value-type="float" office:value="0.0207341867945915" calcext:value-type="float">
            <text:p>0.0207341867945915</text:p>
          </table:table-cell>
          <table:table-cell office:value-type="float" office:value="0.0203876580852914" calcext:value-type="float">
            <text:p>0.0203876580852914</text:p>
          </table:table-cell>
          <table:table-cell office:value-type="float" office:value="0.0210807155038916" calcext:value-type="float">
            <text:p>0.0210807155038916</text:p>
          </table:table-cell>
          <table:table-cell office:value-type="float" office:value="0.022950108429082" calcext:value-type="float">
            <text:p>0.022950108429082</text:p>
          </table:table-cell>
          <table:table-cell office:value-type="float" office:value="0.022587303564674" calcext:value-type="float">
            <text:p>0.022587303564674</text:p>
          </table:table-cell>
          <table:table-cell office:value-type="float" office:value="0.02331291329349" calcext:value-type="float">
            <text:p>0.02331291329349</text:p>
          </table:table-cell>
          <table:table-cell office:value-type="float" office:value="0.0429584826227759" calcext:value-type="float">
            <text:p>0.0429584826227759</text:p>
          </table:table-cell>
          <table:table-cell office:value-type="float" office:value="0.0424901715555982" calcext:value-type="float">
            <text:p>0.0424901715555982</text:p>
          </table:table-cell>
          <table:table-cell office:value-type="float" office:value="0.0434267936899535" calcext:value-type="float">
            <text:p>0.0434267936899535</text:p>
          </table:table-cell>
          <table:table-cell office:value-type="float" office:value="0.0203889460177721" calcext:value-type="float">
            <text:p>0.0203889460177721</text:p>
          </table:table-cell>
          <table:table-cell office:value-type="float" office:value="0.0200437232168372" calcext:value-type="float">
            <text:p>0.0200437232168372</text:p>
          </table:table-cell>
          <table:table-cell office:value-type="float" office:value="0.020734168818707" calcext:value-type="float">
            <text:p>0.020734168818707</text:p>
          </table:table-cell>
          <table:table-cell office:value-type="float" office:value="0.0227504183651526" calcext:value-type="float">
            <text:p>0.0227504183651526</text:p>
          </table:table-cell>
          <table:table-cell office:value-type="float" office:value="0.0223886535236473" calcext:value-type="float">
            <text:p>0.0223886535236473</text:p>
          </table:table-cell>
          <table:table-cell office:value-type="float" office:value="0.0231121832066579" calcext:value-type="float">
            <text:p>0.0231121832066579</text:p>
          </table:table-cell>
          <table:table-cell office:value-type="float" office:value="0.042" calcext:value-type="float">
            <text:p>0.042</text:p>
          </table:table-cell>
          <table:table-cell office:value-type="float" office:value="0.033206756621173" calcext:value-type="float">
            <text:p>0.033206756621173</text:p>
          </table:table-cell>
          <table:table-cell office:value-type="float" office:value="0.050793243378827" calcext:value-type="float">
            <text:p>0.050793243378827</text:p>
          </table:table-cell>
          <table:table-cell office:value-type="float" office:value="0.9985" calcext:value-type="float">
            <text:p>0.9985</text:p>
          </table:table-cell>
          <table:table-cell office:value-type="float" office:value="0.996803470725234" calcext:value-type="float">
            <text:p>0.996803470725234</text:p>
          </table:table-cell>
          <table:table-cell office:value-type="float" office:value="1.00019652927477" calcext:value-type="float">
            <text:p>1.0001965292747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53" calcext:value-type="float">
            <text:p>0.053</text:p>
          </table:table-cell>
          <table:table-cell office:value-type="float" office:value="0.043179024711744" calcext:value-type="float">
            <text:p>0.043179024711744</text:p>
          </table:table-cell>
          <table:table-cell office:value-type="float" office:value="0.062820975288256" calcext:value-type="float">
            <text:p>0.062820975288256</text:p>
          </table:table-cell>
          <table:table-cell office:value-type="float" office:value="0.03" calcext:value-type="float">
            <text:p>0.03</text:p>
          </table:table-cell>
          <table:table-cell office:value-type="float" office:value="0.022521953033424" calcext:value-type="float">
            <text:p>0.022521953033424</text:p>
          </table:table-cell>
          <table:table-cell office:value-type="float" office:value="0.037478046966576" calcext:value-type="float">
            <text:p>0.037478046966576</text:p>
          </table:table-cell>
          <table:table-cell office:value-type="float" office:value="0.02" calcext:value-type="float">
            <text:p>0.02</text:p>
          </table:table-cell>
          <table:table-cell office:value-type="float" office:value="0.0138628077260602" calcext:value-type="float">
            <text:p>0.0138628077260602</text:p>
          </table:table-cell>
          <table:table-cell office:value-type="float" office:value="0.0261371922739398" calcext:value-type="float">
            <text:p>0.0261371922739398</text:p>
          </table:table-cell>
          <table:table-cell office:value-type="float" office:value="79.8916644583333" calcext:value-type="float">
            <text:p>79.8916644583333</text:p>
          </table:table-cell>
        </table:table-row>
        <table:table-row table:style-name="ro1">
          <table:table-cell office:value-type="string" calcext:value-type="string">
            <text:p>bky_posdep_negonly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82384442018401" calcext:value-type="float">
            <text:p>0.0482384442018401</text:p>
          </table:table-cell>
          <table:table-cell office:value-type="float" office:value="0.0477472155512674" calcext:value-type="float">
            <text:p>0.0477472155512674</text:p>
          </table:table-cell>
          <table:table-cell office:value-type="float" office:value="0.0487296728524128" calcext:value-type="float">
            <text:p>0.0487296728524128</text:p>
          </table:table-cell>
          <table:table-cell office:value-type="float" office:value="0.0427904952423483" calcext:value-type="float">
            <text:p>0.0427904952423483</text:p>
          </table:table-cell>
          <table:table-cell office:value-type="float" office:value="0.0423022674024225" calcext:value-type="float">
            <text:p>0.0423022674024225</text:p>
          </table:table-cell>
          <table:table-cell office:value-type="float" office:value="0.043278723082274" calcext:value-type="float">
            <text:p>0.043278723082274</text:p>
          </table:table-cell>
          <table:table-cell office:value-type="float" office:value="0.0469695878123897" calcext:value-type="float">
            <text:p>0.0469695878123897</text:p>
          </table:table-cell>
          <table:table-cell office:value-type="float" office:value="0.0464651411788152" calcext:value-type="float">
            <text:p>0.0464651411788152</text:p>
          </table:table-cell>
          <table:table-cell office:value-type="float" office:value="0.0474740344459641" calcext:value-type="float">
            <text:p>0.0474740344459641</text:p>
          </table:table-cell>
          <table:table-cell office:value-type="float" office:value="0.0450246499618421" calcext:value-type="float">
            <text:p>0.0450246499618421</text:p>
          </table:table-cell>
          <table:table-cell office:value-type="float" office:value="0.0445481694633184" calcext:value-type="float">
            <text:p>0.0445481694633184</text:p>
          </table:table-cell>
          <table:table-cell office:value-type="float" office:value="0.0455011304603659" calcext:value-type="float">
            <text:p>0.0455011304603659</text:p>
          </table:table-cell>
          <table:table-cell office:value-type="float" office:value="0.02266904883909" calcext:value-type="float">
            <text:p>0.02266904883909</text:p>
          </table:table-cell>
          <table:table-cell office:value-type="float" office:value="0.0223062804693525" calcext:value-type="float">
            <text:p>0.0223062804693525</text:p>
          </table:table-cell>
          <table:table-cell office:value-type="float" office:value="0.0230318172088275" calcext:value-type="float">
            <text:p>0.0230318172088275</text:p>
          </table:table-cell>
          <table:table-cell office:value-type="float" office:value="0.024948930181175" calcext:value-type="float">
            <text:p>0.024948930181175</text:p>
          </table:table-cell>
          <table:table-cell office:value-type="float" office:value="0.0245757308738228" calcext:value-type="float">
            <text:p>0.0245757308738228</text:p>
          </table:table-cell>
          <table:table-cell office:value-type="float" office:value="0.0253221294885271" calcext:value-type="float">
            <text:p>0.0253221294885271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69436305708675" calcext:value-type="float">
            <text:p>0.0269436305708675</text:p>
          </table:table-cell>
          <table:table-cell office:value-type="float" office:value="0.0430563694291325" calcext:value-type="float">
            <text:p>0.0430563694291325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531088714896" calcext:value-type="float">
            <text:p>0.99531088714896</text:p>
          </table:table-cell>
          <table:table-cell office:value-type="float" office:value="0.99968911285104" calcext:value-type="float">
            <text:p>0.99968911285104</text:p>
          </table:table-cell>
          <table:table-cell office:value-type="float" office:value="0.999" calcext:value-type="float">
            <text:p>0.999</text:p>
          </table:table-cell>
          <table:table-cell office:value-type="float" office:value="0.997614442868295" calcext:value-type="float">
            <text:p>0.997614442868295</text:p>
          </table:table-cell>
          <table:table-cell office:value-type="float" office:value="1.00038555713171" calcext:value-type="float">
            <text:p>1.00038555713171</text:p>
          </table:table-cell>
          <table:table-cell office:value-type="float" office:value="0.044" calcext:value-type="float">
            <text:p>0.044</text:p>
          </table:table-cell>
          <table:table-cell office:value-type="float" office:value="0.0350092281251111" calcext:value-type="float">
            <text:p>0.0350092281251111</text:p>
          </table:table-cell>
          <table:table-cell office:value-type="float" office:value="0.0529907718748888" calcext:value-type="float">
            <text:p>0.0529907718748888</text:p>
          </table:table-cell>
          <table:table-cell office:value-type="float" office:value="0.0255" calcext:value-type="float">
            <text:p>0.0255</text:p>
          </table:table-cell>
          <table:table-cell office:value-type="float" office:value="0.0185896076503584" calcext:value-type="float">
            <text:p>0.0185896076503584</text:p>
          </table:table-cell>
          <table:table-cell office:value-type="float" office:value="0.0324103923496415" calcext:value-type="float">
            <text:p>0.0324103923496415</text:p>
          </table:table-cell>
          <table:table-cell office:value-type="float" office:value="0.0175" calcext:value-type="float">
            <text:p>0.0175</text:p>
          </table:table-cell>
          <table:table-cell office:value-type="float" office:value="0.0117518644909788" calcext:value-type="float">
            <text:p>0.0117518644909788</text:p>
          </table:table-cell>
          <table:table-cell office:value-type="float" office:value="0.0232481355090212" calcext:value-type="float">
            <text:p>0.0232481355090212</text:p>
          </table:table-cell>
          <table:table-cell office:value-type="float" office:value="0.0481522824913324" calcext:value-type="float">
            <text:p>0.0481522824913324</text:p>
          </table:table-cell>
          <table:table-cell office:value-type="float" office:value="0.0476610951780944" calcext:value-type="float">
            <text:p>0.0476610951780944</text:p>
          </table:table-cell>
          <table:table-cell office:value-type="float" office:value="0.0486434698045703" calcext:value-type="float">
            <text:p>0.0486434698045703</text:p>
          </table:table-cell>
          <table:table-cell office:value-type="float" office:value="0.022925069949879" calcext:value-type="float">
            <text:p>0.022925069949879</text:p>
          </table:table-cell>
          <table:table-cell office:value-type="float" office:value="0.0225655453723914" calcext:value-type="float">
            <text:p>0.0225655453723914</text:p>
          </table:table-cell>
          <table:table-cell office:value-type="float" office:value="0.0232845945273666" calcext:value-type="float">
            <text:p>0.0232845945273666</text:p>
          </table:table-cell>
          <table:table-cell office:value-type="float" office:value="0.0250907988818678" calcext:value-type="float">
            <text:p>0.0250907988818678</text:p>
          </table:table-cell>
          <table:table-cell office:value-type="float" office:value="0.0247149407770619" calcext:value-type="float">
            <text:p>0.0247149407770619</text:p>
          </table:table-cell>
          <table:table-cell office:value-type="float" office:value="0.0254666569866737" calcext:value-type="float">
            <text:p>0.0254666569866737</text:p>
          </table:table-cell>
          <table:table-cell office:value-type="float" office:value="0.0449092093834344" calcext:value-type="float">
            <text:p>0.0449092093834344</text:p>
          </table:table-cell>
          <table:table-cell office:value-type="float" office:value="0.0444327339867257" calcext:value-type="float">
            <text:p>0.0444327339867257</text:p>
          </table:table-cell>
          <table:table-cell office:value-type="float" office:value="0.0453856847801432" calcext:value-type="float">
            <text:p>0.0453856847801432</text:p>
          </table:table-cell>
          <table:table-cell office:value-type="float" office:value="0.0225899858359452" calcext:value-type="float">
            <text:p>0.0225899858359452</text:p>
          </table:table-cell>
          <table:table-cell office:value-type="float" office:value="0.0222275385383309" calcext:value-type="float">
            <text:p>0.0222275385383309</text:p>
          </table:table-cell>
          <table:table-cell office:value-type="float" office:value="0.0229524331335594" calcext:value-type="float">
            <text:p>0.0229524331335594</text:p>
          </table:table-cell>
          <table:table-cell office:value-type="float" office:value="0.0248948290752092" calcext:value-type="float">
            <text:p>0.0248948290752092</text:p>
          </table:table-cell>
          <table:table-cell office:value-type="float" office:value="0.0245216728266705" calcext:value-type="float">
            <text:p>0.0245216728266705</text:p>
          </table:table-cell>
          <table:table-cell office:value-type="float" office:value="0.025267985323748" calcext:value-type="float">
            <text:p>0.025267985323748</text:p>
          </table:table-cell>
          <table:table-cell office:value-type="float" office:value="81.8070940416667" calcext:value-type="float">
            <text:p>81.8070940416667</text:p>
          </table:table-cell>
        </table:table-row>
        <table:table-row table:style-name="ro1">
          <table:table-cell office:value-type="string" calcext:value-type="string">
            <text:p>bky_posdep_balanced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18486782097928" calcext:value-type="float">
            <text:p>0.0318486782097928</text:p>
          </table:table-cell>
          <table:table-cell office:value-type="float" office:value="0.0315763451903671" calcext:value-type="float">
            <text:p>0.0315763451903671</text:p>
          </table:table-cell>
          <table:table-cell office:value-type="float" office:value="0.0321210112292185" calcext:value-type="float">
            <text:p>0.0321210112292185</text:p>
          </table:table-cell>
          <table:table-cell office:value-type="float" office:value="0.0317653913830214" calcext:value-type="float">
            <text:p>0.0317653913830214</text:p>
          </table:table-cell>
          <table:table-cell office:value-type="float" office:value="0.0314946243441664" calcext:value-type="float">
            <text:p>0.0314946243441664</text:p>
          </table:table-cell>
          <table:table-cell office:value-type="float" office:value="0.0320361584218764" calcext:value-type="float">
            <text:p>0.0320361584218764</text:p>
          </table:table-cell>
          <table:table-cell office:value-type="float" office:value="0.0427859559612314" calcext:value-type="float">
            <text:p>0.0427859559612314</text:p>
          </table:table-cell>
          <table:table-cell office:value-type="float" office:value="0.0424708966361403" calcext:value-type="float">
            <text:p>0.0424708966361403</text:p>
          </table:table-cell>
          <table:table-cell office:value-type="float" office:value="0.0431010152863225" calcext:value-type="float">
            <text:p>0.0431010152863225</text:p>
          </table:table-cell>
          <table:table-cell office:value-type="float" office:value="0.042857090829858" calcext:value-type="float">
            <text:p>0.042857090829858</text:p>
          </table:table-cell>
          <table:table-cell office:value-type="float" office:value="0.042541158310082" calcext:value-type="float">
            <text:p>0.042541158310082</text:p>
          </table:table-cell>
          <table:table-cell office:value-type="float" office:value="0.0431730233496339" calcext:value-type="float">
            <text:p>0.0431730233496339</text:p>
          </table:table-cell>
          <table:table-cell office:value-type="float" office:value="0.0204546224290744" calcext:value-type="float">
            <text:p>0.0204546224290744</text:p>
          </table:table-cell>
          <table:table-cell office:value-type="float" office:value="0.0202269245261055" calcext:value-type="float">
            <text:p>0.0202269245261055</text:p>
          </table:table-cell>
          <table:table-cell office:value-type="float" office:value="0.0206823203320433" calcext:value-type="float">
            <text:p>0.0206823203320433</text:p>
          </table:table-cell>
          <table:table-cell office:value-type="float" office:value="0.0161329240207962" calcext:value-type="float">
            <text:p>0.0161329240207962</text:p>
          </table:table-cell>
          <table:table-cell office:value-type="float" office:value="0.0159207818943724" calcext:value-type="float">
            <text:p>0.0159207818943724</text:p>
          </table:table-cell>
          <table:table-cell office:value-type="float" office:value="0.01634506614722" calcext:value-type="float">
            <text:p>0.01634506614722</text:p>
          </table:table-cell>
          <table:table-cell office:value-type="float" office:value="0.0308258895540765" calcext:value-type="float">
            <text:p>0.0308258895540765</text:p>
          </table:table-cell>
          <table:table-cell office:value-type="float" office:value="0.0304284917939128" calcext:value-type="float">
            <text:p>0.0304284917939128</text:p>
          </table:table-cell>
          <table:table-cell office:value-type="float" office:value="0.0312232873142402" calcext:value-type="float">
            <text:p>0.0312232873142402</text:p>
          </table:table-cell>
          <table:table-cell office:value-type="float" office:value="0.0307456570859494" calcext:value-type="float">
            <text:p>0.0307456570859494</text:p>
          </table:table-cell>
          <table:table-cell office:value-type="float" office:value="0.0303590352581408" calcext:value-type="float">
            <text:p>0.0303590352581408</text:p>
          </table:table-cell>
          <table:table-cell office:value-type="float" office:value="0.0311322789137581" calcext:value-type="float">
            <text:p>0.0311322789137581</text:p>
          </table:table-cell>
          <table:table-cell office:value-type="float" office:value="0.0418176629083468" calcext:value-type="float">
            <text:p>0.0418176629083468</text:p>
          </table:table-cell>
          <table:table-cell office:value-type="float" office:value="0.0413722013079676" calcext:value-type="float">
            <text:p>0.0413722013079676</text:p>
          </table:table-cell>
          <table:table-cell office:value-type="float" office:value="0.0422631245087259" calcext:value-type="float">
            <text:p>0.0422631245087259</text:p>
          </table:table-cell>
          <table:table-cell office:value-type="float" office:value="0.0418715419994184" calcext:value-type="float">
            <text:p>0.0418715419994184</text:p>
          </table:table-cell>
          <table:table-cell office:value-type="float" office:value="0.041410395844575" calcext:value-type="float">
            <text:p>0.041410395844575</text:p>
          </table:table-cell>
          <table:table-cell office:value-type="float" office:value="0.0423326881542618" calcext:value-type="float">
            <text:p>0.0423326881542618</text:p>
          </table:table-cell>
          <table:table-cell office:value-type="float" office:value="0.0195291912326856" calcext:value-type="float">
            <text:p>0.0195291912326856</text:p>
          </table:table-cell>
          <table:table-cell office:value-type="float" office:value="0.0192037825620091" calcext:value-type="float">
            <text:p>0.0192037825620091</text:p>
          </table:table-cell>
          <table:table-cell office:value-type="float" office:value="0.0198545999033621" calcext:value-type="float">
            <text:p>0.0198545999033621</text:p>
          </table:table-cell>
          <table:table-cell office:value-type="float" office:value="0.0151413574714135" calcext:value-type="float">
            <text:p>0.0151413574714135</text:p>
          </table:table-cell>
          <table:table-cell office:value-type="float" office:value="0.0148417223256606" calcext:value-type="float">
            <text:p>0.0148417223256606</text:p>
          </table:table-cell>
          <table:table-cell office:value-type="float" office:value="0.0154409926171664" calcext:value-type="float">
            <text:p>0.0154409926171664</text:p>
          </table:table-cell>
          <table:table-cell office:value-type="float" office:value="0.0327024009458536" calcext:value-type="float">
            <text:p>0.0327024009458536</text:p>
          </table:table-cell>
          <table:table-cell office:value-type="float" office:value="0.0322996543756217" calcext:value-type="float">
            <text:p>0.0322996543756217</text:p>
          </table:table-cell>
          <table:table-cell office:value-type="float" office:value="0.0331051475160855" calcext:value-type="float">
            <text:p>0.0331051475160855</text:p>
          </table:table-cell>
          <table:table-cell office:value-type="float" office:value="0.0326846903831255" calcext:value-type="float">
            <text:p>0.0326846903831255</text:p>
          </table:table-cell>
          <table:table-cell office:value-type="float" office:value="0.0322938461758393" calcext:value-type="float">
            <text:p>0.0322938461758393</text:p>
          </table:table-cell>
          <table:table-cell office:value-type="float" office:value="0.0330755345904117" calcext:value-type="float">
            <text:p>0.0330755345904117</text:p>
          </table:table-cell>
          <table:table-cell office:value-type="float" office:value="0.0436340502277105" calcext:value-type="float">
            <text:p>0.0436340502277105</text:p>
          </table:table-cell>
          <table:table-cell office:value-type="float" office:value="0.0431942806418107" calcext:value-type="float">
            <text:p>0.0431942806418107</text:p>
          </table:table-cell>
          <table:table-cell office:value-type="float" office:value="0.0440738198136102" calcext:value-type="float">
            <text:p>0.0440738198136102</text:p>
          </table:table-cell>
          <table:table-cell office:value-type="float" office:value="0.0436303182154955" calcext:value-type="float">
            <text:p>0.0436303182154955</text:p>
          </table:table-cell>
          <table:table-cell office:value-type="float" office:value="0.0431735365190008" calcext:value-type="float">
            <text:p>0.0431735365190008</text:p>
          </table:table-cell>
          <table:table-cell office:value-type="float" office:value="0.0440870999119901" calcext:value-type="float">
            <text:p>0.0440870999119901</text:p>
          </table:table-cell>
          <table:table-cell office:value-type="float" office:value="0.0212553470157432" calcext:value-type="float">
            <text:p>0.0212553470157432</text:p>
          </table:table-cell>
          <table:table-cell office:value-type="float" office:value="0.0209216031270728" calcext:value-type="float">
            <text:p>0.0209216031270728</text:p>
          </table:table-cell>
          <table:table-cell office:value-type="float" office:value="0.0215890909044137" calcext:value-type="float">
            <text:p>0.0215890909044137</text:p>
          </table:table-cell>
          <table:table-cell office:value-type="float" office:value="0.0170220656832913" calcext:value-type="float">
            <text:p>0.0170220656832913</text:p>
          </table:table-cell>
          <table:table-cell office:value-type="float" office:value="0.0167174945937878" calcext:value-type="float">
            <text:p>0.0167174945937878</text:p>
          </table:table-cell>
          <table:table-cell office:value-type="float" office:value="0.0173266367727947" calcext:value-type="float">
            <text:p>0.0173266367727947</text:p>
          </table:table-cell>
          <table:table-cell office:value-type="float" office:value="96.2692702083333" calcext:value-type="float">
            <text:p>96.2692702083333</text:p>
          </table:table-cell>
        </table:table-row>
        <table:table-row table:style-name="ro1">
          <table:table-cell office:value-type="string" calcext:value-type="string">
            <text:p>bky_posdep_unbalanced</text:p>
          </table:table-cell>
          <table:table-cell office:value-type="float" office:value="10" calcext:value-type="float">
            <text:p>10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7212780655291" calcext:value-type="float">
            <text:p>0.037212780655291</text:p>
          </table:table-cell>
          <table:table-cell office:value-type="float" office:value="0.0369125159470941" calcext:value-type="float">
            <text:p>0.0369125159470941</text:p>
          </table:table-cell>
          <table:table-cell office:value-type="float" office:value="0.037513045363488" calcext:value-type="float">
            <text:p>0.037513045363488</text:p>
          </table:table-cell>
          <table:table-cell office:value-type="float" office:value="0.0317903016113663" calcext:value-type="float">
            <text:p>0.0317903016113663</text:p>
          </table:table-cell>
          <table:table-cell office:value-type="float" office:value="0.0315148476106384" calcext:value-type="float">
            <text:p>0.0315148476106384</text:p>
          </table:table-cell>
          <table:table-cell office:value-type="float" office:value="0.0320657556120942" calcext:value-type="float">
            <text:p>0.0320657556120942</text:p>
          </table:table-cell>
          <table:table-cell office:value-type="float" office:value="0.0428380512852541" calcext:value-type="float">
            <text:p>0.0428380512852541</text:p>
          </table:table-cell>
          <table:table-cell office:value-type="float" office:value="0.042521152134271" calcext:value-type="float">
            <text:p>0.042521152134271</text:p>
          </table:table-cell>
          <table:table-cell office:value-type="float" office:value="0.0431549504362371" calcext:value-type="float">
            <text:p>0.0431549504362371</text:p>
          </table:table-cell>
          <table:table-cell office:value-type="float" office:value="0.0425229869476874" calcext:value-type="float">
            <text:p>0.0425229869476874</text:p>
          </table:table-cell>
          <table:table-cell office:value-type="float" office:value="0.0422027853216233" calcext:value-type="float">
            <text:p>0.0422027853216233</text:p>
          </table:table-cell>
          <table:table-cell office:value-type="float" office:value="0.0428431885737515" calcext:value-type="float">
            <text:p>0.0428431885737515</text:p>
          </table:table-cell>
          <table:table-cell office:value-type="float" office:value="0.0199813382247338" calcext:value-type="float">
            <text:p>0.0199813382247338</text:p>
          </table:table-cell>
          <table:table-cell office:value-type="float" office:value="0.0197514833360391" calcext:value-type="float">
            <text:p>0.0197514833360391</text:p>
          </table:table-cell>
          <table:table-cell office:value-type="float" office:value="0.0202111931134286" calcext:value-type="float">
            <text:p>0.0202111931134286</text:p>
          </table:table-cell>
          <table:table-cell office:value-type="float" office:value="0.0186669224159721" calcext:value-type="float">
            <text:p>0.0186669224159721</text:p>
          </table:table-cell>
          <table:table-cell office:value-type="float" office:value="0.0184397538293904" calcext:value-type="float">
            <text:p>0.0184397538293904</text:p>
          </table:table-cell>
          <table:table-cell office:value-type="float" office:value="0.0188940910025538" calcext:value-type="float">
            <text:p>0.0188940910025538</text:p>
          </table:table-cell>
          <table:table-cell office:value-type="float" office:value="0.0263308243543476" calcext:value-type="float">
            <text:p>0.0263308243543476</text:p>
          </table:table-cell>
          <table:table-cell office:value-type="float" office:value="0.0256993950019146" calcext:value-type="float">
            <text:p>0.0256993950019146</text:p>
          </table:table-cell>
          <table:table-cell office:value-type="float" office:value="0.0269622537067807" calcext:value-type="float">
            <text:p>0.0269622537067807</text:p>
          </table:table-cell>
          <table:table-cell office:value-type="float" office:value="0.0730564409487886" calcext:value-type="float">
            <text:p>0.0730564409487886</text:p>
          </table:table-cell>
          <table:table-cell office:value-type="float" office:value="0.0721623361534942" calcext:value-type="float">
            <text:p>0.0721623361534942</text:p>
          </table:table-cell>
          <table:table-cell office:value-type="float" office:value="0.0739505457440831" calcext:value-type="float">
            <text:p>0.0739505457440831</text:p>
          </table:table-cell>
          <table:table-cell office:value-type="float" office:value="0.0976827829237645" calcext:value-type="float">
            <text:p>0.0976827829237645</text:p>
          </table:table-cell>
          <table:table-cell office:value-type="float" office:value="0.0966931504453118" calcext:value-type="float">
            <text:p>0.0966931504453118</text:p>
          </table:table-cell>
          <table:table-cell office:value-type="float" office:value="0.0986724154022173" calcext:value-type="float">
            <text:p>0.0986724154022173</text:p>
          </table:table-cell>
          <table:table-cell office:value-type="float" office:value="0.0443261405965623" calcext:value-type="float">
            <text:p>0.0443261405965623</text:p>
          </table:table-cell>
          <table:table-cell office:value-type="float" office:value="0.0435618042693188" calcext:value-type="float">
            <text:p>0.0435618042693188</text:p>
          </table:table-cell>
          <table:table-cell office:value-type="float" office:value="0.0450904769238057" calcext:value-type="float">
            <text:p>0.0450904769238057</text:p>
          </table:table-cell>
          <table:table-cell office:value-type="float" office:value="0.0215870353199668" calcext:value-type="float">
            <text:p>0.0215870353199668</text:p>
          </table:table-cell>
          <table:table-cell office:value-type="float" office:value="0.0209961662749157" calcext:value-type="float">
            <text:p>0.0209961662749157</text:p>
          </table:table-cell>
          <table:table-cell office:value-type="float" office:value="0.0221779043650178" calcext:value-type="float">
            <text:p>0.0221779043650178</text:p>
          </table:table-cell>
          <table:table-cell office:value-type="float" office:value="0.0131910310161735" calcext:value-type="float">
            <text:p>0.0131910310161735</text:p>
          </table:table-cell>
          <table:table-cell office:value-type="float" office:value="0.0127021176133683" calcext:value-type="float">
            <text:p>0.0127021176133683</text:p>
          </table:table-cell>
          <table:table-cell office:value-type="float" office:value="0.0136799444189786" calcext:value-type="float">
            <text:p>0.0136799444189786</text:p>
          </table:table-cell>
          <table:table-cell office:value-type="float" office:value="0.0390686502848134" calcext:value-type="float">
            <text:p>0.0390686502848134</text:p>
          </table:table-cell>
          <table:table-cell office:value-type="float" office:value="0.03873474491392" calcext:value-type="float">
            <text:p>0.03873474491392</text:p>
          </table:table-cell>
          <table:table-cell office:value-type="float" office:value="0.0394025556557068" calcext:value-type="float">
            <text:p>0.0394025556557068</text:p>
          </table:table-cell>
          <table:table-cell office:value-type="float" office:value="0.0207916044747503" calcext:value-type="float">
            <text:p>0.0207916044747503</text:p>
          </table:table-cell>
          <table:table-cell office:value-type="float" office:value="0.0205401004360652" calcext:value-type="float">
            <text:p>0.0205401004360652</text:p>
          </table:table-cell>
          <table:table-cell office:value-type="float" office:value="0.0210431085134355" calcext:value-type="float">
            <text:p>0.0210431085134355</text:p>
          </table:table-cell>
          <table:table-cell office:value-type="float" office:value="0.0279408817289135" calcext:value-type="float">
            <text:p>0.0279408817289135</text:p>
          </table:table-cell>
          <table:table-cell office:value-type="float" office:value="0.0276543237800339" calcext:value-type="float">
            <text:p>0.0276543237800339</text:p>
          </table:table-cell>
          <table:table-cell office:value-type="float" office:value="0.028227439677793" calcext:value-type="float">
            <text:p>0.028227439677793</text:p>
          </table:table-cell>
          <table:table-cell office:value-type="float" office:value="0.0420610226914051" calcext:value-type="float">
            <text:p>0.0420610226914051</text:p>
          </table:table-cell>
          <table:table-cell office:value-type="float" office:value="0.0417088087230221" calcext:value-type="float">
            <text:p>0.0417088087230221</text:p>
          </table:table-cell>
          <table:table-cell office:value-type="float" office:value="0.0424132366597881" calcext:value-type="float">
            <text:p>0.0424132366597881</text:p>
          </table:table-cell>
          <table:table-cell office:value-type="float" office:value="0.0196147547506388" calcext:value-type="float">
            <text:p>0.0196147547506388</text:p>
          </table:table-cell>
          <table:table-cell office:value-type="float" office:value="0.0193636637037642" calcext:value-type="float">
            <text:p>0.0193636637037642</text:p>
          </table:table-cell>
          <table:table-cell office:value-type="float" office:value="0.0198658457975134" calcext:value-type="float">
            <text:p>0.0198658457975134</text:p>
          </table:table-cell>
          <table:table-cell office:value-type="float" office:value="0.0195092153751889" calcext:value-type="float">
            <text:p>0.0195092153751889</text:p>
          </table:table-cell>
          <table:table-cell office:value-type="float" office:value="0.019259474223307" calcext:value-type="float">
            <text:p>0.019259474223307</text:p>
          </table:table-cell>
          <table:table-cell office:value-type="float" office:value="0.0197589565270708" calcext:value-type="float">
            <text:p>0.0197589565270708</text:p>
          </table:table-cell>
          <table:table-cell office:value-type="float" office:value="91.3160586666667" calcext:value-type="float">
            <text:p>91.3160586666667</text:p>
          </table:table-cell>
        </table:table-row>
        <table:table-row table:style-name="ro1">
          <table:table-cell office:value-type="string" calcext:value-type="string">
            <text:p>bky_negdep_null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106" calcext:value-type="float">
            <text:p>0.106</text:p>
          </table:table-cell>
          <table:table-cell office:value-type="float" office:value="0.0925052952840823" calcext:value-type="float">
            <text:p>0.0925052952840823</text:p>
          </table:table-cell>
          <table:table-cell office:value-type="float" office:value="0.119494704715918" calcext:value-type="float">
            <text:p>0.119494704715918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0463786866605026" calcext:value-type="float">
            <text:p>0.0463786866605026</text:p>
          </table:table-cell>
          <table:table-cell office:value-type="float" office:value="0.0666213133394974" calcext:value-type="float">
            <text:p>0.0666213133394974</text:p>
          </table:table-cell>
          <table:table-cell office:value-type="float" office:value="0.0565" calcext:value-type="float">
            <text:p>0.0565</text:p>
          </table:table-cell>
          <table:table-cell office:value-type="float" office:value="0.0463786866605026" calcext:value-type="float">
            <text:p>0.0463786866605026</text:p>
          </table:table-cell>
          <table:table-cell office:value-type="float" office:value="0.0666213133394974" calcext:value-type="float">
            <text:p>0.0666213133394974</text:p>
          </table:table-cell>
          <table:table-cell office:value-type="float" office:value="0.1065" calcext:value-type="float">
            <text:p>0.1065</text:p>
          </table:table-cell>
          <table:table-cell office:value-type="float" office:value="0.0929772886998241" calcext:value-type="float">
            <text:p>0.0929772886998241</text:p>
          </table:table-cell>
          <table:table-cell office:value-type="float" office:value="0.120022711300176" calcext:value-type="float">
            <text:p>0.120022711300176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59209011481472" calcext:value-type="float">
            <text:p>0.0459209011481472</text:p>
          </table:table-cell>
          <table:table-cell office:value-type="float" office:value="0.0660790988518528" calcext:value-type="float">
            <text:p>0.0660790988518528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454633410554396" calcext:value-type="float">
            <text:p>0.0454633410554396</text:p>
          </table:table-cell>
          <table:table-cell office:value-type="float" office:value="0.0655366589445604" calcext:value-type="float">
            <text:p>0.0655366589445604</text:p>
          </table:table-cell>
          <table:table-cell office:value-type="float" office:value="0.0555" calcext:value-type="float">
            <text:p>0.0555</text:p>
          </table:table-cell>
          <table:table-cell office:value-type="float" office:value="0.0454633410554396" calcext:value-type="float">
            <text:p>0.0454633410554396</text:p>
          </table:table-cell>
          <table:table-cell office:value-type="float" office:value="0.0655366589445604" calcext:value-type="float">
            <text:p>0.0655366589445604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16438545484802" calcext:value-type="float">
            <text:p>0.0216438545484802</text:p>
          </table:table-cell>
          <table:table-cell office:value-type="float" office:value="0.0363561454515198" calcext:value-type="float">
            <text:p>0.0363561454515198</text:p>
          </table:table-cell>
          <table:table-cell office:value-type="float" office:value="0.029" calcext:value-type="float">
            <text:p>0.029</text:p>
          </table:table-cell>
          <table:table-cell office:value-type="float" office:value="0.0216438545484802" calcext:value-type="float">
            <text:p>0.0216438545484802</text:p>
          </table:table-cell>
          <table:table-cell office:value-type="float" office:value="0.0363561454515198" calcext:value-type="float">
            <text:p>0.0363561454515198</text:p>
          </table:table-cell>
          <table:table-cell office:value-type="float" office:value="0.056" calcext:value-type="float">
            <text:p>0.056</text:p>
          </table:table-cell>
          <table:table-cell office:value-type="float" office:value="0.0459209011481472" calcext:value-type="float">
            <text:p>0.0459209011481472</text:p>
          </table:table-cell>
          <table:table-cell office:value-type="float" office:value="0.0660790988518528" calcext:value-type="float">
            <text:p>0.0660790988518528</text:p>
          </table:table-cell>
          <table:table-cell office:value-type="float" office:value="0.0285" calcext:value-type="float">
            <text:p>0.0285</text:p>
          </table:table-cell>
          <table:table-cell office:value-type="float" office:value="0.0212056679969293" calcext:value-type="float">
            <text:p>0.0212056679969293</text:p>
          </table:table-cell>
          <table:table-cell office:value-type="float" office:value="0.0357943320030707" calcext:value-type="float">
            <text:p>0.0357943320030707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07680761900445" calcext:value-type="float">
            <text:p>0.0207680761900445</text:p>
          </table:table-cell>
          <table:table-cell office:value-type="float" office:value="0.0352319238099555" calcext:value-type="float">
            <text:p>0.0352319238099555</text:p>
          </table:table-cell>
          <table:table-cell office:value-type="float" office:value="0.052" calcext:value-type="float">
            <text:p>0.052</text:p>
          </table:table-cell>
          <table:table-cell office:value-type="float" office:value="0.0422669818229962" calcext:value-type="float">
            <text:p>0.0422669818229962</text:p>
          </table:table-cell>
          <table:table-cell office:value-type="float" office:value="0.0617330181770038" calcext:value-type="float">
            <text:p>0.0617330181770038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220826209755952" calcext:value-type="float">
            <text:p>0.0220826209755952</text:p>
          </table:table-cell>
          <table:table-cell office:value-type="float" office:value="0.0369173790244048" calcext:value-type="float">
            <text:p>0.0369173790244048</text:p>
          </table:table-cell>
          <table:table-cell office:value-type="float" office:value="0.0295" calcext:value-type="float">
            <text:p>0.0295</text:p>
          </table:table-cell>
          <table:table-cell office:value-type="float" office:value="0.0220826209755952" calcext:value-type="float">
            <text:p>0.0220826209755952</text:p>
          </table:table-cell>
          <table:table-cell office:value-type="float" office:value="0.0369173790244048" calcext:value-type="float">
            <text:p>0.0369173790244048</text:p>
          </table:table-cell>
          <table:table-cell office:value-type="float" office:value="0.051" calcext:value-type="float">
            <text:p>0.051</text:p>
          </table:table-cell>
          <table:table-cell office:value-type="float" office:value="0.0413559403426397" calcext:value-type="float">
            <text:p>0.0413559403426397</text:p>
          </table:table-cell>
          <table:table-cell office:value-type="float" office:value="0.0606440596573603" calcext:value-type="float">
            <text:p>0.0606440596573603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03310946602808" calcext:value-type="float">
            <text:p>0.0203310946602808</text:p>
          </table:table-cell>
          <table:table-cell office:value-type="float" office:value="0.0346689053397192" calcext:value-type="float">
            <text:p>0.0346689053397192</text:p>
          </table:table-cell>
          <table:table-cell office:value-type="float" office:value="0.0275" calcext:value-type="float">
            <text:p>0.0275</text:p>
          </table:table-cell>
          <table:table-cell office:value-type="float" office:value="0.0203310946602808" calcext:value-type="float">
            <text:p>0.0203310946602808</text:p>
          </table:table-cell>
          <table:table-cell office:value-type="float" office:value="0.0346689053397192" calcext:value-type="float">
            <text:p>0.0346689053397192</text:p>
          </table:table-cell>
          <table:table-cell office:value-type="float" office:value="95.855662875" calcext:value-type="float">
            <text:p>95.855662875</text:p>
          </table:table-cell>
        </table:table-row>
        <table:table-row table:style-name="ro1">
          <table:table-cell office:value-type="string" calcext:value-type="string">
            <text:p>bky_negdep_posonly</text:p>
          </table:table-cell>
          <table:table-cell office:value-type="float" office:value="12" calcext:value-type="float">
            <text:p>1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64217266891294" calcext:value-type="float">
            <text:p>0.0464217266891294</text:p>
          </table:table-cell>
          <table:table-cell office:value-type="float" office:value="0.0459633095290236" calcext:value-type="float">
            <text:p>0.0459633095290236</text:p>
          </table:table-cell>
          <table:table-cell office:value-type="float" office:value="0.0468801438492353" calcext:value-type="float">
            <text:p>0.0468801438492353</text:p>
          </table:table-cell>
          <table:table-cell office:value-type="float" office:value="0.0407760665138896" calcext:value-type="float">
            <text:p>0.0407760665138896</text:p>
          </table:table-cell>
          <table:table-cell office:value-type="float" office:value="0.0403009332095786" calcext:value-type="float">
            <text:p>0.0403009332095786</text:p>
          </table:table-cell>
          <table:table-cell office:value-type="float" office:value="0.0412511998182006" calcext:value-type="float">
            <text:p>0.0412511998182006</text:p>
          </table:table-cell>
          <table:table-cell office:value-type="float" office:value="0.0451029783599933" calcext:value-type="float">
            <text:p>0.0451029783599933</text:p>
          </table:table-cell>
          <table:table-cell office:value-type="float" office:value="0.0446090990850462" calcext:value-type="float">
            <text:p>0.0446090990850462</text:p>
          </table:table-cell>
          <table:table-cell office:value-type="float" office:value="0.0455968576349404" calcext:value-type="float">
            <text:p>0.0455968576349404</text:p>
          </table:table-cell>
          <table:table-cell office:value-type="float" office:value="0.0432287306582358" calcext:value-type="float">
            <text:p>0.0432287306582358</text:p>
          </table:table-cell>
          <table:table-cell office:value-type="float" office:value="0.0427741080787085" calcext:value-type="float">
            <text:p>0.0427741080787085</text:p>
          </table:table-cell>
          <table:table-cell office:value-type="float" office:value="0.043683353237763" calcext:value-type="float">
            <text:p>0.043683353237763</text:p>
          </table:table-cell>
          <table:table-cell office:value-type="float" office:value="0.0205567372940453" calcext:value-type="float">
            <text:p>0.0205567372940453</text:p>
          </table:table-cell>
          <table:table-cell office:value-type="float" office:value="0.0202147357659566" calcext:value-type="float">
            <text:p>0.0202147357659566</text:p>
          </table:table-cell>
          <table:table-cell office:value-type="float" office:value="0.0208987388221341" calcext:value-type="float">
            <text:p>0.0208987388221341</text:p>
          </table:table-cell>
          <table:table-cell office:value-type="float" office:value="0.0227909460717716" calcext:value-type="float">
            <text:p>0.0227909460717716</text:p>
          </table:table-cell>
          <table:table-cell office:value-type="float" office:value="0.0224389184357943" calcext:value-type="float">
            <text:p>0.0224389184357943</text:p>
          </table:table-cell>
          <table:table-cell office:value-type="float" office:value="0.0231429737077489" calcext:value-type="float">
            <text:p>0.0231429737077489</text:p>
          </table:table-cell>
          <table:table-cell office:value-type="float" office:value="0.0463185859326516" calcext:value-type="float">
            <text:p>0.0463185859326516</text:p>
          </table:table-cell>
          <table:table-cell office:value-type="float" office:value="0.045860863279505" calcext:value-type="float">
            <text:p>0.045860863279505</text:p>
          </table:table-cell>
          <table:table-cell office:value-type="float" office:value="0.0467763085857983" calcext:value-type="float">
            <text:p>0.0467763085857983</text:p>
          </table:table-cell>
          <table:table-cell office:value-type="float" office:value="0.0207649117558549" calcext:value-type="float">
            <text:p>0.0207649117558549</text:p>
          </table:table-cell>
          <table:table-cell office:value-type="float" office:value="0.0204274185224477" calcext:value-type="float">
            <text:p>0.0204274185224477</text:p>
          </table:table-cell>
          <table:table-cell office:value-type="float" office:value="0.0211024049892621" calcext:value-type="float">
            <text:p>0.0211024049892621</text:p>
          </table:table-cell>
          <table:table-cell office:value-type="float" office:value="0.0229640505527392" calcext:value-type="float">
            <text:p>0.0229640505527392</text:p>
          </table:table-cell>
          <table:table-cell office:value-type="float" office:value="0.0226108416821407" calcext:value-type="float">
            <text:p>0.0226108416821407</text:p>
          </table:table-cell>
          <table:table-cell office:value-type="float" office:value="0.0233172594233376" calcext:value-type="float">
            <text:p>0.0233172594233376</text:p>
          </table:table-cell>
          <table:table-cell office:value-type="float" office:value="0.0430950890560847" calcext:value-type="float">
            <text:p>0.0430950890560847</text:p>
          </table:table-cell>
          <table:table-cell office:value-type="float" office:value="0.0426416136768816" calcext:value-type="float">
            <text:p>0.0426416136768816</text:p>
          </table:table-cell>
          <table:table-cell office:value-type="float" office:value="0.0435485644352877" calcext:value-type="float">
            <text:p>0.0435485644352877</text:p>
          </table:table-cell>
          <table:table-cell office:value-type="float" office:value="0.0204673866067612" calcext:value-type="float">
            <text:p>0.0204673866067612</text:p>
          </table:table-cell>
          <table:table-cell office:value-type="float" office:value="0.020126206848242" calcext:value-type="float">
            <text:p>0.020126206848242</text:p>
          </table:table-cell>
          <table:table-cell office:value-type="float" office:value="0.0208085663652805" calcext:value-type="float">
            <text:p>0.0208085663652805</text:p>
          </table:table-cell>
          <table:table-cell office:value-type="float" office:value="0.0227284476121648" calcext:value-type="float">
            <text:p>0.0227284476121648</text:p>
          </table:table-cell>
          <table:table-cell office:value-type="float" office:value="0.0223769759216408" calcext:value-type="float">
            <text:p>0.0223769759216408</text:p>
          </table:table-cell>
          <table:table-cell office:value-type="float" office:value="0.0230799193026889" calcext:value-type="float">
            <text:p>0.0230799193026889</text:p>
          </table:table-cell>
          <table:table-cell office:value-type="float" office:value="0.0405" calcext:value-type="float">
            <text:p>0.0405</text:p>
          </table:table-cell>
          <table:table-cell office:value-type="float" office:value="0.0318584490451547" calcext:value-type="float">
            <text:p>0.0318584490451547</text:p>
          </table:table-cell>
          <table:table-cell office:value-type="float" office:value="0.0491415509548453" calcext:value-type="float">
            <text:p>0.0491415509548453</text:p>
          </table:table-cell>
          <table:table-cell office:value-type="float" office:value="0.9995" calcext:value-type="float">
            <text:p>0.9995</text:p>
          </table:table-cell>
          <table:table-cell office:value-type="float" office:value="0.99852001800773" calcext:value-type="float">
            <text:p>0.99852001800773</text:p>
          </table:table-cell>
          <table:table-cell office:value-type="float" office:value="1.00047998199227" calcext:value-type="float">
            <text:p>1.00047998199227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.0495" calcext:value-type="float">
            <text:p>0.0495</text:p>
          </table:table-cell>
          <table:table-cell office:value-type="float" office:value="0.0399913173311165" calcext:value-type="float">
            <text:p>0.0399913173311165</text:p>
          </table:table-cell>
          <table:table-cell office:value-type="float" office:value="0.0590086826688835" calcext:value-type="float">
            <text:p>0.0590086826688835</text:p>
          </table:table-cell>
          <table:table-cell office:value-type="float" office:value="0.028" calcext:value-type="float">
            <text:p>0.028</text:p>
          </table:table-cell>
          <table:table-cell office:value-type="float" office:value="0.0207680761900445" calcext:value-type="float">
            <text:p>0.0207680761900445</text:p>
          </table:table-cell>
          <table:table-cell office:value-type="float" office:value="0.0352319238099555" calcext:value-type="float">
            <text:p>0.0352319238099555</text:p>
          </table:table-cell>
          <table:table-cell office:value-type="float" office:value="0.021" calcext:value-type="float">
            <text:p>0.021</text:p>
          </table:table-cell>
          <table:table-cell office:value-type="float" office:value="0.0147144586579749" calcext:value-type="float">
            <text:p>0.0147144586579749</text:p>
          </table:table-cell>
          <table:table-cell office:value-type="float" office:value="0.0272855413420251" calcext:value-type="float">
            <text:p>0.0272855413420251</text:p>
          </table:table-cell>
          <table:table-cell office:value-type="float" office:value="81.757404125" calcext:value-type="float">
            <text:p>81.757404125</text:p>
          </table:table-cell>
        </table:table-row>
        <table:table-row table:style-name="ro1">
          <table:table-cell office:value-type="string" calcext:value-type="string">
            <text:p>bky_negdep_negonly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0.25" calcext:value-type="float">
            <text:p>0.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483519176942394" calcext:value-type="float">
            <text:p>0.0483519176942394</text:p>
          </table:table-cell>
          <table:table-cell office:value-type="float" office:value="0.0478997388497166" calcext:value-type="float">
            <text:p>0.0478997388497166</text:p>
          </table:table-cell>
          <table:table-cell office:value-type="float" office:value="0.0488040965387621" calcext:value-type="float">
            <text:p>0.0488040965387621</text:p>
          </table:table-cell>
          <table:table-cell office:value-type="float" office:value="0.0429666475705555" calcext:value-type="float">
            <text:p>0.0429666475705555</text:p>
          </table:table-cell>
          <table:table-cell office:value-type="float" office:value="0.0424853321559253" calcext:value-type="float">
            <text:p>0.0424853321559253</text:p>
          </table:table-cell>
          <table:table-cell office:value-type="float" office:value="0.0434479629851856" calcext:value-type="float">
            <text:p>0.0434479629851856</text:p>
          </table:table-cell>
          <table:table-cell office:value-type="float" office:value="0.0470246776497672" calcext:value-type="float">
            <text:p>0.0470246776497672</text:p>
          </table:table-cell>
          <table:table-cell office:value-type="float" office:value="0.0465250364908895" calcext:value-type="float">
            <text:p>0.0465250364908895</text:p>
          </table:table-cell>
          <table:table-cell office:value-type="float" office:value="0.0475243188086449" calcext:value-type="float">
            <text:p>0.0475243188086449</text:p>
          </table:table-cell>
          <table:table-cell office:value-type="float" office:value="0.0451334883450876" calcext:value-type="float">
            <text:p>0.0451334883450876</text:p>
          </table:table-cell>
          <table:table-cell office:value-type="float" office:value="0.0446887633900533" calcext:value-type="float">
            <text:p>0.0446887633900533</text:p>
          </table:table-cell>
          <table:table-cell office:value-type="float" office:value="0.0455782133001219" calcext:value-type="float">
            <text:p>0.0455782133001219</text:p>
          </table:table-cell>
          <table:table-cell office:value-type="float" office:value="0.0226101650019863" calcext:value-type="float">
            <text:p>0.0226101650019863</text:p>
          </table:table-cell>
          <table:table-cell office:value-type="float" office:value="0.022264940892943" calcext:value-type="float">
            <text:p>0.022264940892943</text:p>
          </table:table-cell>
          <table:table-cell office:value-type="float" office:value="0.0229553891110297" calcext:value-type="float">
            <text:p>0.0229553891110297</text:p>
          </table:table-cell>
          <table:table-cell office:value-type="float" office:value="0.0247962692459621" calcext:value-type="float">
            <text:p>0.0247962692459621</text:p>
          </table:table-cell>
          <table:table-cell office:value-type="float" office:value="0.0244421911220775" calcext:value-type="float">
            <text:p>0.0244421911220775</text:p>
          </table:table-cell>
          <table:table-cell office:value-type="float" office:value="0.0251503473698467" calcext:value-type="float">
            <text:p>0.0251503473698467</text:p>
          </table:table-cell>
          <table:table-cell office:value-type="float" office:value="0.035" calcext:value-type="float">
            <text:p>0.035</text:p>
          </table:table-cell>
          <table:table-cell office:value-type="float" office:value="0.0269436305708675" calcext:value-type="float">
            <text:p>0.0269436305708675</text:p>
          </table:table-cell>
          <table:table-cell office:value-type="float" office:value="0.0430563694291325" calcext:value-type="float">
            <text:p>0.0430563694291325</text:p>
          </table:table-cell>
          <table:table-cell office:value-type="float" office:value="0.9975" calcext:value-type="float">
            <text:p>0.9975</text:p>
          </table:table-cell>
          <table:table-cell office:value-type="float" office:value="0.99531088714896" calcext:value-type="float">
            <text:p>0.99531088714896</text:p>
          </table:table-cell>
          <table:table-cell office:value-type="float" office:value="0.99968911285104" calcext:value-type="float">
            <text:p>0.99968911285104</text:p>
          </table:table-cell>
          <table:table-cell office:value-type="float" office:value="0.998" calcext:value-type="float">
            <text:p>0.998</text:p>
          </table:table-cell>
          <table:table-cell office:value-type="float" office:value="0.996041507276008" calcext:value-type="float">
            <text:p>0.996041507276008</text:p>
          </table:table-cell>
          <table:table-cell office:value-type="float" office:value="0.999958492723992" calcext:value-type="float">
            <text:p>0.999958492723992</text:p>
          </table:table-cell>
          <table:table-cell office:value-type="float" office:value="0.0515" calcext:value-type="float">
            <text:p>0.0515</text:p>
          </table:table-cell>
          <table:table-cell office:value-type="float" office:value="0.0418113341900513" calcext:value-type="float">
            <text:p>0.0418113341900513</text:p>
          </table:table-cell>
          <table:table-cell office:value-type="float" office:value="0.0611886658099487" calcext:value-type="float">
            <text:p>0.0611886658099487</text:p>
          </table:table-cell>
          <table:table-cell office:value-type="float" office:value="0.024" calcext:value-type="float">
            <text:p>0.024</text:p>
          </table:table-cell>
          <table:table-cell office:value-type="float" office:value="0.0172907770536193" calcext:value-type="float">
            <text:p>0.0172907770536193</text:p>
          </table:table-cell>
          <table:table-cell office:value-type="float" office:value="0.0307092229463807" calcext:value-type="float">
            <text:p>0.0307092229463807</text:p>
          </table:table-cell>
          <table:table-cell office:value-type="float" office:value="0.016" calcext:value-type="float">
            <text:p>0.016</text:p>
          </table:table-cell>
          <table:table-cell office:value-type="float" office:value="0.0104995371665472" calcext:value-type="float">
            <text:p>0.0104995371665472</text:p>
          </table:table-cell>
          <table:table-cell office:value-type="float" office:value="0.0215004628334528" calcext:value-type="float">
            <text:p>0.0215004628334528</text:p>
          </table:table-cell>
          <table:table-cell office:value-type="float" office:value="0.0482650250009464" calcext:value-type="float">
            <text:p>0.0482650250009464</text:p>
          </table:table-cell>
          <table:table-cell office:value-type="float" office:value="0.0478130847022354" calcext:value-type="float">
            <text:p>0.0478130847022354</text:p>
          </table:table-cell>
          <table:table-cell office:value-type="float" office:value="0.0487169652996574" calcext:value-type="float">
            <text:p>0.0487169652996574</text:p>
          </table:table-cell>
          <table:table-cell office:value-type="float" office:value="0.0228574401727996" calcext:value-type="float">
            <text:p>0.0228574401727996</text:p>
          </table:table-cell>
          <table:table-cell office:value-type="float" office:value="0.0225150100590953" calcext:value-type="float">
            <text:p>0.0225150100590953</text:p>
          </table:table-cell>
          <table:table-cell office:value-type="float" office:value="0.0231998702865038" calcext:value-type="float">
            <text:p>0.0231998702865038</text:p>
          </table:table-cell>
          <table:table-cell office:value-type="float" office:value="0.0249605642656219" calcext:value-type="float">
            <text:p>0.0249605642656219</text:p>
          </table:table-cell>
          <table:table-cell office:value-type="float" office:value="0.024607300286263" calcext:value-type="float">
            <text:p>0.024607300286263</text:p>
          </table:table-cell>
          <table:table-cell office:value-type="float" office:value="0.0253138282449809" calcext:value-type="float">
            <text:p>0.0253138282449809</text:p>
          </table:table-cell>
          <table:table-cell office:value-type="float" office:value="0.0449991969107575" calcext:value-type="float">
            <text:p>0.0449991969107575</text:p>
          </table:table-cell>
          <table:table-cell office:value-type="float" office:value="0.0445550560760193" calcext:value-type="float">
            <text:p>0.0445550560760193</text:p>
          </table:table-cell>
          <table:table-cell office:value-type="float" office:value="0.0454433377454956" calcext:value-type="float">
            <text:p>0.0454433377454956</text:p>
          </table:table-cell>
          <table:table-cell office:value-type="float" office:value="0.0225370415893373" calcext:value-type="float">
            <text:p>0.0225370415893373</text:p>
          </table:table-cell>
          <table:table-cell office:value-type="float" office:value="0.0221929099363794" calcext:value-type="float">
            <text:p>0.0221929099363794</text:p>
          </table:table-cell>
          <table:table-cell office:value-type="float" office:value="0.0228811732422951" calcext:value-type="float">
            <text:p>0.0228811732422951</text:p>
          </table:table-cell>
          <table:table-cell office:value-type="float" office:value="0.0247488040308" calcext:value-type="float">
            <text:p>0.0247488040308</text:p>
          </table:table-cell>
          <table:table-cell office:value-type="float" office:value="0.0243952699863041" calcext:value-type="float">
            <text:p>0.0243952699863041</text:p>
          </table:table-cell>
          <table:table-cell office:value-type="float" office:value="0.0251023380752958" calcext:value-type="float">
            <text:p>0.0251023380752958</text:p>
          </table:table-cell>
          <table:table-cell office:value-type="float" office:value="80.22543875" calcext:value-type="float">
            <text:p>80.22543875</text:p>
          </table:table-cell>
        </table:table-row>
        <table:table-row table:style-name="ro1">
          <table:table-cell office:value-type="string" calcext:value-type="string">
            <text:p>bky_negdep_balanced</text:p>
          </table:table-cell>
          <table:table-cell office:value-type="float" office:value="14" calcext:value-type="float">
            <text:p>14</text:p>
          </table:table-cell>
          <table:table-cell table:number-columns-repeated="2" office:value-type="float" office:value="0.25" calcext:value-type="float">
            <text:p>0.2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2033835094044" calcext:value-type="float">
            <text:p>0.032033835094044</text:p>
          </table:table-cell>
          <table:table-cell office:value-type="float" office:value="0.0317577348008518" calcext:value-type="float">
            <text:p>0.0317577348008518</text:p>
          </table:table-cell>
          <table:table-cell office:value-type="float" office:value="0.0323099353872361" calcext:value-type="float">
            <text:p>0.0323099353872361</text:p>
          </table:table-cell>
          <table:table-cell office:value-type="float" office:value="0.0320109690647424" calcext:value-type="float">
            <text:p>0.0320109690647424</text:p>
          </table:table-cell>
          <table:table-cell office:value-type="float" office:value="0.031735059041527" calcext:value-type="float">
            <text:p>0.031735059041527</text:p>
          </table:table-cell>
          <table:table-cell office:value-type="float" office:value="0.0322868790879578" calcext:value-type="float">
            <text:p>0.0322868790879578</text:p>
          </table:table-cell>
          <table:table-cell office:value-type="float" office:value="0.043053845580319" calcext:value-type="float">
            <text:p>0.043053845580319</text:p>
          </table:table-cell>
          <table:table-cell office:value-type="float" office:value="0.0427364757325756" calcext:value-type="float">
            <text:p>0.0427364757325756</text:p>
          </table:table-cell>
          <table:table-cell office:value-type="float" office:value="0.0433712154280625" calcext:value-type="float">
            <text:p>0.0433712154280625</text:p>
          </table:table-cell>
          <table:table-cell office:value-type="float" office:value="0.043143485305169" calcext:value-type="float">
            <text:p>0.043143485305169</text:p>
          </table:table-cell>
          <table:table-cell office:value-type="float" office:value="0.0428248779598643" calcext:value-type="float">
            <text:p>0.0428248779598643</text:p>
          </table:table-cell>
          <table:table-cell office:value-type="float" office:value="0.0434620926504737" calcext:value-type="float">
            <text:p>0.0434620926504737</text:p>
          </table:table-cell>
          <table:table-cell office:value-type="float" office:value="0.0206308883645643" calcext:value-type="float">
            <text:p>0.0206308883645643</text:p>
          </table:table-cell>
          <table:table-cell office:value-type="float" office:value="0.0203892358011987" calcext:value-type="float">
            <text:p>0.0203892358011987</text:p>
          </table:table-cell>
          <table:table-cell office:value-type="float" office:value="0.0208725409279299" calcext:value-type="float">
            <text:p>0.0208725409279299</text:p>
          </table:table-cell>
          <table:table-cell office:value-type="float" office:value="0.0161796540254812" calcext:value-type="float">
            <text:p>0.0161796540254812</text:p>
          </table:table-cell>
          <table:table-cell office:value-type="float" office:value="0.0159638833175911" calcext:value-type="float">
            <text:p>0.0159638833175911</text:p>
          </table:table-cell>
          <table:table-cell office:value-type="float" office:value="0.0163954247333713" calcext:value-type="float">
            <text:p>0.0163954247333713</text:p>
          </table:table-cell>
          <table:table-cell office:value-type="float" office:value="0.0307197757515762" calcext:value-type="float">
            <text:p>0.0307197757515762</text:p>
          </table:table-cell>
          <table:table-cell office:value-type="float" office:value="0.0303388456449677" calcext:value-type="float">
            <text:p>0.0303388456449677</text:p>
          </table:table-cell>
          <table:table-cell office:value-type="float" office:value="0.0311007058581847" calcext:value-type="float">
            <text:p>0.0311007058581847</text:p>
          </table:table-cell>
          <table:table-cell office:value-type="float" office:value="0.0307789918911813" calcext:value-type="float">
            <text:p>0.0307789918911813</text:p>
          </table:table-cell>
          <table:table-cell office:value-type="float" office:value="0.0304024930146202" calcext:value-type="float">
            <text:p>0.0304024930146202</text:p>
          </table:table-cell>
          <table:table-cell office:value-type="float" office:value="0.0311554907677425" calcext:value-type="float">
            <text:p>0.0311554907677425</text:p>
          </table:table-cell>
          <table:table-cell office:value-type="float" office:value="0.0419307247945273" calcext:value-type="float">
            <text:p>0.0419307247945273</text:p>
          </table:table-cell>
          <table:table-cell office:value-type="float" office:value="0.0415031831642996" calcext:value-type="float">
            <text:p>0.0415031831642996</text:p>
          </table:table-cell>
          <table:table-cell office:value-type="float" office:value="0.0423582664247551" calcext:value-type="float">
            <text:p>0.0423582664247551</text:p>
          </table:table-cell>
          <table:table-cell office:value-type="float" office:value="0.0419649561460076" calcext:value-type="float">
            <text:p>0.0419649561460076</text:p>
          </table:table-cell>
          <table:table-cell office:value-type="float" office:value="0.0415197329909588" calcext:value-type="float">
            <text:p>0.0415197329909588</text:p>
          </table:table-cell>
          <table:table-cell office:value-type="float" office:value="0.0424101793010563" calcext:value-type="float">
            <text:p>0.0424101793010563</text:p>
          </table:table-cell>
          <table:table-cell office:value-type="float" office:value="0.019547977287269" calcext:value-type="float">
            <text:p>0.019547977287269</text:p>
          </table:table-cell>
          <table:table-cell office:value-type="float" office:value="0.0192202661363077" calcext:value-type="float">
            <text:p>0.0192202661363077</text:p>
          </table:table-cell>
          <table:table-cell office:value-type="float" office:value="0.0198756884382303" calcext:value-type="float">
            <text:p>0.0198756884382303</text:p>
          </table:table-cell>
          <table:table-cell office:value-type="float" office:value="0.0151257253435958" calcext:value-type="float">
            <text:p>0.0151257253435958</text:p>
          </table:table-cell>
          <table:table-cell office:value-type="float" office:value="0.0148362217312276" calcext:value-type="float">
            <text:p>0.0148362217312276</text:p>
          </table:table-cell>
          <table:table-cell office:value-type="float" office:value="0.0154152289559641" calcext:value-type="float">
            <text:p>0.0154152289559641</text:p>
          </table:table-cell>
          <table:table-cell office:value-type="float" office:value="0.0332852737393911" calcext:value-type="float">
            <text:p>0.0332852737393911</text:p>
          </table:table-cell>
          <table:table-cell office:value-type="float" office:value="0.0329079410628707" calcext:value-type="float">
            <text:p>0.0329079410628707</text:p>
          </table:table-cell>
          <table:table-cell office:value-type="float" office:value="0.0336626064159116" calcext:value-type="float">
            <text:p>0.0336626064159116</text:p>
          </table:table-cell>
          <table:table-cell office:value-type="float" office:value="0.0332121091462279" calcext:value-type="float">
            <text:p>0.0332121091462279</text:p>
          </table:table-cell>
          <table:table-cell office:value-type="float" office:value="0.0328388875753155" calcext:value-type="float">
            <text:p>0.0328388875753155</text:p>
          </table:table-cell>
          <table:table-cell office:value-type="float" office:value="0.0335853307171403" calcext:value-type="float">
            <text:p>0.0335853307171403</text:p>
          </table:table-cell>
          <table:table-cell office:value-type="float" office:value="0.0441335588455929" calcext:value-type="float">
            <text:p>0.0441335588455929</text:p>
          </table:table-cell>
          <table:table-cell office:value-type="float" office:value="0.0437073274129371" calcext:value-type="float">
            <text:p>0.0437073274129371</text:p>
          </table:table-cell>
          <table:table-cell office:value-type="float" office:value="0.0445597902782487" calcext:value-type="float">
            <text:p>0.0445597902782487</text:p>
          </table:table-cell>
          <table:table-cell office:value-type="float" office:value="0.0441868384079283" calcext:value-type="float">
            <text:p>0.0441868384079283</text:p>
          </table:table-cell>
          <table:table-cell office:value-type="float" office:value="0.0437462700236932" calcext:value-type="float">
            <text:p>0.0437462700236932</text:p>
          </table:table-cell>
          <table:table-cell office:value-type="float" office:value="0.0446274067921633" calcext:value-type="float">
            <text:p>0.0446274067921633</text:p>
          </table:table-cell>
          <table:table-cell office:value-type="float" office:value="0.0216389500734483" calcext:value-type="float">
            <text:p>0.0216389500734483</text:p>
          </table:table-cell>
          <table:table-cell office:value-type="float" office:value="0.0213044786054784" calcext:value-type="float">
            <text:p>0.0213044786054784</text:p>
          </table:table-cell>
          <table:table-cell office:value-type="float" office:value="0.0219734215414182" calcext:value-type="float">
            <text:p>0.0219734215414182</text:p>
          </table:table-cell>
          <table:table-cell office:value-type="float" office:value="0.0172036220176222" calcext:value-type="float">
            <text:p>0.0172036220176222</text:p>
          </table:table-cell>
          <table:table-cell office:value-type="float" office:value="0.016901777530401" calcext:value-type="float">
            <text:p>0.016901777530401</text:p>
          </table:table-cell>
          <table:table-cell office:value-type="float" office:value="0.0175054665048435" calcext:value-type="float">
            <text:p>0.0175054665048435</text:p>
          </table:table-cell>
          <table:table-cell office:value-type="float" office:value="92.3145485833333" calcext:value-type="float">
            <text:p>92.3145485833333</text:p>
          </table:table-cell>
        </table:table-row>
        <table:table-row table:style-name="ro1">
          <table:table-cell office:value-type="string" calcext:value-type="string">
            <text:p>bky_negdep_unbalanced</text:p>
          </table:table-cell>
          <table:table-cell office:value-type="float" office:value="15" calcext:value-type="float">
            <text:p>15</text:p>
          </table:table-cell>
          <table:table-cell office:value-type="float" office:value="0.1" calcext:value-type="float">
            <text:p>0.1</text:p>
          </table:table-cell>
          <table:table-cell office:value-type="float" office:value="0.4" calcext:value-type="float">
            <text:p>0.4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BKY2006</text:p>
          </table:table-cell>
          <table:table-cell table:number-columns-repeated="2" office:value-type="float" office:value="2000" calcext:value-type="float">
            <text:p>2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Wald</text:p>
          </table:table-cell>
          <table:table-cell table:number-columns-repeated="2" office:value-type="float" office:value="0.05" calcext:value-type="float">
            <text:p>0.05</text:p>
          </table:table-cell>
          <table:table-cell office:value-type="string" calcext:value-type="string">
            <text:p>shuffle</text:p>
          </table:table-cell>
          <table:table-cell office:value-type="float" office:value="0.0371285114739337" calcext:value-type="float">
            <text:p>0.0371285114739337</text:p>
          </table:table-cell>
          <table:table-cell office:value-type="float" office:value="0.0368546019191246" calcext:value-type="float">
            <text:p>0.0368546019191246</text:p>
          </table:table-cell>
          <table:table-cell office:value-type="float" office:value="0.0374024210287427" calcext:value-type="float">
            <text:p>0.0374024210287427</text:p>
          </table:table-cell>
          <table:table-cell office:value-type="float" office:value="0.0319041442510672" calcext:value-type="float">
            <text:p>0.0319041442510672</text:p>
          </table:table-cell>
          <table:table-cell office:value-type="float" office:value="0.0316345845919156" calcext:value-type="float">
            <text:p>0.0316345845919156</text:p>
          </table:table-cell>
          <table:table-cell office:value-type="float" office:value="0.0321737039102188" calcext:value-type="float">
            <text:p>0.0321737039102188</text:p>
          </table:table-cell>
          <table:table-cell office:value-type="float" office:value="0.0428521289419474" calcext:value-type="float">
            <text:p>0.0428521289419474</text:p>
          </table:table-cell>
          <table:table-cell office:value-type="float" office:value="0.0425425727656018" calcext:value-type="float">
            <text:p>0.0425425727656018</text:p>
          </table:table-cell>
          <table:table-cell office:value-type="float" office:value="0.043161685118293" calcext:value-type="float">
            <text:p>0.043161685118293</text:p>
          </table:table-cell>
          <table:table-cell office:value-type="float" office:value="0.0424080842530414" calcext:value-type="float">
            <text:p>0.0424080842530414</text:p>
          </table:table-cell>
          <table:table-cell office:value-type="float" office:value="0.0421083371660477" calcext:value-type="float">
            <text:p>0.0421083371660477</text:p>
          </table:table-cell>
          <table:table-cell office:value-type="float" office:value="0.0427078313400351" calcext:value-type="float">
            <text:p>0.0427078313400351</text:p>
          </table:table-cell>
          <table:table-cell office:value-type="float" office:value="0.0199555249430255" calcext:value-type="float">
            <text:p>0.0199555249430255</text:p>
          </table:table-cell>
          <table:table-cell office:value-type="float" office:value="0.0197342856037199" calcext:value-type="float">
            <text:p>0.0197342856037199</text:p>
          </table:table-cell>
          <table:table-cell office:value-type="float" office:value="0.0201767642823312" calcext:value-type="float">
            <text:p>0.0201767642823312</text:p>
          </table:table-cell>
          <table:table-cell office:value-type="float" office:value="0.0185378567096965" calcext:value-type="float">
            <text:p>0.0185378567096965</text:p>
          </table:table-cell>
          <table:table-cell office:value-type="float" office:value="0.0183239122903585" calcext:value-type="float">
            <text:p>0.0183239122903585</text:p>
          </table:table-cell>
          <table:table-cell office:value-type="float" office:value="0.0187518011290345" calcext:value-type="float">
            <text:p>0.0187518011290345</text:p>
          </table:table-cell>
          <table:table-cell office:value-type="float" office:value="0.0263659021828244" calcext:value-type="float">
            <text:p>0.0263659021828244</text:p>
          </table:table-cell>
          <table:table-cell office:value-type="float" office:value="0.0257305887658899" calcext:value-type="float">
            <text:p>0.0257305887658899</text:p>
          </table:table-cell>
          <table:table-cell office:value-type="float" office:value="0.027001215599759" calcext:value-type="float">
            <text:p>0.027001215599759</text:p>
          </table:table-cell>
          <table:table-cell office:value-type="float" office:value="0.0739711182899263" calcext:value-type="float">
            <text:p>0.0739711182899263</text:p>
          </table:table-cell>
          <table:table-cell office:value-type="float" office:value="0.0731255017527109" calcext:value-type="float">
            <text:p>0.0731255017527109</text:p>
          </table:table-cell>
          <table:table-cell office:value-type="float" office:value="0.0748167348271418" calcext:value-type="float">
            <text:p>0.0748167348271418</text:p>
          </table:table-cell>
          <table:table-cell office:value-type="float" office:value="0.0984184924070432" calcext:value-type="float">
            <text:p>0.0984184924070432</text:p>
          </table:table-cell>
          <table:table-cell office:value-type="float" office:value="0.0974839687237076" calcext:value-type="float">
            <text:p>0.0974839687237076</text:p>
          </table:table-cell>
          <table:table-cell office:value-type="float" office:value="0.0993530160903789" calcext:value-type="float">
            <text:p>0.0993530160903789</text:p>
          </table:table-cell>
          <table:table-cell office:value-type="float" office:value="0.0444476845004018" calcext:value-type="float">
            <text:p>0.0444476845004018</text:p>
          </table:table-cell>
          <table:table-cell office:value-type="float" office:value="0.0436968331490567" calcext:value-type="float">
            <text:p>0.0436968331490567</text:p>
          </table:table-cell>
          <table:table-cell office:value-type="float" office:value="0.0451985358517468" calcext:value-type="float">
            <text:p>0.0451985358517468</text:p>
          </table:table-cell>
          <table:table-cell office:value-type="float" office:value="0.0216040966317463" calcext:value-type="float">
            <text:p>0.0216040966317463</text:p>
          </table:table-cell>
          <table:table-cell office:value-type="float" office:value="0.0210080826086475" calcext:value-type="float">
            <text:p>0.0210080826086475</text:p>
          </table:table-cell>
          <table:table-cell office:value-type="float" office:value="0.0222001106548452" calcext:value-type="float">
            <text:p>0.0222001106548452</text:p>
          </table:table-cell>
          <table:table-cell office:value-type="float" office:value="0.012862231226061" calcext:value-type="float">
            <text:p>0.012862231226061</text:p>
          </table:table-cell>
          <table:table-cell office:value-type="float" office:value="0.0123656100412037" calcext:value-type="float">
            <text:p>0.0123656100412037</text:p>
          </table:table-cell>
          <table:table-cell office:value-type="float" office:value="0.0133588524109184" calcext:value-type="float">
            <text:p>0.0133588524109184</text:p>
          </table:table-cell>
          <table:table-cell office:value-type="float" office:value="0.0389760963910941" calcext:value-type="float">
            <text:p>0.0389760963910941</text:p>
          </table:table-cell>
          <table:table-cell office:value-type="float" office:value="0.0386734671584879" calcext:value-type="float">
            <text:p>0.0386734671584879</text:p>
          </table:table-cell>
          <table:table-cell office:value-type="float" office:value="0.0392787256237003" calcext:value-type="float">
            <text:p>0.0392787256237003</text:p>
          </table:table-cell>
          <table:table-cell office:value-type="float" office:value="0.0207435919873807" calcext:value-type="float">
            <text:p>0.0207435919873807</text:p>
          </table:table-cell>
          <table:table-cell office:value-type="float" office:value="0.0205019004364526" calcext:value-type="float">
            <text:p>0.0205019004364526</text:p>
          </table:table-cell>
          <table:table-cell office:value-type="float" office:value="0.0209852835383088" calcext:value-type="float">
            <text:p>0.0209852835383088</text:p>
          </table:table-cell>
          <table:table-cell office:value-type="float" office:value="0.0278024823789526" calcext:value-type="float">
            <text:p>0.0278024823789526</text:p>
          </table:table-cell>
          <table:table-cell office:value-type="float" office:value="0.0275377470992425" calcext:value-type="float">
            <text:p>0.0275377470992425</text:p>
          </table:table-cell>
          <table:table-cell office:value-type="float" office:value="0.0280672176586628" calcext:value-type="float">
            <text:p>0.0280672176586628</text:p>
          </table:table-cell>
          <table:table-cell office:value-type="float" office:value="0.0419179071365372" calcext:value-type="float">
            <text:p>0.0419179071365372</text:p>
          </table:table-cell>
          <table:table-cell office:value-type="float" office:value="0.0415918090935605" calcext:value-type="float">
            <text:p>0.0415918090935605</text:p>
          </table:table-cell>
          <table:table-cell office:value-type="float" office:value="0.0422440051795139" calcext:value-type="float">
            <text:p>0.0422440051795139</text:p>
          </table:table-cell>
          <table:table-cell office:value-type="float" office:value="0.0195961057174351" calcext:value-type="float">
            <text:p>0.0195961057174351</text:p>
          </table:table-cell>
          <table:table-cell office:value-type="float" office:value="0.0193543765682326" calcext:value-type="float">
            <text:p>0.0193543765682326</text:p>
          </table:table-cell>
          <table:table-cell office:value-type="float" office:value="0.0198378348666375" calcext:value-type="float">
            <text:p>0.0198378348666375</text:p>
          </table:table-cell>
          <table:table-cell office:value-type="float" office:value="0.0194355688033578" calcext:value-type="float">
            <text:p>0.0194355688033578</text:p>
          </table:table-cell>
          <table:table-cell office:value-type="float" office:value="0.0191991715274102" calcext:value-type="float">
            <text:p>0.0191991715274102</text:p>
          </table:table-cell>
          <table:table-cell office:value-type="float" office:value="0.0196719660793053" calcext:value-type="float">
            <text:p>0.0196719660793053</text:p>
          </table:table-cell>
          <table:table-cell office:value-type="float" office:value="93.8927823333333" calcext:value-type="float">
            <text:p>93.8927823333333</text:p>
          </table:table-cell>
        </table:table-row>
      </table:table>
      <table:named-expressions/>
      <table:database-ranges>
        <table:database-range table:name="__Anonymous_Sheet_DB__0" table:target-range-address="formatted.O1:formatted.O32"/>
        <table:database-range table:name="__Anonymous_Sheet_DB__1" table:target-range-address="raw.A17:raw.XFD3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Narrow" svg:font-family="'Arial Narrow'" style:font-family-generic="swiss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4" number:min-decimal-places="4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d" style:family="table-cell" style:parent-style-name="Default">
      <style:text-properties fo:color="#ff0000"/>
    </style:style>
    <style:style style:name="Green" style:family="table-cell" style:parent-style-name="Default">
      <style:text-properties fo:color="#00a933"/>
    </style:style>
    <style:style style:name="Blue" style:family="table-cell" style:parent-style-name="Default">
      <style:text-properties fo:color="#2a6099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5-20T00:42:31.448855035</dc:date>
    <meta:editing-duration>PT16H41M12S</meta:editing-duration>
    <meta:editing-cycles>24</meta:editing-cycles>
    <meta:generator>LibreOffice/7.4.1.2$MacOSX_AARCH64 LibreOffice_project/3c58a8f3a960df8bc8fd77b461821e42c061c5f0</meta:generator>
    <meta:document-statistic meta:table-count="2" meta:cell-count="2855" meta:object-count="0"/>
  </office:meta>
</office:document-meta>
</file>